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.65pt"/>
    </style:style>
    <style:style style:name="co2" style:family="table-column">
      <style:table-column-properties fo:break-before="auto" style:column-width="119.45pt"/>
    </style:style>
    <style:style style:name="co3" style:family="table-column">
      <style:table-column-properties fo:break-before="auto" style:column-width="58.34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81.24pt"/>
    </style:style>
    <style:style style:name="co7" style:family="table-column">
      <style:table-column-properties fo:break-before="auto" style:column-width="35.46pt"/>
    </style:style>
    <style:style style:name="co8" style:family="table-column">
      <style:table-column-properties fo:break-before="auto" style:column-width="90.99pt"/>
    </style:style>
    <style:style style:name="co9" style:family="table-column">
      <style:table-column-properties fo:break-before="auto" style:column-width="11.7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20.86pt"/>
    </style:style>
    <style:style style:name="co12" style:family="table-column">
      <style:table-column-properties fo:break-before="auto" style:column-width="101.4pt"/>
    </style:style>
    <style:style style:name="co13" style:family="table-column">
      <style:table-column-properties fo:break-before="auto" style:column-width="38.89pt"/>
    </style:style>
    <style:style style:name="co14" style:family="table-column">
      <style:table-column-properties fo:break-before="auto" style:column-width="18.06pt"/>
    </style:style>
    <style:style style:name="co15" style:family="table-column">
      <style:table-column-properties fo:break-before="auto" style:column-width="141.7pt"/>
    </style:style>
    <style:style style:name="co16" style:family="table-column">
      <style:table-column-properties fo:break-before="auto" style:column-width="44.45pt"/>
    </style:style>
    <style:style style:name="co17" style:family="table-column">
      <style:table-column-properties fo:break-before="auto" style:column-width="57.66pt"/>
    </style:style>
    <style:style style:name="co18" style:family="table-column">
      <style:table-column-properties fo:break-before="auto" style:column-width="63.21pt"/>
    </style:style>
    <style:style style:name="co19" style:family="table-column">
      <style:table-column-properties fo:break-before="auto" style:column-width="64.6pt"/>
    </style:style>
    <style:style style:name="co20" style:family="table-column">
      <style:table-column-properties fo:break-before="auto" style:column-width="84.76pt"/>
    </style:style>
    <style:style style:name="co21" style:family="table-column">
      <style:table-column-properties fo:break-before="auto" style:column-width="84.05pt"/>
    </style:style>
    <style:style style:name="co22" style:family="table-column">
      <style:table-column-properties fo:break-before="auto" style:column-width="110.44pt"/>
    </style:style>
    <style:style style:name="co23" style:family="table-column">
      <style:table-column-properties fo:break-before="auto" style:column-width="125.69pt"/>
    </style:style>
    <style:style style:name="co24" style:family="table-column">
      <style:table-column-properties fo:break-before="auto" style:column-width="42.41pt"/>
    </style:style>
    <style:style style:name="co25" style:family="table-column">
      <style:table-column-properties fo:break-before="auto" style:column-width="59.75pt"/>
    </style:style>
    <style:style style:name="co26" style:family="table-column">
      <style:table-column-properties fo:break-before="auto" style:column-width="56.24pt"/>
    </style:style>
    <style:style style:name="co27" style:family="table-column">
      <style:table-column-properties fo:break-before="auto" style:column-width="556.3pt"/>
    </style:style>
    <style:style style:name="co28" style:family="table-column">
      <style:table-column-properties fo:break-before="auto" style:column-width="139.61pt"/>
    </style:style>
    <style:style style:name="co29" style:family="table-column">
      <style:table-column-properties fo:break-before="auto" style:column-width="104.91pt"/>
    </style:style>
    <style:style style:name="co30" style:family="table-column">
      <style:table-column-properties fo:break-before="auto" style:column-width="77.1pt"/>
    </style:style>
    <style:style style:name="co31" style:family="table-column">
      <style:table-column-properties fo:break-before="auto" style:column-width="97.94pt"/>
    </style:style>
    <style:style style:name="co32" style:family="table-column">
      <style:table-column-properties fo:break-before="auto" style:column-width="181.96pt"/>
    </style:style>
    <style:style style:name="co33" style:family="table-column">
      <style:table-column-properties fo:break-before="auto" style:column-width="137.51pt"/>
    </style:style>
    <style:style style:name="co34" style:family="table-column">
      <style:table-column-properties fo:break-before="auto" style:column-width="141pt"/>
    </style:style>
    <style:style style:name="co35" style:family="table-column">
      <style:table-column-properties fo:break-before="auto" style:column-width="153.5pt"/>
    </style:style>
    <style:style style:name="co36" style:family="table-column">
      <style:table-column-properties fo:break-before="auto" style:column-width="127.81pt"/>
    </style:style>
    <style:style style:name="co37" style:family="table-column">
      <style:table-column-properties fo:break-before="auto" style:column-width="125.01pt"/>
    </style:style>
    <style:style style:name="co38" style:family="table-column">
      <style:table-column-properties fo:break-before="auto" style:column-width="131.24pt"/>
    </style:style>
    <style:style style:name="co39" style:family="table-column">
      <style:table-column-properties fo:break-before="auto" style:column-width="143.74pt"/>
    </style:style>
    <style:style style:name="co40" style:family="table-column">
      <style:table-column-properties fo:break-before="auto" style:column-width="100.01pt"/>
    </style:style>
    <style:style style:name="co41" style:family="table-column">
      <style:table-column-properties fo:break-before="auto" style:column-width="163.9pt"/>
    </style:style>
    <style:style style:name="co42" style:family="table-column">
      <style:table-column-properties fo:break-before="auto" style:column-width="103.49pt"/>
    </style:style>
    <style:style style:name="co43" style:family="table-column">
      <style:table-column-properties fo:break-before="auto" style:column-width="86.85pt"/>
    </style:style>
    <style:style style:name="co44" style:family="table-column">
      <style:table-column-properties fo:break-before="auto" style:column-width="100.69pt"/>
    </style:style>
    <style:style style:name="co45" style:family="table-column">
      <style:table-column-properties fo:break-before="auto" style:column-width="63.89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131.95pt"/>
    </style:style>
    <style:style style:name="co48" style:family="table-column">
      <style:table-column-properties fo:break-before="auto" style:column-width="223.65pt"/>
    </style:style>
    <style:style style:name="co49" style:family="table-column">
      <style:table-column-properties fo:break-before="auto" style:column-width="227.79pt"/>
    </style:style>
    <style:style style:name="co50" style:family="table-column">
      <style:table-column-properties fo:break-before="auto" style:column-width="230.54pt"/>
    </style:style>
    <style:style style:name="co51" style:family="table-column">
      <style:table-column-properties fo:break-before="auto" style:column-width="193.04pt"/>
    </style:style>
    <style:style style:name="co52" style:family="table-column">
      <style:table-column-properties fo:break-before="auto" style:column-width="145.84pt"/>
    </style:style>
    <style:style style:name="co53" style:family="table-column">
      <style:table-column-properties fo:break-before="auto" style:column-width="175.69pt"/>
    </style:style>
    <style:style style:name="co54" style:family="table-column">
      <style:table-column-properties fo:break-before="auto" style:column-width="163.19pt"/>
    </style:style>
    <style:style style:name="co55" style:family="table-column">
      <style:table-column-properties fo:break-before="auto" style:column-width="122.26pt"/>
    </style:style>
    <style:style style:name="co56" style:family="table-column">
      <style:table-column-properties fo:break-before="auto" style:column-width="456.94pt"/>
    </style:style>
    <style:style style:name="co57" style:family="table-column">
      <style:table-column-properties fo:break-before="auto" style:column-width="459.04pt"/>
    </style:style>
    <style:style style:name="co58" style:family="table-column">
      <style:table-column-properties fo:break-before="auto" style:column-width="87.51pt"/>
    </style:style>
    <style:style style:name="co59" style:family="table-column">
      <style:table-column-properties fo:break-before="auto" style:column-width="384.75pt"/>
    </style:style>
    <style:style style:name="co60" style:family="table-column">
      <style:table-column-properties fo:break-before="auto" style:column-width="174.36pt"/>
    </style:style>
    <style:style style:name="co61" style:family="table-column">
      <style:table-column-properties fo:break-before="auto" style:column-width="362.49pt"/>
    </style:style>
    <style:style style:name="co62" style:family="table-column">
      <style:table-column-properties fo:break-before="auto" style:column-width="56.95pt"/>
    </style:style>
    <style:style style:name="co63" style:family="table-column">
      <style:table-column-properties fo:break-before="auto" style:column-width="431.29pt"/>
    </style:style>
    <style:style style:name="co64" style:family="table-column">
      <style:table-column-properties fo:break-before="auto" style:column-width="109.76pt"/>
    </style:style>
    <style:style style:name="co65" style:family="table-column">
      <style:table-column-properties fo:break-before="auto" style:column-width="123.59pt"/>
    </style:style>
    <style:style style:name="co66" style:family="table-column">
      <style:table-column-properties fo:break-before="auto" style:column-width="95.16pt"/>
    </style:style>
    <style:style style:name="co67" style:family="table-column">
      <style:table-column-properties fo:break-before="auto" style:column-width="102.1pt"/>
    </style:style>
    <style:style style:name="co68" style:family="table-column">
      <style:table-column-properties fo:break-before="auto" style:column-width="106.95pt"/>
    </style:style>
    <style:style style:name="co69" style:family="table-column">
      <style:table-column-properties fo:break-before="auto" style:column-width="94.45pt"/>
    </style:style>
    <style:style style:name="co70" style:family="table-column">
      <style:table-column-properties fo:break-before="auto" style:column-width="121.55pt"/>
    </style:style>
    <style:style style:name="co71" style:family="table-column">
      <style:table-column-properties fo:break-before="auto" style:column-width="116.65pt"/>
    </style:style>
    <style:style style:name="co72" style:family="table-column">
      <style:table-column-properties fo:break-before="auto" style:column-width="85.44pt"/>
    </style:style>
    <style:style style:name="co73" style:family="table-column">
      <style:table-column-properties fo:break-before="auto" style:column-width="117.41pt"/>
    </style:style>
    <style:style style:name="co74" style:family="table-column">
      <style:table-column-properties fo:break-before="auto" style:column-width="120.16pt"/>
    </style:style>
    <style:style style:name="co75" style:family="table-column">
      <style:table-column-properties fo:break-before="auto" style:column-width="95.84pt"/>
    </style:style>
    <style:style style:name="co76" style:family="table-column">
      <style:table-column-properties fo:break-before="auto" style:column-width="71.55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.74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33.76pt" fo:break-before="auto" style:use-optimal-row-height="false"/>
    </style:style>
    <style:style style:name="ro12" style:family="table-row">
      <style:table-row-properties style:row-height="29.25pt" fo:break-before="auto" style:use-optimal-row-height="false"/>
    </style:style>
    <style:style style:name="ro13" style:family="table-row">
      <style:table-row-properties style:row-height="6.75pt" fo:break-before="auto" style:use-optimal-row-height="false"/>
    </style:style>
    <style:style style:name="ta1" style:family="table" style:master-page-name="PageStyle_5f_Output">
      <style:table-properties table:display="true" style:writing-mode="lr-tb" tableooo:tab-color="#000000"/>
    </style:style>
    <style:style style:name="ta2" style:family="table" style:master-page-name="PageStyle_5f_Character_20_profile">
      <style:table-properties table:display="true" style:writing-mode="lr-tb"/>
    </style:style>
    <style:style style:name="ta3" style:family="table" style:master-page-name="PageStyle_5f_Team_20_Build_20_Checker">
      <style:table-properties table:display="true" style:writing-mode="lr-tb"/>
    </style:style>
    <style:style style:name="ta4" style:family="table" style:master-page-name="PageStyle_5f_Matchup_20_Damage_20_Calculator">
      <style:table-properties table:display="true" style:writing-mode="lr-tb"/>
    </style:style>
    <style:style style:name="ta5" style:family="table" style:master-page-name="PageStyle_5f_Potara_20_Calc">
      <style:table-properties table:display="true" style:writing-mode="lr-tb" tableooo:tab-color="#4a86e8"/>
    </style:style>
    <style:style style:name="ta6" style:family="table" style:master-page-name="PageStyle_5f_PotaraStats">
      <style:table-properties table:display="true" style:writing-mode="lr-tb" tableooo:tab-color="#4a86e8"/>
    </style:style>
    <style:style style:name="ta7" style:family="table" style:master-page-name="PageStyle_5f_Player_20_Calc">
      <style:table-properties table:display="true" style:writing-mode="lr-tb" tableooo:tab-color="#00ff00"/>
    </style:style>
    <style:style style:name="ta8" style:family="table" style:master-page-name="PageStyle_5f_Player_20_Base_20_Stats">
      <style:table-properties table:display="true" style:writing-mode="lr-tb" tableooo:tab-color="#00ff00"/>
    </style:style>
    <style:style style:name="ta9" style:family="table" style:master-page-name="PageStyle_5f_Player_20_Unique_20_Characteristics">
      <style:table-properties table:display="true" style:writing-mode="lr-tb"/>
    </style:style>
    <style:style style:name="ta10" style:family="table" style:master-page-name="PageStyle_5f_B1_20_List">
      <style:table-properties table:display="true" style:writing-mode="lr-tb" tableooo:tab-color="#a61c00"/>
    </style:style>
    <style:style style:name="ta11" style:family="table" style:master-page-name="PageStyle_5f_B2_20_List">
      <style:table-properties table:display="true" style:writing-mode="lr-tb" tableooo:tab-color="#38761d"/>
    </style:style>
    <style:style style:name="ta12" style:family="table" style:master-page-name="PageStyle_5f_Dropdown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1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8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45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30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</table:content-validation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30"/>
          <table:table-cell table:style-name="ce1" table:number-columns-spanned="13" table:number-rows-spanned="1"/>
          <table:covered-table-cell table:number-columns-repeated="11" table:style-name="ce9"/>
          <table:covered-table-cell table:style-name="ce19"/>
          <table:table-cell table:style-name="ce1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 table:style-name="ce1" table:number-columns-spanned="1" table:number-rows-spanned="29"/>
          <table:table-cell table:style-name="ce4" table:formula="of:=[.C3]&amp;&quot;'s B1s&quot;" office:value-type="string" office:string-value="Cell's B1s" calcext:value-type="string" table:number-columns-spanned="2" table:number-rows-spanned="1">
            <text:p>Cell's B1s</text:p>
          </table:table-cell>
          <table:covered-table-cell table:style-name="ce19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5" table:content-validation-name="val1" office:value-type="string" calcext:value-type="string">
            <text:p>Androids</text:p>
          </table:table-cell>
          <table:table-cell table:style-name="ce5" table:content-validation-name="val2" office:value-type="string" calcext:value-type="string" table:number-columns-spanned="2" table:number-rows-spanned="1">
            <text:p>Cell</text:p>
          </table:table-cell>
          <table:covered-table-cell table:style-name="ce20"/>
          <table:covered-table-cell table:style-name="ce2"/>
          <table:table-cell table:style-name="ce26" table:formula="of:=VLOOKUP([.$C$3];[$'B1 List'.$A$1:.$S$163]; 2; 0)" office:value-type="string" office:string-value="Solar Flare" calcext:value-type="string" table:number-columns-spanned="2" table:number-rows-spanned="1">
            <text:p>Solar Flare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un" calcext:value-type="string">
            <text:p>Stun</text:p>
          </table:table-cell>
          <table:table-cell table:style-name="ce26" table:formula="of:=VLOOKUP([.$C$3];[$'B1 List'.$A$1:.$S$163];5;0)" office:value-type="string" office:string-value="Project a flash of light in front of you stunning your opponent for 3 seconds, and breaking target locks." calcext:value-type="string" table:number-columns-spanned="5" table:number-rows-spanned="1">
            <text:p>Project a flash of light in front of you stunning your opponent for 3 seconds, and breaking target lock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4" office:value-type="string" calcext:value-type="string">
            <text:p>Bars Missing</text:p>
          </table:table-cell>
          <table:table-cell table:style-name="ce10" table:content-validation-name="val3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style-name="ce26" table:formula="of:=VLOOKUP([.$C$3];[$'B1 List'.A1:.S164];6;0)" office:value-type="string" office:string-value="Afterimage" calcext:value-type="string" table:number-columns-spanned="2" table:number-rows-spanned="1">
            <text:p>Afterimage</text:p>
          </table:table-cell>
          <table:covered-table-cell table:style-name="ce9"/>
          <table:table-cell table:style-name="ce14" table:formula="of:=VLOOKUP([.$C$3];[$'B1 List'.$A$1:.$S$163];7;0)" office:value-type="float" office:value="2" calcext:value-type="float">
            <text:p>2</text:p>
          </table:table-cell>
          <table:table-cell table:style-name="ce14" table:formula="of:=VLOOKUP([.$C$3];[$'B1 List'.$A$1:.$S$163];8;0)" office:value-type="string" office:string-value="Evasion" calcext:value-type="string">
            <text:p>Evasion</text:p>
          </table:table-cell>
          <table:table-cell table:style-name="ce26" table:formula="of:=VLOOKUP([.$C$3];[$'B1 List'.$A$1:.$S$163];9;0)" office:value-type="string" office:string-value="Each use grants a charge that evades melee, Supers, and even the MAX power mode knockback. Stackable." calcext:value-type="string" table:number-columns-spanned="5" table:number-rows-spanned="1">
            <text:p>Each use grants a charge that evades melee, Supers, and even the MAX power mode knockback. Stackable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tat name</text:p>
          </table:table-cell>
          <table:table-cell table:style-name="ce4" office:value-type="string" calcext:value-type="string">
            <text:p>Base stat</text:p>
          </table:table-cell>
          <table:table-cell table:style-name="ce4" office:value-type="string" calcext:value-type="string">
            <text:p>Modified stat</text:p>
          </table:table-cell>
          <table:covered-table-cell table:style-name="ce2"/>
          <table:table-cell table:style-name="ce4" table:formula="of:=[.C3]&amp;&quot;'s B2s&quot;" office:value-type="string" office:string-value="Cell's B2s" calcext:value-type="string" table:number-columns-spanned="2" table:number-rows-spanned="1">
            <text:p>Cell's B2s</text:p>
          </table:table-cell>
          <table:covered-table-cell table:style-name="ce19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O13])-([.C4]*10000)" office:value-type="float" office:value="40000" calcext:value-type="float">
            <text:p>40,000</text:p>
          </table:table-cell>
          <table:covered-table-cell table:style-name="ce2"/>
          <table:table-cell table:style-name="ce15" table:formula="of:=VLOOKUP([.$C$3];[$'B2 List'.$A$2:.$L$163]; 2; 0)" office:value-type="string" office:string-value="Kamehameha" calcext:value-type="string" table:number-columns-spanned="2" table:number-rows-spanned="1">
            <text:p>Kamehameha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L$163];7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Rush Attacks</text:p>
          </table:table-cell>
          <table:table-cell table:style-name="ce11" table:formula="of:=[$'Player Calc'.B$2]" office:value-type="float" office:value="290" calcext:value-type="float">
            <text:p>290</text:p>
          </table:table-cell>
          <table:table-cell table:style-name="ce11" table:formula="of:=IF([.D6]&lt;1; &quot;You're Dead!&quot;; (([.C7]+([.C7]*[$'Potara Calc'.B13]))+([.C7]*([$'Potara Calc'.B17]*[.C4]))))" office:value-type="float" office:value="290" calcext:value-type="float">
            <text:p>290</text:p>
          </table:table-cell>
          <table:covered-table-cell table:style-name="ce2"/>
          <table:table-cell table:style-name="ce15" table:formula="of:=VLOOKUP([.$C$3];[$'B2 List'.$A$2:.$L$163];8;0)" office:value-type="string" office:string-value="Special Beam Cannon" calcext:value-type="string" table:number-columns-spanned="2" table:number-rows-spanned="1">
            <text:p>Special Beam Cannon</text:p>
          </table:table-cell>
          <table:covered-table-cell table:style-name="ce19"/>
          <table:table-cell table:style-name="ce42" table:formula="of:=IF([$'Potara Calc'.S13]&gt; 0; (VLOOKUP([.$C$3];[$'B2 List'.$A$2:.$L$163];9;0)/2); VLOOKUP([.$C$3];[$'B2 List'.$A$2:.$L$163];9;0))" office:value-type="float" office:value="4" calcext:value-type="float">
            <text:p>4</text:p>
          </table:table-cell>
          <table:table-cell table:style-name="ce15" table:formula="of:=VLOOKUP([.$C$3];[$'B2 List'.$A$2:.$L$163];12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S$163];13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mash Attacks</text:p>
          </table:table-cell>
          <table:table-cell table:style-name="ce11" table:formula="of:=[$'Player Calc'.C$2]" office:value-type="float" office:value="1270" calcext:value-type="float">
            <text:p>1,270</text:p>
          </table:table-cell>
          <table:table-cell table:style-name="ce11" table:formula="of:=IF([.D6]&lt;1; &quot;You're Dead!&quot;; ([.C8]+([.C8]*[$'Potara Calc'.C13]))+(([.C8]*([$'Potara Calc'.C17]*[.C4]))))" office:value-type="float" office:value="1270" calcext:value-type="float">
            <text:p>1,270</text:p>
          </table:table-cell>
          <table:covered-table-cell table:style-name="ce2"/>
          <table:table-cell table:style-name="ce4" table:formula="of:=[.C3]&amp;&quot;'s Ultimate&quot;" office:value-type="string" office:string-value="Cell's Ultimate" calcext:value-type="string" table:number-columns-spanned="3" table:number-rows-spanned="1">
            <text:p>Cell's Ultimate</text:p>
          </table:table-cell>
          <table:covered-table-cell table:style-name="ce9"/>
          <table:covered-table-cell table:style-name="ce19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Rush Blast</text:p>
          </table:table-cell>
          <table:table-cell table:style-name="ce11" table:formula="of:=[$'Player Calc'.D$2]" office:value-type="float" office:value="260" calcext:value-type="float">
            <text:p>260</text:p>
          </table:table-cell>
          <table:table-cell table:style-name="ce11" table:formula="of:=IF([.D6]&lt;1; &quot;You're Dead!&quot;; (([.C9]+(([.C9]*[$'Potara Calc'.D13]))+([.C9]*([$'Potara Calc'.D17]*[.C4])))))" office:value-type="float" office:value="260" calcext:value-type="float">
            <text:p>260</text:p>
          </table:table-cell>
          <table:covered-table-cell table:style-name="ce2"/>
          <table:table-cell table:style-name="ce27" table:formula="of:=VLOOKUP([.$C$3];[$'B2 List'.$A$2:.$S$163];14;0)" office:value-type="string" office:string-value="Drain Life Cell" calcext:value-type="string" table:number-columns-spanned="2" table:number-rows-spanned="1">
            <text:p>Drain Life Cell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5" calcext:value-type="float">
            <text:p>5</text:p>
          </table:table-cell>
          <table:table-cell table:style-name="ce45" table:formula="of:=VLOOKUP([.$C$3];[$'B2 List'.$A$2:.$S$163];18;0)" office:value-type="string" office:string-value="Dash" calcext:value-type="string">
            <text:p>Dash</text:p>
          </table:table-cell>
          <table:table-cell table:style-name="ce45" table:formula="of:=VLOOKUP([.$C$3];[$'B2 List'.$A$2:.$S$163];19;0)" office:value-type="string" office:string-value="Dash forward then drain the life of your enemy (does not work on androids)" calcext:value-type="string" table:number-columns-spanned="5" table:number-rows-spanned="1">
            <text:p>Dash forward then drain the life of your enemy (does not work on androids)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2]" office:value-type="float" office:value="5" calcext:value-type="float">
            <text:p>5</text:p>
          </table:table-cell>
          <table:covered-table-cell table:style-name="ce2"/>
          <table:table-cell table:style-name="ce4" table:formula="of:=[.C3]&amp;&quot;'s Unique Player Characteristics&quot;" office:value-type="string" office:string-value="Cell's Unique Player Characteristics" calcext:value-type="string" table:number-columns-spanned="9" table:number-rows-spanned="1">
            <text:p>Cell's Unique Player Characteristics</text:p>
          </table:table-cell>
          <table:covered-table-cell table:number-columns-repeated="7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Damage per volley</text:p>
          </table:table-cell>
          <table:table-cell table:style-name="ce11" table:formula="of:=[.C9]*[.D10]" office:value-type="float" office:value="1300" calcext:value-type="float">
            <text:p>1,300</text:p>
          </table:table-cell>
          <table:table-cell table:style-name="ce11" table:formula="of:=[.D9]*[.D10]" office:value-type="float" office:value="1300" calcext:value-type="float">
            <text:p>1,300</text:p>
          </table:table-cell>
          <table:covered-table-cell table:style-name="ce2"/>
          <table:table-cell table:style-name="ce8" table:formula="of:=[$'Player Calc'.Z2]" office:value-type="string" office:string-value="Banned from Eternal Life" calcext:value-type="string" table:number-columns-spanned="2" table:number-rows-spanned="1">
            <text:p>Banned from Eternal Life</text:p>
          </table:table-cell>
          <table:covered-table-cell table:style-name="ce9"/>
          <table:table-cell table:style-name="ce28" table:formula="of:=[$'Player Calc'.AA2]" office:value-type="string" office:string-value="Banned from Master Grab" calcext:value-type="string" table:number-columns-spanned="3" table:number-rows-spanned="1">
            <text:p>Banned from Master Grab</text:p>
          </table:table-cell>
          <table:covered-table-cell table:number-columns-repeated="2" table:style-name="ce9"/>
          <table:table-cell table:style-name="ce28" table:formula="of:=[$'Player Calc'.AB2]" office:value-type="string" office:string-value="Banned from Recoome AI" calcext:value-type="string" table:number-columns-spanned="2" table:number-rows-spanned="1">
            <text:p>Banned from Recoome AI</text:p>
          </table:table-cell>
          <table:covered-table-cell table:style-name="ce9"/>
          <table:table-cell table:style-name="ce51" table:formula="of:=[$'Player Calc'.AC2]" office:value-type="string" office:string-value="Bans the team from Eternal Life" calcext:value-type="string" table:number-columns-spanned="2" table:number-rows-spanned="1">
            <text:p>Bans the team from Eternal Life</text:p>
          </table:table-cell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Energy Blast</text:p>
          </table:table-cell>
          <table:table-cell table:style-name="ce11" table:formula="of:=[$'Player Calc'.F$2]" office:value-type="float" office:value="1550" calcext:value-type="float">
            <text:p>1,550</text:p>
          </table:table-cell>
          <table:table-cell table:style-name="ce11" table:formula="of:=IF([.D6]&lt;1; &quot;You're Dead!&quot;; ([.C12]+([.C12]*[$'Potara Calc'.E13]))+(([.C12]*([$'Potara Calc'.E17]*[.$C$4]))))" office:value-type="float" office:value="1550" calcext:value-type="float">
            <text:p>1,550</text:p>
          </table:table-cell>
          <table:covered-table-cell table:style-name="ce2"/>
          <table:table-cell table:style-name="ce28" table:formula="of:=[$'Player Calc'.AD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E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28" table:formula="of:=[$'Player Calc'.AF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G2]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Throws</text:p>
          </table:table-cell>
          <table:table-cell table:style-name="ce11" table:formula="of:=[$'Player Calc'.G$2]" office:value-type="float" office:value="2950" calcext:value-type="float">
            <text:p>2,950</text:p>
          </table:table-cell>
          <table:table-cell table:style-name="ce11" table:formula="of:=IF([.D5]&lt;1; &quot;You're Dead!&quot;; ([.C13]+([.C13]*[$'Potara Calc'.F12]))+(([.C13]*([$'Potara Calc'.F16]*[.$C$4]))))" office:value-type="float" office:value="2950" calcext:value-type="float">
            <text:p>2,950</text:p>
          </table:table-cell>
          <table:covered-table-cell table:style-name="ce2"/>
          <table:table-cell table:style-name="ce29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Active Charge Rate</text:p>
          </table:table-cell>
          <table:table-cell table:style-name="ce12" table:formula="of:=100000/[$'Player Calc'.H$2]" office:value-type="float" office:value="7.246376812" calcext:value-type="float">
            <text:p>7.25</text:p>
          </table:table-cell>
          <table:table-cell table:style-name="ce21" table:formula="of:=IFERROR(IF([.D5]&lt;1; &quot;You're Dead!&quot;; 100000/([$'Player Calc'.H$2]+([$'Player Calc'.H$2]*[$'Potara Calc'.I$13]))+(([$'Player Calc'.H$2]*([$'Potara Calc'.I16]*[.$C$4])))); &quot;N/A&quot;)" office:value-type="float" office:value="7.246376812" calcext:value-type="float">
            <text:p>7.25</text:p>
          </table:table-cell>
          <table:covered-table-cell table:style-name="ce2"/>
          <table:table-cell table:style-name="ce30" office:value-type="string" calcext:value-type="string" table:number-columns-spanned="2" table:number-rows-spanned="1">
            <text:p>Potara Name</text:p>
          </table:table-cell>
          <table:covered-table-cell table:style-name="ce19"/>
          <table:table-cell table:style-name="ce30" office:value-type="string" calcext:value-type="string">
            <text:p>Cost</text:p>
          </table:table-cell>
          <table:table-cell table:style-name="ce30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">
          <table:covered-table-cell table:style-name="ce2"/>
          <table:table-cell table:style-name="ce4" office:value-type="string" calcext:value-type="string">
            <text:p>Passive Charge Rate*</text:p>
          </table:table-cell>
          <table:table-cell table:style-name="ce13" table:formula="of:=100000/([$'Player Calc'.AH$2])" office:value-type="float" office:value="41.66666667" calcext:value-type="float">
            <text:p>41.67</text:p>
          </table:table-cell>
          <table:table-cell table:style-name="ce21" table:formula="of:=IFERROR(IF([.D6]&lt;1; &quot;You're Dead!&quot;; 100000/((([$'Player Calc'.AH$2]) + (([$'Player Calc'.AH$2]) * (([$'Potara Calc'.I$13] +([$'Potara Calc'.I16]*[.$C$4]))))) + ([$'Potara Calc'.J$13]))); &quot;N/A&quot;)" office:value-type="float" office:value="41.66666667" calcext:value-type="float">
            <text:p>41.67</text:p>
          </table:table-cell>
          <table:covered-table-cell table:style-name="ce2"/>
          <table:table-cell table:style-name="ce31" table:content-validation-name="val4" office:value-type="string" calcext:value-type="string" table:number-columns-spanned="2" table:number-rows-spanned="1">
            <text:p>None</text:p>
          </table:table-cell>
          <table:covered-table-cell table:style-name="ce38"/>
          <table:table-cell table:style-name="ce43" table:formula="of:=IFERROR(VLOOKUP([.F15];[$PotaraStats.$A$3:.$B$125]; 2; 0); 0)" office:value-type="float" office:value="0" calcext:value-type="float">
            <text:p/>
          </table:table-cell>
          <table:table-cell table:style-name="ce46" table:formula="of:=IFERROR(VLOOKUP([.F15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1">
          <table:covered-table-cell table:style-name="ce2"/>
          <table:table-cell table:style-name="ce4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K$13]))+(([.C16]+([$'Potara Calc'.K14]*[.$C$4]))); &quot;N/A&quot;)" office:value-type="float" office:value="0" calcext:value-type="float">
            <text:p>0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6];[$PotaraStats.$A$3:.$B$125]; 2; 0); 0)" office:value-type="float" office:value="0" calcext:value-type="float">
            <text:p/>
          </table:table-cell>
          <table:table-cell table:style-name="ce35" table:formula="of:=IFERROR(VLOOKUP([.F16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Blast Stock Gen</text:p>
          </table:table-cell>
          <table:table-cell table:style-name="ce15" table:formula="of:=100000/[$'Player Calc'.J$2] * [.$D18]" office:value-type="float" office:value="74.07407407" calcext:value-type="float">
            <text:p>74s</text:p>
          </table:table-cell>
          <table:table-cell table:style-name="ce15" table:formula="of:=IF([.D6]&lt;1; &quot;You're Dead!&quot;; 100000/([$'Player Calc'.J$2]+([$'Player Calc'.J$2]*[$'Potara Calc'.L13])) * [.$D18])" office:value-type="float" office:value="74.07407407" calcext:value-type="float">
            <text:p>74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7];[$PotaraStats.$A$3:.$B$125]; 2; 0); 0)" office:value-type="float" office:value="0" calcext:value-type="float">
            <text:p/>
          </table:table-cell>
          <table:table-cell table:style-name="ce35" table:formula="of:=IFERROR(VLOOKUP([.F17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6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2]" office:value-type="string" office:string-value="4" calcext:value-type="string">
            <text:p>4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witch Gauge</text:p>
          </table:table-cell>
          <table:table-cell table:style-name="ce15" table:formula="of:=[$'Player Calc'.L$2]" office:value-type="string" office:string-value="20" calcext:value-type="string">
            <text:p>20</text:p>
          </table:table-cell>
          <table:table-cell table:style-name="ce15" table:formula="of:=IF([.D6]&lt;1; &quot;You're Dead!&quot;; ([.C19]+([.C19]*[$'Potara Calc'.M13])))" office:value-type="float" office:value="20" calcext:value-type="float">
            <text:p>20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Evilness</text:p>
          </table:table-cell>
          <table:table-cell table:style-name="ce11" table:formula="of:=[$'Player Calc'.M$2]" office:value-type="float" office:value="80" calcext:value-type="float">
            <text:p>80</text:p>
          </table:table-cell>
          <table:table-cell table:style-name="ce23"/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Max Power Duration</text:p>
          </table:table-cell>
          <table:table-cell table:style-name="ce15" table:formula="of:=[$'Player Calc'.O$2]" office:value-type="float" office:value="17" calcext:value-type="float">
            <text:p>17s</text:p>
          </table:table-cell>
          <table:table-cell table:style-name="ce15" table:formula="of:=IF([.D6]&lt;1; &quot;You're Dead!&quot;; ([.C21]+([.C21]*[$'Potara Calc'.P13])))" office:value-type="float" office:value="17" calcext:value-type="float">
            <text:p>17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Base Ki Power</text:p>
          </table:table-cell>
          <table:table-cell table:style-name="ce16" table:formula="of:=[$'Player Calc'.P$2]" office:value-type="float" office:value="2" calcext:value-type="float">
            <text:p>2 Bars</text:p>
          </table:table-cell>
          <table:table-cell table:style-name="ce16" table:formula="of:=IF([.D6]&lt;1; &quot;You're Dead!&quot;; (IF([.C22]+[$'Potara Calc'.Q13]&gt;5; 5; [.C22]+[$'Potara Calc'.Q13])))" office:value-type="float" office:value="2" calcext:value-type="float">
            <text:p>2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0" calcext:value-type="float">
            <text:p>0</text:p>
          </table:table-cell>
          <table:table-cell table:style-name="ce47" table:number-columns-spanned="6" table:number-rows-spanned="1"/>
          <table:covered-table-cell table:number-columns-repeated="4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4">
          <table:covered-table-cell table:style-name="ce2"/>
          <table:table-cell table:style-name="ce7" table:formula="of:=[$'Player Calc'.Q2]" office:value-type="string" office:string-value="Kamehameha" calcext:value-type="string">
            <text:p>Kamehameha</text:p>
          </table:table-cell>
          <table:table-cell table:style-name="ce17" table:formula="of:=[$'Player Calc'.R$2]" office:value-type="float" office:value="7080" calcext:value-type="float">
            <text:p>7,080</text:p>
          </table:table-cell>
          <table:table-cell table:style-name="ce24" table:formula="of:=IF([.D6]&lt;1; &quot;You're Dead!&quot;; ([.C24]+([.C24]*[$'Potara Calc'.G$13]))+(([.C24]*([$'Potara Calc'.G$15]*[.$C$4]))))" office:value-type="float" office:value="7080" calcext:value-type="float">
            <text:p>7,080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5">
          <table:covered-table-cell table:style-name="ce2"/>
          <table:table-cell table:style-name="ce7" table:formula="of:=[$'Player Calc'.T2]" office:value-type="string" office:string-value="Special Beam Cannon" calcext:value-type="string">
            <text:p>Special Beam Cannon</text:p>
          </table:table-cell>
          <table:table-cell table:style-name="ce17" table:formula="of:=[$'Player Calc'.U$2]" office:value-type="float" office:value="7940" calcext:value-type="float">
            <text:p>7,940</text:p>
          </table:table-cell>
          <table:table-cell table:style-name="ce24" table:formula="of:=IF([.D6]&lt;1; &quot;You're Dead!&quot;; ([.C25]+([.C25]*[$'Potara Calc'.G$13]))+(([.C25]*([$'Potara Calc'.G$15]*[.$C$4]))))" office:value-type="float" office:value="7940" calcext:value-type="float">
            <text:p>7,940</text:p>
          </table:table-cell>
          <table:covered-table-cell table:style-name="ce2"/>
          <table:table-cell table:style-name="ce4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19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35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19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7">
          <table:covered-table-cell table:style-name="ce2"/>
          <table:table-cell table:style-name="ce8" table:formula="of:=[$'Player Calc'.Q2]" office:value-type="string" office:string-value="Kamehameha" calcext:value-type="string">
            <text:p>Kamehameha</text:p>
          </table:table-cell>
          <table:table-cell table:style-name="ce18" table:formula="of:=[$'Player Calc'.S$2]" office:value-type="float" office:value="11280" calcext:value-type="float">
            <text:p>11,280</text:p>
          </table:table-cell>
          <table:table-cell table:style-name="ce25" table:formula="of:=IF([.D6]&lt;1; &quot;You're Dead!&quot;; ([.C27]+([.C27]*[$'Potara Calc'.G$13]))+(([.C27]*([$'Potara Calc'.G$15]*[.$C$4]))))" office:value-type="float" office:value="11280" calcext:value-type="float">
            <text:p>11,280</text:p>
          </table:table-cell>
          <table:covered-table-cell table:style-name="ce2"/>
          <table:table-cell table:style-name="ce35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8" table:formula="of:=[$'Player Calc'.T2]" office:value-type="string" office:string-value="Special Beam Cannon" calcext:value-type="string">
            <text:p>Special Beam Cannon</text:p>
          </table:table-cell>
          <table:table-cell table:style-name="ce18" table:formula="of:=[$'Player Calc'.V$2]" office:value-type="float" office:value="14780" calcext:value-type="float">
            <text:p>14,780</text:p>
          </table:table-cell>
          <table:table-cell table:style-name="ce25" table:formula="of:=IF([.D6]&lt;1; &quot;You're Dead!&quot;; ([.C28]+([.C28]*[$'Potara Calc'.G$13]))+(([.C28]*([$'Potara Calc'.G$15]*[.$C$4]))))" office:value-type="float" office:value="14780" calcext:value-type="float">
            <text:p>14,780</text:p>
          </table:table-cell>
          <table:covered-table-cell table:style-name="ce2"/>
          <table:table-cell table:style-name="ce1" table:number-columns-spanned="9" table:number-rows-spanned="2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6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4">
          <table:covered-table-cell table:style-name="ce3"/>
          <table:table-cell table:style-name="ce7" table:formula="of:=[$'Player Calc'.W2]" office:value-type="string" office:string-value="Drain Life Cell" calcext:value-type="string">
            <text:p>Drain Life Cell</text:p>
          </table:table-cell>
          <table:table-cell table:style-name="ce11" table:formula="of:=IF([$'Player Calc'.X$2]=0; &quot;N/A&quot;; [$'Player Calc'.X$2])" office:value-type="float" office:value="12220" calcext:value-type="float">
            <text:p>12,220</text:p>
          </table:table-cell>
          <table:table-cell table:style-name="ce22" table:formula="of:=IFERROR(IF([.D6]&lt;1; &quot;You're Dead!&quot;; ([.C30]+([.C30]*[$'Potara Calc'.H$13]))+(([.C30]*([$'Potara Calc'.H$15]*[.$C$4])))); &quot;N/A&quot;)" office:value-type="float" office:value="12220" calcext:value-type="float">
            <text:p>12,220</text:p>
          </table:table-cell>
          <table:covered-table-cell table:style-name="ce3"/>
          <table:table-cell table:style-name="ce1" table:number-columns-spanned="9" table:number-rows-spanned="4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10">
          <table:table-cell table:style-name="ce1"/>
          <table:table-cell table:style-name="ce6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1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4">
          <table:table-cell table:style-name="ce1"/>
          <table:table-cell table:style-name="ce7" table:formula="of:=[$'Player Calc'.W2]" office:value-type="string" office:string-value="Drain Life Cell" calcext:value-type="string">
            <text:p>Drain Life Cell</text:p>
          </table:table-cell>
          <table:table-cell table:style-name="ce11" table:formula="of:=IF([$'Player Calc'.Y$2]=0; &quot;N/A&quot;; [$'Player Calc'.Y$2])" office:value-type="float" office:value="12250" calcext:value-type="float">
            <text:p>12,250</text:p>
          </table:table-cell>
          <table:table-cell table:style-name="ce22" table:formula="of:=IFERROR(IF([.D6]&lt;1; &quot;You're Dead!&quot;; ([.C32]+([.C32]*[$'Potara Calc'.H$13]))+(([.C32]*([$'Potara Calc'.H$15]*[.$C$4])))); &quot;N/A&quot;)" office:value-type="float" office:value="12250" calcext:value-type="float">
            <text:p>12,250</text:p>
          </table:table-cell>
          <table:table-cell table:style-name="ce1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1">
          <table:table-cell table:style-name="ce1" table:number-columns-spanned="5" table:number-rows-spanned="1"/>
          <table:covered-table-cell table:number-columns-repeated="3" table:style-name="ce9"/>
          <table:covered-table-cell table:style-name="ce19"/>
          <table:covered-table-cell table:style-name="ce36"/>
          <table:covered-table-cell table:number-columns-repeated="7" table:style-name="ce41"/>
          <table:covered-table-cell table:style-name="ce38"/>
          <table:covered-table-cell table:style-name="ce3"/>
          <table:table-cell table:number-columns-repeated="1009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2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1010" table:default-cell-style-name="Default"/>
        <table:table-row table:style-name="ro2">
          <table:table-cell table:number-columns-repeated="25"/>
          <table:table-cell table:style-name="ce54" office:value-type="string" calcext:value-type="string">
            <text:p>Devilman</text:p>
          </table:table-cell>
          <table:table-cell table:number-columns-repeated="998"/>
        </table:table-row>
        <table:table-row table:style-name="ro2">
          <table:table-cell/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/>
          <table:table-cell table:style-name="ce4" table:formula="of:=[.C3]&amp;&quot;'s B1s&quot;" office:value-type="string" office:string-value="Cell's B1s" calcext:value-type="string" table:number-columns-spanned="2" table:number-rows-spanned="1">
            <text:p>Cell's B1s</text:p>
          </table:table-cell>
          <table:covered-table-cell table:style-name="ce19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12">
          <table:table-cell/>
          <table:table-cell table:style-name="ce5" table:content-validation-name="val6" office:value-type="string" calcext:value-type="string">
            <text:p>Androids</text:p>
          </table:table-cell>
          <table:table-cell table:style-name="ce5" table:content-validation-name="val7" office:value-type="string" calcext:value-type="string" table:number-columns-spanned="2" table:number-rows-spanned="1">
            <text:p>Cell</text:p>
          </table:table-cell>
          <table:covered-table-cell table:style-name="ce19"/>
          <table:table-cell/>
          <table:table-cell table:style-name="ce26" table:formula="of:=VLOOKUP([.$C$3];[$'B1 List'.$A$1:.$S$163]; 2; 0)" office:value-type="string" office:string-value="Solar Flare" calcext:value-type="string" table:number-columns-spanned="2" table:number-rows-spanned="1">
            <text:p>Solar Flare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un" calcext:value-type="string">
            <text:p>Stun</text:p>
          </table:table-cell>
          <table:table-cell table:style-name="ce57" table:formula="of:=VLOOKUP([.$C$3];[$'B1 List'.$A$1:.$S$163];5;0)" office:value-type="string" office:string-value="Project a flash of light in front of you stunning your opponent for 3 seconds, and breaking target locks." calcext:value-type="string" table:number-columns-spanned="5" table:number-rows-spanned="1">
            <text:p>Project a flash of light in front of you stunning your opponent for 3 seconds, and breaking target locks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Stat name</text:p>
          </table:table-cell>
          <table:table-cell table:style-name="ce4" office:value-type="string" calcext:value-type="string" table:number-columns-spanned="2" table:number-rows-spanned="1">
            <text:p>Base stat</text:p>
          </table:table-cell>
          <table:covered-table-cell table:style-name="ce19"/>
          <table:table-cell/>
          <table:table-cell table:style-name="ce26" table:formula="of:=VLOOKUP([.$C$3];[$'B1 List'.A1:.S164];6;0)" office:value-type="string" office:string-value="Afterimage" calcext:value-type="string" table:number-columns-spanned="2" table:number-rows-spanned="1">
            <text:p>Afterimage</text:p>
          </table:table-cell>
          <table:covered-table-cell table:style-name="ce9"/>
          <table:table-cell table:style-name="ce14" table:formula="of:=VLOOKUP([.$C$3];[$'B1 List'.$A$1:.$S$163];7;0)" office:value-type="float" office:value="2" calcext:value-type="float">
            <text:p>2</text:p>
          </table:table-cell>
          <table:table-cell table:style-name="ce14" table:formula="of:=VLOOKUP([.$C$3];[$'B1 List'.$A$1:.$S$163];8;0)" office:value-type="string" office:string-value="Evasion" calcext:value-type="string">
            <text:p>Evasion</text:p>
          </table:table-cell>
          <table:table-cell table:style-name="ce57" table:formula="of:=VLOOKUP([.$C$3];[$'B1 List'.$A$1:.$S$163];9;0)" office:value-type="string" office:string-value="Each use grants a charge that evades melee, Supers, and even the MAX power mode knockback. Stackable." calcext:value-type="string" table:number-columns-spanned="5" table:number-rows-spanned="1">
            <text:p>Each use grants a charge that evades melee, Supers, and even the MAX power mode knockback. Stackable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19"/>
          <table:table-cell/>
          <table:table-cell table:style-name="ce4" table:formula="of:=[.C3]&amp;&quot;'s B2s&quot;" office:value-type="string" office:string-value="Cell's B2s" calcext:value-type="string" table:number-columns-spanned="2" table:number-rows-spanned="1">
            <text:p>Cell's B2s</text:p>
          </table:table-cell>
          <table:covered-table-cell table:style-name="ce19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sh Attacks</text:p>
          </table:table-cell>
          <table:table-cell table:style-name="ce11" table:formula="of:=[$'Player Calc'.B$3]" office:value-type="float" office:value="290" calcext:value-type="float" table:number-columns-spanned="2" table:number-rows-spanned="1">
            <text:p>290</text:p>
          </table:table-cell>
          <table:covered-table-cell table:style-name="ce19"/>
          <table:table-cell/>
          <table:table-cell table:style-name="ce15" table:formula="of:=VLOOKUP([.$C$3];[$'B2 List'.$A$2:.$L$163]; 2; 0)" office:value-type="string" office:string-value="Kamehameha" calcext:value-type="string" table:number-columns-spanned="2" table:number-rows-spanned="1">
            <text:p>Kamehameha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L$163];7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Smash Attacks</text:p>
          </table:table-cell>
          <table:table-cell table:style-name="ce11" table:formula="of:=[$'Player Calc'.C$3]" office:value-type="float" office:value="1270" calcext:value-type="float" table:number-columns-spanned="2" table:number-rows-spanned="1">
            <text:p>1,270</text:p>
          </table:table-cell>
          <table:covered-table-cell table:style-name="ce19"/>
          <table:table-cell/>
          <table:table-cell table:style-name="ce15" table:formula="of:=VLOOKUP([.$C$3];[$'B2 List'.$A$2:.$L$163];8;0)" office:value-type="string" office:string-value="Special Beam Cannon" calcext:value-type="string" table:number-columns-spanned="2" table:number-rows-spanned="1">
            <text:p>Special Beam Cannon</text:p>
          </table:table-cell>
          <table:covered-table-cell table:style-name="ce19"/>
          <table:table-cell table:style-name="ce42" table:formula="of:=IF([$'Potara Calc'.S13]&gt; 0; (VLOOKUP([.$C$3];[$'B2 List'.$A$2:.$S$163];9;0)/2); VLOOKUP([.$C$3];[$'B2 List'.$A$2:.$S$163];9;0))" office:value-type="float" office:value="4" calcext:value-type="float">
            <text:p>4</text:p>
          </table:table-cell>
          <table:table-cell table:style-name="ce15" table:formula="of:=VLOOKUP([.$C$3];[$'B2 List'.$A$2:.$L$163];12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S$163];13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sh Blast</text:p>
          </table:table-cell>
          <table:table-cell table:style-name="ce11" table:formula="of:=[$'Player Calc'.D$3]" office:value-type="float" office:value="260" calcext:value-type="float" table:number-columns-spanned="2" table:number-rows-spanned="1">
            <text:p>260</text:p>
          </table:table-cell>
          <table:covered-table-cell table:style-name="ce19"/>
          <table:table-cell/>
          <table:table-cell table:style-name="ce4" table:formula="of:=[.C3]&amp;&quot;'s Ultimate&quot;" office:value-type="string" office:string-value="Cell's Ultimate" calcext:value-type="string" table:number-columns-spanned="3" table:number-rows-spanned="1">
            <text:p>Cell's Ultimate</text:p>
          </table:table-cell>
          <table:covered-table-cell table:style-name="ce9"/>
          <table:covered-table-cell table:style-name="ce19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3]" office:value-type="float" office:value="5" calcext:value-type="float">
            <text:p>5</text:p>
          </table:table-cell>
          <table:table-cell/>
          <table:table-cell table:style-name="ce27" table:formula="of:=VLOOKUP([.$C$3];[$'B2 List'.$A$2:.$S$163];14;0)" office:value-type="string" office:string-value="Drain Life Cell" calcext:value-type="string" table:number-columns-spanned="2" table:number-rows-spanned="1">
            <text:p>Drain Life Cell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5" calcext:value-type="float">
            <text:p>5</text:p>
          </table:table-cell>
          <table:table-cell table:style-name="ce45" table:formula="of:=VLOOKUP([.$C$3];[$'B2 List'.$A$2:.$S$163];18;0)" office:value-type="string" office:string-value="Dash" calcext:value-type="string">
            <text:p>Dash</text:p>
          </table:table-cell>
          <table:table-cell table:style-name="ce45" table:formula="of:=VLOOKUP([.$C$3];[$'B2 List'.$A$2:.$S$163];19;0)" office:value-type="string" office:string-value="Dash forward then drain the life of your enemy (does not work on androids)" calcext:value-type="string" table:number-columns-spanned="5" table:number-rows-spanned="1">
            <text:p>Dash forward then drain the life of your enemy (does not work on androids)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amage per volley</text:p>
          </table:table-cell>
          <table:table-cell table:style-name="ce11" table:formula="of:=[.C8]*[.D9]" office:value-type="float" office:value="1300" calcext:value-type="float" table:number-columns-spanned="2" table:number-rows-spanned="1">
            <text:p>1,300</text:p>
          </table:table-cell>
          <table:covered-table-cell table:style-name="ce19"/>
          <table:table-cell/>
          <table:table-cell table:style-name="ce4" table:formula="of:=[.C3]&amp;&quot;'s Unique Player Characteristics&quot;" office:value-type="string" office:string-value="Cell's Unique Player Characteristics" calcext:value-type="string" table:number-columns-spanned="9" table:number-rows-spanned="1">
            <text:p>Cell's Unique Player Characteristics</text:p>
          </table:table-cell>
          <table:covered-table-cell table:number-columns-repeated="7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Energy Blast</text:p>
          </table:table-cell>
          <table:table-cell table:style-name="ce11" table:formula="of:=[$'Player Calc'.F$3]" office:value-type="float" office:value="1550" calcext:value-type="float" table:number-columns-spanned="2" table:number-rows-spanned="1">
            <text:p>1,550</text:p>
          </table:table-cell>
          <table:covered-table-cell table:style-name="ce19"/>
          <table:table-cell/>
          <table:table-cell table:style-name="ce8" table:formula="of:=[$'Player Calc'.Z3]" office:value-type="string" office:string-value="Banned from Eternal Life" calcext:value-type="string" table:number-columns-spanned="2" table:number-rows-spanned="1">
            <text:p>Banned from Eternal Life</text:p>
          </table:table-cell>
          <table:covered-table-cell table:style-name="ce9"/>
          <table:table-cell table:style-name="ce28" table:formula="of:=[$'Player Calc'.AA3]" office:value-type="string" office:string-value="Banned from Master Grab" calcext:value-type="string" table:number-columns-spanned="3" table:number-rows-spanned="1">
            <text:p>Banned from Master Grab</text:p>
          </table:table-cell>
          <table:covered-table-cell table:number-columns-repeated="2" table:style-name="ce9"/>
          <table:table-cell table:style-name="ce28" table:formula="of:=[$'Player Calc'.AB3]" office:value-type="string" office:string-value="Banned from Recoome AI" calcext:value-type="string" table:number-columns-spanned="2" table:number-rows-spanned="1">
            <text:p>Banned from Recoome AI</text:p>
          </table:table-cell>
          <table:covered-table-cell table:style-name="ce9"/>
          <table:table-cell table:style-name="ce51" table:formula="of:=[$'Player Calc'.AC3]" office:value-type="string" office:string-value="Bans the team from Eternal Life" calcext:value-type="string" table:number-columns-spanned="2" table:number-rows-spanned="1">
            <text:p>Bans the team from Eternal Life</text:p>
          </table:table-cell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Throws</text:p>
          </table:table-cell>
          <table:table-cell table:style-name="ce11" table:formula="of:=[$'Player Calc'.G$3]" office:value-type="float" office:value="2950" calcext:value-type="float" table:number-columns-spanned="2" table:number-rows-spanned="1">
            <text:p>2,950</text:p>
          </table:table-cell>
          <table:covered-table-cell table:style-name="ce19"/>
          <table:table-cell/>
          <table:table-cell table:style-name="ce28" table:formula="of:=[$'Player Calc'.AD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28" table:formula="of:=[$'Player Calc'.AF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G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Active Charge Rate</text:p>
          </table:table-cell>
          <table:table-cell table:style-name="ce12" table:formula="of:=100000/([$'Player Calc'.H$3])" office:value-type="float" office:value="7.246376812" calcext:value-type="float" table:number-columns-spanned="2" table:number-rows-spanned="1">
            <text:p>7.25</text:p>
          </table:table-cell>
          <table:covered-table-cell table:style-name="ce19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assive Charge Rate*</text:p>
          </table:table-cell>
          <table:table-cell table:style-name="ce12" table:formula="of:=100000/([$'Player Calc'.AH$3])" office:value-type="float" office:value="41.66666667" calcext:value-type="float" table:number-columns-spanned="2" table:number-rows-spanned="1">
            <text:p>41.67</text:p>
          </table:table-cell>
          <table:covered-table-cell table:style-name="ce19"/>
          <table:table-cell/>
          <table:table-cell table:style-name="ce55" table:number-columns-repeated="5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ase Ki Power</text:p>
          </table:table-cell>
          <table:table-cell table:style-name="ce16" table:formula="of:=[$'Player Calc'.P$3]" office:value-type="float" office:value="2" calcext:value-type="float" table:number-columns-spanned="2" table:number-rows-spanned="1">
            <text:p>2 Bars</text:p>
          </table:table-cell>
          <table:covered-table-cell table:style-name="ce19"/>
          <table:table-cell/>
          <table:table-cell table:style-name="ce6" office:value-type="string" calcext:value-type="string">
            <text:p>B2 Name</text:p>
          </table:table-cell>
          <table:table-cell table:style-name="ce56" office:value-type="string" calcext:value-type="string">
            <text:p>Base</text:p>
          </table:table-cell>
          <table:table-cell table:style-name="ce56" office:value-type="string" calcext:value-type="string">
            <text:p>Boosted</text:p>
          </table:table-cell>
          <table:table-cell table:style-name="ce56" office:value-type="string" calcext:value-type="string">
            <text:p>MPM</text:p>
          </table:table-cell>
          <table:table-cell table:style-name="ce56" office:value-type="string" calcext:value-type="string">
            <text:p>MPM + Boos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Defense Level</text:p>
          </table:table-cell>
          <table:table-cell table:style-name="ce14" table:formula="of:=[$'Player Calc'.I$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/>
          <table:table-cell table:style-name="ce7" table:formula="of:=[$'Player Calc'.Q3]" office:value-type="string" office:string-value="Kamehameha" calcext:value-type="string">
            <text:p>Kamehameha</text:p>
          </table:table-cell>
          <table:table-cell table:style-name="ce17" table:formula="of:=[$'Player Calc'.R$3]" office:value-type="float" office:value="7080" calcext:value-type="float">
            <text:p>7,080</text:p>
          </table:table-cell>
          <table:table-cell table:style-name="ce24" table:formula="of:=[$'Player Calc'.S$3]" office:value-type="float" office:value="11280" calcext:value-type="float">
            <text:p>11,280</text:p>
          </table:table-cell>
          <table:table-cell table:style-name="ce24" table:formula="of:=[$'Player Calc'.R$3]*1.2" office:value-type="float" office:value="8496" calcext:value-type="float">
            <text:p>8,496</text:p>
          </table:table-cell>
          <table:table-cell table:style-name="ce24" table:formula="of:=[$'Player Calc'.S$3]*1.2" office:value-type="float" office:value="13536" calcext:value-type="float">
            <text:p>13,536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last Stock Gen</text:p>
          </table:table-cell>
          <table:table-cell table:style-name="ce15" table:formula="of:=100000/[$'Player Calc'.J$3] * [.$D18]" office:value-type="float" office:value="74.07407407" calcext:value-type="float" table:number-columns-spanned="2" table:number-rows-spanned="1">
            <text:p>74s</text:p>
          </table:table-cell>
          <table:covered-table-cell table:style-name="ce19"/>
          <table:table-cell/>
          <table:table-cell table:style-name="ce7" table:formula="of:=[$'Player Calc'.T3]" office:value-type="string" office:string-value="Special Beam Cannon" calcext:value-type="string">
            <text:p>Special Beam Cannon</text:p>
          </table:table-cell>
          <table:table-cell table:style-name="ce17" table:formula="of:=[$'Player Calc'.U$3]" office:value-type="float" office:value="7940" calcext:value-type="float">
            <text:p>7,940</text:p>
          </table:table-cell>
          <table:table-cell table:style-name="ce24" table:formula="of:=[$'Player Calc'.V$3]" office:value-type="float" office:value="14780" calcext:value-type="float">
            <text:p>14,780</text:p>
          </table:table-cell>
          <table:table-cell table:style-name="ce24" table:formula="of:=[$'Player Calc'.U$3]*1.2" office:value-type="float" office:value="9528" calcext:value-type="float">
            <text:p>9,528</text:p>
          </table:table-cell>
          <table:table-cell table:style-name="ce24" table:formula="of:=[$'Player Calc'.V$3]*1.2" office:value-type="float" office:value="17736" calcext:value-type="float">
            <text:p>17,736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3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Drain Life Cell" calcext:value-type="string">
            <text:p>Drain Life Cell</text:p>
          </table:table-cell>
          <table:table-cell table:style-name="ce11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24" table:formula="of:=IF([$'Player Calc'.X$3]=0; &quot;N/A&quot;; [$'Player Calc'.X$3])" office:value-type="float" office:value="12220" calcext:value-type="float">
            <text:p>12,220</text:p>
          </table:table-cell>
          <table:table-cell table:style-name="ce24" table:formula="of:=IF([$'Player Calc'.Y$3]=0; &quot;N/A&quot;; [$'Player Calc'.Y$3])" office:value-type="float" office:value="12250" calcext:value-type="float">
            <text:p>12,25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Switch Gauge</text:p>
          </table:table-cell>
          <table:table-cell table:style-name="ce15" table:formula="of:=[$'Player Calc'.L$3]" office:value-type="string" office:string-value="20" calcext:value-type="string" table:number-columns-spanned="2" table:number-rows-spanned="1">
            <text:p>20</text:p>
          </table:table-cell>
          <table:covered-table-cell table:style-name="ce19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Max Power Duration</text:p>
          </table:table-cell>
          <table:table-cell table:style-name="ce15" table:formula="of:=[$'Player Calc'.O$3]" office:value-type="float" office:value="17" calcext:value-type="float" table:number-columns-spanned="2" table:number-rows-spanned="1">
            <text:p>17s</text:p>
          </table:table-cell>
          <table:covered-table-cell table:style-name="ce19"/>
          <table:table-cell/>
          <table:table-cell table:style-name="ce30" office:value-type="string" calcext:value-type="string">
            <text:p>Damage from Devilmite Beam</text:p>
          </table:table-cell>
          <table:table-cell table:style-name="ce11" table:formula="of:=(VLOOKUP([.$Z1];[$'B2 List'.$A$2:.$Z$163]; 16; 0)*([.$C21]/100))" office:value-type="float" office:value="21816" calcext:value-type="float">
            <text:p>21,816</text:p>
          </table:table-cell>
          <table:table-cell table:style-name="ce22" table:formula="of:=(VLOOKUP([.$Z1];[$'B2 List'.$A$2:.$Z$163]; 17; 0)*([.$C21]/100))" office:value-type="float" office:value="24000" calcext:value-type="float">
            <text:p>24,0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Evilness</text:p>
          </table:table-cell>
          <table:table-cell table:style-name="ce11" table:formula="of:=[$'Player Calc'.M$3]" office:value-type="float" office:value="80" calcext:value-type="float" table:number-columns-spanned="2" table:number-rows-spanned="1">
            <text:p>80</text:p>
          </table:table-cell>
          <table:covered-table-cell table:style-name="ce19"/>
          <table:table-cell table:number-columns-repeated="1020"/>
        </table:table-row>
        <table:table-row table:style-name="ro10" table:number-rows-repeated="3">
          <table:table-cell table:number-columns-repeated="1024"/>
        </table:table-row>
        <table:table-row table:style-name="ro2">
          <table:table-cell/>
          <table:table-cell table:style-name="ce54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eam Build Checker" table:style-name="ta3">
        <table:table-column table:style-name="co10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atchup Damage Calculator" table:style-name="ta4">
        <table:table-column table:style-name="co10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tara Calc" table:style-name="ta5">
        <table:table-column table:style-name="co23" table:default-cell-style-name="Default"/>
        <table:table-column table:style-name="co24" table:number-columns-repeated="13" table:default-cell-style-name="Default"/>
        <table:table-column table:style-name="co25" table:default-cell-style-name="Default"/>
        <table:table-column table:style-name="co26" table:number-columns-repeated="5" table:default-cell-style-name="Default"/>
        <table:table-column table:style-name="co10" table:number-columns-repeated="1004" table:default-cell-style-name="Default"/>
        <table:table-row table:style-name="ro2">
          <table:table-cell table:style-name="ce58" office:value-type="string" calcext:value-type="string">
            <text:p>Potara Name</text:p>
          </table:table-cell>
          <table:table-cell table:style-name="ce64" office:value-type="string" calcext:value-type="string">
            <text:p>Rush Attack</text:p>
          </table:table-cell>
          <table:table-cell table:style-name="ce64" office:value-type="string" calcext:value-type="string">
            <text:p>Smash Attack</text:p>
          </table:table-cell>
          <table:table-cell table:style-name="ce64" office:value-type="string" calcext:value-type="string">
            <text:p>Rush Blast</text:p>
          </table:table-cell>
          <table:table-cell table:style-name="ce64" office:value-type="string" calcext:value-type="string">
            <text:p>Energy Blast</text:p>
          </table:table-cell>
          <table:table-cell table:style-name="ce64" office:value-type="string" calcext:value-type="string">
            <text:p>Grab</text:p>
          </table:table-cell>
          <table:table-cell table:style-name="ce70" office:value-type="string" calcext:value-type="string">
            <text:p>B2</text:p>
          </table:table-cell>
          <table:table-cell table:style-name="ce70" office:value-type="string" calcext:value-type="string">
            <text:p>Ultimate</text:p>
          </table:table-cell>
          <table:table-cell table:style-name="ce70" office:value-type="string" calcext:value-type="string">
            <text:p>Charge Rate</text:p>
          </table:table-cell>
          <table:table-cell table:style-name="ce58" office:value-type="string" calcext:value-type="string">
            <text:p>Passive Charge Rate</text:p>
          </table:table-cell>
          <table:table-cell table:style-name="ce64" office:value-type="string" calcext:value-type="string">
            <text:p>Defense</text:p>
          </table:table-cell>
          <table:table-cell table:style-name="ce70" office:value-type="string" calcext:value-type="string">
            <text:p>Blast Stock</text:p>
          </table:table-cell>
          <table:table-cell table:style-name="ce70" office:value-type="string" calcext:value-type="string">
            <text:p>Switch Gauge</text:p>
          </table:table-cell>
          <table:table-cell table:style-name="ce70" office:value-type="string" calcext:value-type="string">
            <text:p>Clash</text:p>
          </table:table-cell>
          <table:table-cell table:style-name="ce70" office:value-type="string" calcext:value-type="string">
            <text:p>HP</text:p>
          </table:table-cell>
          <table:table-cell table:style-name="ce58" office:value-type="string" calcext:value-type="string">
            <text:p>Max Power duration</text:p>
          </table:table-cell>
          <table:table-cell table:style-name="ce58" office:value-type="string" calcext:value-type="string">
            <text:p>Base Ki Power</text:p>
          </table:table-cell>
          <table:table-cell table:style-name="ce58" office:value-type="string" calcext:value-type="string">
            <text:p>Scaling</text:p>
          </table:table-cell>
          <table:table-cell table:style-name="ce58" office:value-type="string" calcext:value-type="string">
            <text:p>halo</text:p>
          </table:table-cell>
          <table:table-cell table:style-name="ce58" office:value-type="string" calcext:value-type="string">
            <text:p>Passive Charge Flat Bonus</text:p>
          </table:table-cell>
          <table:table-cell table:number-columns-repeated="1004"/>
        </table:table-row>
        <table:table-row table:style-name="ro2">
          <table:table-cell table:style-name="ce59" table:formula="of:=[$Output.F15]" office:value-type="string" office:string-value="None" calcext:value-type="string">
            <text:p>None</text:p>
          </table:table-cell>
          <table:table-cell table:style-name="ce65" table:formula="of:=IFERROR(VLOOKUP([.A2]; [$PotaraStats.$A$3:.$C$125]; 3; 0); &quot;&quot;)" office:value-type="float" office:value="0" calcext:value-type="float">
            <text:p/>
          </table:table-cell>
          <table:table-cell table:style-name="ce65" table:formula="of:=IFERROR(VLOOKUP([.A2]; [$PotaraStats.$A$3:.$D$125]; 4; 0); &quot;&quot;)" office:value-type="float" office:value="0" calcext:value-type="float">
            <text:p/>
          </table:table-cell>
          <table:table-cell table:style-name="ce65" table:formula="of:=IFERROR(VLOOKUP([.A2]; [$PotaraStats.$A$3:.$E$125]; 5; 0); &quot;&quot;)" office:value-type="float" office:value="0" calcext:value-type="float">
            <text:p/>
          </table:table-cell>
          <table:table-cell table:style-name="ce65" table:formula="of:=IFERROR(VLOOKUP([.$A2]; [$PotaraStats.$A$3:.F$125]; 6; 0); &quot;&quot;)" office:value-type="float" office:value="0" calcext:value-type="float">
            <text:p/>
          </table:table-cell>
          <table:table-cell table:style-name="ce65" table:formula="of:=IFERROR(VLOOKUP([.$A2]; [$PotaraStats.$A$3:.G$125]; 7; 0); &quot;&quot;)" office:value-type="float" office:value="0" calcext:value-type="float">
            <text:p/>
          </table:table-cell>
          <table:table-cell table:style-name="ce65" table:formula="of:=IFERROR(VLOOKUP([.$A2]; [$PotaraStats.$A$3:.H$125]; 8; 0); &quot;&quot;)" office:value-type="float" office:value="0" calcext:value-type="float">
            <text:p/>
          </table:table-cell>
          <table:table-cell table:style-name="ce65" table:formula="of:=IFERROR(VLOOKUP([.$A2]; [$PotaraStats.$A$3:.I$125]; 9; 0); &quot;&quot;)" office:value-type="float" office:value="0" calcext:value-type="float">
            <text:p/>
          </table:table-cell>
          <table:table-cell table:style-name="ce65" table:formula="of:=IFERROR(VLOOKUP([.$A2]; [$PotaraStats.$A$3:.J$125]; 10; 0); &quot;&quot;)" office:value-type="float" office:value="0" calcext:value-type="float">
            <text:p/>
          </table:table-cell>
          <table:table-cell table:style-name="ce65" table:formula="of:=IFERROR(VLOOKUP([.$A2]; [$PotaraStats.$A$3:.S$125]; 18; 0); &quot;&quot;)" office:value-type="float" office:value="0" calcext:value-type="float">
            <text:p/>
          </table:table-cell>
          <table:table-cell table:style-name="ce65" table:formula="of:=IFERROR(VLOOKUP([.$A2]; [$PotaraStats.$A$3:.K$125]; 11; 0); &quot;&quot;)" office:value-type="float" office:value="0" calcext:value-type="float">
            <text:p/>
          </table:table-cell>
          <table:table-cell table:style-name="ce65" table:formula="of:=IFERROR(VLOOKUP([.$A2]; [$PotaraStats.$A$3:.L$125]; 12; 0); &quot;&quot;)" office:value-type="float" office:value="0" calcext:value-type="float">
            <text:p/>
          </table:table-cell>
          <table:table-cell table:style-name="ce65" table:formula="of:=IFERROR(VLOOKUP([.$A2]; [$PotaraStats.$A$3:.M$125]; 13; 0); &quot;&quot;)" office:value-type="float" office:value="0" calcext:value-type="float">
            <text:p/>
          </table:table-cell>
          <table:table-cell table:style-name="ce65" table:formula="of:=IFERROR(VLOOKUP([.$A2]; [$PotaraStats.$A$3:.N$125]; 14; 0); &quot;&quot;)" office:value-type="float" office:value="0" calcext:value-type="float">
            <text:p/>
          </table:table-cell>
          <table:table-cell table:style-name="ce65"/>
          <table:table-cell table:style-name="ce65" table:formula="of:=IFERROR(VLOOKUP([.$A2]; [$PotaraStats.$A$3:.P$125]; 16; 0); &quot;&quot;)" office:value-type="float" office:value="0" calcext:value-type="float">
            <text:p/>
          </table:table-cell>
          <table:table-cell table:style-name="ce65" table:formula="of:=IFERROR(VLOOKUP([.$A2]; [$PotaraStats.$A$3:.Q$125]; 17; 0); &quot;&quot;)" office:value-type="float" office:value="0" calcext:value-type="float">
            <text:p/>
          </table:table-cell>
          <table:table-cell table:style-name="ce65" table:number-columns-repeated="3"/>
          <table:table-cell table:number-columns-repeated="1004"/>
        </table:table-row>
        <table:table-row table:style-name="ro2">
          <table:table-cell table:style-name="ce60" table:formula="of:=[$Output.F16]" office:value-type="string" office:string-value="None" calcext:value-type="string">
            <text:p>None</text:p>
          </table:table-cell>
          <table:table-cell table:style-name="ce66" table:formula="of:=IFERROR(VLOOKUP([.A3]; [$PotaraStats.$A$3:.$C$125]; 3; 0); &quot;&quot;)" office:value-type="float" office:value="0" calcext:value-type="float">
            <text:p/>
          </table:table-cell>
          <table:table-cell table:style-name="ce66" table:formula="of:=IFERROR(VLOOKUP([.A3]; [$PotaraStats.$A$3:.$D$125]; 4; 0); &quot;&quot;)" office:value-type="float" office:value="0" calcext:value-type="float">
            <text:p/>
          </table:table-cell>
          <table:table-cell table:style-name="ce66" table:formula="of:=IFERROR(VLOOKUP([.A3]; [$PotaraStats.$A$3:.$E$125]; 5; 0); &quot;&quot;)" office:value-type="float" office:value="0" calcext:value-type="float">
            <text:p/>
          </table:table-cell>
          <table:table-cell table:style-name="ce66" table:formula="of:=IFERROR(VLOOKUP([.$A3]; [$PotaraStats.$A$3:.F$125]; 6; 0); &quot;&quot;)" office:value-type="float" office:value="0" calcext:value-type="float">
            <text:p/>
          </table:table-cell>
          <table:table-cell table:style-name="ce66" table:formula="of:=IFERROR(VLOOKUP([.$A3]; [$PotaraStats.$A$3:.G$125]; 7; 0); &quot;&quot;)" office:value-type="float" office:value="0" calcext:value-type="float">
            <text:p/>
          </table:table-cell>
          <table:table-cell table:style-name="ce66" table:formula="of:=IFERROR(VLOOKUP([.$A3]; [$PotaraStats.$A$3:.H$125]; 8; 0); &quot;&quot;)" office:value-type="float" office:value="0" calcext:value-type="float">
            <text:p/>
          </table:table-cell>
          <table:table-cell table:style-name="ce66" table:formula="of:=IFERROR(VLOOKUP([.$A3]; [$PotaraStats.$A$3:.I$125]; 9; 0); &quot;&quot;)" office:value-type="float" office:value="0" calcext:value-type="float">
            <text:p/>
          </table:table-cell>
          <table:table-cell table:style-name="ce66" table:formula="of:=IFERROR(VLOOKUP([.$A3]; [$PotaraStats.$A$3:.J$125]; 10; 0); &quot;&quot;)" office:value-type="float" office:value="0" calcext:value-type="float">
            <text:p/>
          </table:table-cell>
          <table:table-cell table:style-name="ce66" table:formula="of:=IFERROR(VLOOKUP([.$A4]; [$PotaraStats.$A$3:.S$125]; 18; 0); &quot;&quot;)" office:value-type="float" office:value="0" calcext:value-type="float">
            <text:p/>
          </table:table-cell>
          <table:table-cell table:style-name="ce66" table:formula="of:=IFERROR(VLOOKUP([.$A3]; [$PotaraStats.$A$3:.K$125]; 11; 0); &quot;&quot;)" office:value-type="float" office:value="0" calcext:value-type="float">
            <text:p/>
          </table:table-cell>
          <table:table-cell table:style-name="ce66" table:formula="of:=IFERROR(VLOOKUP([.$A3]; [$PotaraStats.$A$3:.L$125]; 12; 0); &quot;&quot;)" office:value-type="float" office:value="0" calcext:value-type="float">
            <text:p/>
          </table:table-cell>
          <table:table-cell table:style-name="ce66" table:formula="of:=IFERROR(VLOOKUP([.$A3]; [$PotaraStats.$A$3:.M$125]; 13; 0); &quot;&quot;)" office:value-type="float" office:value="0" calcext:value-type="float">
            <text:p/>
          </table:table-cell>
          <table:table-cell table:style-name="ce66" table:formula="of:=IFERROR(VLOOKUP([.$A3]; [$PotaraStats.$A$3:.N$125]; 14; 0); &quot;&quot;)" office:value-type="float" office:value="0" calcext:value-type="float">
            <text:p/>
          </table:table-cell>
          <table:table-cell table:style-name="ce66" table:formula="of:=IFERROR(VLOOKUP([.$A3]; [$PotaraStats.$A$3:.O$125]; 15; 0); &quot;&quot;)" office:value-type="float" office:value="0" calcext:value-type="float">
            <text:p/>
          </table:table-cell>
          <table:table-cell table:style-name="ce66" table:formula="of:=IFERROR(VLOOKUP([.$A3]; [$PotaraStats.$A$3:.P$125]; 16; 0); &quot;&quot;)" office:value-type="float" office:value="0" calcext:value-type="float">
            <text:p/>
          </table:table-cell>
          <table:table-cell table:style-name="ce66" table:formula="of:=IFERROR(VLOOKUP([.$A3]; [$PotaraStats.$A$3:.Q$125]; 17; 0); &quot;&quot;)" office:value-type="float" office:value="0" calcext:value-type="float">
            <text:p/>
          </table:table-cell>
          <table:table-cell table:style-name="ce73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75" table:formula="of:=IF([.A3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2">
          <table:table-cell table:style-name="ce60" table:formula="of:=[$Output.F17]" office:value-type="string" office:string-value="None" calcext:value-type="string">
            <text:p>None</text:p>
          </table:table-cell>
          <table:table-cell table:style-name="ce66" table:formula="of:=IFERROR(VLOOKUP([.A4]; [$PotaraStats.$A$3:.$C$125]; 3; 0); &quot;&quot;)" office:value-type="float" office:value="0" calcext:value-type="float">
            <text:p/>
          </table:table-cell>
          <table:table-cell table:style-name="ce66" table:formula="of:=IFERROR(VLOOKUP([.A4]; [$PotaraStats.$A$3:.$D$125]; 4; 0); &quot;&quot;)" office:value-type="float" office:value="0" calcext:value-type="float">
            <text:p/>
          </table:table-cell>
          <table:table-cell table:style-name="ce66" table:formula="of:=IFERROR(VLOOKUP([.A4]; [$PotaraStats.$A$3:.$E$125]; 5; 0); &quot;&quot;)" office:value-type="float" office:value="0" calcext:value-type="float">
            <text:p/>
          </table:table-cell>
          <table:table-cell table:style-name="ce66" table:formula="of:=IFERROR(VLOOKUP([.$A4]; [$PotaraStats.$A$3:.F$125]; 6; 0); &quot;&quot;)" office:value-type="float" office:value="0" calcext:value-type="float">
            <text:p/>
          </table:table-cell>
          <table:table-cell table:style-name="ce66" table:formula="of:=IFERROR(VLOOKUP([.$A4]; [$PotaraStats.$A$3:.G$125]; 7; 0); &quot;&quot;)" office:value-type="float" office:value="0" calcext:value-type="float">
            <text:p/>
          </table:table-cell>
          <table:table-cell table:style-name="ce66" table:formula="of:=IFERROR(VLOOKUP([.$A4]; [$PotaraStats.$A$3:.H$125]; 8; 0); &quot;&quot;)" office:value-type="float" office:value="0" calcext:value-type="float">
            <text:p/>
          </table:table-cell>
          <table:table-cell table:style-name="ce66" table:formula="of:=IFERROR(VLOOKUP([.$A4]; [$PotaraStats.$A$3:.I$125]; 9; 0); &quot;&quot;)" office:value-type="float" office:value="0" calcext:value-type="float">
            <text:p/>
          </table:table-cell>
          <table:table-cell table:style-name="ce66" table:formula="of:=IFERROR(VLOOKUP([.$A4]; [$PotaraStats.$A$3:.J$125]; 10; 0); &quot;&quot;)" office:value-type="float" office:value="0" calcext:value-type="float">
            <text:p/>
          </table:table-cell>
          <table:table-cell table:style-name="ce66" table:formula="of:=IFERROR(VLOOKUP([.$A5]; [$PotaraStats.$A$3:.S$125]; 18; 0); &quot;&quot;)" office:value-type="float" office:value="0" calcext:value-type="float">
            <text:p/>
          </table:table-cell>
          <table:table-cell table:style-name="ce66" table:formula="of:=IFERROR(VLOOKUP([.$A4]; [$PotaraStats.$A$3:.K$125]; 11; 0); &quot;&quot;)" office:value-type="float" office:value="0" calcext:value-type="float">
            <text:p/>
          </table:table-cell>
          <table:table-cell table:style-name="ce66" table:formula="of:=IFERROR(VLOOKUP([.$A4]; [$PotaraStats.$A$3:.L$125]; 12; 0); &quot;&quot;)" office:value-type="float" office:value="0" calcext:value-type="float">
            <text:p/>
          </table:table-cell>
          <table:table-cell table:style-name="ce66" table:formula="of:=IFERROR(VLOOKUP([.$A4]; [$PotaraStats.$A$3:.M$125]; 13; 0); &quot;&quot;)" office:value-type="float" office:value="0" calcext:value-type="float">
            <text:p/>
          </table:table-cell>
          <table:table-cell table:style-name="ce66" table:formula="of:=IFERROR(VLOOKUP([.$A4]; [$PotaraStats.$A$3:.N$125]; 14; 0); &quot;&quot;)" office:value-type="float" office:value="0" calcext:value-type="float">
            <text:p/>
          </table:table-cell>
          <table:table-cell table:style-name="ce66" table:formula="of:=IFERROR(VLOOKUP([.$A4]; [$PotaraStats.$A$3:.O$125]; 15; 0); &quot;&quot;)" office:value-type="float" office:value="0" calcext:value-type="float">
            <text:p/>
          </table:table-cell>
          <table:table-cell table:style-name="ce66" table:formula="of:=IFERROR(VLOOKUP([.$A4]; [$PotaraStats.$A$3:.P$125]; 16; 0); &quot;&quot;)" office:value-type="float" office:value="0" calcext:value-type="float">
            <text:p/>
          </table:table-cell>
          <table:table-cell table:style-name="ce66" table:formula="of:=IFERROR(VLOOKUP([.$A4]; [$PotaraStats.$A$3:.Q$125]; 17; 0); &quot;&quot;)" office:value-type="float" office:value="0" calcext:value-type="float">
            <text:p/>
          </table:table-cell>
          <table:table-cell table:style-name="ce73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75" table:formula="of:=IF([.A4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2">
          <table:table-cell table:style-name="ce60" table:formula="of:=[$Output.F18]" office:value-type="string" office:string-value="None" calcext:value-type="string">
            <text:p>None</text:p>
          </table:table-cell>
          <table:table-cell table:style-name="ce66" table:formula="of:=IFERROR(VLOOKUP([.A5]; [$PotaraStats.$A$3:.$C$125]; 3; 0); &quot;&quot;)" office:value-type="float" office:value="0" calcext:value-type="float">
            <text:p/>
          </table:table-cell>
          <table:table-cell table:style-name="ce66" table:formula="of:=IFERROR(VLOOKUP([.A5]; [$PotaraStats.$A$3:.$D$125]; 4; 0); &quot;&quot;)" office:value-type="float" office:value="0" calcext:value-type="float">
            <text:p/>
          </table:table-cell>
          <table:table-cell table:style-name="ce66" table:formula="of:=IFERROR(VLOOKUP([.A5]; [$PotaraStats.$A$3:.$E$125]; 5; 0); &quot;&quot;)" office:value-type="float" office:value="0" calcext:value-type="float">
            <text:p/>
          </table:table-cell>
          <table:table-cell table:style-name="ce66" table:formula="of:=IFERROR(VLOOKUP([.$A5]; [$PotaraStats.$A$3:.F$125]; 6; 0); &quot;&quot;)" office:value-type="float" office:value="0" calcext:value-type="float">
            <text:p/>
          </table:table-cell>
          <table:table-cell table:style-name="ce66" table:formula="of:=IFERROR(VLOOKUP([.$A5]; [$PotaraStats.$A$3:.G$125]; 7; 0); &quot;&quot;)" office:value-type="float" office:value="0" calcext:value-type="float">
            <text:p/>
          </table:table-cell>
          <table:table-cell table:style-name="ce66" table:formula="of:=IFERROR(VLOOKUP([.$A5]; [$PotaraStats.$A$3:.H$125]; 8; 0); &quot;&quot;)" office:value-type="float" office:value="0" calcext:value-type="float">
            <text:p/>
          </table:table-cell>
          <table:table-cell table:style-name="ce66" table:formula="of:=IFERROR(VLOOKUP([.$A5]; [$PotaraStats.$A$3:.I$125]; 9; 0); &quot;&quot;)" office:value-type="float" office:value="0" calcext:value-type="float">
            <text:p/>
          </table:table-cell>
          <table:table-cell table:style-name="ce66" table:formula="of:=IFERROR(VLOOKUP([.$A5]; [$PotaraStats.$A$3:.J$125]; 10; 0); &quot;&quot;)" office:value-type="float" office:value="0" calcext:value-type="float">
            <text:p/>
          </table:table-cell>
          <table:table-cell table:style-name="ce66" table:formula="of:=IFERROR(VLOOKUP([.$A5]; [$PotaraStats.$A$3:.S$125]; 18; 0); &quot;&quot;)" office:value-type="float" office:value="0" calcext:value-type="float">
            <text:p/>
          </table:table-cell>
          <table:table-cell table:style-name="ce66" table:formula="of:=IFERROR(VLOOKUP([.$A5]; [$PotaraStats.$A$3:.K$125]; 11; 0); &quot;&quot;)" office:value-type="float" office:value="0" calcext:value-type="float">
            <text:p/>
          </table:table-cell>
          <table:table-cell table:style-name="ce66" table:formula="of:=IFERROR(VLOOKUP([.$A5]; [$PotaraStats.$A$3:.L$125]; 12; 0); &quot;&quot;)" office:value-type="float" office:value="0" calcext:value-type="float">
            <text:p/>
          </table:table-cell>
          <table:table-cell table:style-name="ce66" table:formula="of:=IFERROR(VLOOKUP([.$A5]; [$PotaraStats.$A$3:.M$125]; 13; 0); &quot;&quot;)" office:value-type="float" office:value="0" calcext:value-type="float">
            <text:p/>
          </table:table-cell>
          <table:table-cell table:style-name="ce66" table:formula="of:=IFERROR(VLOOKUP([.$A5]; [$PotaraStats.$A$3:.N$125]; 14; 0); &quot;&quot;)" office:value-type="float" office:value="0" calcext:value-type="float">
            <text:p/>
          </table:table-cell>
          <table:table-cell table:style-name="ce66" table:formula="of:=IFERROR(VLOOKUP([.$A5]; [$PotaraStats.$A$3:.O$125]; 15; 0); &quot;&quot;)" office:value-type="float" office:value="0" calcext:value-type="float">
            <text:p/>
          </table:table-cell>
          <table:table-cell table:style-name="ce66" table:formula="of:=IFERROR(VLOOKUP([.$A5]; [$PotaraStats.$A$3:.P$125]; 16; 0); &quot;&quot;)" office:value-type="float" office:value="0" calcext:value-type="float">
            <text:p/>
          </table:table-cell>
          <table:table-cell table:style-name="ce66" table:formula="of:=IFERROR(VLOOKUP([.$A5]; [$PotaraStats.$A$3:.Q$125]; 17; 0); &quot;&quot;)" office:value-type="float" office:value="0" calcext:value-type="float">
            <text:p/>
          </table:table-cell>
          <table:table-cell table:style-name="ce73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75" table:formula="of:=IF([.A5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2">
          <table:table-cell table:style-name="ce60" table:formula="of:=[$Output.F19]" office:value-type="string" office:string-value="None" calcext:value-type="string">
            <text:p>None</text:p>
          </table:table-cell>
          <table:table-cell table:style-name="ce66" table:formula="of:=IFERROR(VLOOKUP([.A6]; [$PotaraStats.$A$3:.$C$125]; 3; 0); &quot;&quot;)" office:value-type="float" office:value="0" calcext:value-type="float">
            <text:p/>
          </table:table-cell>
          <table:table-cell table:style-name="ce66" table:formula="of:=IFERROR(VLOOKUP([.A6]; [$PotaraStats.$A$3:.$D$125]; 4; 0); &quot;&quot;)" office:value-type="float" office:value="0" calcext:value-type="float">
            <text:p/>
          </table:table-cell>
          <table:table-cell table:style-name="ce66" table:formula="of:=IFERROR(VLOOKUP([.A6]; [$PotaraStats.$A$3:.$E$125]; 5; 0); &quot;&quot;)" office:value-type="float" office:value="0" calcext:value-type="float">
            <text:p/>
          </table:table-cell>
          <table:table-cell table:style-name="ce66" table:formula="of:=IFERROR(VLOOKUP([.$A6]; [$PotaraStats.$A$3:.F$125]; 6; 0); &quot;&quot;)" office:value-type="float" office:value="0" calcext:value-type="float">
            <text:p/>
          </table:table-cell>
          <table:table-cell table:style-name="ce66" table:formula="of:=IFERROR(VLOOKUP([.$A6]; [$PotaraStats.$A$3:.G$125]; 7; 0); &quot;&quot;)" office:value-type="float" office:value="0" calcext:value-type="float">
            <text:p/>
          </table:table-cell>
          <table:table-cell table:style-name="ce66" table:formula="of:=IFERROR(VLOOKUP([.$A6]; [$PotaraStats.$A$3:.H$125]; 8; 0); &quot;&quot;)" office:value-type="float" office:value="0" calcext:value-type="float">
            <text:p/>
          </table:table-cell>
          <table:table-cell table:style-name="ce66" table:formula="of:=IFERROR(VLOOKUP([.$A6]; [$PotaraStats.$A$3:.I$125]; 9; 0); &quot;&quot;)" office:value-type="float" office:value="0" calcext:value-type="float">
            <text:p/>
          </table:table-cell>
          <table:table-cell table:style-name="ce66" table:formula="of:=IFERROR(VLOOKUP([.$A6]; [$PotaraStats.$A$3:.J$125]; 10; 0); &quot;&quot;)" office:value-type="float" office:value="0" calcext:value-type="float">
            <text:p/>
          </table:table-cell>
          <table:table-cell table:style-name="ce66" table:formula="of:=IFERROR(VLOOKUP([.$A6]; [$PotaraStats.$A$3:.S$125]; 18; 0); &quot;&quot;)" office:value-type="float" office:value="0" calcext:value-type="float">
            <text:p/>
          </table:table-cell>
          <table:table-cell table:style-name="ce66" table:formula="of:=IFERROR(VLOOKUP([.$A6]; [$PotaraStats.$A$3:.K$125]; 11; 0); &quot;&quot;)" office:value-type="float" office:value="0" calcext:value-type="float">
            <text:p/>
          </table:table-cell>
          <table:table-cell table:style-name="ce66" table:formula="of:=IFERROR(VLOOKUP([.$A6]; [$PotaraStats.$A$3:.L$125]; 12; 0); &quot;&quot;)" office:value-type="float" office:value="0" calcext:value-type="float">
            <text:p/>
          </table:table-cell>
          <table:table-cell table:style-name="ce66" table:formula="of:=IFERROR(VLOOKUP([.$A6]; [$PotaraStats.$A$3:.M$125]; 13; 0); &quot;&quot;)" office:value-type="float" office:value="0" calcext:value-type="float">
            <text:p/>
          </table:table-cell>
          <table:table-cell table:style-name="ce66" table:formula="of:=IFERROR(VLOOKUP([.$A6]; [$PotaraStats.$A$3:.N$125]; 14; 0); &quot;&quot;)" office:value-type="float" office:value="0" calcext:value-type="float">
            <text:p/>
          </table:table-cell>
          <table:table-cell table:style-name="ce66" table:formula="of:=IFERROR(VLOOKUP([.$A6]; [$PotaraStats.$A$3:.O$125]; 15; 0); &quot;&quot;)" office:value-type="float" office:value="0" calcext:value-type="float">
            <text:p/>
          </table:table-cell>
          <table:table-cell table:style-name="ce66" table:formula="of:=IFERROR(VLOOKUP([.$A6]; [$PotaraStats.$A$3:.P$125]; 16; 0); &quot;&quot;)" office:value-type="float" office:value="0" calcext:value-type="float">
            <text:p/>
          </table:table-cell>
          <table:table-cell table:style-name="ce66" table:formula="of:=IFERROR(VLOOKUP([.$A6]; [$PotaraStats.$A$3:.Q$125]; 17; 0); &quot;&quot;)" office:value-type="float" office:value="0" calcext:value-type="float">
            <text:p/>
          </table:table-cell>
          <table:table-cell table:style-name="ce73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75" table:formula="of:=IF([.A6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2">
          <table:table-cell table:style-name="ce60" table:formula="of:=[$Output.F20]" office:value-type="string" office:string-value="None" calcext:value-type="string">
            <text:p>None</text:p>
          </table:table-cell>
          <table:table-cell table:style-name="ce66" table:formula="of:=IFERROR(VLOOKUP([.A7]; [$PotaraStats.$A$3:.$C$125]; 3; 0); &quot;&quot;)" office:value-type="float" office:value="0" calcext:value-type="float">
            <text:p/>
          </table:table-cell>
          <table:table-cell table:style-name="ce66" table:formula="of:=IFERROR(VLOOKUP([.A7]; [$PotaraStats.$A$3:.$D$125]; 4; 0); &quot;&quot;)" office:value-type="float" office:value="0" calcext:value-type="float">
            <text:p/>
          </table:table-cell>
          <table:table-cell table:style-name="ce66" table:formula="of:=IFERROR(VLOOKUP([.A7]; [$PotaraStats.$A$3:.$E$125]; 5; 0); &quot;&quot;)" office:value-type="float" office:value="0" calcext:value-type="float">
            <text:p/>
          </table:table-cell>
          <table:table-cell table:style-name="ce66" table:formula="of:=IFERROR(VLOOKUP([.$A7]; [$PotaraStats.$A$3:.F$125]; 6; 0); &quot;&quot;)" office:value-type="float" office:value="0" calcext:value-type="float">
            <text:p/>
          </table:table-cell>
          <table:table-cell table:style-name="ce66" table:formula="of:=IFERROR(VLOOKUP([.$A7]; [$PotaraStats.$A$3:.G$125]; 7; 0); &quot;&quot;)" office:value-type="float" office:value="0" calcext:value-type="float">
            <text:p/>
          </table:table-cell>
          <table:table-cell table:style-name="ce66" table:formula="of:=IFERROR(VLOOKUP([.$A7]; [$PotaraStats.$A$3:.H$125]; 8; 0); &quot;&quot;)" office:value-type="float" office:value="0" calcext:value-type="float">
            <text:p/>
          </table:table-cell>
          <table:table-cell table:style-name="ce66" table:formula="of:=IFERROR(VLOOKUP([.$A7]; [$PotaraStats.$A$3:.I$125]; 9; 0); &quot;&quot;)" office:value-type="float" office:value="0" calcext:value-type="float">
            <text:p/>
          </table:table-cell>
          <table:table-cell table:style-name="ce66" table:formula="of:=IFERROR(VLOOKUP([.$A7]; [$PotaraStats.$A$3:.J$125]; 10; 0); &quot;&quot;)" office:value-type="float" office:value="0" calcext:value-type="float">
            <text:p/>
          </table:table-cell>
          <table:table-cell table:style-name="ce66" table:formula="of:=IFERROR(VLOOKUP([.$A7]; [$PotaraStats.$A$3:.S$125]; 18; 0); &quot;&quot;)" office:value-type="float" office:value="0" calcext:value-type="float">
            <text:p/>
          </table:table-cell>
          <table:table-cell table:style-name="ce66" table:formula="of:=IFERROR(VLOOKUP([.$A7]; [$PotaraStats.$A$3:.K$125]; 11; 0); &quot;&quot;)" office:value-type="float" office:value="0" calcext:value-type="float">
            <text:p/>
          </table:table-cell>
          <table:table-cell table:style-name="ce66" table:formula="of:=IFERROR(VLOOKUP([.$A7]; [$PotaraStats.$A$3:.L$125]; 12; 0); &quot;&quot;)" office:value-type="float" office:value="0" calcext:value-type="float">
            <text:p/>
          </table:table-cell>
          <table:table-cell table:style-name="ce66" table:formula="of:=IFERROR(VLOOKUP([.$A7]; [$PotaraStats.$A$3:.M$125]; 13; 0); &quot;&quot;)" office:value-type="float" office:value="0" calcext:value-type="float">
            <text:p/>
          </table:table-cell>
          <table:table-cell table:style-name="ce66" table:formula="of:=IFERROR(VLOOKUP([.$A7]; [$PotaraStats.$A$3:.N$125]; 14; 0); &quot;&quot;)" office:value-type="float" office:value="0" calcext:value-type="float">
            <text:p/>
          </table:table-cell>
          <table:table-cell table:style-name="ce66" table:formula="of:=IFERROR(VLOOKUP([.$A7]; [$PotaraStats.$A$3:.O$125]; 15; 0); &quot;&quot;)" office:value-type="float" office:value="0" calcext:value-type="float">
            <text:p/>
          </table:table-cell>
          <table:table-cell table:style-name="ce66" table:formula="of:=IFERROR(VLOOKUP([.$A7]; [$PotaraStats.$A$3:.P$125]; 16; 0); &quot;&quot;)" office:value-type="float" office:value="0" calcext:value-type="float">
            <text:p/>
          </table:table-cell>
          <table:table-cell table:style-name="ce66" table:formula="of:=IFERROR(VLOOKUP([.$A7]; [$PotaraStats.$A$3:.Q$125]; 17; 0); &quot;&quot;)" office:value-type="float" office:value="0" calcext:value-type="float">
            <text:p/>
          </table:table-cell>
          <table:table-cell table:style-name="ce73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75" table:formula="of:=IF([.A7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2">
          <table:table-cell table:style-name="ce60" table:formula="of:=[$Output.F21]" office:value-type="string" office:string-value="None" calcext:value-type="string">
            <text:p>None</text:p>
          </table:table-cell>
          <table:table-cell table:style-name="ce66" table:formula="of:=IFERROR(VLOOKUP([.A8]; [$PotaraStats.$A$3:.$C$125]; 3; 0); &quot;&quot;)" office:value-type="float" office:value="0" calcext:value-type="float">
            <text:p/>
          </table:table-cell>
          <table:table-cell table:style-name="ce66" table:formula="of:=IFERROR(VLOOKUP([.A8]; [$PotaraStats.$A$3:.$D$125]; 4; 0); &quot;&quot;)" office:value-type="float" office:value="0" calcext:value-type="float">
            <text:p/>
          </table:table-cell>
          <table:table-cell table:style-name="ce66" table:formula="of:=IFERROR(VLOOKUP([.A8]; [$PotaraStats.$A$3:.$E$125]; 5; 0); &quot;&quot;)" office:value-type="float" office:value="0" calcext:value-type="float">
            <text:p/>
          </table:table-cell>
          <table:table-cell table:style-name="ce66" table:formula="of:=IFERROR(VLOOKUP([.$A8]; [$PotaraStats.$A$3:.F$125]; 6; 0); &quot;&quot;)" office:value-type="float" office:value="0" calcext:value-type="float">
            <text:p/>
          </table:table-cell>
          <table:table-cell table:style-name="ce66" table:formula="of:=IFERROR(VLOOKUP([.$A8]; [$PotaraStats.$A$3:.G$125]; 7; 0); &quot;&quot;)" office:value-type="float" office:value="0" calcext:value-type="float">
            <text:p/>
          </table:table-cell>
          <table:table-cell table:style-name="ce66" table:formula="of:=IFERROR(VLOOKUP([.$A8]; [$PotaraStats.$A$3:.H$125]; 8; 0); &quot;&quot;)" office:value-type="float" office:value="0" calcext:value-type="float">
            <text:p/>
          </table:table-cell>
          <table:table-cell table:style-name="ce66" table:formula="of:=IFERROR(VLOOKUP([.$A8]; [$PotaraStats.$A$3:.I$125]; 9; 0); &quot;&quot;)" office:value-type="float" office:value="0" calcext:value-type="float">
            <text:p/>
          </table:table-cell>
          <table:table-cell table:style-name="ce66" table:formula="of:=IFERROR(VLOOKUP([.$A8]; [$PotaraStats.$A$3:.J$125]; 10; 0); &quot;&quot;)" office:value-type="float" office:value="0" calcext:value-type="float">
            <text:p/>
          </table:table-cell>
          <table:table-cell table:style-name="ce66" table:formula="of:=IFERROR(VLOOKUP([.$A8]; [$PotaraStats.$A$3:.S$125]; 18; 0); &quot;&quot;)" office:value-type="float" office:value="0" calcext:value-type="float">
            <text:p/>
          </table:table-cell>
          <table:table-cell table:style-name="ce66" table:formula="of:=IFERROR(VLOOKUP([.$A8]; [$PotaraStats.$A$3:.K$125]; 11; 0); &quot;&quot;)" office:value-type="float" office:value="0" calcext:value-type="float">
            <text:p/>
          </table:table-cell>
          <table:table-cell table:style-name="ce66" table:formula="of:=IFERROR(VLOOKUP([.$A8]; [$PotaraStats.$A$3:.L$125]; 12; 0); &quot;&quot;)" office:value-type="float" office:value="0" calcext:value-type="float">
            <text:p/>
          </table:table-cell>
          <table:table-cell table:style-name="ce66" table:formula="of:=IFERROR(VLOOKUP([.$A8]; [$PotaraStats.$A$3:.M$125]; 13; 0); &quot;&quot;)" office:value-type="float" office:value="0" calcext:value-type="float">
            <text:p/>
          </table:table-cell>
          <table:table-cell table:style-name="ce66" table:formula="of:=IFERROR(VLOOKUP([.$A8]; [$PotaraStats.$A$3:.N$125]; 14; 0); &quot;&quot;)" office:value-type="float" office:value="0" calcext:value-type="float">
            <text:p/>
          </table:table-cell>
          <table:table-cell table:style-name="ce66" table:formula="of:=IFERROR(VLOOKUP([.$A8]; [$PotaraStats.$A$3:.O$125]; 15; 0); &quot;&quot;)" office:value-type="float" office:value="0" calcext:value-type="float">
            <text:p/>
          </table:table-cell>
          <table:table-cell table:style-name="ce66" table:formula="of:=IFERROR(VLOOKUP([.$A8]; [$PotaraStats.$A$3:.P$125]; 16; 0); &quot;&quot;)" office:value-type="float" office:value="0" calcext:value-type="float">
            <text:p/>
          </table:table-cell>
          <table:table-cell table:style-name="ce66" table:formula="of:=IFERROR(VLOOKUP([.$A8]; [$PotaraStats.$A$3:.Q$125]; 17; 0); &quot;&quot;)" office:value-type="float" office:value="0" calcext:value-type="float">
            <text:p/>
          </table:table-cell>
          <table:table-cell table:style-name="ce73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75" table:formula="of:=IF([.A8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2">
          <table:table-cell table:style-name="ce60" table:formula="of:=[$Output.F22]" office:value-type="string" office:string-value="None" calcext:value-type="string">
            <text:p>None</text:p>
          </table:table-cell>
          <table:table-cell table:style-name="ce66" table:formula="of:=IFERROR(VLOOKUP([.A9]; [$PotaraStats.$A$3:.$C$125]; 3; 0); &quot;&quot;)" office:value-type="float" office:value="0" calcext:value-type="float">
            <text:p/>
          </table:table-cell>
          <table:table-cell table:style-name="ce66" table:formula="of:=IFERROR(VLOOKUP([.A9]; [$PotaraStats.$A$3:.$D$125]; 4; 0); &quot;&quot;)" office:value-type="float" office:value="0" calcext:value-type="float">
            <text:p/>
          </table:table-cell>
          <table:table-cell table:style-name="ce66" table:formula="of:=IFERROR(VLOOKUP([.A9]; [$PotaraStats.$A$3:.$E$125]; 5; 0); &quot;&quot;)" office:value-type="float" office:value="0" calcext:value-type="float">
            <text:p/>
          </table:table-cell>
          <table:table-cell table:style-name="ce66" table:formula="of:=IFERROR(VLOOKUP([.$A9]; [$PotaraStats.$A$3:.F$125]; 6; 0); &quot;&quot;)" office:value-type="float" office:value="0" calcext:value-type="float">
            <text:p/>
          </table:table-cell>
          <table:table-cell table:style-name="ce66" table:formula="of:=IFERROR(VLOOKUP([.$A9]; [$PotaraStats.$A$3:.G$125]; 7; 0); &quot;&quot;)" office:value-type="float" office:value="0" calcext:value-type="float">
            <text:p/>
          </table:table-cell>
          <table:table-cell table:style-name="ce66" table:formula="of:=IFERROR(VLOOKUP([.$A9]; [$PotaraStats.$A$3:.H$125]; 8; 0); &quot;&quot;)" office:value-type="float" office:value="0" calcext:value-type="float">
            <text:p/>
          </table:table-cell>
          <table:table-cell table:style-name="ce66" table:formula="of:=IFERROR(VLOOKUP([.$A9]; [$PotaraStats.$A$3:.I$125]; 9; 0); &quot;&quot;)" office:value-type="float" office:value="0" calcext:value-type="float">
            <text:p/>
          </table:table-cell>
          <table:table-cell table:style-name="ce66" table:formula="of:=IFERROR(VLOOKUP([.$A9]; [$PotaraStats.$A$3:.J$125]; 10; 0); &quot;&quot;)" office:value-type="float" office:value="0" calcext:value-type="float">
            <text:p/>
          </table:table-cell>
          <table:table-cell table:style-name="ce66" table:formula="of:=IFERROR(VLOOKUP([.$A9]; [$PotaraStats.$A$3:.S$125]; 18; 0); &quot;&quot;)" office:value-type="float" office:value="0" calcext:value-type="float">
            <text:p/>
          </table:table-cell>
          <table:table-cell table:style-name="ce66" table:formula="of:=IFERROR(VLOOKUP([.$A9]; [$PotaraStats.$A$3:.K$125]; 11; 0); &quot;&quot;)" office:value-type="float" office:value="0" calcext:value-type="float">
            <text:p/>
          </table:table-cell>
          <table:table-cell table:style-name="ce66" table:formula="of:=IFERROR(VLOOKUP([.$A9]; [$PotaraStats.$A$3:.L$125]; 12; 0); &quot;&quot;)" office:value-type="float" office:value="0" calcext:value-type="float">
            <text:p/>
          </table:table-cell>
          <table:table-cell table:style-name="ce66" table:formula="of:=IFERROR(VLOOKUP([.$A9]; [$PotaraStats.$A$3:.M$125]; 13; 0); &quot;&quot;)" office:value-type="float" office:value="0" calcext:value-type="float">
            <text:p/>
          </table:table-cell>
          <table:table-cell table:style-name="ce66" table:formula="of:=IFERROR(VLOOKUP([.$A9]; [$PotaraStats.$A$3:.N$125]; 14; 0); &quot;&quot;)" office:value-type="float" office:value="0" calcext:value-type="float">
            <text:p/>
          </table:table-cell>
          <table:table-cell table:style-name="ce66" table:formula="of:=IFERROR(VLOOKUP([.$A9]; [$PotaraStats.$A$3:.O$125]; 15; 0); &quot;&quot;)" office:value-type="float" office:value="0" calcext:value-type="float">
            <text:p/>
          </table:table-cell>
          <table:table-cell table:style-name="ce66" table:formula="of:=IFERROR(VLOOKUP([.$A9]; [$PotaraStats.$A$3:.P$125]; 16; 0); &quot;&quot;)" office:value-type="float" office:value="0" calcext:value-type="float">
            <text:p/>
          </table:table-cell>
          <table:table-cell table:style-name="ce66" table:formula="of:=IFERROR(VLOOKUP([.$A9]; [$PotaraStats.$A$3:.Q$125]; 17; 0); &quot;&quot;)" office:value-type="float" office:value="0" calcext:value-type="float">
            <text:p/>
          </table:table-cell>
          <table:table-cell table:style-name="ce73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75" table:formula="of:=IF([.A9]=&quot;Halo&quot;; 1; 0)" office:value-type="float" office:value="0" calcext:value-type="float">
            <text:p>0</text:p>
          </table:table-cell>
          <table:table-cell table:style-name="ce75"/>
          <table:table-cell table:number-columns-repeated="1004"/>
        </table:table-row>
        <table:table-row table:style-name="ro13">
          <table:table-cell table:style-name="ce61"/>
          <table:table-cell table:number-columns-repeated="10" table:style-name="ce67" office:value-type="float" office:value="0" calcext:value-type="float">
            <text:p>0.00</text:p>
          </table:table-cell>
          <table:table-cell table:number-columns-repeated="3" table:style-name="ce71" office:value-type="string" calcext:value-type="string">
            <text:p>0</text:p>
          </table:table-cell>
          <table:table-cell table:style-name="ce71" office:value-type="string" calcext:value-type="string">
            <text:p>0.00</text:p>
          </table:table-cell>
          <table:table-cell table:number-columns-repeated="3" table:style-name="ce71" office:value-type="string" calcext:value-type="string">
            <text:p>0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62" office:value-type="string" calcext:value-type="string">
            <text:p>Bonuses</text:p>
          </table:table-cell>
          <table:table-cell table:style-name="ce68" table:formula="of:=MAX(0;[.B$3:.B$10])" office:value-type="float" office:value="0" calcext:value-type="float">
            <text:p>0.00</text:p>
          </table:table-cell>
          <table:table-cell table:style-name="ce68" table:formula="of:=MAX(0;[.C$3:.C$10])" office:value-type="float" office:value="0" calcext:value-type="float">
            <text:p>0.00</text:p>
          </table:table-cell>
          <table:table-cell table:style-name="ce68" table:formula="of:=MAX(0;[.D$3:.D$10])" office:value-type="float" office:value="0" calcext:value-type="float">
            <text:p>0.00</text:p>
          </table:table-cell>
          <table:table-cell table:style-name="ce68" table:formula="of:=MAX(0;[.E$3:.E$10])" office:value-type="float" office:value="0" calcext:value-type="float">
            <text:p>0.00</text:p>
          </table:table-cell>
          <table:table-cell table:style-name="ce68" table:formula="of:=MAX(0;[.F$3:.F$10])" office:value-type="float" office:value="0" calcext:value-type="float">
            <text:p>0.00</text:p>
          </table:table-cell>
          <table:table-cell table:style-name="ce68" table:formula="of:=MAX(0;[.G$3:.G$10])" office:value-type="float" office:value="0" calcext:value-type="float">
            <text:p>0.00</text:p>
          </table:table-cell>
          <table:table-cell table:style-name="ce68" table:formula="of:=MAX(0;[.H$3:.H$10])" office:value-type="float" office:value="0" calcext:value-type="float">
            <text:p>0.00</text:p>
          </table:table-cell>
          <table:table-cell table:style-name="ce68" table:formula="of:=MAX(0;[.I$3:.I$10])" office:value-type="float" office:value="0" calcext:value-type="float">
            <text:p>0.00</text:p>
          </table:table-cell>
          <table:table-cell table:style-name="ce68" table:formula="of:=MAX(0;[.J$3:.J$10])" office:value-type="float" office:value="0" calcext:value-type="float">
            <text:p>0.00</text:p>
          </table:table-cell>
          <table:table-cell table:style-name="ce68" table:formula="of:=MAX(0;[.K$3:.K$10])" office:value-type="float" office:value="0" calcext:value-type="float">
            <text:p>0.00</text:p>
          </table:table-cell>
          <table:table-cell table:style-name="ce68" table:formula="of:=MAX(0;[.L$3:.L$10])" office:value-type="float" office:value="0" calcext:value-type="float">
            <text:p>0.00</text:p>
          </table:table-cell>
          <table:table-cell table:style-name="ce68" table:formula="of:=MAX(0;[.M$3:.M$10])" office:value-type="float" office:value="0" calcext:value-type="float">
            <text:p>0.00</text:p>
          </table:table-cell>
          <table:table-cell table:style-name="ce68" table:formula="of:=MAX(0;[.N$3:.N$10])" office:value-type="float" office:value="0" calcext:value-type="float">
            <text:p>0.00</text:p>
          </table:table-cell>
          <table:table-cell table:style-name="ce68" table:formula="of:=MAX(0; [.O$3:.O$10])" office:value-type="float" office:value="0" calcext:value-type="float">
            <text:p>0.00</text:p>
          </table:table-cell>
          <table:table-cell table:style-name="ce68" table:formula="of:=MAX(0; [.P$3:.P$10])" office:value-type="float" office:value="0" calcext:value-type="float">
            <text:p>0.00</text:p>
          </table:table-cell>
          <table:table-cell table:style-name="ce68" table:formula="of:=MAX(0; [.Q$3:.Q$10])" office:value-type="float" office:value="0" calcext:value-type="float">
            <text:p>0.00</text:p>
          </table:table-cell>
          <table:table-cell table:style-name="ce74"/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62" office:value-type="string" calcext:value-type="string">
            <text:p>Penalties</text:p>
          </table:table-cell>
          <table:table-cell table:style-name="ce68" table:formula="of:=MIN(0; [.B$3:.B$10])" office:value-type="float" office:value="0" calcext:value-type="float">
            <text:p>0.00</text:p>
          </table:table-cell>
          <table:table-cell table:style-name="ce68" table:formula="of:=MIN(0; [.C$3:.C$10])" office:value-type="float" office:value="0" calcext:value-type="float">
            <text:p>0.00</text:p>
          </table:table-cell>
          <table:table-cell table:style-name="ce68" table:formula="of:=MIN(0; [.D$3:.D$10])" office:value-type="float" office:value="0" calcext:value-type="float">
            <text:p>0.00</text:p>
          </table:table-cell>
          <table:table-cell table:style-name="ce68" table:formula="of:=MIN(0; [.E$3:.E$10])" office:value-type="float" office:value="0" calcext:value-type="float">
            <text:p>0.00</text:p>
          </table:table-cell>
          <table:table-cell table:style-name="ce68" table:formula="of:=MIN(0; [.F$3:.F$10])" office:value-type="float" office:value="0" calcext:value-type="float">
            <text:p>0.00</text:p>
          </table:table-cell>
          <table:table-cell table:style-name="ce68" table:formula="of:=MIN(0; [.G$3:.G$10])" office:value-type="float" office:value="0" calcext:value-type="float">
            <text:p>0.00</text:p>
          </table:table-cell>
          <table:table-cell table:style-name="ce68" table:formula="of:=MIN(0; [.H$3:.H$10])" office:value-type="float" office:value="0" calcext:value-type="float">
            <text:p>0.00</text:p>
          </table:table-cell>
          <table:table-cell table:style-name="ce68" table:formula="of:=MIN(0; [.I$3:.I$10])" office:value-type="float" office:value="0" calcext:value-type="float">
            <text:p>0.00</text:p>
          </table:table-cell>
          <table:table-cell table:style-name="ce68" table:formula="of:=MIN(0; [.J$3:.J$10])" office:value-type="float" office:value="0" calcext:value-type="float">
            <text:p>0.00</text:p>
          </table:table-cell>
          <table:table-cell table:style-name="ce68" table:formula="of:=MIN(0; [.K$3:.K$10])" office:value-type="float" office:value="0" calcext:value-type="float">
            <text:p>0.00</text:p>
          </table:table-cell>
          <table:table-cell table:style-name="ce68" table:formula="of:=MIN(0; [.L$3:.L$10])" office:value-type="float" office:value="0" calcext:value-type="float">
            <text:p>0.00</text:p>
          </table:table-cell>
          <table:table-cell table:style-name="ce68" table:formula="of:=MIN(0; [.M$3:.M$10])" office:value-type="float" office:value="0" calcext:value-type="float">
            <text:p>0.00</text:p>
          </table:table-cell>
          <table:table-cell table:style-name="ce68" table:formula="of:=MIN(0; [.N$3:.N$10])" office:value-type="float" office:value="0" calcext:value-type="float">
            <text:p>0.00</text:p>
          </table:table-cell>
          <table:table-cell table:style-name="ce68" table:formula="of:=MIN(0; [.O$3:.O$10])" office:value-type="float" office:value="0" calcext:value-type="float">
            <text:p>0.00</text:p>
          </table:table-cell>
          <table:table-cell table:style-name="ce68" table:formula="of:=MIN(0; [.P$3:.P$10])" office:value-type="float" office:value="0" calcext:value-type="float">
            <text:p>0.00</text:p>
          </table:table-cell>
          <table:table-cell table:style-name="ce68" table:formula="of:=MIN(0; [.Q$3:.Q$10])" office:value-type="float" office:value="0" calcext:value-type="float">
            <text:p>0.00</text:p>
          </table:table-cell>
          <table:table-cell table:style-name="ce74"/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62" office:value-type="string" calcext:value-type="string">
            <text:p>Totals</text:p>
          </table:table-cell>
          <table:table-cell table:style-name="ce68" table:formula="of:=[.B$2]+([.B11]+[.B12])" office:value-type="float" office:value="0" calcext:value-type="float">
            <text:p>0.00</text:p>
          </table:table-cell>
          <table:table-cell table:style-name="ce68" table:formula="of:=[.C$2]+([.C11]+[.C12])" office:value-type="float" office:value="0" calcext:value-type="float">
            <text:p>0.00</text:p>
          </table:table-cell>
          <table:table-cell table:style-name="ce68" table:formula="of:=[.D$2]+([.D11]+[.D12])" office:value-type="float" office:value="0" calcext:value-type="float">
            <text:p>0.00</text:p>
          </table:table-cell>
          <table:table-cell table:style-name="ce68" table:formula="of:=[.E$2]+([.E11]+[.E12])" office:value-type="float" office:value="0" calcext:value-type="float">
            <text:p>0.00</text:p>
          </table:table-cell>
          <table:table-cell table:style-name="ce68" table:formula="of:=[.F$2]+([.F11]+[.F12])" office:value-type="float" office:value="0" calcext:value-type="float">
            <text:p>0.00</text:p>
          </table:table-cell>
          <table:table-cell table:style-name="ce68" table:formula="of:=[.G$2]+([.G11]+[.G12])" office:value-type="float" office:value="0" calcext:value-type="float">
            <text:p>0.00</text:p>
          </table:table-cell>
          <table:table-cell table:style-name="ce68" table:formula="of:=[.H$2]+([.H11]+[.H12])" office:value-type="float" office:value="0" calcext:value-type="float">
            <text:p>0.00</text:p>
          </table:table-cell>
          <table:table-cell table:style-name="ce68" table:formula="of:=[.I$2]+([.I11]+[.I12])" office:value-type="float" office:value="0" calcext:value-type="float">
            <text:p>0.00</text:p>
          </table:table-cell>
          <table:table-cell table:style-name="ce68" table:formula="of:=[.J$2]+([.J11]+[.J12])" office:value-type="float" office:value="0" calcext:value-type="float">
            <text:p>0.00</text:p>
          </table:table-cell>
          <table:table-cell table:style-name="ce68" table:formula="of:=[.K$2]+([.K11]+[.K12])" office:value-type="float" office:value="0" calcext:value-type="float">
            <text:p>0.00</text:p>
          </table:table-cell>
          <table:table-cell table:style-name="ce68" table:formula="of:=[.L$2]+([.L11]+[.L12])" office:value-type="float" office:value="0" calcext:value-type="float">
            <text:p>0.00</text:p>
          </table:table-cell>
          <table:table-cell table:style-name="ce68" table:formula="of:=[.M$2]+([.M11]+[.M12])" office:value-type="float" office:value="0" calcext:value-type="float">
            <text:p>0.00</text:p>
          </table:table-cell>
          <table:table-cell table:style-name="ce68" table:formula="of:=[.N$2]+([.N11]+[.N12])" office:value-type="float" office:value="0" calcext:value-type="float">
            <text:p>0.00</text:p>
          </table:table-cell>
          <table:table-cell table:style-name="ce68" table:formula="of:=[.O$2]+([.O11]+[.O12])" office:value-type="float" office:value="0" calcext:value-type="float">
            <text:p>0.00</text:p>
          </table:table-cell>
          <table:table-cell table:style-name="ce68" table:formula="of:=[.P$2]+([.P11]+[.P12])" office:value-type="float" office:value="0" calcext:value-type="float">
            <text:p>0.00</text:p>
          </table:table-cell>
          <table:table-cell table:style-name="ce68" table:formula="of:=[.Q$2]+([.Q11]+[.Q12])" office:value-type="float" office:value="0" calcext:value-type="float">
            <text:p>0.00</text:p>
          </table:table-cell>
          <table:table-cell table:style-name="ce74"/>
          <table:table-cell table:style-name="ce77" table:formula="of:=SUM([.S3:.S9])" office:value-type="float" office:value="0" calcext:value-type="float">
            <text:p>0</text:p>
          </table:table-cell>
          <table:table-cell table:style-name="ce77"/>
          <table:table-cell table:number-columns-repeated="1004"/>
        </table:table-row>
        <table:table-row table:style-name="ro2">
          <table:table-cell table:style-name="ce63" office:value-type="string" calcext:value-type="string">
            <text:p>Latent Energy</text:p>
          </table:table-cell>
          <table:table-cell table:style-name="ce69" table:number-columns-repeated="9"/>
          <table:table-cell table:style-name="ce69" table:formula="of:=IF([.R14]=1; 0.5; 0)" office:value-type="float" office:value="0" calcext:value-type="float">
            <text:p>0.00</text:p>
          </table:table-cell>
          <table:table-cell table:style-name="ce72" table:number-columns-repeated="6"/>
          <table:table-cell table:style-name="ce72" table:formula="of:=COUNTIF([.R$3:.R$9]; &quot;L&quot;)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1004"/>
        </table:table-row>
        <table:table-row table:style-name="ro2">
          <table:table-cell table:style-name="ce63" office:value-type="string" calcext:value-type="string">
            <text:p>Indignation</text:p>
          </table:table-cell>
          <table:table-cell table:style-name="ce69" table:number-columns-repeated="5"/>
          <table:table-cell table:style-name="ce69" table:formula="of:=IF([.$R$15]=1; 6.5%; 0)" office:value-type="float" office:value="0" calcext:value-type="float">
            <text:p>0.00</text:p>
          </table:table-cell>
          <table:table-cell table:style-name="ce69" table:formula="of:=IF([.$R$15]=1; 6.5%; 0)" office:value-type="float" office:value="0" calcext:value-type="float">
            <text:p>0.00</text:p>
          </table:table-cell>
          <table:table-cell table:style-name="ce69" table:number-columns-repeated="3"/>
          <table:table-cell table:style-name="ce72" table:number-columns-repeated="6"/>
          <table:table-cell table:style-name="ce72" table:formula="of:=COUNTIF([.R$3:.R$9]; &quot;I&quot;)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1004"/>
        </table:table-row>
        <table:table-row table:style-name="ro2">
          <table:table-cell table:style-name="ce63" office:value-type="string" calcext:value-type="string">
            <text:p>Fighting Spirit</text:p>
          </table:table-cell>
          <table:table-cell table:style-name="ce69" table:number-columns-repeated="7"/>
          <table:table-cell table:style-name="ce69" table:formula="of:=IF([.R16]=1; -10%; 0)" office:value-type="float" office:value="0" calcext:value-type="float">
            <text:p>0.00</text:p>
          </table:table-cell>
          <table:table-cell table:style-name="ce69" table:number-columns-repeated="2"/>
          <table:table-cell table:style-name="ce72" table:number-columns-repeated="6"/>
          <table:table-cell table:style-name="ce72" table:formula="of:=COUNTIF([.R$3:.R$9]; &quot;F&quot;)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1004"/>
        </table:table-row>
        <table:table-row table:style-name="ro2">
          <table:table-cell table:style-name="ce63" office:value-type="string" calcext:value-type="string">
            <text:p>Serious</text:p>
          </table:table-cell>
          <table:table-cell table:style-name="ce69" table:formula="of:=IF([.$R$17]=1; 6.5%; 0)" office:value-type="float" office:value="0" calcext:value-type="float">
            <text:p>0.00</text:p>
          </table:table-cell>
          <table:table-cell table:style-name="ce69" table:formula="of:=IF([.$R$17]=1; 6.5%; 0)" office:value-type="float" office:value="0" calcext:value-type="float">
            <text:p>0.00</text:p>
          </table:table-cell>
          <table:table-cell table:style-name="ce69" table:formula="of:=IF([.$R$17]=1; 6.5%; 0)" office:value-type="float" office:value="0" calcext:value-type="float">
            <text:p>0.00</text:p>
          </table:table-cell>
          <table:table-cell table:style-name="ce69" table:formula="of:=IF([.$R$17]=1; 6.5%; 0)" office:value-type="float" office:value="0" calcext:value-type="float">
            <text:p>0.00</text:p>
          </table:table-cell>
          <table:table-cell table:style-name="ce69" table:formula="of:=IF([.$R$17]=1; 6.5%; 0)" office:value-type="float" office:value="0" calcext:value-type="float">
            <text:p>0.00</text:p>
          </table:table-cell>
          <table:table-cell table:style-name="ce69" table:number-columns-repeated="5"/>
          <table:table-cell table:style-name="ce72" table:number-columns-repeated="6"/>
          <table:table-cell table:style-name="ce72" table:formula="of:=COUNTIF([.R$3:.R$9]; &quot;S&quot;)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1004"/>
        </table:table-row>
        <table:table-row table:style-name="ro2">
          <table:table-cell table:style-name="ce58" table:number-columns-repeated="17"/>
          <table:table-cell table:style-name="ce70" table:number-columns-repeated="3"/>
          <table:table-cell table:number-columns-repeated="1004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taraStats" table:style-name="ta6">
        <table:table-column table:style-name="co23" table:default-cell-style-name="Default"/>
        <table:table-column table:style-name="co10" table:number-columns-repeated="17" table:default-cell-style-name="Default"/>
        <table:table-column table:style-name="co27" table:default-cell-style-name="Default"/>
        <table:table-column table:style-name="co10" table:number-columns-repeated="1005" table:default-cell-style-name="Default"/>
        <table:table-row table:style-name="ro2">
          <table:table-cell table:style-name="ce78" office:value-type="string" calcext:value-type="string">
            <text:p>Potara Name</text:p>
          </table:table-cell>
          <table:table-cell table:style-name="ce78" office:value-type="string" calcext:value-type="string">
            <text:p>Potara Cost</text:p>
          </table:table-cell>
          <table:table-cell table:style-name="ce82" office:value-type="string" calcext:value-type="string">
            <text:p>Rush Attack</text:p>
          </table:table-cell>
          <table:table-cell table:style-name="ce82" office:value-type="string" calcext:value-type="string">
            <text:p>Smash Attack</text:p>
          </table:table-cell>
          <table:table-cell table:style-name="ce82" office:value-type="string" calcext:value-type="string">
            <text:p>Rush Blast</text:p>
          </table:table-cell>
          <table:table-cell table:style-name="ce82" office:value-type="string" calcext:value-type="string">
            <text:p>Energy Blast</text:p>
          </table:table-cell>
          <table:table-cell table:style-name="ce82" office:value-type="string" calcext:value-type="string">
            <text:p>Grab</text:p>
          </table:table-cell>
          <table:table-cell table:style-name="ce82" office:value-type="string" calcext:value-type="string">
            <text:p>B2</text:p>
          </table:table-cell>
          <table:table-cell table:style-name="ce82" office:value-type="string" calcext:value-type="string">
            <text:p>Ultimate</text:p>
          </table:table-cell>
          <table:table-cell table:style-name="ce82" office:value-type="string" calcext:value-type="string">
            <text:p>Charge Rate</text:p>
          </table:table-cell>
          <table:table-cell table:style-name="ce85" office:value-type="string" calcext:value-type="string">
            <text:p>Defense</text:p>
          </table:table-cell>
          <table:table-cell table:style-name="ce82" office:value-type="string" calcext:value-type="string">
            <text:p>Blast Stock</text:p>
          </table:table-cell>
          <table:table-cell table:style-name="ce82" office:value-type="string" calcext:value-type="string">
            <text:p>Switch Gauge</text:p>
          </table:table-cell>
          <table:table-cell table:style-name="ce82" office:value-type="string" calcext:value-type="string">
            <text:p>Clash</text:p>
          </table:table-cell>
          <table:table-cell table:style-name="ce78" office:value-type="string" calcext:value-type="string">
            <text:p>HP</text:p>
          </table:table-cell>
          <table:table-cell table:style-name="ce78" office:value-type="string" calcext:value-type="string">
            <text:p>Max Power duration</text:p>
          </table:table-cell>
          <table:table-cell table:style-name="ce78" office:value-type="string" calcext:value-type="string">
            <text:p>Base Ki Power</text:p>
          </table:table-cell>
          <table:table-cell table:style-name="ce78" office:value-type="string" calcext:value-type="string">
            <text:p>Paasive ki bonus</text:p>
          </table:table-cell>
          <table:table-cell table:style-name="ce78" office:value-type="string" calcext:value-type="string">
            <text:p>Misc</text:p>
          </table:table-cell>
          <table:table-cell table:style-name="ce78" office:value-type="string" calcext:value-type="string">
            <text:p>Potara Number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None</text:p>
          </table:table-cell>
          <table:table-cell table:style-name="ce79"/>
          <table:table-cell table:style-name="ce83" table:number-columns-repeated="8"/>
          <table:table-cell table:style-name="ce79"/>
          <table:table-cell table:style-name="ce83" table:number-columns-repeated="7"/>
          <table:table-cell table:style-name="ce86" table:number-columns-repeated="2"/>
          <table:table-cell table:number-columns-repeated="1004"/>
        </table:table-row>
        <table:table-row table:style-name="ro2">
          <table:table-cell table:style-name="ce79" office:value-type="string" calcext:value-type="string">
            <text:p>Attack +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.125" calcext:value-type="float">
            <text:p>0.125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12.5% more damage with all non-super moves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ttack +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4" office:value-type="float" office:value="0.25" calcext:value-type="float">
            <text:p>0.250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25% more damage with all non-super moves</text:p>
          </table:table-cell>
          <table:table-cell table:style-name="ce86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ttack +2 Defense -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.25" calcext:value-type="float">
            <text:p>0.25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4" office:value-type="float" office:value="-1" calcext:value-type="float">
            <text:p>-1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25% more damage with all non-super moves, but take 5% more damage from all sources</text:p>
          </table:table-cell>
          <table:table-cell table:style-name="ce86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ttack +3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5" table:style-name="ce84" office:value-type="float" office:value="0.39" calcext:value-type="float">
            <text:p>0.390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37.5% more damage with all non-super moves</text:p>
          </table:table-cell>
          <table:table-cell table:style-name="ce86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ttack +3 Super -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4" office:value-type="float" office:value="0.39" calcext:value-type="float">
            <text:p>0.390</text:p>
          </table:table-cell>
          <table:table-cell table:number-columns-repeated="2" table:style-name="ce84" office:value-type="float" office:value="-0.13" calcext:value-type="float">
            <text:p>-0.13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37.5% more damage with all non-super moves, but deal 13% less damage with all Super moves</text:p>
          </table:table-cell>
          <table:table-cell table:style-name="ce86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ttack +3 Defense -2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.39" calcext:value-type="float">
            <text:p>0.39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4" office:value-type="float" office:value="-2" calcext:value-type="float">
            <text:p>-2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37.5% more damage with all non-super moves, but take 10% more damage from all sources</text:p>
          </table:table-cell>
          <table:table-cell table:style-name="ce86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+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0.125" calcext:value-type="float">
            <text:p>0.125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12.5% more damage with all Super moves</text:p>
          </table:table-cell>
          <table:table-cell table:style-name="ce86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+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0.25" calcext:value-type="float">
            <text:p>0.25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25% more damage with all Super moves</text:p>
          </table:table-cell>
          <table:table-cell table:style-name="ce86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+2 Ki -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0.25" calcext:value-type="float">
            <text:p>0.250</text:p>
          </table:table-cell>
          <table:table-cell table:style-name="ce84" office:value-type="float" office:value="-0.125" calcext:value-type="float">
            <text:p>-0.125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25% more damage with all Super moves, but charge 20% slower</text:p>
          </table:table-cell>
          <table:table-cell table:style-name="ce86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+3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style-name="ce84" office:value-type="float" office:value="0.375" calcext:value-type="float">
            <text:p>0.375</text:p>
          </table:table-cell>
          <table:table-cell table:style-name="ce84" office:value-type="float" office:value="0.39" calcext:value-type="float">
            <text:p>0.39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37.5% more damage with all Super moves</text:p>
          </table:table-cell>
          <table:table-cell table:style-name="ce86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+3 Ki -2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style-name="ce84" office:value-type="float" office:value="0.375" calcext:value-type="float">
            <text:p>0.375</text:p>
          </table:table-cell>
          <table:table-cell table:style-name="ce84" office:value-type="float" office:value="0.39" calcext:value-type="float">
            <text:p>0.390</text:p>
          </table:table-cell>
          <table:table-cell table:style-name="ce84" office:value-type="float" office:value="-0.25" calcext:value-type="float">
            <text:p>-0.250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37.5% more damage with all Super moves, but Charge 40% slower</text:p>
          </table:table-cell>
          <table:table-cell table:style-name="ce86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+3 Attack -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4" office:value-type="float" office:value="-0.125" calcext:value-type="float">
            <text:p>-0.125</text:p>
          </table:table-cell>
          <table:table-cell table:style-name="ce84" office:value-type="float" office:value="0.375" calcext:value-type="float">
            <text:p>0.375</text:p>
          </table:table-cell>
          <table:table-cell table:style-name="ce84" office:value-type="float" office:value="0.39" calcext:value-type="float">
            <text:p>0.39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Deal 37.5% more damage with all Super moves, but deal 13% less damage with all non-super moves</text:p>
          </table:table-cell>
          <table:table-cell table:style-name="ce86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+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125" calcext:value-type="float">
            <text:p>0.125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Charge 12.5% faster</text:p>
          </table:table-cell>
          <table:table-cell table:style-name="ce86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+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25" calcext:value-type="float">
            <text:p>0.250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Charge 25% faster</text:p>
          </table:table-cell>
          <table:table-cell table:style-name="ce86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+2 Super -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-0.13" calcext:value-type="float">
            <text:p>-0.130</text:p>
          </table:table-cell>
          <table:table-cell table:style-name="ce84" office:value-type="float" office:value="0.25" calcext:value-type="float">
            <text:p>0.250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Charge 25% faster, but deal 12.5% less damage with all Super moves</text:p>
          </table:table-cell>
          <table:table-cell table:style-name="ce86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+3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375" calcext:value-type="float">
            <text:p>0.375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Charge 37.5% faster</text:p>
          </table:table-cell>
          <table:table-cell table:style-name="ce86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+3 Defense -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375" calcext:value-type="float">
            <text:p>0.375</text:p>
          </table:table-cell>
          <table:table-cell table:style-name="ce84" office:value-type="float" office:value="-1" calcext:value-type="float">
            <text:p>-1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Charge 37.5% faster, but take 5% more damage from all sources</text:p>
          </table:table-cell>
          <table:table-cell table:style-name="ce86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+3 Super -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-0.25" calcext:value-type="float">
            <text:p>-0.250</text:p>
          </table:table-cell>
          <table:table-cell table:style-name="ce84" office:value-type="float" office:value="0.375" calcext:value-type="float">
            <text:p>0.375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Charge 37.5% faster, but Deal 13% less damage with all Super moves</text:p>
          </table:table-cell>
          <table:table-cell table:style-name="ce86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fense +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4" table:formula="of:=1" office:value-type="float" office:value="1" calcext:value-type="float">
            <text:p>1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Take 5% less damage from all sources</text:p>
          </table:table-cell>
          <table:table-cell table:style-name="ce86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fense +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4" office:value-type="float" office:value="2" calcext:value-type="float">
            <text:p>2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Take 10% less damage from all sources</text:p>
          </table:table-cell>
          <table:table-cell table:style-name="ce86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fense +2 Attack -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4" office:value-type="float" office:value="-0.125" calcext:value-type="float">
            <text:p>-0.125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4" office:value-type="float" office:value="2" calcext:value-type="float">
            <text:p>2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Take 10% less damage from all sources, but deal 12.5% less damage with all non-super moves</text:p>
          </table:table-cell>
          <table:table-cell table:style-name="ce86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fense +3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4" office:value-type="float" office:value="3" calcext:value-type="float">
            <text:p>3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Take 15% less damage from all sources</text:p>
          </table:table-cell>
          <table:table-cell table:style-name="ce86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fense +3 Attack -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4" office:value-type="float" office:value="-0.125" calcext:value-type="float">
            <text:p>-0.125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4" office:value-type="float" office:value="3" calcext:value-type="float">
            <text:p>3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Take 15% less damage from all sources, but deal 12.5% less damage with all non-super moves</text:p>
          </table:table-cell>
          <table:table-cell table:style-name="ce86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fense +3 Ki -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2" calcext:value-type="float">
            <text:p>0.200</text:p>
          </table:table-cell>
          <table:table-cell table:style-name="ce84" office:value-type="float" office:value="3" calcext:value-type="float">
            <text:p>3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6" office:value-type="string" calcext:value-type="string">
            <text:p>Take 15% less damage from all sources, but Charge 12.5% slower</text:p>
          </table:table-cell>
          <table:table-cell table:style-name="ce86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None</text:p>
          </table:table-cell>
          <table:table-cell table:style-name="ce81"/>
          <table:table-cell table:style-name="ce84" table:number-columns-repeated="16"/>
          <table:table-cell table:style-name="ce87" table:number-columns-repeated="2"/>
          <table:table-cell table:number-columns-repeated="1004"/>
        </table:table-row>
        <table:table-row table:style-name="ro2">
          <table:table-cell table:style-name="ce80" office:value-type="string" calcext:value-type="string">
            <text:p>Fligh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Fighters who cannot fly become able to do so</text:p>
          </table:table-cell>
          <table:table-cell table:style-name="ce87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nleash Latent Power 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2" calcext:value-type="float">
            <text:p>0.20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1" calcext:value-type="float">
            <text:p>1.000</text:p>
          </table:table-cell>
          <table:table-cell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Base Ki Power goes up by 1 gauge, but you get Ki -1</text:p>
          </table:table-cell>
          <table:table-cell table:style-name="ce87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nleash Latent Power 2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4" calcext:value-type="float">
            <text:p>0.40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2" calcext:value-type="float">
            <text:p>2.000</text:p>
          </table:table-cell>
          <table:table-cell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Base Ki Power goes up by 2 gauges, but you get Ki -2</text:p>
          </table:table-cell>
          <table:table-cell table:style-name="ce87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nleash Latent Power 3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6" calcext:value-type="float">
            <text:p>0.60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3" calcext:value-type="float">
            <text:p>3.000</text:p>
          </table:table-cell>
          <table:table-cell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Base Ki Power goes up by 3 gauges, but you get Ki -3</text:p>
          </table:table-cell>
          <table:table-cell table:style-name="ce87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Ki Control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4" office:value-type="float" office:value="-1" calcext:value-type="float">
            <text:p>-1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Dragon Dash Ki use is halved, but you get Def -1</text:p>
          </table:table-cell>
          <table:table-cell table:style-name="ce87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Dash Mastery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4" office:value-type="float" office:value="-1" calcext:value-type="float">
            <text:p>-1.000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style-name="ce84" office:value-type="float" office:value="-2" calcext:value-type="float">
            <text:p>-2.000</text:p>
          </table:table-cell>
          <table:table-cell table:number-columns-repeated="4"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Dragon Dash uses no Ki, but you get Def -1, and clash -2</text:p>
          </table:table-cell>
          <table:table-cell table:style-name="ce87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High Spo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4" office:value-type="float" office:value="-0.125" calcext:value-type="float">
            <text:p>-0.125</text:p>
          </table:table-cell>
          <table:table-cell table:number-columns-repeated="14"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Rush Rapid Movement use is halved, but your Rush and Smash attacks deal 13% less damage.</text:p>
          </table:table-cell>
          <table:table-cell table:style-name="ce87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ssence of Sight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4" office:value-type="float" office:value="-0.125" calcext:value-type="float">
            <text:p>-0.125</text:p>
          </table:table-cell>
          <table:table-cell table:number-columns-repeated="14" table:style-name="ce84" office:value-type="float" office:value="0" calcext:value-type="float">
            <text:p>0.000</text:p>
          </table:table-cell>
          <table:table-cell table:style-name="ce87" office:value-type="string" calcext:value-type="string">
            <text:p>Rush Rapid Movement uses no Ki, but your Rush and Smash attacks deal 13% less damage.</text:p>
          </table:table-cell>
          <table:table-cell table:style-name="ce87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Warrior Lineage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Z-Burst Dash Ki use is halved. Auto-Counter Ki use is halved</text:p>
          </table:table-cell>
          <table:table-cell table:style-name="ce87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Halo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5" table:style-name="ce84" office:value-type="float" office:value="-0.125" calcext:value-type="float">
            <text:p>-0.125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-10000" calcext:value-type="float">
            <text:p>-10,000.00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Super Ki cost is halved, but you get Atk -1, and you lose 1 HP bar</text:p>
          </table:table-cell>
          <table:table-cell table:style-name="ce87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emon Seal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5" table:style-name="ce84" office:value-type="float" office:value="-0.125" calcext:value-type="float">
            <text:p>-0.125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-10000" calcext:value-type="float">
            <text:p>-10,000.00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Super Ki cost is halved, but you get Atk -1, and you lose 1 HP bar</text:p>
          </table:table-cell>
          <table:table-cell table:style-name="ce87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atisfying Blow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2" calcext:value-type="float">
            <text:p>0.200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r Supers ignore brick walls, but you get Ki -1</text:p>
          </table:table-cell>
          <table:table-cell table:style-name="ce87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ctive Hear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oubles the amount of Ki you generate from melee attacks</text:p>
          </table:table-cell>
          <table:table-cell table:style-name="ce87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Indomitable Fighting Spirit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riples the amount of Ki you generate from melee attacks</text:p>
          </table:table-cell>
          <table:table-cell table:style-name="ce87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ind Breaker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Ki damage caused when Guard Crushing an opponent is increased by 1 bar.</text:p>
          </table:table-cell>
          <table:table-cell table:style-name="ce87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Gigantic Power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Ki damage caused when Guard Crushing an opponent is increased by 2 bars.</text:p>
          </table:table-cell>
          <table:table-cell table:style-name="ce87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Rising Fighting Spiri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Ki is maxed at the start of each battle</text:p>
          </table:table-cell>
          <table:table-cell table:style-name="ce87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ecret Measures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4" office:value-type="float" office:value="0.5" calcext:value-type="float">
            <text:p>0.50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1" office:value-type="string" calcext:value-type="string">
            <text:p>Blast Stocks are at maximum at the start of each battle, but the Blast Gauge takes 50% more time to charge</text:p>
          </table:table-cell>
          <table:table-cell table:style-name="ce87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Proof of Friendship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" table:style-name="ce84" office:value-type="float" office:value="0" calcext:value-type="float">
            <text:p>0.000</text:p>
          </table:table-cell>
          <table:table-cell table:style-name="ce84" office:value-type="float" office:value="1" calcext:value-type="float">
            <text:p>1.000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style-name="ce81" office:value-type="string" calcext:value-type="string">
            <text:p>Switch Gauge is at maximum at the start of each battle, but your Switch Gauge takes 100% longer to charge</text:p>
          </table:table-cell>
          <table:table-cell table:style-name="ce87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endes Healing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1" office:value-type="string" calcext:value-type="string">
            <text:p>Recover about 1000 HP every 20 seconds</text:p>
          </table:table-cell>
          <table:table-cell table:style-name="ce87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ternal Life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1" office:value-type="string" calcext:value-type="string">
            <text:p>Recover about 1000 HP every 10 seconds</text:p>
          </table:table-cell>
          <table:table-cell table:style-name="ce87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Tension Up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5" table:style-name="ce84" office:value-type="float" office:value="0" calcext:value-type="float">
            <text:p>0.000</text:p>
          </table:table-cell>
          <table:table-cell table:style-name="ce84" office:value-type="float" office:value="500" calcext:value-type="float">
            <text:p>500.000</text:p>
          </table:table-cell>
          <table:table-cell table:style-name="ce80" office:value-type="string" calcext:value-type="string">
            <text:p>Passively gain 1 bar of Ki every 40 seconds</text:p>
          </table:table-cell>
          <table:table-cell table:style-name="ce87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High Tension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5" table:style-name="ce84" office:value-type="float" office:value="0" calcext:value-type="float">
            <text:p>0.000</text:p>
          </table:table-cell>
          <table:table-cell table:style-name="ce84" office:value-type="float" office:value="1250" calcext:value-type="float">
            <text:p>1,250.000</text:p>
          </table:table-cell>
          <table:table-cell table:style-name="ce80" office:value-type="string" calcext:value-type="string">
            <text:p>Passively gain 1 bar of Ki every 20 seconds</text:p>
          </table:table-cell>
          <table:table-cell table:style-name="ce87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Water Blessing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As long as you stay underwater, you passively gain 1 bar of Ki every 20 seconds, and 1000 HP every 10 seconds</text:p>
          </table:table-cell>
          <table:table-cell table:style-name="ce87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piritual Control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Blast Stock consumption -1</text:p>
          </table:table-cell>
          <table:table-cell table:style-name="ce87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Lover of Justice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2" calcext:value-type="float">
            <text:p>0.200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Blast Stock consumption -1, Ki -1, and Devilman's ultimate will deal 50% less damage</text:p>
          </table:table-cell>
          <table:table-cell table:style-name="ce87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vil Ambitions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2" calcext:value-type="float">
            <text:p>0.200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Blast Stock consumption -1, Ki -1, and Devilman's ultimate will deal 50% less damage</text:p>
          </table:table-cell>
          <table:table-cell table:style-name="ce87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Heart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4" office:value-type="float" office:value="0.25" calcext:value-type="float">
            <text:p>0.25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87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Beat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egain a Blast Stock each time Rapid Movement is used to dodge a Super</text:p>
          </table:table-cell>
          <table:table-cell table:style-name="ce87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Spirit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4" office:value-type="float" office:value="0.25" calcext:value-type="float">
            <text:p>0.25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Blast Stocks 25% faster</text:p>
          </table:table-cell>
          <table:table-cell table:style-name="ce87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Confidenc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4" office:value-type="float" office:value="0.25" calcext:value-type="float">
            <text:p>0.250</text:p>
          </table:table-cell>
          <table:table-cell table:style-name="ce84" office:value-type="float" office:value="1" calcext:value-type="float">
            <text:p>1.000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Blast Stocks 25% faster, but your switch gauge takes 100% longer to charge</text:p>
          </table:table-cell>
          <table:table-cell table:style-name="ce87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Battle Control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" table:style-name="ce84" office:value-type="float" office:value="0" calcext:value-type="float">
            <text:p>0.000</text:p>
          </table:table-cell>
          <table:table-cell table:style-name="ce84" office:value-type="float" office:value="-1" calcext:value-type="float">
            <text:p>-1.000</text:p>
          </table:table-cell>
          <table:table-cell table:number-columns-repeated="5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r Switch Bar charges 100% faster</text:p>
          </table:table-cell>
          <table:table-cell table:style-name="ce87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Kibito's Secret Art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87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Persistant Threa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4" office:value-type="float" office:value="0.25" calcext:value-type="float">
            <text:p>0.25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o an afterimage strike after you are knocked down, but the Blast Gauge charges 25% slower</text:p>
          </table:table-cell>
          <table:table-cell table:style-name="ce87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iracle Master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o an afterimage strike after you are knocked down.</text:p>
          </table:table-cell>
          <table:table-cell table:style-name="ce87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xquisite Skill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Stun B1s last 50% longer on your opponent, and 50% shorter on you.</text:p>
          </table:table-cell>
          <table:table-cell table:style-name="ce87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Quick Return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ecover 50% faster when rendered unconscious</text:p>
          </table:table-cell>
          <table:table-cell table:style-name="ce87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nleash Ki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4" office:value-type="float" office:value="2" calcext:value-type="float">
            <text:p>2.000</text:p>
          </table:table-cell>
          <table:table-cell table:number-columns-repeated="4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Clash +2</text:p>
          </table:table-cell>
          <table:table-cell table:style-name="ce87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Power of Rage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4" office:value-type="float" office:value="4" calcext:value-type="float">
            <text:p>4.000</text:p>
          </table:table-cell>
          <table:table-cell table:number-columns-repeated="4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Clash +4</text:p>
          </table:table-cell>
          <table:table-cell table:style-name="ce87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Power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4" office:value-type="float" office:value="6" calcext:value-type="float">
            <text:p>6.000</text:p>
          </table:table-cell>
          <table:table-cell table:number-columns-repeated="4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Clash +6</text:p>
          </table:table-cell>
          <table:table-cell table:style-name="ce87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Latent Energy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Defense +.5 for every HP bar you are missing</text:p>
          </table:table-cell>
          <table:table-cell table:style-name="ce87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Fighting Spiri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Ki +.5 for every HP bar you are missing</text:p>
          </table:table-cell>
          <table:table-cell table:style-name="ce87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Indignation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Super +.5 for every HP bar you are missing</text:p>
          </table:table-cell>
          <table:table-cell table:style-name="ce87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erious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Attack +.5 for every HP bar you are missing</text:p>
          </table:table-cell>
          <table:table-cell table:style-name="ce87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Hatred of Saiyans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5" table:style-name="ce84" office:value-type="float" office:value="0" calcext:value-type="float">
            <text:p>0.000</text:p>
          </table:table-cell>
          <table:table-cell table:style-name="ce84" office:value-type="float" office:value="333" calcext:value-type="float">
            <text:p>333.000</text:p>
          </table:table-cell>
          <table:table-cell table:style-name="ce80" office:value-type="string" calcext:value-type="string">
            <text:p>Passively gain 1 bar of Ki every 60 seconds</text:p>
          </table:table-cell>
          <table:table-cell table:style-name="ce87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Rush Blast 1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ush/Energy blasts travel 50% faster</text:p>
          </table:table-cell>
          <table:table-cell table:style-name="ce87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Rush Blast 2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0.5" calcext:value-type="float">
            <text:p>0.500</text:p>
          </table:table-cell>
          <table:table-cell table:number-columns-repeated="1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ush/Energy blasts deal 50% more damage</text:p>
          </table:table-cell>
          <table:table-cell table:style-name="ce87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Rush Blast 3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0.5" calcext:value-type="float">
            <text:p>0.500</text:p>
          </table:table-cell>
          <table:table-cell table:number-columns-repeated="1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ush/Energy blasts travel 100% faster, deal 50% more damage, and costs 50% less Ki</text:p>
          </table:table-cell>
          <table:table-cell table:style-name="ce87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Guard Master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become immune to Guard Crushes</text:p>
          </table:table-cell>
          <table:table-cell table:style-name="ce87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irag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If you dodge a barrage move with a rapid movement, you will automatically dodge the rest</text:p>
          </table:table-cell>
          <table:table-cell table:style-name="ce87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Warriors Will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amage taken while guarding is halved</text:p>
          </table:table-cell>
          <table:table-cell table:style-name="ce87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vil Prid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amage taken while guarding is halved</text:p>
          </table:table-cell>
          <table:table-cell table:style-name="ce87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Perfect Guard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take no damage while guarding</text:p>
          </table:table-cell>
          <table:table-cell table:style-name="ce87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parking Plus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3" table:style-name="ce84" office:value-type="float" office:value="0" calcext:value-type="float">
            <text:p>0.000</text:p>
          </table:table-cell>
          <table:table-cell table:style-name="ce84" office:value-type="float" office:value="0.5" calcext:value-type="float">
            <text:p>0.500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Max Power mode lasts 50% longer</text:p>
          </table:table-cell>
          <table:table-cell table:style-name="ce87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tyle of the Strong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0.26" calcext:value-type="float">
            <text:p>0.26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0.5" calcext:value-type="float">
            <text:p>0.500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Max Power mode lasts 50% longer, and you gain a 20% bonus to Ultimate damage.</text:p>
          </table:table-cell>
          <table:table-cell table:style-name="ce87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mperors Aura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3" table:style-name="ce84" office:value-type="float" office:value="0" calcext:value-type="float">
            <text:p>0.000</text:p>
          </table:table-cell>
          <table:table-cell table:style-name="ce84" office:value-type="float" office:value="0.5" calcext:value-type="float">
            <text:p>0.500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Max Power mode lasts 50% longer, Increase in the ability to stun in your opponent through Melee, and Rush Blasts</text:p>
          </table:table-cell>
          <table:table-cell table:style-name="ce87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iracle Sparking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-0.13" calcext:value-type="float">
            <text:p>-0.130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-0.5" calcext:value-type="float">
            <text:p>-0.500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87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avior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Automatically go into Max Power Mode when switching fighters in a Team Battle</text:p>
          </table:table-cell>
          <table:table-cell table:style-name="ce87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Light Body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a Brick Wall against Rush/Energy Blasts</text:p>
          </table:table-cell>
          <table:table-cell table:style-name="ce87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Power Body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a Brick Wall against Rush/Smash Attacks</text:p>
          </table:table-cell>
          <table:table-cell table:style-name="ce87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ltimate Body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a Brick Wall against all non-super attacks</text:p>
          </table:table-cell>
          <table:table-cell table:style-name="ce87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conic Aura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Increase in the ability to stun in your opponent through Melee, and Rush Blasts</text:p>
          </table:table-cell>
          <table:table-cell table:style-name="ce87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aster Strik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4" office:value-type="float" office:value="0.13" calcext:value-type="float">
            <text:p>0.130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style-name="ce84" office:value-type="float" office:value="-0.5" calcext:value-type="float">
            <text:p>-0.500</text:p>
          </table:table-cell>
          <table:table-cell table:number-columns-repeated="2" table:style-name="ce84" office:value-type="float" office:value="-0.26" calcext:value-type="float">
            <text:p>-0.26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Rush/Smash +1, but get Super -2, and deal 1/2 damage with throws</text:p>
          </table:table-cell>
          <table:table-cell table:style-name="ce87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aster Blas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4" office:value-type="float" office:value="-0.13" calcext:value-type="float">
            <text:p>-0.130</text:p>
          </table:table-cell>
          <table:table-cell table:number-columns-repeated="2" table:style-name="ce84" office:value-type="float" office:value="0.5" calcext:value-type="float">
            <text:p>0.500</text:p>
          </table:table-cell>
          <table:table-cell table:number-columns-repeated="12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ush/Energy blasts travel 100% faster, deal 50% more damage, and costs 50% less Ki. But you get Rush/Smash -1</text:p>
          </table:table-cell>
          <table:table-cell table:style-name="ce87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aster Throw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.000</text:p>
          </table:table-cell>
          <table:table-cell table:number-columns-repeated="2" table:style-name="ce84" office:value-type="float" office:value="-0.5" calcext:value-type="float">
            <text:p>-0.500</text:p>
          </table:table-cell>
          <table:table-cell table:style-name="ce84" office:value-type="float" office:value="1" calcext:value-type="float">
            <text:p>1.000</text:p>
          </table:table-cell>
          <table:table-cell table:number-columns-repeated="11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87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Charged Attack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-0.13" calcext:value-type="float">
            <text:p>-0.130</text:p>
          </table:table-cell>
          <table:table-cell table:style-name="ce84" office:value-type="float" office:value="0.13" calcext:value-type="float">
            <text:p>0.130</text:p>
          </table:table-cell>
          <table:table-cell table:number-columns-repeated="14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Smash Attack +1, but get Rush Attack -1</text:p>
          </table:table-cell>
          <table:table-cell table:style-name="ce87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Quick Fast Attack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float" office:value="0.13" calcext:value-type="float">
            <text:p>0.130</text:p>
          </table:table-cell>
          <table:table-cell table:style-name="ce84" office:value-type="float" office:value="-0.13" calcext:value-type="float">
            <text:p>-0.130</text:p>
          </table:table-cell>
          <table:table-cell table:number-columns-repeated="14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gain Rush Attack +1, but get Smash Attack -1</text:p>
          </table:table-cell>
          <table:table-cell table:style-name="ce87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Break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ragon Homing +1</text:p>
          </table:table-cell>
          <table:table-cell table:style-name="ce87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Dragon Crush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Dragon Homing +2</text:p>
          </table:table-cell>
          <table:table-cell table:style-name="ce87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Vanishing Break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Vanishing Attack +1</text:p>
          </table:table-cell>
          <table:table-cell table:style-name="ce87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Vanishing Rush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Vanishing Attack +2</text:p>
          </table:table-cell>
          <table:table-cell table:style-name="ce87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Combo Master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87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Quick Charg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Chargable Supers charge 50% faster (some examples are Kamehameha, and Special Beam Cannon</text:p>
          </table:table-cell>
          <table:table-cell table:style-name="ce87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Super Senses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You "Lock On" 50% faster</text:p>
          </table:table-cell>
          <table:table-cell table:style-name="ce87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Brolys Ring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A character that has this potara equipped cannot transform (this includes fusing)</text:p>
          </table:table-cell>
          <table:table-cell table:style-name="ce87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Namek Power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7" table:style-name="ce84" office:value-type="float" office:value="0.39" calcext:value-type="float">
            <text:p>0.390</text:p>
          </table:table-cell>
          <table:table-cell table:style-name="ce84" office:value-type="float" office:value="-0.6" calcext:value-type="float">
            <text:p>-0.600</text:p>
          </table:table-cell>
          <table:table-cell table:style-name="ce84" office:value-type="float" office:value="1.5" calcext:value-type="float">
            <text:p>1.5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Ki +3, Attack+3, Defense +3, and Super +3 while on Namekkian maps</text:p>
          </table:table-cell>
          <table:table-cell table:style-name="ce87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Earth Power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7" table:style-name="ce84" office:value-type="float" office:value="0.13" calcext:value-type="float">
            <text:p>0.130</text:p>
          </table:table-cell>
          <table:table-cell table:style-name="ce84" office:value-type="float" office:value="-0.2" calcext:value-type="float">
            <text:p>-0.200</text:p>
          </table:table-cell>
          <table:table-cell table:style-name="ce84" office:value-type="float" office:value="1" calcext:value-type="float">
            <text:p>1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Ki +1, Attack+1, Defense +1, and Super +1 while on Earth maps</text:p>
          </table:table-cell>
          <table:table-cell table:style-name="ce87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niversal Power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7" table:style-name="ce84" office:value-type="float" office:value="0.26" calcext:value-type="float">
            <text:p>0.260</text:p>
          </table:table-cell>
          <table:table-cell table:style-name="ce84" office:value-type="float" office:value="-0.4" calcext:value-type="float">
            <text:p>-0.400</text:p>
          </table:table-cell>
          <table:table-cell table:style-name="ce84" office:value-type="float" office:value="2" calcext:value-type="float">
            <text:p>2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Ki +2, Attack+2, Defense +2, and Super +2 while on every other map</text:p>
          </table:table-cell>
          <table:table-cell table:style-name="ce87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Blu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Purpl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Yellow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Red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Green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Whit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Pink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Violet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the selected color, and you get an extra bar of Ki at the start of every battle</text:p>
          </table:table-cell>
          <table:table-cell table:style-name="ce87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Ultimate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87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Ultimate 3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87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Aura Change Ultimate 4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87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aster Roshis Training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12" table:style-name="ce84" office:value-type="float" office:value="0" calcext:value-type="float">
            <text:p>0.000</text:p>
          </table:table-cell>
          <table:table-cell table:style-name="ce84" office:value-type="float" office:value="10000" calcext:value-type="float">
            <text:p>10,000.00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an extra bar of maximum HP</text:p>
          </table:table-cell>
          <table:table-cell table:style-name="ce87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King Kais Training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12" table:style-name="ce84" office:value-type="float" office:value="0" calcext:value-type="float">
            <text:p>0.000</text:p>
          </table:table-cell>
          <table:table-cell table:style-name="ce84" office:value-type="float" office:value="20000" calcext:value-type="float">
            <text:p>20,000.00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two extra bars of maximum HP</text:p>
          </table:table-cell>
          <table:table-cell table:style-name="ce87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#18s Kiss</text:p>
          </table:table-cell>
          <table:table-cell table:style-name="ce81" office:value-type="float" office:value="7" calcext:value-type="float">
            <text:p>7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Dragon Homing +2, and Vanishing Attack +2</text:p>
          </table:table-cell>
          <table:table-cell table:style-name="ce87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#17s Scarf</text:p>
          </table:table-cell>
          <table:table-cell table:style-name="ce81" office:value-type="float" office:value="7" calcext:value-type="float">
            <text:p>7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4" office:value-type="float" office:value="1" calcext:value-type="float">
            <text:p>1.000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a Brick Wall against all non-super attacks, and are able to stun Brick Walls, but get Defense -1</text:p>
          </table:table-cell>
          <table:table-cell table:style-name="ce87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Medical Machine</text:p>
          </table:table-cell>
          <table:table-cell table:style-name="ce81" office:value-type="float" office:value="7" calcext:value-type="float">
            <text:p>7</text:p>
          </table:table-cell>
          <table:table-cell table:number-columns-repeated="16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87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ltra Divine Water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8" table:style-name="ce84" office:value-type="float" office:value="0.125" calcext:value-type="float">
            <text:p>0.125</text:p>
          </table:table-cell>
          <table:table-cell table:style-name="ce84" office:value-type="float" office:value="1" calcext:value-type="float">
            <text:p>1.00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4" office:value-type="float" office:value="-10000" calcext:value-type="float">
            <text:p>-10,000.000</text:p>
          </table:table-cell>
          <table:table-cell table:number-columns-repeated="3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+1 to all stats, but lose 1 bar of health.</text:p>
          </table:table-cell>
          <table:table-cell table:style-name="ce87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Broken Glow</text:p>
          </table:table-cell>
          <table:table-cell table:style-name="ce81" office:value-type="float" office:value="4" calcext:value-type="float">
            <text:p>4</text:p>
          </table:table-cell>
          <table:table-cell table:number-columns-repeated="7" table:style-name="ce84" office:value-type="float" office:value="-0.13" calcext:value-type="float">
            <text:p>-0.13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B2s Cost half, but you get Attack -1 and Super -1</text:p>
          </table:table-cell>
          <table:table-cell table:style-name="ce87" office:value-type="float" office:value="121" calcext:value-type="float">
            <text:p>121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Ultimate +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6" table:style-name="ce84" office:value-type="float" office:value="0" calcext:value-type="float">
            <text:p>0.000</text:p>
          </table:table-cell>
          <table:table-cell table:style-name="ce84" office:value-type="float" office:value="0.2" calcext:value-type="float">
            <text:p>0.200</text:p>
          </table:table-cell>
          <table:table-cell table:number-columns-repeated="9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Increases Ultimate damage by ~20%.</text:p>
          </table:table-cell>
          <table:table-cell table:style-name="ce87" office:value-type="float" office:value="122" calcext:value-type="float">
            <text:p>122</text:p>
          </table:table-cell>
          <table:table-cell table:number-columns-repeated="1004"/>
        </table:table-row>
        <table:table-row table:style-name="ro2">
          <table:table-cell table:style-name="ce80" office:value-type="string" calcext:value-type="string">
            <text:p>Launchs Support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7" table:style-name="ce84" office:value-type="float" office:value="0" calcext:value-type="float">
            <text:p>0.000</text:p>
          </table:table-cell>
          <table:table-cell table:style-name="ce84" office:value-type="float" office:value="0.125" calcext:value-type="float">
            <text:p>0.125</text:p>
          </table:table-cell>
          <table:table-cell table:number-columns-repeated="8" table:style-name="ce84" office:value-type="float" office:value="0" calcext:value-type="float">
            <text:p>0.000</text:p>
          </table:table-cell>
          <table:table-cell table:style-name="ce80" office:value-type="string" calcext:value-type="string">
            <text:p>Gain Ki +1 (active charging only)</text:p>
          </table:table-cell>
          <table:table-cell table:style-name="ce87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10" table:number-rows-repeated="10484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Calc" table:style-name="ta7">
        <table:table-column table:style-name="co28" table:default-cell-style-name="Default"/>
        <table:table-column table:style-name="co29" table:number-columns-repeated="4" table:default-cell-style-name="Default"/>
        <table:table-column table:style-name="co10" table:number-columns-repeated="4" table:default-cell-style-name="Default"/>
        <table:table-column table:style-name="co4" table:number-columns-repeated="2" table:default-cell-style-name="Default"/>
        <table:table-column table:style-name="co10" table:number-columns-repeated="3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number-columns-repeated="2" table:default-cell-style-name="Default"/>
        <table:table-column table:style-name="co10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number-columns-repeated="990" table:default-cell-style-name="Default"/>
        <table:table-row table:style-name="ro2">
          <table:table-cell table:style-name="ce78" office:value-type="string" calcext:value-type="string">
            <text:p>Player Name</text:p>
          </table:table-cell>
          <table:table-cell table:style-name="ce82" office:value-type="string" calcext:value-type="string">
            <text:p>Rush Attack (Avg)</text:p>
          </table:table-cell>
          <table:table-cell table:style-name="ce82" office:value-type="string" calcext:value-type="string">
            <text:p>Smash Attack (Avg)</text:p>
          </table:table-cell>
          <table:table-cell table:style-name="ce82" office:value-type="string" calcext:value-type="string">
            <text:p>Rush Blast (Avg)</text:p>
          </table:table-cell>
          <table:table-cell table:style-name="ce82" office:value-type="string" calcext:value-type="string">
            <text:p>Rush Blasts per Volley</text:p>
          </table:table-cell>
          <table:table-cell table:style-name="ce82" office:value-type="string" calcext:value-type="string">
            <text:p>Energy Blast</text:p>
          </table:table-cell>
          <table:table-cell table:style-name="ce82" office:value-type="string" calcext:value-type="string">
            <text:p>Grab</text:p>
          </table:table-cell>
          <table:table-cell table:style-name="ce82" office:value-type="string" calcext:value-type="string">
            <text:p>Charge Rate</text:p>
          </table:table-cell>
          <table:table-cell table:style-name="ce82" office:value-type="string" calcext:value-type="string">
            <text:p>Defense</text:p>
          </table:table-cell>
          <table:table-cell table:style-name="ce82" office:value-type="string" calcext:value-type="string">
            <text:p>Blast Stock Gen</text:p>
          </table:table-cell>
          <table:table-cell table:style-name="ce82" office:value-type="string" calcext:value-type="string">
            <text:p>Max Blast Stocks</text:p>
          </table:table-cell>
          <table:table-cell table:style-name="ce82" office:value-type="string" calcext:value-type="string">
            <text:p>Switch Gauge</text:p>
          </table:table-cell>
          <table:table-cell table:style-name="ce82" office:value-type="string" calcext:value-type="string">
            <text:p>Evilness</text:p>
          </table:table-cell>
          <table:table-cell table:style-name="ce78" office:value-type="string" calcext:value-type="string">
            <text:p>HP</text:p>
          </table:table-cell>
          <table:table-cell table:style-name="ce78" office:value-type="string" calcext:value-type="string">
            <text:p>Max Power duration</text:p>
          </table:table-cell>
          <table:table-cell table:style-name="ce78" office:value-type="string" calcext:value-type="string">
            <text:p>Base Ki Power</text:p>
          </table:table-cell>
          <table:table-cell table:style-name="ce82" office:value-type="string" calcext:value-type="string">
            <text:p>B2 1 Name</text:p>
          </table:table-cell>
          <table:table-cell table:style-name="ce82" office:value-type="string" calcext:value-type="string">
            <text:p>B2 1 Damage</text:p>
          </table:table-cell>
          <table:table-cell table:style-name="ce82" office:value-type="string" calcext:value-type="string">
            <text:p>B2 1 Damage (boosted)</text:p>
          </table:table-cell>
          <table:table-cell table:style-name="ce82" office:value-type="string" calcext:value-type="string">
            <text:p>B2 2 Name</text:p>
          </table:table-cell>
          <table:table-cell table:style-name="ce82" office:value-type="string" calcext:value-type="string">
            <text:p>B2 2 Damage</text:p>
          </table:table-cell>
          <table:table-cell table:style-name="ce82" office:value-type="string" calcext:value-type="string">
            <text:p>B2 2 Damage (boosted)</text:p>
          </table:table-cell>
          <table:table-cell table:style-name="ce82" office:value-type="string" calcext:value-type="string">
            <text:p>Ultimate Name</text:p>
          </table:table-cell>
          <table:table-cell table:style-name="ce82" office:value-type="string" calcext:value-type="string">
            <text:p>Ultimate Damage</text:p>
          </table:table-cell>
          <table:table-cell table:style-name="ce92" office:value-type="string" calcext:value-type="string">
            <text:p>Ult Damage Boosted</text:p>
          </table:table-cell>
          <table:table-cell table:style-name="ce92" office:value-type="string" calcext:value-type="string">
            <text:p>1</text:p>
          </table:table-cell>
          <table:table-cell table:style-name="ce92" office:value-type="string" calcext:value-type="string">
            <text:p>2</text:p>
          </table:table-cell>
          <table:table-cell table:style-name="ce92" office:value-type="string" calcext:value-type="string">
            <text:p>3</text:p>
          </table:table-cell>
          <table:table-cell table:style-name="ce92" office:value-type="string" calcext:value-type="string">
            <text:p>4</text:p>
          </table:table-cell>
          <table:table-cell table:style-name="ce92" office:value-type="string" calcext:value-type="string">
            <text:p>5</text:p>
          </table:table-cell>
          <table:table-cell table:style-name="ce92" office:value-type="string" calcext:value-type="string">
            <text:p>6</text:p>
          </table:table-cell>
          <table:table-cell table:style-name="ce92" office:value-type="string" calcext:value-type="string">
            <text:p>7</text:p>
          </table:table-cell>
          <table:table-cell table:style-name="ce92" office:value-type="string" calcext:value-type="string">
            <text:p>8</text:p>
          </table:table-cell>
          <table:table-cell table:style-name="ce92" office:value-type="string" calcext:value-type="string">
            <text:p>Passive Charge Rate</text:p>
          </table:table-cell>
          <table:table-cell table:number-columns-repeated="990"/>
        </table:table-row>
        <table:table-row table:style-name="ro2">
          <table:table-cell table:style-name="ce88" table:formula="of:=[$Output.C3]" office:value-type="string" office:string-value="Cell" calcext:value-type="string">
            <text:p>Cell</text:p>
          </table:table-cell>
          <table:table-cell table:style-name="ce89" table:formula="of:=VLOOKUP([.$A$2];[$'Player Base Stats'.$A$2:.$AG$163];4;0)" office:value-type="float" office:value="290" calcext:value-type="float">
            <text:p>290</text:p>
          </table:table-cell>
          <table:table-cell table:style-name="ce89" table:formula="of:=VLOOKUP([.$A$2];[$'Player Base Stats'.$A$2:.$AG$163];5;0)" office:value-type="float" office:value="1270" calcext:value-type="float">
            <text:p>1,270</text:p>
          </table:table-cell>
          <table:table-cell table:style-name="ce89" table:formula="of:=VLOOKUP([.$A$2];[$'Player Base Stats'.$A$2:.$AG$163]; 6; 0)" office:value-type="float" office:value="260" calcext:value-type="float">
            <text:p>260</text:p>
          </table:table-cell>
          <table:table-cell table:style-name="ce89" table:formula="of:=VLOOKUP([.$A$2];[$'Player Base Stats'.$A$2:.$AG$163];7;0)" office:value-type="float" office:value="5" calcext:value-type="float">
            <text:p>5</text:p>
          </table:table-cell>
          <table:table-cell table:style-name="ce89" table:formula="of:=VLOOKUP([.$A$2];[$'Player Base Stats'.$A$2:.$AG$163];9;0)" office:value-type="float" office:value="1550" calcext:value-type="float">
            <text:p>1,550</text:p>
          </table:table-cell>
          <table:table-cell table:style-name="ce89" table:formula="of:=VLOOKUP([.$A$2];[$'Player Base Stats'.$A$2:.$AG$163];10;0)" office:value-type="float" office:value="2950" calcext:value-type="float">
            <text:p>2,950</text:p>
          </table:table-cell>
          <table:table-cell table:style-name="ce90" table:formula="of:=VLOOKUP([.$A$2];[$'Player Base Stats'.$A$2:.$AG$163];11;0)" office:value-type="string" office:string-value="13800" calcext:value-type="string">
            <text:p>13800</text:p>
          </table:table-cell>
          <table:table-cell table:style-name="ce91" table:formula="of:=VLOOKUP([.$A$2];[$'Player Base Stats'.$A$2:.$AG$163]; 3; 0)" office:value-type="float" office:value="0" calcext:value-type="float">
            <text:p>0</text:p>
          </table:table-cell>
          <table:table-cell table:style-name="ce89" table:formula="of:=VLOOKUP([.$A$2];[$'Player Base Stats'.$A$2:.$AG$163];14;0)" office:value-type="string" office:string-value="5400" calcext:value-type="string">
            <text:p>5400</text:p>
          </table:table-cell>
          <table:table-cell table:style-name="ce89" table:formula="of:=VLOOKUP([.$A$2];[$'Player Base Stats'.$A$2:.$AG$163];15;0)" office:value-type="string" office:string-value="4" calcext:value-type="string">
            <text:p>4</text:p>
          </table:table-cell>
          <table:table-cell table:style-name="ce89" table:formula="of:=VLOOKUP([.$A$2];[$'Player Base Stats'.$A$2:.$AG$163];16;0)" office:value-type="string" office:string-value="20" calcext:value-type="string">
            <text:p>20</text:p>
          </table:table-cell>
          <table:table-cell table:style-name="ce89" table:formula="of:=VLOOKUP([.$A$2];[$'Player Base Stats'.$A$2:.$AG$163];17;0)" office:value-type="float" office:value="80" calcext:value-type="float">
            <text:p>80</text:p>
          </table:table-cell>
          <table:table-cell table:style-name="ce89" table:formula="of:=VLOOKUP([.$A$2];[$'Player Base Stats'.$A$2:.$AG$163];2;0)" office:value-type="float" office:value="40000" calcext:value-type="float">
            <text:p>40,000</text:p>
          </table:table-cell>
          <table:table-cell table:style-name="ce89" table:formula="of:=VLOOKUP([.$A$2];[$'Player Base Stats'.$A$2:.$AG$163];18;0)" office:value-type="float" office:value="17" calcext:value-type="float">
            <text:p>17</text:p>
          </table:table-cell>
          <table:table-cell table:style-name="ce89" table:formula="of:=VLOOKUP([.$A$2];[$'Player Base Stats'.$A$2:.$AG$163];13;0)" office:value-type="float" office:value="2" calcext:value-type="float">
            <text:p>2</text:p>
          </table:table-cell>
          <table:table-cell table:style-name="ce89" table:formula="of:=VLOOKUP([.$A$2];[$'B2 List'.$A$3:.$AG$163];2;0)" office:value-type="string" office:string-value="Kamehameha" calcext:value-type="string">
            <text:p>Kamehameha</text:p>
          </table:table-cell>
          <table:table-cell table:style-name="ce89" table:formula="of:=VLOOKUP([.$A$2];[$'B2 List'.$A$3:.$AG$163];4;0)" office:value-type="float" office:value="7080" calcext:value-type="float">
            <text:p>7,080</text:p>
          </table:table-cell>
          <table:table-cell table:style-name="ce89" table:formula="of:=VLOOKUP([.$A$2];[$'B2 List'.$A$3:.$AG$163];5;0)" office:value-type="float" office:value="11280" calcext:value-type="float">
            <text:p>11,280</text:p>
          </table:table-cell>
          <table:table-cell table:style-name="ce89" table:formula="of:=VLOOKUP([.$A$2];[$'B2 List'.$A$2:.$AG$163]; 8; 0)" office:value-type="string" office:string-value="Special Beam Cannon" calcext:value-type="string">
            <text:p>Special Beam Cannon</text:p>
          </table:table-cell>
          <table:table-cell table:style-name="ce89" table:formula="of:=VLOOKUP([.$A$2];[$'B2 List'.$A$2:.$AG$163];10;0)" office:value-type="float" office:value="7940" calcext:value-type="float">
            <text:p>7,940</text:p>
          </table:table-cell>
          <table:table-cell table:style-name="ce89" table:formula="of:=VLOOKUP([.$A$2];[$'B2 List'.$A$2:.$AG$163];11;0)" office:value-type="float" office:value="14780" calcext:value-type="float">
            <text:p>14,780</text:p>
          </table:table-cell>
          <table:table-cell table:style-name="ce89" table:formula="of:=VLOOKUP([.$A$2];[$'B2 List'.$A$2:.$AG$163];14;0)" office:value-type="string" office:string-value="Drain Life Cell" calcext:value-type="string">
            <text:p>Drain Life Cell</text:p>
          </table:table-cell>
          <table:table-cell table:style-name="ce89" table:formula="of:=VLOOKUP([.$A$2];[$'B2 List'.$A$2:.$AG$163];16;0)" office:value-type="float" office:value="12220" calcext:value-type="float">
            <text:p>12,220</text:p>
          </table:table-cell>
          <table:table-cell table:style-name="ce89" table:formula="of:=VLOOKUP([.$A$2];[$'B2 List'.$A$2:.$AG$163];17;0)" office:value-type="float" office:value="12250" calcext:value-type="float">
            <text:p>12,250</text:p>
          </table:table-cell>
          <table:table-cell table:style-name="ce89" table:formula="of:=VLOOKUP([.$A$2];[$'Player Unique Characteristics'.$A$2:.$AG$163];2;0)" office:value-type="string" office:string-value="Banned from Eternal Life" calcext:value-type="string">
            <text:p>Banned from Eternal Life</text:p>
          </table:table-cell>
          <table:table-cell table:style-name="ce89" table:formula="of:=VLOOKUP([.$A$2];[$'Player Unique Characteristics'.$A$2:.$AG$163]; 3; 0)" office:value-type="string" office:string-value="Banned from Master Grab" calcext:value-type="string">
            <text:p>Banned from Master Grab</text:p>
          </table:table-cell>
          <table:table-cell table:style-name="ce89" table:formula="of:=VLOOKUP([.$A$2];[$'Player Unique Characteristics'.$A$2:.$AG$163];4;0)" office:value-type="string" office:string-value="Banned from Recoome AI" calcext:value-type="string">
            <text:p>Banned from Recoome AI</text:p>
          </table:table-cell>
          <table:table-cell table:style-name="ce89" table:formula="of:=VLOOKUP([.$A$2];[$'Player Unique Characteristics'.$A$2:.$AG$163];5;0)" office:value-type="string" office:string-value="Bans the team from Eternal Life" calcext:value-type="string">
            <text:p>Bans the team from Eternal Life</text:p>
          </table:table-cell>
          <table:table-cell table:style-name="ce89" table:formula="of:=VLOOKUP([.$A$2];[$'Player Unique Characteristics'.$A$2:.$AG$163]; 6; 0)" office:value-type="float" office:value="0" calcext:value-type="float">
            <text:p/>
          </table:table-cell>
          <table:table-cell table:style-name="ce89" table:formula="of:=VLOOKUP([.$A$2];[$'Player Unique Characteristics'.$A$2:.$AG$163];7;0)" office:value-type="float" office:value="0" calcext:value-type="float">
            <text:p/>
          </table:table-cell>
          <table:table-cell table:style-name="ce89" table:formula="of:=VLOOKUP([.$A$2];[$'Player Unique Characteristics'.$A$2:.$AG$163]; 8; 0)" office:value-type="float" office:value="0" calcext:value-type="float">
            <text:p/>
          </table:table-cell>
          <table:table-cell table:style-name="ce89" table:formula="of:=VLOOKUP([.$A$2];[$'Player Unique Characteristics'.$A$2:.$AG$163];9;0)" office:value-type="float" office:value="0" calcext:value-type="float">
            <text:p/>
          </table:table-cell>
          <table:table-cell table:style-name="ce93" table:formula="of:=VLOOKUP([.$A$2];[$'Player Base Stats'.$A$2:.$AI$163]; 12; 0)" office:value-type="float" office:value="2400" calcext:value-type="float">
            <text:p>2,400</text:p>
          </table:table-cell>
          <table:table-cell table:number-columns-repeated="990"/>
        </table:table-row>
        <table:table-row table:style-name="ro2">
          <table:table-cell table:style-name="ce88" table:formula="of:=[$'Character profile'.C3]" office:value-type="string" office:string-value="Cell" calcext:value-type="string">
            <text:p>Cell</text:p>
          </table:table-cell>
          <table:table-cell table:style-name="ce89" table:formula="of:=VLOOKUP([.$A$3];[$'Player Base Stats'.$A$2:.$AG$163];4;0)" office:value-type="float" office:value="290" calcext:value-type="float">
            <text:p>290</text:p>
          </table:table-cell>
          <table:table-cell table:style-name="ce89" table:formula="of:=VLOOKUP([.$A$3];[$'Player Base Stats'.$A$2:.$AG$163];5;0)" office:value-type="float" office:value="1270" calcext:value-type="float">
            <text:p>1,270</text:p>
          </table:table-cell>
          <table:table-cell table:style-name="ce89" table:formula="of:=VLOOKUP([.$A$3];[$'Player Base Stats'.$A$2:.$AG$163]; 6; 0)" office:value-type="float" office:value="260" calcext:value-type="float">
            <text:p>260</text:p>
          </table:table-cell>
          <table:table-cell table:style-name="ce89" table:formula="of:=VLOOKUP([.$A$3];[$'Player Base Stats'.$A$2:.$AG$163];7;0)" office:value-type="float" office:value="5" calcext:value-type="float">
            <text:p>5</text:p>
          </table:table-cell>
          <table:table-cell table:style-name="ce89" table:formula="of:=VLOOKUP([.$A$3];[$'Player Base Stats'.$A$2:.$AG$163];9;0)" office:value-type="float" office:value="1550" calcext:value-type="float">
            <text:p>1,550</text:p>
          </table:table-cell>
          <table:table-cell table:style-name="ce89" table:formula="of:=VLOOKUP([.$A$3];[$'Player Base Stats'.$A$2:.$AG$163];10;0)" office:value-type="float" office:value="2950" calcext:value-type="float">
            <text:p>2,950</text:p>
          </table:table-cell>
          <table:table-cell table:style-name="ce90" table:formula="of:=VLOOKUP([.$A$3];[$'Player Base Stats'.$A$2:.$AG$163];11;0)" office:value-type="string" office:string-value="13800" calcext:value-type="string">
            <text:p>13800</text:p>
          </table:table-cell>
          <table:table-cell table:style-name="ce91" table:formula="of:=VLOOKUP([.$A$3];[$'Player Base Stats'.$A$2:.$AG$163]; 3; 0)" office:value-type="float" office:value="0" calcext:value-type="float">
            <text:p>0</text:p>
          </table:table-cell>
          <table:table-cell table:style-name="ce89" table:formula="of:=VLOOKUP([.$A$3];[$'Player Base Stats'.$A$2:.$AG$163];14;0)" office:value-type="string" office:string-value="5400" calcext:value-type="string">
            <text:p>5400</text:p>
          </table:table-cell>
          <table:table-cell table:style-name="ce89" table:formula="of:=VLOOKUP([.$A$3];[$'Player Base Stats'.$A$2:.$AG$163];15;0)" office:value-type="string" office:string-value="4" calcext:value-type="string">
            <text:p>4</text:p>
          </table:table-cell>
          <table:table-cell table:style-name="ce89" table:formula="of:=VLOOKUP([.$A$3];[$'Player Base Stats'.$A$2:.$AG$163];16;0)" office:value-type="string" office:string-value="20" calcext:value-type="string">
            <text:p>20</text:p>
          </table:table-cell>
          <table:table-cell table:style-name="ce89" table:formula="of:=VLOOKUP([.$A$3];[$'Player Base Stats'.$A$2:.$AG$163];17;0)" office:value-type="float" office:value="80" calcext:value-type="float">
            <text:p>80</text:p>
          </table:table-cell>
          <table:table-cell table:style-name="ce89" table:formula="of:=VLOOKUP([.$A$3];[$'Player Base Stats'.$A$2:.$AG$163];2;0)" office:value-type="float" office:value="40000" calcext:value-type="float">
            <text:p>40,000</text:p>
          </table:table-cell>
          <table:table-cell table:style-name="ce89" table:formula="of:=VLOOKUP([.$A$3];[$'Player Base Stats'.$A$2:.$AG$163];18;0)" office:value-type="float" office:value="17" calcext:value-type="float">
            <text:p>17</text:p>
          </table:table-cell>
          <table:table-cell table:style-name="ce89" table:formula="of:=VLOOKUP([.$A$3];[$'Player Base Stats'.$A$2:.$AG$163];13;0)" office:value-type="float" office:value="2" calcext:value-type="float">
            <text:p>2</text:p>
          </table:table-cell>
          <table:table-cell table:style-name="ce89" table:formula="of:=VLOOKUP([.$A$3];[$'B2 List'.$A$2:.$AG$163];2;0)" office:value-type="string" office:string-value="Kamehameha" calcext:value-type="string">
            <text:p>Kamehameha</text:p>
          </table:table-cell>
          <table:table-cell table:style-name="ce89" table:formula="of:=VLOOKUP([.$A$3];[$'B2 List'.$A$2:.$AG$163];4;0)" office:value-type="float" office:value="7080" calcext:value-type="float">
            <text:p>7,080</text:p>
          </table:table-cell>
          <table:table-cell table:style-name="ce89" table:formula="of:=VLOOKUP([.$A$3];[$'B2 List'.$A$2:.$AG$163];5;0)" office:value-type="float" office:value="11280" calcext:value-type="float">
            <text:p>11,280</text:p>
          </table:table-cell>
          <table:table-cell table:style-name="ce89" table:formula="of:=VLOOKUP([.$A$3];[$'B2 List'.$A$2:.$AG$163]; 8; 0)" office:value-type="string" office:string-value="Special Beam Cannon" calcext:value-type="string">
            <text:p>Special Beam Cannon</text:p>
          </table:table-cell>
          <table:table-cell table:style-name="ce89" table:formula="of:=VLOOKUP([.$A$3];[$'B2 List'.$A$2:.$AG$163];10;0)" office:value-type="float" office:value="7940" calcext:value-type="float">
            <text:p>7,940</text:p>
          </table:table-cell>
          <table:table-cell table:style-name="ce89" table:formula="of:=VLOOKUP([.$A$3];[$'B2 List'.$A$2:.$AG$163];11;0)" office:value-type="float" office:value="14780" calcext:value-type="float">
            <text:p>14,780</text:p>
          </table:table-cell>
          <table:table-cell table:style-name="ce89" table:formula="of:=VLOOKUP([.$A$3];[$'B2 List'.$A$2:.$AG$163];14;0)" office:value-type="string" office:string-value="Drain Life Cell" calcext:value-type="string">
            <text:p>Drain Life Cell</text:p>
          </table:table-cell>
          <table:table-cell table:style-name="ce89" table:formula="of:=VLOOKUP([.$A$3];[$'B2 List'.$A$2:.$AG$163];16;0)" office:value-type="float" office:value="12220" calcext:value-type="float">
            <text:p>12,220</text:p>
          </table:table-cell>
          <table:table-cell table:style-name="ce89" table:formula="of:=VLOOKUP([.$A$3];[$'B2 List'.$A$2:.$AG$163];17;0)" office:value-type="float" office:value="12250" calcext:value-type="float">
            <text:p>12,250</text:p>
          </table:table-cell>
          <table:table-cell table:style-name="ce89" table:formula="of:=VLOOKUP([.$A$3];[$'Player Unique Characteristics'.$A$2:.$AG$163];2;0)" office:value-type="string" office:string-value="Banned from Eternal Life" calcext:value-type="string">
            <text:p>Banned from Eternal Life</text:p>
          </table:table-cell>
          <table:table-cell table:style-name="ce89" table:formula="of:=VLOOKUP([.$A$3];[$'Player Unique Characteristics'.$A$2:.$AG$163]; 3; 0)" office:value-type="string" office:string-value="Banned from Master Grab" calcext:value-type="string">
            <text:p>Banned from Master Grab</text:p>
          </table:table-cell>
          <table:table-cell table:style-name="ce89" table:formula="of:=VLOOKUP([.$A$3];[$'Player Unique Characteristics'.$A$2:.$AG$163];4;0)" office:value-type="string" office:string-value="Banned from Recoome AI" calcext:value-type="string">
            <text:p>Banned from Recoome AI</text:p>
          </table:table-cell>
          <table:table-cell table:style-name="ce89" table:formula="of:=VLOOKUP([.$A$3];[$'Player Unique Characteristics'.$A$2:.$AG$163];5;0)" office:value-type="string" office:string-value="Bans the team from Eternal Life" calcext:value-type="string">
            <text:p>Bans the team from Eternal Life</text:p>
          </table:table-cell>
          <table:table-cell table:style-name="ce89" table:formula="of:=VLOOKUP([.$A$3];[$'Player Unique Characteristics'.$A$2:.$AG$163]; 6; 0)" office:value-type="float" office:value="0" calcext:value-type="float">
            <text:p/>
          </table:table-cell>
          <table:table-cell table:style-name="ce89" table:formula="of:=VLOOKUP([.$A$3];[$'Player Unique Characteristics'.$A$2:.$AG$163];7;0)" office:value-type="float" office:value="0" calcext:value-type="float">
            <text:p/>
          </table:table-cell>
          <table:table-cell table:style-name="ce89" table:formula="of:=VLOOKUP([.$A$3];[$'Player Unique Characteristics'.$A$2:.$AG$163]; 8; 0)" office:value-type="float" office:value="0" calcext:value-type="float">
            <text:p/>
          </table:table-cell>
          <table:table-cell table:style-name="ce89" table:formula="of:=VLOOKUP([.$A$3];[$'Player Unique Characteristics'.$A$2:.$AG$163];9;0)" office:value-type="float" office:value="0" calcext:value-type="float">
            <text:p/>
          </table:table-cell>
          <table:table-cell table:style-name="ce93" table:formula="of:=VLOOKUP([.$A$3];[$'Player Base Stats'.$A$2:.$AI$163]; 12; 0)" office:value-type="float" office:value="2400" calcext:value-type="float">
            <text:p>2,400</text:p>
          </table:table-cell>
          <table:table-cell table:number-columns-repeated="990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Base Stats" table:style-name="ta8">
        <table:table-column table:style-name="co41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number-columns-repeated="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number-columns-repeated="3" table:default-cell-style-name="Default"/>
        <table:table-column table:style-name="co46" table:number-columns-repeated="2" table:default-cell-style-name="Default"/>
        <table:table-column table:style-name="co10" table:number-columns-repeated="1006" table:default-cell-style-name="Default"/>
        <table:table-row table:style-name="ro2">
          <table:table-cell table:style-name="ce78" office:value-type="string" calcext:value-type="string">
            <text:p>Character</text:p>
          </table:table-cell>
          <table:table-cell table:style-name="ce78" office:value-type="string" calcext:value-type="string">
            <text:p>HP</text:p>
          </table:table-cell>
          <table:table-cell table:style-name="ce78" office:value-type="string" calcext:value-type="string">
            <text:p>Defense level</text:p>
          </table:table-cell>
          <table:table-cell table:style-name="ce97" office:value-type="string" calcext:value-type="string">
            <text:p>Rush Attack (Avg)</text:p>
          </table:table-cell>
          <table:table-cell table:style-name="ce97" office:value-type="string" calcext:value-type="string">
            <text:p>Smash Attack</text:p>
          </table:table-cell>
          <table:table-cell table:style-name="ce97" office:value-type="string" calcext:value-type="string">
            <text:p>Rush Blast (Avg)</text:p>
          </table:table-cell>
          <table:table-cell table:style-name="ce98" office:value-type="string" calcext:value-type="string">
            <text:p>Rush Blasts per volley</text:p>
          </table:table-cell>
          <table:table-cell table:style-name="ce98" office:value-type="string" calcext:value-type="string">
            <text:p>Rush Blast Volley</text:p>
          </table:table-cell>
          <table:table-cell table:style-name="ce97" office:value-type="string" calcext:value-type="string">
            <text:p>Energy Blast</text:p>
          </table:table-cell>
          <table:table-cell table:style-name="ce97" office:value-type="string" calcext:value-type="string">
            <text:p>Grab</text:p>
          </table:table-cell>
          <table:table-cell table:style-name="ce82" office:value-type="string" calcext:value-type="string">
            <text:p>(active) Charge Rate</text:p>
          </table:table-cell>
          <table:table-cell table:style-name="ce98" office:value-type="string" calcext:value-type="string">
            <text:p>Passive Ki Regeneration</text:p>
          </table:table-cell>
          <table:table-cell table:style-name="ce78" office:value-type="string" calcext:value-type="string">
            <text:p>Base Ki Power</text:p>
          </table:table-cell>
          <table:table-cell table:style-name="ce82" office:value-type="string" calcext:value-type="string">
            <text:p>Blast Stock Gen</text:p>
          </table:table-cell>
          <table:table-cell table:style-name="ce82" office:value-type="string" calcext:value-type="string">
            <text:p>Max Blast Stocks</text:p>
          </table:table-cell>
          <table:table-cell table:style-name="ce82" office:value-type="string" calcext:value-type="string">
            <text:p>Switch Gauge</text:p>
          </table:table-cell>
          <table:table-cell table:style-name="ce96" office:value-type="string" calcext:value-type="string">
            <text:p>Evilness</text:p>
          </table:table-cell>
          <table:table-cell table:style-name="ce78" office:value-type="string" calcext:value-type="string">
            <text:p>Max Power duration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13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2]*[.G2]" office:value-type="float" office:value="1040" calcext:value-type="float">
            <text:p>1,04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4650" calcext:value-type="float">
            <text:p>4,65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4950</text:p>
          </table:table-cell>
          <table:table-cell table:style-name="ce102" office:value-type="string" calcext:value-type="string">
            <text:p>5</text:p>
          </table:table-cell>
          <table:table-cell table:style-name="ce102" office:value-type="string" calcext:value-type="string">
            <text:p>28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13 (Fused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.8" calcext:value-type="float">
            <text:p>0.8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3]*[.G3]" office:value-type="float" office:value="1000" calcext:value-type="float">
            <text:p>1,0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1750" calcext:value-type="float">
            <text:p>1,75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5100" calcext:value-type="float">
            <text:p>5,10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100</text:p>
          </table:table-cell>
          <table:table-cell table:style-name="ce102" office:value-type="string" calcext:value-type="string">
            <text:p>6</text:p>
          </table:table-cell>
          <table:table-cell table:style-name="ce102" office:value-type="string" calcext:value-type="string">
            <text:p>34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16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1.6" calcext:value-type="float">
            <text:p>1.6</text:p>
          </table:table-cell>
          <table:table-cell table:style-name="ce89" office:value-type="float" office:value="330" calcext:value-type="float">
            <text:p>330</text:p>
          </table:table-cell>
          <table:table-cell table:style-name="ce99" office:value-type="float" office:value="1550" calcext:value-type="float">
            <text:p>1,550</text:p>
          </table:table-cell>
          <table:table-cell table:style-name="ce100" office:value-type="float" office:value="100" calcext:value-type="float">
            <text:p>10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4]*[.G4]" office:value-type="float" office:value="800" calcext:value-type="float">
            <text:p>8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2000" calcext:value-type="float">
            <text:p>2,00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4650" calcext:value-type="float">
            <text:p>4,65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25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31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17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100" office:value-type="float" office:value="200" calcext:value-type="float">
            <text:p>2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5]*[.G5]" office:value-type="float" office:value="1000" calcext:value-type="float">
            <text:p>1,0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1350" calcext:value-type="float">
            <text:p>1,35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5100" calcext:value-type="float">
            <text:p>5,10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40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18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100" office:value-type="float" office:value="180" calcext:value-type="float">
            <text:p>1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6]*[.G6]" office:value-type="float" office:value="1080" calcext:value-type="float">
            <text:p>1,080</text:p>
          </table:table-cell>
          <table:table-cell table:style-name="ce100" office:value-type="float" office:value="1050" calcext:value-type="float">
            <text:p>1,050</text:p>
          </table:table-cell>
          <table:table-cell table:style-name="ce100" office:value-type="float" office:value="710" calcext:value-type="float">
            <text:p>71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5550" calcext:value-type="float">
            <text:p>5,55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55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25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19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.4" calcext:value-type="float">
            <text:p>0.4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100" office:value-type="float" office:value="150" calcext:value-type="float">
            <text:p>15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7]*[.G7]" office:value-type="float" office:value="450" calcext:value-type="float">
            <text:p>450</text:p>
          </table:table-cell>
          <table:table-cell table:style-name="ce100" office:value-type="float" office:value="920" calcext:value-type="float">
            <text:p>920</text:p>
          </table:table-cell>
          <table:table-cell table:style-name="ce100" office:value-type="float" office:value="2630" calcext:value-type="float">
            <text:p>2,63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1500" calcext:value-type="float">
            <text:p>1,50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25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30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ndroid 8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1" calcext:value-type="float">
            <text:p>1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10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formula="of:=[.F8]*[.G8]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200" calcext:value-type="float">
            <text:p>1,20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4650" calcext:value-type="float">
            <text:p>4,65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00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ppul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100" office:value-type="float" office:value="240" calcext:value-type="float">
            <text:p>24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9]*[.G9]" office:value-type="float" office:value="960" calcext:value-type="float">
            <text:p>960</text:p>
          </table:table-cell>
          <table:table-cell table:style-name="ce100" office:value-type="float" office:value="1430" calcext:value-type="float">
            <text:p>1,430</text:p>
          </table:table-cell>
          <table:table-cell table:style-name="ce100" office:value-type="float" office:value="880" calcext:value-type="float">
            <text:p>880</text:p>
          </table:table-cell>
          <table:table-cell table:style-name="ce102" office:value-type="string" calcext:value-type="string">
            <text:p>1890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95" office:value-type="float" office:value="2" calcext:value-type="float">
            <text:p>2</text:p>
          </table:table-cell>
          <table:table-cell table:style-name="ce102" office:value-type="string" calcext:value-type="string">
            <text:p>480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16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ral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.6" calcext:value-type="float">
            <text:p>0.6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8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formula="of:=[.F10]*[.G10]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600" calcext:value-type="float">
            <text:p>1,600</text:p>
          </table:table-cell>
          <table:table-cell table:style-name="ce102" office:value-type="string" calcext:value-type="string">
            <text:p>150</text:p>
          </table:table-cell>
          <table:table-cell table:style-name="ce101" office:value-type="float" office:value="5100" calcext:value-type="float">
            <text:p>5,100</text:p>
          </table:table-cell>
          <table:table-cell table:style-name="ce95" office:value-type="float" office:value="5" calcext:value-type="float">
            <text:p>5</text:p>
          </table:table-cell>
          <table:table-cell table:style-name="ce102" office:value-type="string" calcext:value-type="string">
            <text:p>540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25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bidi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-2" calcext:value-type="float">
            <text:p>-2</text:p>
          </table:table-cell>
          <table:table-cell table:style-name="ce89" office:value-type="float" office:value="170" calcext:value-type="float">
            <text:p>170</text:p>
          </table:table-cell>
          <table:table-cell table:style-name="ce89" office:value-type="float" office:value="720" calcext:value-type="float">
            <text:p>720</text:p>
          </table:table-cell>
          <table:table-cell table:style-name="ce89" office:value-type="float" office:value="418" calcext:value-type="float">
            <text:p>418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11]*[.G11]" office:value-type="float" office:value="3344" calcext:value-type="float">
            <text:p>3,344</text:p>
          </table:table-cell>
          <table:table-cell table:style-name="ce89" office:value-type="float" office:value="1920" calcext:value-type="float">
            <text:p>1,920</text:p>
          </table:table-cell>
          <table:table-cell table:style-name="ce89" office:value-type="float" office:value="2730" calcext:value-type="float">
            <text:p>2,730</text:p>
          </table:table-cell>
          <table:table-cell table:style-name="ce102" office:value-type="string" calcext:value-type="string">
            <text:p>240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95" office:value-type="float" office:value="3" calcext:value-type="float">
            <text:p>3</text:p>
          </table:table-cell>
          <table:table-cell table:style-name="ce102" office:value-type="string" calcext:value-type="string">
            <text:p>6300</text:p>
          </table:table-cell>
          <table:table-cell table:style-name="ce102" office:value-type="string" calcext:value-type="string">
            <text:p>7</text:p>
          </table:table-cell>
          <table:table-cell table:style-name="ce102" office:value-type="string" calcext:value-type="string">
            <text:p>10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by Veget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100" office:value-type="float" office:value="430" calcext:value-type="float">
            <text:p>43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2]*[.G12]" office:value-type="float" office:value="1720" calcext:value-type="float">
            <text:p>1,720</text:p>
          </table:table-cell>
          <table:table-cell table:style-name="ce100" office:value-type="float" office:value="2560" calcext:value-type="float">
            <text:p>2,560</text:p>
          </table:table-cell>
          <table:table-cell table:style-name="ce100" office:value-type="float" office:value="1120" calcext:value-type="float">
            <text:p>1,120</text:p>
          </table:table-cell>
          <table:table-cell table:style-name="ce102" office:value-type="string" calcext:value-type="string">
            <text:p>198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5" office:value-type="float" office:value="2" calcext:value-type="float">
            <text:p>2</text:p>
          </table:table-cell>
          <table:table-cell table:style-name="ce102" office:value-type="string" calcext:value-type="string">
            <text:p>5100</text:p>
          </table:table-cell>
          <table:table-cell table:style-name="ce102" office:value-type="string" calcext:value-type="string">
            <text:p>5</text:p>
          </table:table-cell>
          <table:table-cell table:style-name="ce102" office:value-type="string" calcext:value-type="string">
            <text:p>2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by Vegeta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2" calcext:value-type="float">
            <text:p>2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740" calcext:value-type="float">
            <text:p>1,74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3]*[.G13]" office:value-type="float" office:value="1120" calcext:value-type="float">
            <text:p>1,120</text:p>
          </table:table-cell>
          <table:table-cell table:style-name="ce100" office:value-type="float" office:value="1760" calcext:value-type="float">
            <text:p>1,760</text:p>
          </table:table-cell>
          <table:table-cell table:style-name="ce100" office:value-type="float" office:value="2450" calcext:value-type="float">
            <text:p>2,450</text:p>
          </table:table-cell>
          <table:table-cell table:style-name="ce102" office:value-type="string" calcext:value-type="string">
            <text:p>234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5" office:value-type="float" office:value="2" calcext:value-type="float">
            <text:p>2</text:p>
          </table:table-cell>
          <table:table-cell table:style-name="ce102" office:value-type="string" calcext:value-type="string">
            <text:p>5400</text:p>
          </table:table-cell>
          <table:table-cell table:style-name="ce102" office:value-type="string" calcext:value-type="string">
            <text:p>5</text:p>
          </table:table-cell>
          <table:table-cell table:style-name="ce102" office:value-type="string" calcext:value-type="string">
            <text:p>38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by Vegeta (Super 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100" office:value-type="float" office:value="390" calcext:value-type="float">
            <text:p>39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4]*[.G14]" office:value-type="float" office:value="2340" calcext:value-type="float">
            <text:p>2,340</text:p>
          </table:table-cell>
          <table:table-cell table:style-name="ce100" office:value-type="float" office:value="2320" calcext:value-type="float">
            <text:p>2,320</text:p>
          </table:table-cell>
          <table:table-cell table:style-name="ce100" office:value-type="float" office:value="1450" calcext:value-type="float">
            <text:p>1,450</text:p>
          </table:table-cell>
          <table:table-cell table:style-name="ce102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5" office:value-type="float" office:value="2" calcext:value-type="float">
            <text:p>2</text:p>
          </table:table-cell>
          <table:table-cell table:style-name="ce102" office:value-type="string" calcext:value-type="string">
            <text:p>5100</text:p>
          </table:table-cell>
          <table:table-cell table:style-name="ce102" office:value-type="string" calcext:value-type="string">
            <text:p>5</text:p>
          </table:table-cell>
          <table:table-cell table:style-name="ce102" office:value-type="string" calcext:value-type="string">
            <text:p>30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by Vegeta (Super 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100" office:value-type="float" office:value="386" calcext:value-type="float">
            <text:p>386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5]*[.G15]" office:value-type="float" office:value="2702" calcext:value-type="float">
            <text:p>2,702</text:p>
          </table:table-cell>
          <table:table-cell table:style-name="ce100" office:value-type="float" office:value="1740" calcext:value-type="float">
            <text:p>1,740</text:p>
          </table:table-cell>
          <table:table-cell table:style-name="ce100" office:value-type="float" office:value="1400" calcext:value-type="float">
            <text:p>1,400</text:p>
          </table:table-cell>
          <table:table-cell table:style-name="ce102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5" office:value-type="float" office:value="1" calcext:value-type="float">
            <text:p>1</text:p>
          </table:table-cell>
          <table:table-cell table:style-name="ce102" office:value-type="string" calcext:value-type="string">
            <text:p>5400</text:p>
          </table:table-cell>
          <table:table-cell table:style-name="ce102" office:value-type="string" calcext:value-type="string">
            <text:p>5</text:p>
          </table:table-cell>
          <table:table-cell table:style-name="ce102" office:value-type="string" calcext:value-type="string">
            <text:p>30</text:p>
          </table:table-cell>
          <table:table-cell table:style-name="ce95" office:value-type="float" office:value="80" calcext:value-type="float">
            <text:p>8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rdock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100" office:value-type="float" office:value="260" calcext:value-type="float">
            <text:p>26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6]*[.G16]" office:value-type="float" office:value="1820" calcext:value-type="float">
            <text:p>1,820</text:p>
          </table:table-cell>
          <table:table-cell table:style-name="ce100" office:value-type="float" office:value="1550" calcext:value-type="float">
            <text:p>1,550</text:p>
          </table:table-cell>
          <table:table-cell table:style-name="ce100" office:value-type="float" office:value="1150" calcext:value-type="float">
            <text:p>1,150</text:p>
          </table:table-cell>
          <table:table-cell table:style-name="ce102" office:value-type="string" calcext:value-type="string">
            <text:p>240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95" office:value-type="float" office:value="1" calcext:value-type="float">
            <text:p>1</text:p>
          </table:table-cell>
          <table:table-cell table:style-name="ce102" office:value-type="string" calcext:value-type="string">
            <text:p>6000</text:p>
          </table:table-cell>
          <table:table-cell table:style-name="ce102" office:value-type="string" calcext:value-type="string">
            <text:p>5</text:p>
          </table:table-cell>
          <table:table-cell table:style-name="ce102" office:value-type="string" calcext:value-type="string">
            <text:p>25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ardock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.8" calcext:value-type="float">
            <text:p>0.8</text:p>
          </table:table-cell>
          <table:table-cell table:style-name="ce89" office:value-type="float" office:value="370" calcext:value-type="float">
            <text:p>37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100" office:value-type="float" office:value="200" calcext:value-type="float">
            <text:p>20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7]*[.G17]" office:value-type="float" office:value="800" calcext:value-type="float">
            <text:p>8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2750" calcext:value-type="float">
            <text:p>2,750</text:p>
          </table:table-cell>
          <table:table-cell table:style-name="ce102" office:value-type="string" calcext:value-type="string">
            <text:p>243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5" office:value-type="float" office:value="1" calcext:value-type="float">
            <text:p>1</text:p>
          </table:table-cell>
          <table:table-cell table:style-name="ce102" office:value-type="string" calcext:value-type="string">
            <text:p>540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32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ojack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5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100" office:value-type="float" office:value="240" calcext:value-type="float">
            <text:p>24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8]*[.G18]" office:value-type="float" office:value="960" calcext:value-type="float">
            <text:p>960</text:p>
          </table:table-cell>
          <table:table-cell table:style-name="ce100" office:value-type="float" office:value="1430" calcext:value-type="float">
            <text:p>1,430</text:p>
          </table:table-cell>
          <table:table-cell table:style-name="ce100" office:value-type="float" office:value="1250" calcext:value-type="float">
            <text:p>1,250</text:p>
          </table:table-cell>
          <table:table-cell table:style-name="ce102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5" office:value-type="float" office:value="2" calcext:value-type="float">
            <text:p>2</text:p>
          </table:table-cell>
          <table:table-cell table:style-name="ce102" office:value-type="string" calcext:value-type="string">
            <text:p>5100</text:p>
          </table:table-cell>
          <table:table-cell table:style-name="ce102" office:value-type="string" calcext:value-type="string">
            <text:p>4</text:p>
          </table:table-cell>
          <table:table-cell table:style-name="ce102" office:value-type="string" calcext:value-type="string">
            <text:p>22</text:p>
          </table:table-cell>
          <table:table-cell table:style-name="ce95" office:value-type="float" office:value="80" calcext:value-type="float">
            <text:p>80</text:p>
          </table:table-cell>
          <table:table-cell table:style-name="ce95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ojack (Full Power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6" calcext:value-type="float">
            <text:p>0.6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420" calcext:value-type="float">
            <text:p>1,420</text:p>
          </table:table-cell>
          <table:table-cell table:style-name="ce89" office:value-type="float" office:value="400" calcext:value-type="float">
            <text:p>40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9]*[.G19]" office:value-type="float" office:value="1200" calcext:value-type="float">
            <text:p>1,20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89" office:value-type="float" office:value="1450" calcext:value-type="float">
            <text:p>1,450</text:p>
          </table:table-cell>
          <table:table-cell table:style-name="ce103" office:value-type="string" calcext:value-type="string">
            <text:p>195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roly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20]*[.G20]" office:value-type="float" office:value="600" calcext:value-type="float">
            <text:p>6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1890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49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roly (Legendary SSJ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2" calcext:value-type="float">
            <text:p>2</text:p>
          </table:table-cell>
          <table:table-cell table:style-name="ce89" office:value-type="float" office:value="360" calcext:value-type="float">
            <text:p>360</text:p>
          </table:table-cell>
          <table:table-cell table:style-name="ce89" office:value-type="float" office:value="1690" calcext:value-type="float">
            <text:p>1,69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21]*[.G21]" office:value-type="float" office:value="1080" calcext:value-type="float">
            <text:p>1,080</text:p>
          </table:table-cell>
          <table:table-cell table:style-name="ce89" office:value-type="float" office:value="2290" calcext:value-type="float">
            <text:p>2,290</text:p>
          </table:table-cell>
          <table:table-cell table:style-name="ce89" office:value-type="float" office:value="1850" calcext:value-type="float">
            <text:p>1,850</text:p>
          </table:table-cell>
          <table:table-cell table:style-name="ce103" office:value-type="string" calcext:value-type="string">
            <text:p>138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5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23" calcext:value-type="float">
            <text:p>23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roly (SSJ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2" calcext:value-type="float">
            <text:p>2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22]*[.G22]" office:value-type="float" office:value="1400" calcext:value-type="float">
            <text:p>1,4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1510" calcext:value-type="float">
            <text:p>1,510</text:p>
          </table:table-cell>
          <table:table-cell table:style-name="ce103" office:value-type="string" calcext:value-type="string">
            <text:p>222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Burter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23]*[.G23]" office:value-type="float" office:value="960" calcext:value-type="float">
            <text:p>96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950" calcext:value-type="float">
            <text:p>950</text:p>
          </table:table-cell>
          <table:table-cell table:style-name="ce103" office:value-type="string" calcext:value-type="string">
            <text:p>204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6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aptain Giny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24]*[.G24]" office:value-type="float" office:value="1540" calcext:value-type="float">
            <text:p>1,54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ell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70" calcext:value-type="float">
            <text:p>1,27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25]*[.G25]" office:value-type="float" office:value="1300" calcext:value-type="float">
            <text:p>1,30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2950" calcext:value-type="float">
            <text:p>2,950</text:p>
          </table:table-cell>
          <table:table-cell table:style-name="ce103" office:value-type="string" calcext:value-type="string">
            <text:p>138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ell (Perfect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26]*[.G26]" office:value-type="float" office:value="2240" calcext:value-type="float">
            <text:p>2,24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7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ell (Semi-Perfect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6" calcext:value-type="float">
            <text:p>0.6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80" calcext:value-type="float">
            <text:p>1,38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27]*[.G27]" office:value-type="float" office:value="1200" calcext:value-type="float">
            <text:p>1,2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3120" calcext:value-type="float">
            <text:p>3,12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550" calcext:value-type="float">
            <text:p>2,55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ell (Super Perfect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318" calcext:value-type="float">
            <text:p>318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28]*[.G28]" office:value-type="float" office:value="2544" calcext:value-type="float">
            <text:p>2,544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470" calcext:value-type="float">
            <text:p>1,47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3600" calcext:value-type="float">
            <text:p>3,6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ell Jr.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29]*[.G29]" office:value-type="float" office:value="880" calcext:value-type="float">
            <text:p>88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960" calcext:value-type="float">
            <text:p>96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hi-Chi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1" calcext:value-type="float">
            <text:p>-1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1010" calcext:value-type="float">
            <text:p>1,01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F30]*[.G30]" office:value-type="float" office:value="150" calcext:value-type="float">
            <text:p>150</text:p>
          </table:table-cell>
          <table:table-cell table:style-name="ce89" office:value-type="float" office:value="980" calcext:value-type="float">
            <text:p>980</text:p>
          </table:table-cell>
          <table:table-cell table:style-name="ce89" office:value-type="float" office:value="720" calcext:value-type="float">
            <text:p>72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hiaotz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10" calcext:value-type="float">
            <text:p>210</text:p>
          </table:table-cell>
          <table:table-cell table:style-name="ce89" office:value-type="float" office:value="910" calcext:value-type="float">
            <text:p>91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31]*[.G31]" office:value-type="float" office:value="1440" calcext:value-type="float">
            <text:p>1,44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89" office:value-type="float" office:value="500" calcext:value-type="float">
            <text:p>500</text:p>
          </table:table-cell>
          <table:table-cell table:style-name="ce103" office:value-type="string" calcext:value-type="string">
            <text:p>217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3" calcext:value-type="float">
            <text:p>3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6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ooler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70" calcext:value-type="float">
            <text:p>1,27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32]*[.G32]" office:value-type="float" office:value="1120" calcext:value-type="float">
            <text:p>1,120</text:p>
          </table:table-cell>
          <table:table-cell table:style-name="ce89" office:value-type="float" office:value="1280" calcext:value-type="float">
            <text:p>1,280</text:p>
          </table:table-cell>
          <table:table-cell table:style-name="ce89" office:value-type="float" office:value="1790" calcext:value-type="float">
            <text:p>1,79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ooler (Final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140" calcext:value-type="float">
            <text:p>14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33]*[.G33]" office:value-type="float" office:value="700" calcext:value-type="float">
            <text:p>700</text:p>
          </table:table-cell>
          <table:table-cell table:style-name="ce89" office:value-type="float" office:value="640" calcext:value-type="float">
            <text:p>640</text:p>
          </table:table-cell>
          <table:table-cell table:style-name="ce89" office:value-type="float" office:value="2140" calcext:value-type="float">
            <text:p>2,14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ui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80" calcext:value-type="float">
            <text:p>1,08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34]*[.G34]" office:value-type="float" office:value="2080" calcext:value-type="float">
            <text:p>2,08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880" calcext:value-type="float">
            <text:p>880</text:p>
          </table:table-cell>
          <table:table-cell table:style-name="ce103" office:value-type="string" calcext:value-type="string">
            <text:p>195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Cyborg Ta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110" calcext:value-type="float">
            <text:p>11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35]*[.G35]" office:value-type="float" office:value="440" calcext:value-type="float">
            <text:p>440</text:p>
          </table:table-cell>
          <table:table-cell table:style-name="ce89" office:value-type="float" office:value="670" calcext:value-type="float">
            <text:p>6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103" office:value-type="string" calcext:value-type="string">
            <text:p>190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2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Dabur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360" calcext:value-type="float">
            <text:p>36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36]*[.G36]" office:value-type="float" office:value="2880" calcext:value-type="float">
            <text:p>2,880</text:p>
          </table:table-cell>
          <table:table-cell table:style-name="ce89" office:value-type="float" office:value="2180" calcext:value-type="float">
            <text:p>2,18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4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Devilm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37]*[.G37]" office:value-type="float" office:value="600" calcext:value-type="float">
            <text:p>600</text:p>
          </table:table-cell>
          <table:table-cell table:number-columns-repeated="2" table:style-name="ce89" office:value-type="float" office:value="920" calcext:value-type="float">
            <text:p>920</text:p>
          </table:table-cell>
          <table:table-cell table:style-name="ce103" office:value-type="string" calcext:value-type="string">
            <text:p>198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13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Dodori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1" calcext:value-type="float">
            <text:p>1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38]*[.G38]" office:value-type="float" office:value="900" calcext:value-type="float">
            <text:p>90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89" office:value-type="float" office:value="1380" calcext:value-type="float">
            <text:p>1,380</text:p>
          </table:table-cell>
          <table:table-cell table:style-name="ce103" office:value-type="string" calcext:value-type="string">
            <text:p>15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Dr. Ger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39]*[.G39]" office:value-type="float" office:value="450" calcext:value-type="float">
            <text:p>45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3250" calcext:value-type="float">
            <text:p>3,250</text:p>
          </table:table-cell>
          <table:table-cell table:style-name="ce103" office:value-type="string" calcext:value-type="string">
            <text:p>15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91" office:value-type="float" office:value="5" calcext:value-type="float">
            <text:p>5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18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Dr. Wheel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4" calcext:value-type="float">
            <text:p>0.4</text:p>
          </table:table-cell>
          <table:table-cell table:style-name="ce89" office:value-type="float" office:value="340" calcext:value-type="float">
            <text:p>340</text:p>
          </table:table-cell>
          <table:table-cell table:style-name="ce89" office:value-type="float" office:value="1460" calcext:value-type="float">
            <text:p>1,460</text:p>
          </table:table-cell>
          <table:table-cell table:style-name="ce89" office:value-type="float" office:value="400" calcext:value-type="float">
            <text:p>40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40]*[.G40]" office:value-type="float" office:value="2400" calcext:value-type="float">
            <text:p>2,400</text:p>
          </table:table-cell>
          <table:table-cell table:style-name="ce89" office:value-type="float" office:value="1800" calcext:value-type="float">
            <text:p>1,800</text:p>
          </table:table-cell>
          <table:table-cell table:style-name="ce89" office:value-type="float" office:value="1950" calcext:value-type="float">
            <text:p>1,950</text:p>
          </table:table-cell>
          <table:table-cell table:style-name="ce103" office:value-type="string" calcext:value-type="string">
            <text:p>150</text:p>
          </table:table-cell>
          <table:table-cell table:style-name="ce101" office:value-type="float" office:value="4650" calcext:value-type="float">
            <text:p>4,650</text:p>
          </table:table-cell>
          <table:table-cell table:style-name="ce91" office:value-type="float" office:value="5" calcext:value-type="float">
            <text:p>5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arly Gok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41]*[.G41]" office:value-type="float" office:value="1100" calcext:value-type="float">
            <text:p>1,10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103" office:value-type="string" calcext:value-type="string">
            <text:p>261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64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arly Piccol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080" calcext:value-type="float">
            <text:p>1,08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42]*[.G42]" office:value-type="float" office:value="1560" calcext:value-type="float">
            <text:p>1,560</text:p>
          </table:table-cell>
          <table:table-cell table:style-name="ce89" office:value-type="float" office:value="1640" calcext:value-type="float">
            <text:p>1,640</text:p>
          </table:table-cell>
          <table:table-cell table:style-name="ce89" office:value-type="float" office:value="1000" calcext:value-type="float">
            <text:p>1,00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Gok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43]*[.G43]" office:value-type="float" office:value="1540" calcext:value-type="float">
            <text:p>1,54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103" office:value-type="string" calcext:value-type="string">
            <text:p>249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63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Goku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44]*[.G44]" office:value-type="float" office:value="1820" calcext:value-type="float">
            <text:p>1,82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9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Goku (SSJ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45]*[.G45]" office:value-type="float" office:value="2380" calcext:value-type="float">
            <text:p>2,380</text:p>
          </table:table-cell>
          <table:table-cell table:style-name="ce89" office:value-type="float" office:value="2060" calcext:value-type="float">
            <text:p>2,06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103" office:value-type="string" calcext:value-type="string">
            <text:p>2025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Goku (SSJ3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300" calcext:value-type="float">
            <text:p>30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46]*[.G46]" office:value-type="float" office:value="2100" calcext:value-type="float">
            <text:p>2,100</text:p>
          </table:table-cell>
          <table:table-cell table:style-name="ce89" office:value-type="float" office:value="1810" calcext:value-type="float">
            <text:p>1,81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1800" calcext:value-type="float">
            <text:p>1,8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Veget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360" calcext:value-type="float">
            <text:p>36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47]*[.G47]" office:value-type="float" office:value="3600" calcext:value-type="float">
            <text:p>3,600</text:p>
          </table:table-cell>
          <table:table-cell table:style-name="ce89" office:value-type="float" office:value="2180" calcext:value-type="float">
            <text:p>2,180</text:p>
          </table:table-cell>
          <table:table-cell table:style-name="ce89" office:value-type="float" office:value="920" calcext:value-type="float">
            <text:p>920</text:p>
          </table:table-cell>
          <table:table-cell table:style-name="ce103" office:value-type="string" calcext:value-type="string">
            <text:p>211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Vegeta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390" calcext:value-type="float">
            <text:p>39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48]*[.G48]" office:value-type="float" office:value="3900" calcext:value-type="float">
            <text:p>3,900</text:p>
          </table:table-cell>
          <table:table-cell table:style-name="ce89" office:value-type="float" office:value="2310" calcext:value-type="float">
            <text:p>2,31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nd Vegeta (SSJ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450" calcext:value-type="float">
            <text:p>45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49]*[.G49]" office:value-type="float" office:value="4500" calcext:value-type="float">
            <text:p>4,500</text:p>
          </table:table-cell>
          <table:table-cell table:style-name="ce89" office:value-type="float" office:value="2690" calcext:value-type="float">
            <text:p>2,690</text:p>
          </table:table-cell>
          <table:table-cell table:style-name="ce89" office:value-type="float" office:value="1530" calcext:value-type="float">
            <text:p>1,53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Evil Bu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40" calcext:value-type="float">
            <text:p>340</text:p>
          </table:table-cell>
          <table:table-cell table:style-name="ce89" office:value-type="float" office:value="1600" calcext:value-type="float">
            <text:p>1,60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50]*[.G50]" office:value-type="float" office:value="1280" calcext:value-type="float">
            <text:p>1,28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2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ash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51]*[.G51]" office:value-type="float" office:value="750" calcext:value-type="float">
            <text:p>75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4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asha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4" calcext:value-type="float">
            <text:p>0.4</text:p>
          </table:table-cell>
          <table:table-cell table:style-name="ce89" office:value-type="float" office:value="370" calcext:value-type="float">
            <text:p>370</text:p>
          </table:table-cell>
          <table:table-cell table:style-name="ce89" office:value-type="float" office:value="1590" calcext:value-type="float">
            <text:p>1,590</text:p>
          </table:table-cell>
          <table:table-cell table:style-name="ce89" office:value-type="float" office:value="130" calcext:value-type="float">
            <text:p>13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52]*[.G52]" office:value-type="float" office:value="390" calcext:value-type="float">
            <text:p>390</text:p>
          </table:table-cell>
          <table:table-cell table:style-name="ce89" office:value-type="float" office:value="800" calcext:value-type="float">
            <text:p>800</text:p>
          </table:table-cell>
          <table:table-cell table:style-name="ce89" office:value-type="float" office:value="1950" calcext:value-type="float">
            <text:p>1,95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49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riez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53]*[.G53]" office:value-type="float" office:value="1120" calcext:value-type="float">
            <text:p>1,12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070" calcext:value-type="float">
            <text:p>1,07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3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rieza (2nd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480" calcext:value-type="float">
            <text:p>1,48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54]*[.G54]" office:value-type="float" office:value="1400" calcext:value-type="float">
            <text:p>1,40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103" office:value-type="string" calcext:value-type="string">
            <text:p>1620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6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rieza (3rd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4" calcext:value-type="float">
            <text:p>0.4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89" office:value-type="float" office:value="430" calcext:value-type="float">
            <text:p>430</text:p>
          </table:table-cell>
          <table:table-cell table:style-name="ce101" office:value-type="float" office:value="9" calcext:value-type="float">
            <text:p>9</text:p>
          </table:table-cell>
          <table:table-cell table:style-name="ce101" table:formula="of:=[.F55]*[.G55]" office:value-type="float" office:value="3870" calcext:value-type="float">
            <text:p>3,870</text:p>
          </table:table-cell>
          <table:table-cell table:style-name="ce89" office:value-type="float" office:value="2680" calcext:value-type="float">
            <text:p>2,680</text:p>
          </table:table-cell>
          <table:table-cell table:style-name="ce89" office:value-type="float" office:value="1190" calcext:value-type="float">
            <text:p>1,190</text:p>
          </table:table-cell>
          <table:table-cell table:style-name="ce103" office:value-type="string" calcext:value-type="string">
            <text:p>15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rieza (Final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250" calcext:value-type="float">
            <text:p>25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56]*[.G56]" office:value-type="float" office:value="1750" calcext:value-type="float">
            <text:p>1,75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1740" calcext:value-type="float">
            <text:p>1,74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rieza (Full Power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1" calcext:value-type="float">
            <text:p>1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57]*[.G57]" office:value-type="float" office:value="1680" calcext:value-type="float">
            <text:p>1,68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890" calcext:value-type="float">
            <text:p>1,890</text:p>
          </table:table-cell>
          <table:table-cell table:style-name="ce103" office:value-type="string" calcext:value-type="string">
            <text:p>13800</text:p>
          </table:table-cell>
          <table:table-cell table:style-name="ce101" office:value-type="float" office:value="1800" calcext:value-type="float">
            <text:p>1,8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table:style-name="ce94" office:value-type="string" calcext:value-type="string">
            <text:p>Frieza Soldier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F58]*[.G58]" office:value-type="float" office:value="400" calcext:value-type="float">
            <text:p>4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800" calcext:value-type="float">
            <text:p>80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1500" calcext:value-type="float">
            <text:p>1,50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48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uture Goh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59]*[.G59]" office:value-type="float" office:value="1560" calcext:value-type="float">
            <text:p>1,56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Future Gohan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380" calcext:value-type="float">
            <text:p>1,38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60]*[.G60]" office:value-type="float" office:value="1400" calcext:value-type="float">
            <text:p>1,4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1450" calcext:value-type="float">
            <text:p>1,45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arlic Jr.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10" calcext:value-type="float">
            <text:p>210</text:p>
          </table:table-cell>
          <table:table-cell table:style-name="ce89" office:value-type="float" office:value="910" calcext:value-type="float">
            <text:p>91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61]*[.G61]" office:value-type="float" office:value="840" calcext:value-type="float">
            <text:p>84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490" calcext:value-type="float">
            <text:p>490</text:p>
          </table:table-cell>
          <table:table-cell table:style-name="ce103" office:value-type="string" calcext:value-type="string">
            <text:p>199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91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arlic Jr. (Super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8" calcext:value-type="float">
            <text:p>0.8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62]*[.G62]" office:value-type="float" office:value="750" calcext:value-type="float">
            <text:p>750</text:p>
          </table:table-cell>
          <table:table-cell table:style-name="ce89" office:value-type="float" office:value="970" calcext:value-type="float">
            <text:p>97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eneral Blu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1010" calcext:value-type="float">
            <text:p>1,010</text:p>
          </table:table-cell>
          <table:table-cell table:style-name="ce8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formula="of:=[.F63]*[.G63]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0" calcext:value-type="float">
            <text:p>750</text:p>
          </table:table-cell>
          <table:table-cell table:style-name="ce103" office:value-type="string" calcext:value-type="string">
            <text:p>195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91" office:value-type="float" office:value="1" calcext:value-type="float">
            <text:p>1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eneral Ta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110" calcext:value-type="float">
            <text:p>11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64]*[.G64]" office:value-type="float" office:value="330" calcext:value-type="float">
            <text:p>330</text:p>
          </table:table-cell>
          <table:table-cell table:style-name="ce89" office:value-type="float" office:value="670" calcext:value-type="float">
            <text:p>670</text:p>
          </table:table-cell>
          <table:table-cell table:style-name="ce89" office:value-type="float" office:value="1390" calcext:value-type="float">
            <text:p>1,39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7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1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geta (SSJ1)</text:p>
          </table:table-cell>
          <table:table-cell table:style-name="ce95" office:value-type="float" office:value="80000" calcext:value-type="float">
            <text:p>8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390" calcext:value-type="float">
            <text:p>390</text:p>
          </table:table-cell>
          <table:table-cell table:style-name="ce101" office:value-type="float" office:value="9" calcext:value-type="float">
            <text:p>9</text:p>
          </table:table-cell>
          <table:table-cell table:style-name="ce101" table:formula="of:=[.F65]*[.G65]" office:value-type="float" office:value="3510" calcext:value-type="float">
            <text:p>3,510</text:p>
          </table:table-cell>
          <table:table-cell table:style-name="ce89" office:value-type="float" office:value="2430" calcext:value-type="float">
            <text:p>2,430</text:p>
          </table:table-cell>
          <table:table-cell table:style-name="ce89" office:value-type="float" office:value="1450" calcext:value-type="float">
            <text:p>1,450</text:p>
          </table:table-cell>
          <table:table-cell table:style-name="ce103" office:value-type="string" calcext:value-type="string">
            <text:p>189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5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geta (SSJ4)</text:p>
          </table:table-cell>
          <table:table-cell table:style-name="ce95" office:value-type="float" office:value="80000" calcext:value-type="float">
            <text:p>8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400" calcext:value-type="float">
            <text:p>400</text:p>
          </table:table-cell>
          <table:table-cell table:style-name="ce89" office:value-type="float" office:value="1670" calcext:value-type="float">
            <text:p>1,670</text:p>
          </table:table-cell>
          <table:table-cell table:style-name="ce89" office:value-type="float" office:value="390" calcext:value-type="float">
            <text:p>39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66]*[.G66]" office:value-type="float" office:value="3900" calcext:value-type="float">
            <text:p>3,900</text:p>
          </table:table-cell>
          <table:table-cell table:number-columns-repeated="2" table:style-name="ce89" office:value-type="float" office:value="2000" calcext:value-type="float">
            <text:p>2,000</text:p>
          </table:table-cell>
          <table:table-cell table:style-name="ce103" office:value-type="string" calcext:value-type="string">
            <text:p>138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40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dult Goh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67]*[.G67]" office:value-type="float" office:value="1300" calcext:value-type="float">
            <text:p>1,30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190" calcext:value-type="float">
            <text:p>1,19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6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dult Gohan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68]*[.G68]" office:value-type="float" office:value="1920" calcext:value-type="float">
            <text:p>1,92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370" calcext:value-type="float">
            <text:p>1,37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Adult Gohan (SSJ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69]*[.G69]" office:value-type="float" office:value="2380" calcext:value-type="float">
            <text:p>2,380</text:p>
          </table:table-cell>
          <table:table-cell table:style-name="ce89" office:value-type="float" office:value="2060" calcext:value-type="float">
            <text:p>2,06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1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han Bu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380" calcext:value-type="float">
            <text:p>1,38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70]*[.G70]" office:value-type="float" office:value="1920" calcext:value-type="float">
            <text:p>1,92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1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te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71]*[.G71]" office:value-type="float" office:value="840" calcext:value-type="float">
            <text:p>84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980" calcext:value-type="float">
            <text:p>98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3" calcext:value-type="float">
            <text:p>3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0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ten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72]*[.G72]" office:value-type="float" office:value="1700" calcext:value-type="float">
            <text:p>1,700</text:p>
          </table:table-cell>
          <table:table-cell table:style-name="ce89" office:value-type="float" office:value="2060" calcext:value-type="float">
            <text:p>2,060</text:p>
          </table:table-cell>
          <table:table-cell table:style-name="ce89" office:value-type="float" office:value="1020" calcext:value-type="float">
            <text:p>1,02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7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2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tenks</text:p>
          </table:table-cell>
          <table:table-cell table:style-name="ce95" office:value-type="float" office:value="70000" calcext:value-type="float">
            <text:p>7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360" calcext:value-type="float">
            <text:p>36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73]*[.G73]" office:value-type="float" office:value="2520" calcext:value-type="float">
            <text:p>2,520</text:p>
          </table:table-cell>
          <table:table-cell table:style-name="ce89" office:value-type="float" office:value="2180" calcext:value-type="float">
            <text:p>2,18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2610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tenks (SSJ1)</text:p>
          </table:table-cell>
          <table:table-cell table:style-name="ce95" office:value-type="float" office:value="70000" calcext:value-type="float">
            <text:p>7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74]*[.G74]" office:value-type="float" office:value="2240" calcext:value-type="float">
            <text:p>2,24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090" calcext:value-type="float">
            <text:p>1,09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tenks (SSJ3)</text:p>
          </table:table-cell>
          <table:table-cell table:style-name="ce95" office:value-type="float" office:value="70000" calcext:value-type="float">
            <text:p>7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9" calcext:value-type="float">
            <text:p>9</text:p>
          </table:table-cell>
          <table:table-cell table:style-name="ce101" table:formula="of:=[.F75]*[.G75]" office:value-type="float" office:value="2520" calcext:value-type="float">
            <text:p>2,52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07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otenks Bu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76]*[.G76]" office:value-type="float" office:value="1960" calcext:value-type="float">
            <text:p>1,96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103" office:value-type="string" calcext:value-type="string">
            <text:p>2610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randpa Goh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77]*[.G77]" office:value-type="float" office:value="450" calcext:value-type="float">
            <text:p>45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2200</text:p>
          </table:table-cell>
          <table:table-cell table:style-name="ce101" office:value-type="float" office:value="2550" calcext:value-type="float">
            <text:p>2,5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8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5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T Gok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78]*[.G78]" office:value-type="float" office:value="1320" calcext:value-type="float">
            <text:p>1,32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3150" calcext:value-type="float">
            <text:p>3,1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T Goku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79]*[.G79]" office:value-type="float" office:value="1960" calcext:value-type="float">
            <text:p>1,96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3150" calcext:value-type="float">
            <text:p>3,1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6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T Goku (SSJ3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80]*[.G80]" office:value-type="float" office:value="2240" calcext:value-type="float">
            <text:p>2,24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3150" calcext:value-type="float">
            <text:p>3,1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T Goku (SSJ4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30" calcext:value-type="float">
            <text:p>33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390" calcext:value-type="float">
            <text:p>39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81]*[.G81]" office:value-type="float" office:value="3120" calcext:value-type="float">
            <text:p>3,120</text:p>
          </table:table-cell>
          <table:table-cell table:style-name="ce89" office:value-type="float" office:value="2310" calcext:value-type="float">
            <text:p>2,31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103" office:value-type="string" calcext:value-type="string">
            <text:p>15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3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Guld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890" calcext:value-type="float">
            <text:p>89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82]*[.G82]" office:value-type="float" office:value="540" calcext:value-type="float">
            <text:p>54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89" office:value-type="float" office:value="450" calcext:value-type="float">
            <text:p>450</text:p>
          </table:table-cell>
          <table:table-cell table:style-name="ce103" office:value-type="string" calcext:value-type="string">
            <text:p>1365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89" office:value-type="float" office:value="3" calcext:value-type="float">
            <text:p>3</text:p>
          </table:table-cell>
          <table:table-cell table:style-name="ce103" office:value-type="string" calcext:value-type="string">
            <text:p>57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Hercul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190" calcext:value-type="float">
            <text:p>190</text:p>
          </table:table-cell>
          <table:table-cell table:style-name="ce89" office:value-type="float" office:value="840" calcext:value-type="float">
            <text:p>840</text:p>
          </table:table-cell>
          <table:table-cell table:style-name="ce89" office:value-type="float" office:value="90" calcext:value-type="float">
            <text:p>90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F83]*[.G83]" office:value-type="float" office:value="90" calcext:value-type="float">
            <text:p>9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380" calcext:value-type="float">
            <text:p>38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2550" calcext:value-type="float">
            <text:p>2,550</text:p>
          </table:table-cell>
          <table:table-cell table:style-name="ce89" office:value-type="float" office:value="3" calcext:value-type="float">
            <text:p>3</text:p>
          </table:table-cell>
          <table:table-cell table:style-name="ce103" office:value-type="string" calcext:value-type="string">
            <text:p>70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5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Hirudegar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670" calcext:value-type="float">
            <text:p>1,670</text:p>
          </table:table-cell>
          <table:table-cell table:style-name="ce89" office:value-type="float" office:value="360" calcext:value-type="float">
            <text:p>36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84]*[.G84]" office:value-type="float" office:value="1080" calcext:value-type="float">
            <text:p>1,080</text:p>
          </table:table-cell>
          <table:table-cell table:style-name="ce89" office:value-type="float" office:value="2290" calcext:value-type="float">
            <text:p>2,290</text:p>
          </table:table-cell>
          <table:table-cell table:style-name="ce89" office:value-type="float" office:value="2500" calcext:value-type="float">
            <text:p>2,50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48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4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Janemb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1.4" calcext:value-type="float">
            <text:p>1.4</text:p>
          </table:table-cell>
          <table:table-cell table:style-name="ce89" office:value-type="float" office:value="370" calcext:value-type="float">
            <text:p>370</text:p>
          </table:table-cell>
          <table:table-cell table:style-name="ce89" office:value-type="float" office:value="1630" calcext:value-type="float">
            <text:p>1,63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F85]*[.G85]" office:value-type="float" office:value="400" calcext:value-type="float">
            <text:p>4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100" calcext:value-type="float">
            <text:p>2,100</text:p>
          </table:table-cell>
          <table:table-cell table:style-name="ce103" office:value-type="string" calcext:value-type="string">
            <text:p>184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Janemba (Super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86]*[.G86]" office:value-type="float" office:value="1680" calcext:value-type="float">
            <text:p>1,68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2090" calcext:value-type="float">
            <text:p>2,09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3750" calcext:value-type="float">
            <text:p>3,7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7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Jeic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87]*[.G87]" office:value-type="float" office:value="1400" calcext:value-type="float">
            <text:p>1,40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950" calcext:value-type="float">
            <text:p>950</text:p>
          </table:table-cell>
          <table:table-cell table:style-name="ce103" office:value-type="string" calcext:value-type="string">
            <text:p>204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49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Jire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340" calcext:value-type="float">
            <text:p>1,34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2510" calcext:value-type="float">
            <text:p>2,51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103" office:value-type="string" calcext:value-type="string">
            <text:p>20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038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45.25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d Bu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40" calcext:value-type="float">
            <text:p>34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89]*[.G89]" office:value-type="float" office:value="1680" calcext:value-type="float">
            <text:p>1,68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d Goh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90]*[.G90]" office:value-type="float" office:value="1100" calcext:value-type="float">
            <text:p>1,10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910" calcext:value-type="float">
            <text:p>910</text:p>
          </table:table-cell>
          <table:table-cell table:style-name="ce103" office:value-type="string" calcext:value-type="string">
            <text:p>24900</text:p>
          </table:table-cell>
          <table:table-cell table:style-name="ce101" office:value-type="float" office:value="3450" calcext:value-type="float">
            <text:p>3,4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7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0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d Gok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91]*[.G91]" office:value-type="float" office:value="600" calcext:value-type="float">
            <text:p>60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1080" calcext:value-type="float">
            <text:p>1,08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d Goku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80" calcext:value-type="float">
            <text:p>380</text:p>
          </table:table-cell>
          <table:table-cell table:style-name="ce89" office:value-type="float" office:value="1690" calcext:value-type="float">
            <text:p>1,690</text:p>
          </table:table-cell>
          <table:table-cell table:style-name="ce89" office:value-type="float" office:value="300" calcext:value-type="float">
            <text:p>300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F92]*[.G92]" office:value-type="float" office:value="600" calcext:value-type="float">
            <text:p>600</text:p>
          </table:table-cell>
          <table:table-cell table:style-name="ce89" office:value-type="float" office:value="800" calcext:value-type="float">
            <text:p>800</text:p>
          </table:table-cell>
          <table:table-cell table:style-name="ce89" office:value-type="float" office:value="2850" calcext:value-type="float">
            <text:p>2,850</text:p>
          </table:table-cell>
          <table:table-cell table:style-name="ce103" office:value-type="string" calcext:value-type="string">
            <text:p>19500</text:p>
          </table:table-cell>
          <table:table-cell table:style-name="ce101" office:value-type="float" office:value="1800" calcext:value-type="float">
            <text:p>1,8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48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5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d Trunks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93]*[.G93]" office:value-type="float" office:value="1360" calcext:value-type="float">
            <text:p>1,360</text:p>
          </table:table-cell>
          <table:table-cell table:style-name="ce89" office:value-type="float" office:value="2060" calcext:value-type="float">
            <text:p>2,060</text:p>
          </table:table-cell>
          <table:table-cell table:style-name="ce89" office:value-type="float" office:value="1020" calcext:value-type="float">
            <text:p>1,02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3" calcext:value-type="float">
            <text:p>3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3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d Trunks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94]*[.G94]" office:value-type="float" office:value="2040" calcext:value-type="float">
            <text:p>2,040</text:p>
          </table:table-cell>
          <table:table-cell table:style-name="ce89" office:value-type="float" office:value="2060" calcext:value-type="float">
            <text:p>2,060</text:p>
          </table:table-cell>
          <table:table-cell table:style-name="ce89" office:value-type="float" office:value="1380" calcext:value-type="float">
            <text:p>1,38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ng Cold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95]*[.G95]" office:value-type="float" office:value="1200" calcext:value-type="float">
            <text:p>1,20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1450" calcext:value-type="float">
            <text:p>1,45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6</text:p>
          </table:table-cell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ng Piccol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96]*[.G96]" office:value-type="float" office:value="1100" calcext:value-type="float">
            <text:p>1,100</text:p>
          </table:table-cell>
          <table:table-cell table:style-name="ce89" office:value-type="float" office:value="1360" calcext:value-type="float">
            <text:p>1,36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34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ng Veget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300" calcext:value-type="float">
            <text:p>30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97]*[.G97]" office:value-type="float" office:value="2400" calcext:value-type="float">
            <text:p>2,40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490" calcext:value-type="float">
            <text:p>1,49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ing Vegeta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70" calcext:value-type="float">
            <text:p>37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98]*[.G98]" office:value-type="float" office:value="800" calcext:value-type="float">
            <text:p>8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750" calcext:value-type="float">
            <text:p>2,75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6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Krilli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99]*[.G99]" office:value-type="float" office:value="1200" calcext:value-type="float">
            <text:p>1,20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103" office:value-type="string" calcext:value-type="string">
            <text:p>23850</text:p>
          </table:table-cell>
          <table:table-cell table:style-name="ce101" office:value-type="float" office:value="2550" calcext:value-type="float">
            <text:p>2,5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8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Late Piccolo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00]*[.G100]" office:value-type="float" office:value="1960" calcext:value-type="float">
            <text:p>1,960</text:p>
          </table:table-cell>
          <table:table-cell table:style-name="ce89" office:value-type="float" office:value="1760" calcext:value-type="float">
            <text:p>1,76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15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ajin Bu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8" calcext:value-type="float">
            <text:p>0.8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01]*[.G101]" office:value-type="float" office:value="1200" calcext:value-type="float">
            <text:p>1,20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89" office:value-type="float" office:value="1510" calcext:value-type="float">
            <text:p>1,51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ajin Veget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420" calcext:value-type="float">
            <text:p>1,42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02]*[.G102]" office:value-type="float" office:value="3200" calcext:value-type="float">
            <text:p>3,20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1800" calcext:value-type="float">
            <text:p>1,8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ajuub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03]*[.G103]" office:value-type="float" office:value="1960" calcext:value-type="float">
            <text:p>1,96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103" office:value-type="string" calcext:value-type="string">
            <text:p>228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aster Roshi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04]*[.G104]" office:value-type="float" office:value="600" calcext:value-type="float">
            <text:p>6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850" calcext:value-type="float">
            <text:p>85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4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aster Roshi (Max Power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4" calcext:value-type="float">
            <text:p>0.4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F105]*[.G105]" office:value-type="float" office:value="300" calcext:value-type="float">
            <text:p>30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950" calcext:value-type="float">
            <text:p>950</text:p>
          </table:table-cell>
          <table:table-cell table:style-name="ce103" office:value-type="string" calcext:value-type="string">
            <text:p>20100</text:p>
          </table:table-cell>
          <table:table-cell table:style-name="ce101" office:value-type="float" office:value="2550" calcext:value-type="float">
            <text:p>2,5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echa Friez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230" calcext:value-type="float">
            <text:p>23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06]*[.G106]" office:value-type="float" office:value="1380" calcext:value-type="float">
            <text:p>1,380</text:p>
          </table:table-cell>
          <table:table-cell table:style-name="ce89" office:value-type="float" office:value="1040" calcext:value-type="float">
            <text:p>1,040</text:p>
          </table:table-cell>
          <table:table-cell table:style-name="ce89" office:value-type="float" office:value="1940" calcext:value-type="float">
            <text:p>1,940</text:p>
          </table:table-cell>
          <table:table-cell table:style-name="ce103" office:value-type="string" calcext:value-type="string">
            <text:p>2610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4</text:p>
          </table:table-cell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eta-Cooler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330" calcext:value-type="float">
            <text:p>33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07]*[.G107]" office:value-type="float" office:value="1980" calcext:value-type="float">
            <text:p>1,98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103" office:value-type="string" calcext:value-type="string">
            <text:p>150</text:p>
          </table:table-cell>
          <table:table-cell table:style-name="ce101" office:value-type="float" office:value="3300" calcext:value-type="float">
            <text:p>3,300</text:p>
          </table:table-cell>
          <table:table-cell table:style-name="ce89" office:value-type="float" office:value="5" calcext:value-type="float">
            <text:p>5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id Gok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70" calcext:value-type="float">
            <text:p>1,27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08]*[.G108]" office:value-type="float" office:value="1320" calcext:value-type="float">
            <text:p>1,320</text:p>
          </table:table-cell>
          <table:table-cell table:number-columns-repeated="2" table:style-name="ce89" office:value-type="float" office:value="1300" calcext:value-type="float">
            <text:p>1,30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3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id Goku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09]*[.G109]" office:value-type="float" office:value="1680" calcext:value-type="float">
            <text:p>1,680</text:p>
          </table:table-cell>
          <table:table-cell table:number-columns-repeated="2" table:style-name="ce89" office:value-type="float" office:value="1500" calcext:value-type="float">
            <text:p>1,500</text:p>
          </table:table-cell>
          <table:table-cell table:style-name="ce103" office:value-type="string" calcext:value-type="string">
            <text:p>264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3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29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id Veget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89" office:value-type="float" office:value="360" calcext:value-type="float">
            <text:p>36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10]*[.G110]" office:value-type="float" office:value="3600" calcext:value-type="float">
            <text:p>3,600</text:p>
          </table:table-cell>
          <table:table-cell table:style-name="ce89" office:value-type="float" office:value="2180" calcext:value-type="float">
            <text:p>2,180</text:p>
          </table:table-cell>
          <table:table-cell table:style-name="ce89" office:value-type="float" office:value="990" calcext:value-type="float">
            <text:p>99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id Vegeta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410" calcext:value-type="float">
            <text:p>41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11]*[.G111]" office:value-type="float" office:value="4100" calcext:value-type="float">
            <text:p>4,100</text:p>
          </table:table-cell>
          <table:table-cell table:style-name="ce89" office:value-type="float" office:value="2440" calcext:value-type="float">
            <text:p>2,44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2385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Mid Vegeta (SSJ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6" calcext:value-type="float">
            <text:p>0.6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12]*[.G112]" office:value-type="float" office:value="3200" calcext:value-type="float">
            <text:p>3,20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Nail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13]*[.G113]" office:value-type="float" office:value="1400" calcext:value-type="float">
            <text:p>1,400</text:p>
          </table:table-cell>
          <table:table-cell table:style-name="ce89" office:value-type="float" office:value="1760" calcext:value-type="float">
            <text:p>1,76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3000" calcext:value-type="float">
            <text:p>3,0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Nam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formula="of:=[.F114]*[.G114]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20" calcext:value-type="float">
            <text:p>1,02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544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Napp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15]*[.G115]" office:value-type="float" office:value="900" calcext:value-type="float">
            <text:p>90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103" office:value-type="string" calcext:value-type="string">
            <text:p>211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9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Nappa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2" calcext:value-type="float">
            <text:p>2</text:p>
          </table:table-cell>
          <table:table-cell table:style-name="ce89" office:value-type="float" office:value="350" calcext:value-type="float">
            <text:p>350</text:p>
          </table:table-cell>
          <table:table-cell table:style-name="ce89" office:value-type="float" office:value="1590" calcext:value-type="float">
            <text:p>1,590</text:p>
          </table:table-cell>
          <table:table-cell table:style-name="ce89" office:value-type="float" office:value="130" calcext:value-type="float">
            <text:p>13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16]*[.G116]" office:value-type="float" office:value="390" calcext:value-type="float">
            <text:p>390</text:p>
          </table:table-cell>
          <table:table-cell table:style-name="ce89" office:value-type="float" office:value="800" calcext:value-type="float">
            <text:p>800</text:p>
          </table:table-cell>
          <table:table-cell table:style-name="ce89" office:value-type="float" office:value="2600" calcext:value-type="float">
            <text:p>2,600</text:p>
          </table:table-cell>
          <table:table-cell table:style-name="ce103" office:value-type="string" calcext:value-type="string">
            <text:p>216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49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4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Nuova Shenro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450" calcext:value-type="float">
            <text:p>45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17]*[.G117]" office:value-type="float" office:value="3150" calcext:value-type="float">
            <text:p>3,150</text:p>
          </table:table-cell>
          <table:table-cell table:style-name="ce89" office:value-type="float" office:value="2690" calcext:value-type="float">
            <text:p>2,69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103" office:value-type="string" calcext:value-type="string">
            <text:p>176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Omega Shenro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8" calcext:value-type="float">
            <text:p>0.8</text:p>
          </table:table-cell>
          <table:table-cell table:style-name="ce89" office:value-type="float" office:value="330" calcext:value-type="float">
            <text:p>33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390" calcext:value-type="float">
            <text:p>39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118]*[.G118]" office:value-type="float" office:value="3120" calcext:value-type="float">
            <text:p>3,120</text:p>
          </table:table-cell>
          <table:table-cell table:style-name="ce89" office:value-type="float" office:value="2320" calcext:value-type="float">
            <text:p>2,32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103" office:value-type="string" calcext:value-type="string">
            <text:p>22200</text:p>
          </table:table-cell>
          <table:table-cell table:style-name="ce101" office:value-type="float" office:value="3150" calcext:value-type="float">
            <text:p>3,1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7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21" calcext:value-type="float">
            <text:p>21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P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19]*[.G119]" office:value-type="float" office:value="1000" calcext:value-type="float">
            <text:p>1,0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1360" calcext:value-type="float">
            <text:p>1,36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Pikko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10" calcext:value-type="float">
            <text:p>1,310</text:p>
          </table:table-cell>
          <table:table-cell table:style-name="ce89" office:value-type="float" office:value="300" calcext:value-type="float">
            <text:p>30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20]*[.G120]" office:value-type="float" office:value="1800" calcext:value-type="float">
            <text:p>1,800</text:p>
          </table:table-cell>
          <table:table-cell table:style-name="ce89" office:value-type="float" office:value="1810" calcext:value-type="float">
            <text:p>1,810</text:p>
          </table:table-cell>
          <table:table-cell table:style-name="ce89" office:value-type="float" office:value="1380" calcext:value-type="float">
            <text:p>1,380</text:p>
          </table:table-cell>
          <table:table-cell table:style-name="ce103" office:value-type="string" calcext:value-type="string">
            <text:p>223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Pilaf Machin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10" calcext:value-type="float">
            <text:p>210</text:p>
          </table:table-cell>
          <table:table-cell table:style-name="ce89" office:value-type="float" office:value="910" calcext:value-type="float">
            <text:p>91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21]*[.G121]" office:value-type="float" office:value="750" calcext:value-type="float">
            <text:p>75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480" calcext:value-type="float">
            <text:p>480</text:p>
          </table:table-cell>
          <table:table-cell table:style-name="ce103" office:value-type="string" calcext:value-type="string">
            <text:p>150</text:p>
          </table:table-cell>
          <table:table-cell table:style-name="ce101" office:value-type="float" office:value="3750" calcext:value-type="float">
            <text:p>3,750</text:p>
          </table:table-cell>
          <table:table-cell table:style-name="ce89" office:value-type="float" office:value="5" calcext:value-type="float">
            <text:p>5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5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Pilaf Machine (Fused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2" calcext:value-type="float">
            <text:p>0.2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22]*[.G122]" office:value-type="float" office:value="1960" calcext:value-type="float">
            <text:p>1,96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810" calcext:value-type="float">
            <text:p>810</text:p>
          </table:table-cell>
          <table:table-cell table:style-name="ce103" office:value-type="string" calcext:value-type="string">
            <text:p>150</text:p>
          </table:table-cell>
          <table:table-cell table:style-name="ce101" office:value-type="float" office:value="4049" calcext:value-type="float">
            <text:p>4,049</text:p>
          </table:table-cell>
          <table:table-cell table:style-name="ce89" office:value-type="float" office:value="5" calcext:value-type="float">
            <text:p>5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18</text:p>
          </table:table-cell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Raditz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23]*[.G123]" office:value-type="float" office:value="1080" calcext:value-type="float">
            <text:p>1,08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213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Raditz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6" calcext:value-type="float">
            <text:p>0.6</text:p>
          </table:table-cell>
          <table:table-cell table:style-name="ce89" office:value-type="float" office:value="350" calcext:value-type="float">
            <text:p>350</text:p>
          </table:table-cell>
          <table:table-cell table:style-name="ce89" office:value-type="float" office:value="1590" calcext:value-type="float">
            <text:p>1,59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24]*[.G124]" office:value-type="float" office:value="540" calcext:value-type="float">
            <text:p>54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89" office:value-type="float" office:value="2600" calcext:value-type="float">
            <text:p>2,600</text:p>
          </table:table-cell>
          <table:table-cell table:style-name="ce103" office:value-type="string" calcext:value-type="string">
            <text:p>2220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Recoom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1" calcext:value-type="float">
            <text:p>1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125]*[.G125]" office:value-type="float" office:value="1200" calcext:value-type="float">
            <text:p>1,20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1750" calcext:value-type="float">
            <text:p>1,750</text:p>
          </table:table-cell>
          <table:table-cell table:style-name="ce103" office:value-type="string" calcext:value-type="string">
            <text:p>211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aibam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89" office:value-type="float" office:value="150" calcext:value-type="float">
            <text:p>15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26]*[.G126]" office:value-type="float" office:value="450" calcext:value-type="float">
            <text:p>450</text:p>
          </table:table-cell>
          <table:table-cell table:style-name="ce89" office:value-type="float" office:value="920" calcext:value-type="float">
            <text:p>920</text:p>
          </table:table-cell>
          <table:table-cell table:style-name="ce89" office:value-type="float" office:value="810" calcext:value-type="float">
            <text:p>810</text:p>
          </table:table-cell>
          <table:table-cell table:style-name="ce103" office:value-type="string" calcext:value-type="string">
            <text:p>204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2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aiyam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27]*[.G127]" office:value-type="float" office:value="1320" calcext:value-type="float">
            <text:p>1,32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aiyawom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1" calcext:value-type="float">
            <text:p>-1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89" office:value-type="float" office:value="110" calcext:value-type="float">
            <text:p>11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28]*[.G128]" office:value-type="float" office:value="330" calcext:value-type="float">
            <text:p>330</text:p>
          </table:table-cell>
          <table:table-cell table:style-name="ce89" office:value-type="float" office:value="670" calcext:value-type="float">
            <text:p>670</text:p>
          </table:table-cell>
          <table:table-cell table:style-name="ce89" office:value-type="float" office:value="950" calcext:value-type="float">
            <text:p>950</text:p>
          </table:table-cell>
          <table:table-cell table:style-name="ce103" office:value-type="string" calcext:value-type="string">
            <text:p>285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12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alz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360" calcext:value-type="float">
            <text:p>36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29]*[.G129]" office:value-type="float" office:value="1800" calcext:value-type="float">
            <text:p>1,800</text:p>
          </table:table-cell>
          <table:table-cell table:style-name="ce89" office:value-type="float" office:value="2200" calcext:value-type="float">
            <text:p>2,200</text:p>
          </table:table-cell>
          <table:table-cell table:style-name="ce89" office:value-type="float" office:value="1120" calcext:value-type="float">
            <text:p>1,12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couter Veget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320" calcext:value-type="float">
            <text:p>32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30]*[.G130]" office:value-type="float" office:value="3200" calcext:value-type="float">
            <text:p>3,200</text:p>
          </table:table-cell>
          <table:table-cell table:style-name="ce89" office:value-type="float" office:value="1930" calcext:value-type="float">
            <text:p>1,93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9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couter Vegeta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720" calcext:value-type="float">
            <text:p>1,72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31]*[.G131]" office:value-type="float" office:value="1000" calcext:value-type="float">
            <text:p>1,0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950" calcext:value-type="float">
            <text:p>2,95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6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lug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32]*[.G132]" office:value-type="float" office:value="840" calcext:value-type="float">
            <text:p>840</text:p>
          </table:table-cell>
          <table:table-cell table:style-name="ce89" office:value-type="float" office:value="1280" calcext:value-type="float">
            <text:p>1,28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49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4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lug (Giant Form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6" calcext:value-type="float">
            <text:p>0.6</text:p>
          </table:table-cell>
          <table:table-cell table:style-name="ce89" office:value-type="float" office:value="370" calcext:value-type="float">
            <text:p>370</text:p>
          </table:table-cell>
          <table:table-cell table:style-name="ce89" office:value-type="float" office:value="1650" calcext:value-type="float">
            <text:p>1,65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33]*[.G133]" office:value-type="float" office:value="880" calcext:value-type="float">
            <text:p>88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2100" calcext:value-type="float">
            <text:p>2,10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6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popovich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110" calcext:value-type="float">
            <text:p>110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F134]*[.G134]" office:value-type="float" office:value="110" calcext:value-type="float">
            <text:p>110</text:p>
          </table:table-cell>
          <table:table-cell table:style-name="ce89" office:value-type="float" office:value="670" calcext:value-type="float">
            <text:p>670</text:p>
          </table:table-cell>
          <table:table-cell table:style-name="ce89" office:value-type="float" office:value="1500" calcext:value-type="float">
            <text:p>1,500</text:p>
          </table:table-cell>
          <table:table-cell table:style-name="ce103" office:value-type="string" calcext:value-type="string">
            <text:p>222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uper 17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35]*[.G135]" office:value-type="float" office:value="1680" calcext:value-type="float">
            <text:p>1,68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690" calcext:value-type="float">
            <text:p>1,690</text:p>
          </table:table-cell>
          <table:table-cell table:style-name="ce103" office:value-type="string" calcext:value-type="string">
            <text:p>150</text:p>
          </table:table-cell>
          <table:table-cell table:style-name="ce101" office:value-type="float" office:value="4950" calcext:value-type="float">
            <text:p>4,950</text:p>
          </table:table-cell>
          <table:table-cell table:style-name="ce89" office:value-type="float" office:value="5" calcext:value-type="float">
            <text:p>5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uper Buu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420" calcext:value-type="float">
            <text:p>1,42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36]*[.G136]" office:value-type="float" office:value="1560" calcext:value-type="float">
            <text:p>1,560</text:p>
          </table:table-cell>
          <table:table-cell table:style-name="ce89" office:value-type="float" office:value="1560" calcext:value-type="float">
            <text:p>1,56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upreme Kai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060" calcext:value-type="float">
            <text:p>1,06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37]*[.G137]" office:value-type="float" office:value="780" calcext:value-type="float">
            <text:p>78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89" office:value-type="float" office:value="850" calcext:value-type="float">
            <text:p>850</text:p>
          </table:table-cell>
          <table:table-cell table:style-name="ce103" office:value-type="string" calcext:value-type="string">
            <text:p>1890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1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18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upreme Kai (Fused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89" office:value-type="float" office:value="230" calcext:value-type="float">
            <text:p>23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38]*[.G138]" office:value-type="float" office:value="920" calcext:value-type="float">
            <text:p>920</text:p>
          </table:table-cell>
          <table:table-cell table:style-name="ce89" office:value-type="float" office:value="1040" calcext:value-type="float">
            <text:p>1,04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1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2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word Trunks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39]*[.G139]" office:value-type="float" office:value="1820" calcext:value-type="float">
            <text:p>1,82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4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word Trunks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210" calcext:value-type="float">
            <text:p>1,21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140]*[.G140]" office:value-type="float" office:value="2240" calcext:value-type="float">
            <text:p>2,240</text:p>
          </table:table-cell>
          <table:table-cell table:style-name="ce89" office:value-type="float" office:value="1680" calcext:value-type="float">
            <text:p>1,680</text:p>
          </table:table-cell>
          <table:table-cell table:style-name="ce89" office:value-type="float" office:value="1150" calcext:value-type="float">
            <text:p>1,15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Syn Shenro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4" calcext:value-type="float">
            <text:p>0.4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390" calcext:value-type="float">
            <text:p>39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41]*[.G141]" office:value-type="float" office:value="2730" calcext:value-type="float">
            <text:p>2,730</text:p>
          </table:table-cell>
          <table:table-cell table:style-name="ce89" office:value-type="float" office:value="2320" calcext:value-type="float">
            <text:p>2,32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103" office:value-type="string" calcext:value-type="string">
            <text:p>2115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5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ambourin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90" calcext:value-type="float">
            <text:p>29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42]*[.G142]" office:value-type="float" office:value="720" calcext:value-type="float">
            <text:p>72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89" office:value-type="float" office:value="1640" calcext:value-type="float">
            <text:p>1,64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0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apio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50" calcext:value-type="float">
            <text:p>25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43]*[.G143]" office:value-type="float" office:value="880" calcext:value-type="float">
            <text:p>88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790" calcext:value-type="float">
            <text:p>790</text:p>
          </table:table-cell>
          <table:table-cell table:style-name="ce103" office:value-type="string" calcext:value-type="string">
            <text:p>19050</text:p>
          </table:table-cell>
          <table:table-cell table:style-name="ce101" office:value-type="float" office:value="1500" calcext:value-type="float">
            <text:p>1,5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49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4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een Goh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250" calcext:value-type="float">
            <text:p>1,25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44]*[.G144]" office:value-type="float" office:value="1560" calcext:value-type="float">
            <text:p>1,560</text:p>
          </table:table-cell>
          <table:table-cell table:style-name="ce89" office:value-type="float" office:value="1550" calcext:value-type="float">
            <text:p>1,550</text:p>
          </table:table-cell>
          <table:table-cell table:style-name="ce89" office:value-type="float" office:value="1240" calcext:value-type="float">
            <text:p>1,240</text:p>
          </table:table-cell>
          <table:table-cell table:style-name="ce103" office:value-type="string" calcext:value-type="string">
            <text:p>28500</text:p>
          </table:table-cell>
          <table:table-cell table:style-name="ce101" office:value-type="float" office:value="3150" calcext:value-type="float">
            <text:p>3,1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3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een Gohan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330" calcext:value-type="float">
            <text:p>33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45]*[.G145]" office:value-type="float" office:value="1680" calcext:value-type="float">
            <text:p>1,68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1560" calcext:value-type="float">
            <text:p>1,560</text:p>
          </table:table-cell>
          <table:table-cell table:style-name="ce103" office:value-type="string" calcext:value-type="string">
            <text:p>249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een Gohan (SSJ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290" calcext:value-type="float">
            <text:p>1,29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46]*[.G146]" office:value-type="float" office:value="1680" calcext:value-type="float">
            <text:p>1,68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1350" calcext:value-type="float">
            <text:p>1,350</text:p>
          </table:table-cell>
          <table:table-cell table:style-name="ce103" office:value-type="string" calcext:value-type="string">
            <text:p>20250</text:p>
          </table:table-cell>
          <table:table-cell table:style-name="ce101" office:value-type="float" office:value="2550" calcext:value-type="float">
            <text:p>2,5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ie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60" calcext:value-type="float">
            <text:p>260</text:p>
          </table:table-cell>
          <table:table-cell table:style-name="ce89" office:value-type="float" office:value="1140" calcext:value-type="float">
            <text:p>1,140</text:p>
          </table:table-cell>
          <table:table-cell table:style-name="ce89" office:value-type="float" office:value="180" calcext:value-type="float">
            <text:p>18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47]*[.G147]" office:value-type="float" office:value="900" calcext:value-type="float">
            <text:p>90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89" office:value-type="float" office:value="1190" calcext:value-type="float">
            <text:p>1,190</text:p>
          </table:table-cell>
          <table:table-cell table:style-name="ce103" office:value-type="string" calcext:value-type="string">
            <text:p>22800</text:p>
          </table:table-cell>
          <table:table-cell table:style-name="ce101" office:value-type="float" office:value="2700" calcext:value-type="float">
            <text:p>2,7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4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runks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10" calcext:value-type="float">
            <text:p>310</text:p>
          </table:table-cell>
          <table:table-cell table:style-name="ce89" office:value-type="float" office:value="1330" calcext:value-type="float">
            <text:p>1,33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48]*[.G148]" office:value-type="float" office:value="960" calcext:value-type="float">
            <text:p>96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89" office:value-type="float" office:value="1670" calcext:value-type="float">
            <text:p>1,670</text:p>
          </table:table-cell>
          <table:table-cell table:style-name="ce103" office:value-type="string" calcext:value-type="string">
            <text:p>2205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28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runks (SSJ1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300" calcext:value-type="float">
            <text:p>30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49]*[.G149]" office:value-type="float" office:value="1200" calcext:value-type="float">
            <text:p>1,200</text:p>
          </table:table-cell>
          <table:table-cell table:style-name="ce89" office:value-type="float" office:value="1830" calcext:value-type="float">
            <text:p>1,830</text:p>
          </table:table-cell>
          <table:table-cell table:style-name="ce89" office:value-type="float" office:value="1860" calcext:value-type="float">
            <text:p>1,860</text:p>
          </table:table-cell>
          <table:table-cell table:style-name="ce103" office:value-type="string" calcext:value-type="string">
            <text:p>24000</text:p>
          </table:table-cell>
          <table:table-cell table:style-name="ce101" office:value-type="float" office:value="3150" calcext:value-type="float">
            <text:p>3,1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5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runks (SSJ2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1.2" calcext:value-type="float">
            <text:p>1.2</text:p>
          </table:table-cell>
          <table:table-cell table:style-name="ce89" office:value-type="float" office:value="330" calcext:value-type="float">
            <text:p>330</text:p>
          </table:table-cell>
          <table:table-cell table:style-name="ce89" office:value-type="float" office:value="1440" calcext:value-type="float">
            <text:p>1,44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4" calcext:value-type="float">
            <text:p>4</text:p>
          </table:table-cell>
          <table:table-cell table:style-name="ce101" table:formula="of:=[.F150]*[.G150]" office:value-type="float" office:value="800" calcext:value-type="float">
            <text:p>80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89" office:value-type="float" office:value="1900" calcext:value-type="float">
            <text:p>1,900</text:p>
          </table:table-cell>
          <table:table-cell table:style-name="ce103" office:value-type="string" calcext:value-type="string">
            <text:p>13200</text:p>
          </table:table-cell>
          <table:table-cell table:style-name="ce101" office:value-type="float" office:value="1800" calcext:value-type="float">
            <text:p>1,8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urles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51]*[.G151]" office:value-type="float" office:value="1680" calcext:value-type="float">
            <text:p>1,68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103" office:value-type="string" calcext:value-type="string">
            <text:p>190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30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Turles (Giant Ape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1" calcext:value-type="float">
            <text:p>1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740" calcext:value-type="float">
            <text:p>1,74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F152]*[.G152]" office:value-type="float" office:value="400" calcext:value-type="float">
            <text:p>4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950" calcext:value-type="float">
            <text:p>2,950</text:p>
          </table:table-cell>
          <table:table-cell table:style-name="ce103" office:value-type="string" calcext:value-type="string">
            <text:p>174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Ultimate Goha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40" calcext:value-type="float">
            <text:p>340</text:p>
          </table:table-cell>
          <table:table-cell table:style-name="ce89" office:value-type="float" office:value="1480" calcext:value-type="float">
            <text:p>1,48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153]*[.G153]" office:value-type="float" office:value="1600" calcext:value-type="float">
            <text:p>1,6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1660" calcext:value-type="float">
            <text:p>1,660</text:p>
          </table:table-cell>
          <table:table-cell table:style-name="ce103" office:value-type="string" calcext:value-type="string">
            <text:p>255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1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2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Uub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70" calcext:value-type="float">
            <text:p>1,270</text:p>
          </table:table-cell>
          <table:table-cell table:style-name="ce89" office:value-type="float" office:value="220" calcext:value-type="float">
            <text:p>22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54]*[.G154]" office:value-type="float" office:value="1100" calcext:value-type="float">
            <text:p>1,100</text:p>
          </table:table-cell>
          <table:table-cell table:style-name="ce89" office:value-type="float" office:value="1300" calcext:value-type="float">
            <text:p>1,30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3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Vegeta SSJ4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490" calcext:value-type="float">
            <text:p>49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55]*[.G155]" office:value-type="float" office:value="4900" calcext:value-type="float">
            <text:p>4,900</text:p>
          </table:table-cell>
          <table:table-cell table:style-name="ce89" office:value-type="float" office:value="2940" calcext:value-type="float">
            <text:p>2,940</text:p>
          </table:table-cell>
          <table:table-cell table:style-name="ce89" office:value-type="float" office:value="1130" calcext:value-type="float">
            <text:p>1,130</text:p>
          </table:table-cell>
          <table:table-cell table:style-name="ce103" office:value-type="string" calcext:value-type="string">
            <text:p>15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152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1</text:p>
          </table:table-cell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Vegito</text:p>
          </table:table-cell>
          <table:table-cell table:style-name="ce95" office:value-type="float" office:value="70000" calcext:value-type="float">
            <text:p>7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400" calcext:value-type="float">
            <text:p>1,40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formula="of:=[.F156]*[.G156]" office:value-type="float" office:value="2720" calcext:value-type="float">
            <text:p>2,720</text:p>
          </table:table-cell>
          <table:table-cell table:style-name="ce89" office:value-type="float" office:value="2200" calcext:value-type="float">
            <text:p>2,200</text:p>
          </table:table-cell>
          <table:table-cell table:style-name="ce89" office:value-type="float" office:value="1700" calcext:value-type="float">
            <text:p>1,700</text:p>
          </table:table-cell>
          <table:table-cell table:style-name="ce103" office:value-type="string" calcext:value-type="string">
            <text:p>15000</text:p>
          </table:table-cell>
          <table:table-cell table:style-name="ce101" office:value-type="float" office:value="2400" calcext:value-type="float">
            <text:p>2,4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34</text:p>
          </table:table-cell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Vegito (SSJ1)</text:p>
          </table:table-cell>
          <table:table-cell table:style-name="ce95" office:value-type="float" office:value="70000" calcext:value-type="float">
            <text:p>7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330" calcext:value-type="float">
            <text:p>330</text:p>
          </table:table-cell>
          <table:table-cell table:style-name="ce89" office:value-type="float" office:value="1420" calcext:value-type="float">
            <text:p>1,420</text:p>
          </table:table-cell>
          <table:table-cell table:style-name="ce89" office:value-type="float" office:value="340" calcext:value-type="float">
            <text:p>34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table:formula="of:=[.F157]*[.G157]" office:value-type="float" office:value="3400" calcext:value-type="float">
            <text:p>3,400</text:p>
          </table:table-cell>
          <table:table-cell table:style-name="ce89" office:value-type="float" office:value="2200" calcext:value-type="float">
            <text:p>2,200</text:p>
          </table:table-cell>
          <table:table-cell table:style-name="ce89" office:value-type="float" office:value="1610" calcext:value-type="float">
            <text:p>1,610</text:p>
          </table:table-cell>
          <table:table-cell table:style-name="ce103" office:value-type="string" calcext:value-type="string">
            <text:p>210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6</text:p>
          </table:table-cell>
          <table:table-cell table:style-name="ce103" office:value-type="string" calcext:value-type="string">
            <text:p>36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Videl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-2" calcext:value-type="float">
            <text:p>-2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70" calcext:value-type="float">
            <text:p>70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[.F158]*[.G158]" office:value-type="float" office:value="210" calcext:value-type="float">
            <text:p>210</text:p>
          </table:table-cell>
          <table:table-cell table:style-name="ce89" office:value-type="float" office:value="420" calcext:value-type="float">
            <text:p>42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7000</text:p>
          </table:table-cell>
          <table:table-cell table:style-name="ce101" office:value-type="float" office:value="2850" calcext:value-type="float">
            <text:p>2,8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60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2</text:p>
          </table:table-cell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Yajirobe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1010" calcext:value-type="float">
            <text:p>1,01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50" calcext:value-type="float">
            <text:p>750</text:p>
          </table:table-cell>
          <table:table-cell table:style-name="ce103" office:value-type="string" calcext:value-type="string">
            <text:p>17700</text:p>
          </table:table-cell>
          <table:table-cell table:style-name="ce101" office:value-type="float" office:value="1650" calcext:value-type="float">
            <text:p>1,650</text:p>
          </table:table-cell>
          <table:table-cell table:style-name="ce89" office:value-type="float" office:value="3" calcext:value-type="float">
            <text:p>3</text:p>
          </table:table-cell>
          <table:table-cell table:style-name="ce103" office:value-type="string" calcext:value-type="string">
            <text:p>870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8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Yamch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100" calcext:value-type="float">
            <text:p>1,100</text:p>
          </table:table-cell>
          <table:table-cell table:style-name="ce89" office:value-type="float" office:value="280" calcext:value-type="float">
            <text:p>280</text:p>
          </table:table-cell>
          <table:table-cell table:style-name="ce101" office:value-type="float" office:value="5" calcext:value-type="float">
            <text:p>5</text:p>
          </table:table-cell>
          <table:table-cell table:style-name="ce101" table:formula="of:=[.F160]*[.G160]" office:value-type="float" office:value="1400" calcext:value-type="float">
            <text:p>1,400</text:p>
          </table:table-cell>
          <table:table-cell table:style-name="ce89" office:value-type="float" office:value="1760" calcext:value-type="float">
            <text:p>1,760</text:p>
          </table:table-cell>
          <table:table-cell table:style-name="ce89" office:value-type="float" office:value="880" calcext:value-type="float">
            <text:p>880</text:p>
          </table:table-cell>
          <table:table-cell table:style-name="ce103" office:value-type="string" calcext:value-type="string">
            <text:p>20250</text:p>
          </table:table-cell>
          <table:table-cell table:style-name="ce101" office:value-type="float" office:value="2250" calcext:value-type="float">
            <text:p>2,2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1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10</text:p>
          </table:table-cell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Zangya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1010" calcext:value-type="float">
            <text:p>1,010</text:p>
          </table:table-cell>
          <table:table-cell table:style-name="ce89" office:value-type="float" office:value="260" calcext:value-type="float">
            <text:p>26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61]*[.G161]" office:value-type="float" office:value="1560" calcext:value-type="float">
            <text:p>1,560</text:p>
          </table:table-cell>
          <table:table-cell table:style-name="ce89" office:value-type="float" office:value="1200" calcext:value-type="float">
            <text:p>1,200</text:p>
          </table:table-cell>
          <table:table-cell table:style-name="ce89" office:value-type="float" office:value="790" calcext:value-type="float">
            <text:p>790</text:p>
          </table:table-cell>
          <table:table-cell table:style-name="ce103" office:value-type="string" calcext:value-type="string">
            <text:p>2370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3" calcext:value-type="float">
            <text:p>3</text:p>
          </table:table-cell>
          <table:table-cell table:style-name="ce103" office:value-type="string" calcext:value-type="string">
            <text:p>5850</text:p>
          </table:table-cell>
          <table:table-cell table:style-name="ce103" office:value-type="string" calcext:value-type="string">
            <text:p>5</text:p>
          </table:table-cell>
          <table:table-cell table:style-name="ce103" office:value-type="string" calcext:value-type="string">
            <text:p>17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Zarbon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" calcext:value-type="float">
            <text:p>0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60" calcext:value-type="float">
            <text:p>1,160</text:p>
          </table:table-cell>
          <table:table-cell table:style-name="ce89" office:value-type="float" office:value="240" calcext:value-type="float">
            <text:p>240</text:p>
          </table:table-cell>
          <table:table-cell table:style-name="ce101" office:value-type="float" office:value="6" calcext:value-type="float">
            <text:p>6</text:p>
          </table:table-cell>
          <table:table-cell table:style-name="ce101" table:formula="of:=[.F162]*[.G162]" office:value-type="float" office:value="1440" calcext:value-type="float">
            <text:p>1,440</text:p>
          </table:table-cell>
          <table:table-cell table:style-name="ce89" office:value-type="float" office:value="1430" calcext:value-type="float">
            <text:p>1,430</text:p>
          </table:table-cell>
          <table:table-cell table:style-name="ce89" office:value-type="float" office:value="1050" calcext:value-type="float">
            <text:p>1,050</text:p>
          </table:table-cell>
          <table:table-cell table:style-name="ce103" office:value-type="string" calcext:value-type="string">
            <text:p>20500</text:p>
          </table:table-cell>
          <table:table-cell table:style-name="ce101" office:value-type="float" office:value="1950" calcext:value-type="float">
            <text:p>1,950</text:p>
          </table:table-cell>
          <table:table-cell table:style-name="ce89" office:value-type="float" office:value="2" calcext:value-type="float">
            <text:p>2</text:p>
          </table:table-cell>
          <table:table-cell table:style-name="ce103" office:value-type="string" calcext:value-type="string">
            <text:p>525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5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Zarbon (Transformed)</text:p>
          </table:table-cell>
          <table:table-cell table:style-name="ce95" office:value-type="float" office:value="40000" calcext:value-type="float">
            <text:p>40000</text:p>
          </table:table-cell>
          <table:table-cell table:style-name="ce91" office:value-type="float" office:value="0.4" calcext:value-type="float">
            <text:p>0.4</text:p>
          </table:table-cell>
          <table:table-cell table:style-name="ce89" office:value-type="float" office:value="280" calcext:value-type="float">
            <text:p>280</text:p>
          </table:table-cell>
          <table:table-cell table:style-name="ce89" office:value-type="float" office:value="1230" calcext:value-type="float">
            <text:p>1,230</text:p>
          </table:table-cell>
          <table:table-cell table:style-name="ce89" office:value-type="float" office:value="200" calcext:value-type="float">
            <text:p>200</text:p>
          </table:table-cell>
          <table:table-cell table:style-name="ce101" office:value-type="float" office:value="7" calcext:value-type="float">
            <text:p>7</text:p>
          </table:table-cell>
          <table:table-cell table:style-name="ce101" table:formula="of:=[.F163]*[.G163]" office:value-type="float" office:value="1400" calcext:value-type="float">
            <text:p>1,400</text:p>
          </table:table-cell>
          <table:table-cell table:style-name="ce89" office:value-type="float" office:value="1180" calcext:value-type="float">
            <text:p>1,180</text:p>
          </table:table-cell>
          <table:table-cell table:style-name="ce89" office:value-type="float" office:value="2050" calcext:value-type="float">
            <text:p>2,050</text:p>
          </table:table-cell>
          <table:table-cell table:style-name="ce103" office:value-type="string" calcext:value-type="string">
            <text:p>21150</text:p>
          </table:table-cell>
          <table:table-cell table:style-name="ce101" office:value-type="float" office:value="2100" calcext:value-type="float">
            <text:p>2,100</text:p>
          </table:table-cell>
          <table:table-cell table:style-name="ce89" office:value-type="float" office:value="1" calcext:value-type="float">
            <text:p>1</text:p>
          </table:table-cell>
          <table:table-cell table:style-name="ce103" office:value-type="string" calcext:value-type="string">
            <text:p>5400</text:p>
          </table:table-cell>
          <table:table-cell table:style-name="ce103" office:value-type="string" calcext:value-type="string">
            <text:p>4</text:p>
          </table:table-cell>
          <table:table-cell table:style-name="ce103" office:value-type="string" calcext:value-type="string">
            <text:p>27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 table:style-name="ce94"/>
          <table:table-cell table:style-name="ce92" office:value-type="string" calcext:value-type="string">
            <text:p>Stocks:5</text:p>
          </table:table-cell>
          <table:table-cell table:style-name="ce96" office:value-type="string" calcext:value-type="string">
            <text:p>Def = 0</text:p>
          </table:table-cell>
          <table:table-cell table:style-name="ce98" table:number-columns-repeated="4"/>
          <table:table-cell table:style-name="ce98" table:formula="of:=AVERAGE([.H2:.H163])" office:value-type="float" office:value="1509.012346" calcext:value-type="float">
            <text:p>1,509</text:p>
          </table:table-cell>
          <table:table-cell table:style-name="ce92" office:value-type="string" calcext:value-type="string">
            <text:p>Def &lt; -2</text:p>
          </table:table-cell>
          <table:table-cell table:style-name="ce92" office:value-type="string" calcext:value-type="string">
            <text:p>Def -1:-2</text:p>
          </table:table-cell>
          <table:table-cell table:style-name="ce92" office:value-type="string" calcext:value-type="string">
            <text:p>Def = 0:-1</text:p>
          </table:table-cell>
          <table:table-cell table:style-name="ce98"/>
          <table:table-cell table:style-name="ce96"/>
          <table:table-cell table:style-name="ce92" office:value-type="string" calcext:value-type="string">
            <text:p>Def 0:1</text:p>
          </table:table-cell>
          <table:table-cell table:style-name="ce92" office:value-type="string" calcext:value-type="string">
            <text:p>Def 1:2</text:p>
          </table:table-cell>
          <table:table-cell table:style-name="ce92" table:number-columns-repeated="2"/>
          <table:table-cell table:style-name="ce92" office:value-type="string" calcext:value-type="string">
            <text:p>Stocks:6</text:p>
          </table:table-cell>
          <table:table-cell table:number-columns-repeated="1006"/>
        </table:table-row>
        <table:table-row table:style-name="ro2">
          <table:table-cell table:style-name="ce94"/>
          <table:table-cell table:style-name="ce96" table:formula="of:=COUNTIF([.$O$2:.$O$163]; &quot;5&quot;)" office:value-type="float" office:value="56" calcext:value-type="float">
            <text:p>56</text:p>
          </table:table-cell>
          <table:table-cell table:style-name="ce96" table:formula="of:=COUNTIF([.$C$2:.$C$163]; &quot;0%&quot;)" office:value-type="float" office:value="107" calcext:value-type="float">
            <text:p>107</text:p>
          </table:table-cell>
          <table:table-cell table:style-name="ce98" table:number-columns-repeated="5"/>
          <table:table-cell table:style-name="ce96" table:formula="of:=COUNTIF([.$C$2:.$C$163]; &quot;&gt;10%&quot;)" office:value-type="float" office:value="31" calcext:value-type="float">
            <text:p>31</text:p>
          </table:table-cell>
          <table:table-cell table:style-name="ce96" table:formula="of:=(COUNTIF([.$C$2:.$C$163]; &quot;&gt;5%&quot;))-[.I165]" office:value-type="float" office:value="0" calcext:value-type="float">
            <text:p>0</text:p>
          </table:table-cell>
          <table:table-cell table:style-name="ce96" table:formula="of:=(COUNTIF([.$C$2:.$C$163]; &quot;&gt;0%&quot;))-([.I165]+[.J165])" office:value-type="float" office:value="0" calcext:value-type="float">
            <text:p>0</text:p>
          </table:table-cell>
          <table:table-cell table:style-name="ce98"/>
          <table:table-cell table:style-name="ce96"/>
          <table:table-cell table:style-name="ce96" table:formula="of:=COUNTIF([.$C$2:.$C$163]; &quot;&lt;0%&quot;)-[.O165]" office:value-type="float" office:value="0" calcext:value-type="float">
            <text:p>0</text:p>
          </table:table-cell>
          <table:table-cell table:style-name="ce96" table:formula="of:=COUNTIF([.$C$2:.$C$163]; &quot;&lt;-5%&quot;)" office:value-type="float" office:value="24" calcext:value-type="float">
            <text:p>24</text:p>
          </table:table-cell>
          <table:table-cell table:style-name="ce92" table:formula="of:=SUM([.H165:.O165])" office:value-type="float" office:value="55" calcext:value-type="float">
            <text:p>55</text:p>
          </table:table-cell>
          <table:table-cell table:style-name="ce96"/>
          <table:table-cell table:style-name="ce96" table:formula="of:=COUNTIF([.$O$2:.$O$163]; &quot;6&quot;)" office:value-type="float" office:value="32" calcext:value-type="float">
            <text:p>32</text:p>
          </table:table-cell>
          <table:table-cell table:number-columns-repeated="1006"/>
        </table:table-row>
        <table:table-row table:style-name="ro10" table:number-rows-repeated="10484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Unique Characteristics" table:style-name="ta9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10" table:number-columns-repeated="1015" table:default-cell-style-name="Default"/>
        <table:table-row table:style-name="ro2">
          <table:table-cell table:style-name="ce78" office:value-type="string" calcext:value-type="string">
            <text:p>Character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13</text:p>
          </table:table-cell>
          <table:table-cell table:style-name="ce101" office:value-type="string" calcext:value-type="string">
            <text:p>Transform! (Requires 3 Blast Stocks)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Banned from Eternal Life</text:p>
          </table:table-cell>
          <table:table-cell table:style-name="ce101" office:value-type="string" calcext:value-type="string">
            <text:p>Banned from High Tension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table:number-columns-repeated="2"/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13 (Fused)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Ultimate Body in Max Power Mode</text:p>
          </table:table-cell>
          <table:table-cell table:style-name="ce101" office:value-type="string" calcext:value-type="string">
            <text:p>Banned from Eternal Life</text:p>
          </table:table-cell>
          <table:table-cell table:style-name="ce101" office:value-type="string" calcext:value-type="string">
            <text:p>Banned from High Tension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2"/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16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Ultimate Body in Max Power Mode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17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Deflect rush blasts in Max Power Mode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18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Deflect rush blasts in Max Power Mode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19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Grabs drain Ki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Android 8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No rush blasts- replaced with more melee</text:p>
          </table:table-cell>
          <table:table-cell table:style-name="ce101" office:value-type="string" calcext:value-type="string">
            <text:p>Ultimate Body in Max Power Mode</text:p>
          </table:table-cell>
          <table:table-cell table:style-name="ce101" table:number-columns-repeated="4"/>
          <table:table-cell table:number-columns-repeated="1015"/>
        </table:table-row>
        <table:table-row table:style-name="ro2">
          <table:table-cell table:style-name="ce94" office:value-type="string" calcext:value-type="string">
            <text:p>Appule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Arale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No rush blasts- replaced with more melee</text:p>
          </table:table-cell>
          <table:table-cell table:style-name="ce101" office:value-type="string" calcext:value-type="string">
            <text:p>Deflect rush blasts in Max Power Mode</text:p>
          </table:table-cell>
          <table:table-cell table:style-name="ce101" table:number-columns-repeated="4"/>
          <table:table-cell table:number-columns-repeated="1015"/>
        </table:table-row>
        <table:table-row table:style-name="ro2">
          <table:table-cell table:style-name="ce94" office:value-type="string" calcext:value-type="string">
            <text:p>Babidi</text:p>
          </table:table-cell>
          <table:table-cell table:style-name="ce101" office:value-type="string" calcext:value-type="string">
            <text:p>Deflect rush blasts in Max Power Mode</text:p>
          </table:table-cell>
          <table:table-cell table:style-name="ce101" office:value-type="string" calcext:value-type="string">
            <text:p>Grabs drain Ki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Baby Vegeta</text:p>
          </table:table-cell>
          <table:table-cell table:style-name="ce101" office:value-type="string" calcext:value-type="string">
            <text:p>Transform! (Requires 1 Blast Stock)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Baby Vegeta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Baby Vegeta (Super 1)</text:p>
          </table:table-cell>
          <table:table-cell table:style-name="ce101" office:value-type="string" calcext:value-type="string">
            <text:p>Transform! (Requires 1 Blast Stock)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Baby Vegeta (Super 2)</text:p>
          </table:table-cell>
          <table:table-cell table:style-name="ce101" office:value-type="string" calcext:value-type="string">
            <text:p>Transform! (Requires 3 Blast Stocks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Bardock</text:p>
          </table:table-cell>
          <table:table-cell table:style-name="ce101" office:value-type="string" calcext:value-type="string">
            <text:p>Transform! (Requires 3 Blast Stocks)</text:p>
          </table:table-cell>
          <table:table-cell table:style-name="ce101" office:value-type="string" calcext:value-type="string">
            <text:p>Ultimate Body in Max Power Mode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Bardock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Bojack</text:p>
          </table:table-cell>
          <table:table-cell table:style-name="ce101" office:value-type="string" calcext:value-type="string">
            <text:p>Transform! (Requires 2 Blast Stocks)</text:p>
          </table:table-cell>
          <table:table-cell table:style-name="ce101" office:value-type="string" calcext:value-type="string">
            <text:p>Deflect rush blasts in Max Power Mode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Bojack (Full Power)</text:p>
          </table:table-cell>
          <table:table-cell table:style-name="ce101" office:value-type="string" calcext:value-type="string">
            <text:p>Ultimate Body in Max Power Mode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Broly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Broly (Legendary SSJ)</text:p>
          </table:table-cell>
          <table:table-cell table:style-name="ce101" office:value-type="string" calcext:value-type="string">
            <text:p>Deflect rush blasts in Max Power Mode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Broly (SSJ)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Burter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aptain Giny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ell</text:p>
          </table:table-cell>
          <table:table-cell table:style-name="ce101" office:value-type="string" calcext:value-type="string">
            <text:p>Banned from Eternal Life</text:p>
          </table:table-cell>
          <table:table-cell table:style-name="ce101" office:value-type="string" calcext:value-type="string">
            <text:p>Banned from Master Grab</text:p>
          </table:table-cell>
          <table:table-cell table:style-name="ce101" office:value-type="string" calcext:value-type="string">
            <text:p>Banned from Recoome AI</text:p>
          </table:table-cell>
          <table:table-cell table:style-name="ce101" office:value-type="string" calcext:value-type="string">
            <text:p>Bans the team from Eternal Life</text:p>
          </table:table-cell>
          <table:table-cell table:style-name="ce101" table:number-columns-repeated="4"/>
          <table:table-cell table:number-columns-repeated="1015"/>
        </table:table-row>
        <table:table-row table:style-name="ro2">
          <table:table-cell table:style-name="ce94" office:value-type="string" calcext:value-type="string">
            <text:p>Cell (Perfect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ell (Semi-Perfect)</text:p>
          </table:table-cell>
          <table:table-cell table:style-name="ce101" office:value-type="string" calcext:value-type="string">
            <text:p>Banned from Eternal Life</text:p>
          </table:table-cell>
          <table:table-cell table:style-name="ce101" office:value-type="string" calcext:value-type="string">
            <text:p>Banned from Master Grab</text:p>
          </table:table-cell>
          <table:table-cell table:style-name="ce101" office:value-type="string" calcext:value-type="string">
            <text:p>Banned from Recoome AI</text:p>
          </table:table-cell>
          <table:table-cell table:style-name="ce101" office:value-type="string" calcext:value-type="string">
            <text:p>Bans the team from Eternal Life</text:p>
          </table:table-cell>
          <table:table-cell table:style-name="ce101" table:number-columns-repeated="4"/>
          <table:table-cell table:number-columns-repeated="1015"/>
        </table:table-row>
        <table:table-row table:style-name="ro2">
          <table:table-cell table:style-name="ce94" office:value-type="string" calcext:value-type="string">
            <text:p>Cell (Super Perfect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ell Jr.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hi-Chi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hiaotz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ooler</text:p>
          </table:table-cell>
          <table:table-cell table:style-name="ce101" office:value-type="string" calcext:value-type="string">
            <text:p>Banned from Eternal Life if he can trans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Cooler (Final Form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ui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Cyborg Ta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Dabura</text:p>
          </table:table-cell>
          <table:table-cell table:style-name="ce101" office:value-type="string" calcext:value-type="string">
            <text:p>Has partial Master Blast restriction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Devilm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Dodori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Dr. Gero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office:value-type="string" calcext:value-type="string">
            <text:p>Grabs drain Ki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Dr. Wheel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Early Gok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Early Piccol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End Goku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office:value-type="string" calcext:value-type="string">
            <text:p>Banned from Savior if starting in this 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End Goku (SSJ1)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End Goku (SSJ2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End Goku (SSJ3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End Vegeta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End Vegeta (SSJ1)</text:p>
          </table:table-cell>
          <table:table-cell table:style-name="ce101" office:value-type="string" calcext:value-type="string">
            <text:p>Must start in base or SSJ form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End Vegeta (SSJ2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Evil Bu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Fash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Fasha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Frieza</text:p>
          </table:table-cell>
          <table:table-cell table:style-name="ce101" office:value-type="string" calcext:value-type="string">
            <text:p>Transform! (Requires 1 Blast Stock)</text:p>
          </table:table-cell>
          <table:table-cell table:style-name="ce101" office:value-type="string" calcext:value-type="string">
            <text:p>Bans the team from Eternal Life if he can transform</text:p>
          </table:table-cell>
          <table:table-cell/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Frieza (2nd Form)</text:p>
          </table:table-cell>
          <table:table-cell table:style-name="ce101" office:value-type="string" calcext:value-type="string">
            <text:p>Transform! (Requires 1 Blast Stock)</text:p>
          </table:table-cell>
          <table:table-cell table:style-name="ce101" office:value-type="string" calcext:value-type="string">
            <text:p>Bans the team from Eternal Life if he can transform</text:p>
          </table:table-cell>
          <table:table-cell/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Frieza (3rd Form)</text:p>
          </table:table-cell>
          <table:table-cell table:style-name="ce101" office:value-type="string" calcext:value-type="string">
            <text:p>Transform! (Requires 1 Blast Stock)</text:p>
          </table:table-cell>
          <table:table-cell table:style-name="ce101" office:value-type="string" calcext:value-type="string">
            <text:p>Banned from Eternal Life if he can transform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Frieza (Final Form)</text:p>
          </table:table-cell>
          <table:table-cell table:style-name="ce101" office:value-type="string" calcext:value-type="string">
            <text:p>Transform! (Requires 1 Blast Stock)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Frieza (Full Power)</text:p>
          </table:table-cell>
          <table:table-cell table:style-name="ce101" office:value-type="string" calcext:value-type="string">
            <text:p>Must start in this form if on Derp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Frieza Soldier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Future Goh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Future Gohan (SSJ1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arlic Jr.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arlic Jr. (Super Form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eneral Blue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eneral Ta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geta (SSJ1)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Gogeta (SSJ4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Adult Goh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Adult Gohan (SSJ1)</text:p>
          </table:table-cell>
          <table:table-cell table:style-name="ce101" office:value-type="string" calcext:value-type="string">
            <text:p>Banned from Savior if starting in this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Adult Gohan (SSJ2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han Bu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te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ten (SSJ1)</text:p>
          </table:table-cell>
          <table:table-cell table:style-name="ce101" office:value-type="string" calcext:value-type="string">
            <text:p>Banned from Savior if starting in this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Gotenks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tenks (SSJ1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tenks (SSJ3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otenks Bu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randpa Goh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T Gok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T Goku (SSJ1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T Goku (SSJ3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GT Goku (SSJ4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Guld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Hercule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Hirudegarn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Janemba</text:p>
          </table:table-cell>
          <table:table-cell table:style-name="ce101" office:value-type="string" calcext:value-type="string">
            <text:p>Giant - Immune to Dash Supers </text:p>
          </table:table-cell>
          <table:table-cell table:style-name="ce101" office:value-type="string" calcext:value-type="string">
            <text:p>Giant <text:s/>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Janemba (Super Form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Jeice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Jire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d Bu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d Goh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d Gok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d Goku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Kid Trunks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d Trunks (SSJ1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ng Cold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ng Piccol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ng Veget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King Vegeta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Krilli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Late Piccolo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ajin Bu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ajin Vegeta</text:p>
          </table:table-cell>
          <table:table-cell table:style-name="ce101" office:value-type="string" calcext:value-type="string">
            <text:p>Has partial Master Blast restriction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Majuub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aster Roshi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aster Roshi (Max Power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echa Friez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eta-Cooler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Mid Gok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Mid Goku (SSJ1)</text:p>
          </table:table-cell>
          <table:table-cell table:style-name="ce101" office:value-type="string" calcext:value-type="string">
            <text:p>Banned from Secret Measures if starting in this form</text:p>
          </table:table-cell>
          <table:table-cell table:style-name="ce101" office:value-type="string" calcext:value-type="string">
            <text:p>Banned from Kibito's Secret Art if starting in this 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Mid Vegeta</text:p>
          </table:table-cell>
          <table:table-cell table:style-name="ce101"/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Mid Vegeta (SSJ1)</text:p>
          </table:table-cell>
          <table:table-cell/>
          <table:table-cell table:style-name="ce101" office:value-type="string" calcext:value-type="string">
            <text:p>Has full ban from Master Blast/Rush Blast 2</text:p>
          </table:table-cell>
          <table:table-cell table:number-columns-repeated="1021"/>
        </table:table-row>
        <table:table-row table:style-name="ro2">
          <table:table-cell table:style-name="ce94" office:value-type="string" calcext:value-type="string">
            <text:p>Mid Vegeta (SSJ2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office:value-type="string" calcext:value-type="string">
            <text:p>Has partial Master Blast restriction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Nail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Nam</text:p>
          </table:table-cell>
          <table:table-cell table:style-name="ce101" office:value-type="string" calcext:value-type="string">
            <text:p>No rush blasts- replaced with more melee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Nappa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Nappa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Nuova Shenron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office:value-type="string" calcext:value-type="string">
            <text:p>Banned from Eternal Life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Omega Shenron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P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Pikko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Pilaf Machine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office:value-type="string" calcext:value-type="string">
            <text:p>Is an Android - passively charges</text:p>
          </table:table-cell>
          <table:table-cell table:style-name="ce101" office:value-type="string" calcext:value-type="string">
            <text:p>Is an Android - cannot be life drained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Pilaf Machine (Fused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Raditz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Raditz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Recoome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aibam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aiyam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aiyawoman</text:p>
          </table:table-cell>
          <table:table-cell table:style-name="ce101" office:value-type="string" calcext:value-type="string">
            <text:p>No rush blasts- replaced with more melee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Salz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couter Vegeta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office:value-type="string" calcext:value-type="string">
            <text:p>Has partial Master Blast restriction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Scouter Vegeta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Slug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Slug (Giant Form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Spopovich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uper 17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uper Buu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upreme Kai</text:p>
          </table:table-cell>
          <table:table-cell table:style-name="ce101" office:value-type="string" calcext:value-type="string">
            <text:p>Banned from Eternal Life if he can trans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Supreme Kai (Fused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word Trunks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word Trunks (SSJ1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Syn Shenron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office:value-type="string" calcext:value-type="string">
            <text:p>Has partial Master Blast restriction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Tambourine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Tapion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office:value-type="string" calcext:value-type="string">
            <text:p>Transform! (Requires 3 Blast Stocks)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Teen Gohan</text:p>
          </table:table-cell>
          <table:table-cell table:style-name="ce101" office:value-type="string" calcext:value-type="string">
            <text:p>Must start in base form or SSJ Form</text:p>
          </table:table-cell>
          <table:table-cell table:style-name="ce101" office:value-type="string" calcext:value-type="string">
            <text:p>Banned from Kibito's Secret Art if he can trans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Teen Gohan (SSJ1)</text:p>
          </table:table-cell>
          <table:table-cell table:style-name="ce101" office:value-type="string" calcext:value-type="string">
            <text:p>Must start in base form or SSJ Form</text:p>
          </table:table-cell>
          <table:table-cell table:style-name="ce101" office:value-type="string" calcext:value-type="string">
            <text:p>Banned from Kibito's Secret Art if he can trans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Teen Gohan (SSJ2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office:value-type="string" calcext:value-type="string">
            <text:p>Banned from Kibito's Secret Art if he can transform</text:p>
          </table:table-cell>
          <table:table-cell table:style-name="ce101" table:number-columns-repeated="6"/>
          <table:table-cell table:number-columns-repeated="1015"/>
        </table:table-row>
        <table:table-row table:style-name="ro2">
          <table:table-cell table:style-name="ce94" office:value-type="string" calcext:value-type="string">
            <text:p>Tie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Trunks</text:p>
          </table:table-cell>
          <table:table-cell table:style-name="ce101" office:value-type="string" calcext:value-type="string">
            <text:p>Must start in base form or SSJ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Trunks (SSJ1)</text:p>
          </table:table-cell>
          <table:table-cell table:style-name="ce101" office:value-type="string" calcext:value-type="string">
            <text:p>Must start in base form or SSJ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Trunks (SSJ2)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Turles</text:p>
          </table:table-cell>
          <table:table-cell table:style-name="ce101" office:value-type="string" calcext:value-type="string">
            <text:p>Must start in base form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Turles (Giant Ape)</text:p>
          </table:table-cell>
          <table:table-cell table:style-name="ce101" office:value-type="string" calcext:value-type="string">
            <text:p>Giant Ape - Immune to Dash Supers </text:p>
          </table:table-cell>
          <table:table-cell table:style-name="ce101" office:value-type="string" calcext:value-type="string">
            <text:p>Giant Ape - Ultimate Body</text:p>
          </table:table-cell>
          <table:table-cell table:style-name="ce101" office:value-type="string" calcext:value-type="string">
            <text:p>Banned as a starting form</text:p>
          </table:table-cell>
          <table:table-cell table:style-name="ce101" table:number-columns-repeated="5"/>
          <table:table-cell table:number-columns-repeated="1015"/>
        </table:table-row>
        <table:table-row table:style-name="ro2">
          <table:table-cell table:style-name="ce94" office:value-type="string" calcext:value-type="string">
            <text:p>Ultimate Goha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Uub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Vegeta SSJ4</text:p>
          </table:table-cell>
          <table:table-cell table:style-name="ce101" office:value-type="string" calcext:value-type="string">
            <text:p>Has full ban from Master Blast/Rush Blast 2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Vegito</text:p>
          </table:table-cell>
          <table:table-cell table:style-name="ce101" office:value-type="string" calcext:value-type="string">
            <text:p>Can no longer transform.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Vegito (SSJ1)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Videl</text:p>
          </table:table-cell>
          <table:table-cell table:style-name="ce101" office:value-type="string" calcext:value-type="string">
            <text:p>No rush blasts- replaced with more melee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Yajirobe</text:p>
          </table:table-cell>
          <table:table-cell table:style-name="ce101" office:value-type="string" calcext:value-type="string">
            <text:p>No rush blasts- replaced with more melee</text:p>
          </table:table-cell>
          <table:table-cell table:style-name="ce101" table:number-columns-repeated="7"/>
          <table:table-cell table:number-columns-repeated="1015"/>
        </table:table-row>
        <table:table-row table:style-name="ro2">
          <table:table-cell table:style-name="ce94" office:value-type="string" calcext:value-type="string">
            <text:p>Yamch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Zangya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Zarbon</text:p>
          </table:table-cell>
          <table:table-cell table:style-name="ce101" table:number-columns-repeated="8"/>
          <table:table-cell table:number-columns-repeated="1015"/>
        </table:table-row>
        <table:table-row table:style-name="ro2">
          <table:table-cell table:style-name="ce94" office:value-type="string" calcext:value-type="string">
            <text:p>Zarbon (Transformed)</text:p>
          </table:table-cell>
          <table:table-cell table:style-name="ce101" table:number-columns-repeated="8"/>
          <table:table-cell table:number-columns-repeated="1015"/>
        </table:table-row>
        <table:table-row table:style-name="ro2" table:number-rows-repeated="2">
          <table:table-cell table:style-name="ce94"/>
          <table:table-cell table:number-columns-repeated="1023"/>
        </table:table-row>
        <table:table-row table:style-name="ro10" table:number-rows-repeated="10484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1 List" table:style-name="ta10">
        <table:table-column table:style-name="co28" table:default-cell-style-name="Default"/>
        <table:table-column table:style-name="co5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7" table:default-cell-style-name="Default"/>
        <table:table-column table:style-name="co10" table:number-columns-repeated="1015" table:default-cell-style-name="Default"/>
        <table:table-row table:style-name="ro2">
          <table:table-cell table:style-name="ce104" office:value-type="string" calcext:value-type="string">
            <text:p>Player Name</text:p>
          </table:table-cell>
          <table:table-cell table:style-name="ce104" office:value-type="string" calcext:value-type="string">
            <text:p>B1 #1 Name</text:p>
          </table:table-cell>
          <table:table-cell table:style-name="ce104" office:value-type="string" calcext:value-type="string">
            <text:p>B1 #1 Cost</text:p>
          </table:table-cell>
          <table:table-cell table:style-name="ce104" office:value-type="string" calcext:value-type="string">
            <text:p>B1 #1 Type</text:p>
          </table:table-cell>
          <table:table-cell table:style-name="ce104" office:value-type="string" calcext:value-type="string">
            <text:p>B1 #1 Description</text:p>
          </table:table-cell>
          <table:table-cell table:style-name="ce104" office:value-type="string" calcext:value-type="string">
            <text:p>B1 #2 Name</text:p>
          </table:table-cell>
          <table:table-cell table:style-name="ce104" office:value-type="string" calcext:value-type="string">
            <text:p>B1 #2 Cost</text:p>
          </table:table-cell>
          <table:table-cell table:style-name="ce104" office:value-type="string" calcext:value-type="string">
            <text:p>B1 #2 Type</text:p>
          </table:table-cell>
          <table:table-cell table:style-name="ce104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13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13 (Fused)</text:p>
          </table:table-cell>
          <table:table-cell table:style-name="ce105" office:value-type="string" calcext:value-type="string">
            <text:p>Android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16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17</text:p>
          </table:table-cell>
          <table:table-cell table:style-name="ce105" office:value-type="string" calcext:value-type="string">
            <text:p>Android Barri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18</text:p>
          </table:table-cell>
          <table:table-cell table:style-name="ce105" office:value-type="string" calcext:value-type="string">
            <text:p>Android Barri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Super Unyielding Spir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19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ndroid 8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ppule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Full Power Char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nergy Boost</text:p>
          </table:table-cell>
          <table:table-cell table:style-name="ce10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Arale</text:p>
          </table:table-cell>
          <table:table-cell table:style-name="ce105" office:value-type="string" calcext:value-type="string">
            <text:p>Nch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 stacking up to 5 times. Lasts 20 seconds.</text:p>
          </table:table-cell>
          <table:table-cell table:style-name="ce105" office:value-type="string" calcext:value-type="string">
            <text:p>Getting Excited!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. Disabled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bidi</text:p>
          </table:table-cell>
          <table:table-cell table:style-name="ce105" office:value-type="string" calcext:value-type="string">
            <text:p>Demon Ey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Wizard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by Vegeta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by Vegeta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by Vegeta (Super 1)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by Vegeta (Super 2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rdock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ardock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ojack</text:p>
          </table:table-cell>
          <table:table-cell table:style-name="ce105" office:value-type="string" calcext:value-type="string">
            <text:p>Psycho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ojack (Full Power)</text:p>
          </table:table-cell>
          <table:table-cell table:style-name="ce105" office:value-type="string" calcext:value-type="string">
            <text:p>Psycho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roly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Kakarot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roly (Legendary SSJ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Kakaro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&amp; Def +.6, and enters Max Power Mod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roly (SSJ)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style-name="ce105" office:value-type="string" calcext:value-type="string">
            <text:p>Kakarot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Burter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Special Fighting Pose 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aptain Ginyu</text:p>
          </table:table-cell>
          <table:table-cell table:style-name="ce105" office:value-type="string" calcext:value-type="string">
            <text:p>Special Fighting Pose 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style-name="ce105" office:value-type="string" calcext:value-type="string">
            <text:p>Self-harm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Pay all your ki to gain Attack +.4, Defense +.4, Super +.4, and Ki +1.4. <text:s/>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ell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ell (Perfect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ell (Semi-Perfect)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ell (Super Perfect)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ell Jr.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hi-Chi</text:p>
          </table:table-cell>
          <table:table-cell table:style-name="ce105" office:value-type="string" calcext:value-type="string">
            <text:p>Maiden's Excitement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Ki +1 stacking up to 5 times, lasts until next Super.</text:p>
          </table:table-cell>
          <table:table-cell table:style-name="ce105" office:value-type="string" calcext:value-type="string">
            <text:p>Maiden's Wil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hiaotzu</text:p>
          </table:table-cell>
          <table:table-cell table:style-name="ce105" office:value-type="string" calcext:value-type="string">
            <text:p>Telekinesi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ooler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ooler (Final Form)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Psycho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ui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 and gives you a brick wall, but gives you Attack -1 for 10 seconds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Cyborg Tao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Dabura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flame that nullifies supers and knocks opponents back. lasts 3 seconds.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Devilman</text:p>
          </table:table-cell>
          <table:table-cell table:style-name="ce105" office:value-type="string" calcext:value-type="string">
            <text:p>Kaikose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Dodoria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Dr. Gero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 and gives you a brick wall, but gives you Attack -1 for 10 seconds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Dr. Wheelo</text:p>
          </table:table-cell>
          <table:table-cell table:style-name="ce105" office:value-type="string" calcext:value-type="string">
            <text:p>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arly Goku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Kaio Ken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arly Piccolo</text:p>
          </table:table-cell>
          <table:table-cell table:style-name="ce105" office:value-type="string" calcext:value-type="string">
            <text:p>Kaikose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All-ou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Goku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Goku (SSJ1)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7" office:value-type="string" calcext:value-type="string">
            <text:p>Grants Attack +.6 &amp; Super +.4, and a brick wall. lasts for 30s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Goku (SSJ2)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Goku (SSJ3)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Vegeta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Vegeta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nd Vegeta (SSJ2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Evil Buu</text:p>
          </table:table-cell>
          <table:table-cell table:style-name="ce105" office:value-type="string" calcext:value-type="string">
            <text:p>Kaikose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asha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asha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rieza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rieza (2nd Form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rieza (3rd Form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rieza (Final Form)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rieza (Full Power)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Long-awaited 100%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rieza Soldier</text:p>
          </table:table-cell>
          <table:table-cell table:style-name="ce105" office:value-type="string" calcext:value-type="string">
            <text:p>Full Power Char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nergy Boost</text:p>
          </table:table-cell>
          <table:table-cell table:style-name="ce105" office:value-type="string" calcext:value-type="string">
            <text:p>Grants you full Ki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uture Goha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ull Power Char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nergy Boost</text:p>
          </table:table-cell>
          <table:table-cell table:style-name="ce10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Future Gohan (SSJ1)</text:p>
          </table:table-cell>
          <table:table-cell table:style-name="ce105" office:value-type="string" calcext:value-type="string">
            <text:p>Evil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arlic Jr.</text:p>
          </table:table-cell>
          <table:table-cell table:style-name="ce105" office:value-type="string" calcext:value-type="string">
            <text:p>Sealed Light Beam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arlic Jr. (Super Form)</text:p>
          </table:table-cell>
          <table:table-cell table:style-name="ce105" office:value-type="string" calcext:value-type="string">
            <text:p>Sealed Light Beam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Makyo Sta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eneral Blue</text:p>
          </table:table-cell>
          <table:table-cell table:style-name="ce105" office:value-type="string" calcext:value-type="string">
            <text:p>Tele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I'm the Worst!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Super +1.4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eneral Tao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 and gives you a brick wall, but gives you Attack -1 for 10 seconds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geta (SSJ1)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geta (SSJ4)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ha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ull Power Char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nergy Boost</text:p>
          </table:table-cell>
          <table:table-cell table:style-name="ce10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han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ull Power Char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nergy Boost</text:p>
          </table:table-cell>
          <table:table-cell table:style-name="ce10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han (SSJ2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han Buu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ten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ten (SSJ1)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tenks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tenks (SSJ1)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 and gives you a brick wall, but gives you Attack -1 for 10 seconds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tenks (SSJ3)</text:p>
          </table:table-cell>
          <table:table-cell table:style-name="ce105" office:value-type="string" calcext:value-type="string">
            <text:p>Vice Shout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Shout forward and stun your opponent for 5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otenks Buu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Rebirth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randpa Gohan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T Goku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T Goku (SSJ1)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T Goku (SSJ3)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T Goku (SSJ4)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I'll beat you in 5 seconds!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&amp; Super +4 for 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Guldo</text:p>
          </table:table-cell>
          <table:table-cell table:style-name="ce105" office:value-type="string" calcext:value-type="string">
            <text:p>Paralysi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Special Fighting Pose 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Hercule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 and gives you a brick wall, but gives you Attack -1 for 10 seconds</text:p>
          </table:table-cell>
          <table:table-cell table:style-name="ce105" office:value-type="string" calcext:value-type="string">
            <text:p>Champion Style?!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, Ki, Def, &amp; Super +1 for 30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Hirudegarn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Dark Eye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Janemba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steam that nullifies supers and knocks opponents back. lasts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Janemba (Super Form)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steam that nullifies supers and knocks opponents back. lasts 3 seconds.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Jeice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Special Fighting Pose 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Jiren</text:p>
          </table:table-cell>
          <table:table-cell table:style-name="ce105" office:value-type="string" calcext:value-type="string">
            <text:p>Meditat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Blazing Spir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d Buu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d Gohan</text:p>
          </table:table-cell>
          <table:table-cell table:style-name="ce105" office:value-type="string" calcext:value-type="string">
            <text:p>Super Unyielding Spir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ain Atk +.8 and Enters Max Power Mode. However, you get Ki -1 until you charge to full power.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d Goku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d Goku (Giant Ape)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d Trunks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d Trunks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Super Unyielding Spir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ng Cold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King's Dignity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ng Piccolo</text:p>
          </table:table-cell>
          <table:table-cell table:style-name="ce105" office:value-type="string" calcext:value-type="string">
            <text:p>Kaikose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ng Vegeta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King of Saiyans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ing Vegeta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Krillin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Late Piccolo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ajin Buu</text:p>
          </table:table-cell>
          <table:table-cell table:style-name="ce105" office:value-type="string" calcext:value-type="string">
            <text:p>Kaikose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ajin Vegeta</text:p>
          </table:table-cell>
          <table:table-cell table:style-name="ce105" office:value-type="string" calcext:value-type="string">
            <text:p>Prince's Prid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Ki +1, and gives you a brick wall for 25 seconds</text:p>
          </table:table-cell>
          <table:table-cell table:style-name="ce105" office:value-type="string" calcext:value-type="string">
            <text:p>Majin's Awakening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ajuub</text:p>
          </table:table-cell>
          <table:table-cell table:style-name="ce105" office:value-type="string" calcext:value-type="string">
            <text:p>Kaikose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aster Roshi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aster Roshi (Max Power)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echa Frieza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Long-awaited 100%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eta-Cooler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Rebirth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id Goku</text:p>
          </table:table-cell>
          <table:table-cell table:style-name="ce105" office:value-type="string" calcext:value-type="string">
            <text:p>Give me energy!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Ultimate +1. Stackable, and lasts until next Ultimate.</text:p>
          </table:table-cell>
          <table:table-cell table:style-name="ce105" office:value-type="string" calcext:value-type="string">
            <text:p>I'm Getting Excited!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id Goku (SSJ1)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Now I'm Mad!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Super +.4, Atk +.6, Ki +.4. Def +.2, and enters Max Power Mode. However, you get Ki -1 until you</text:p>
            <text:p>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id Vegeta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id Vegeta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Mid Vegeta (SSJ2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I'm Super Vegeta!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Nail</text:p>
          </table:table-cell>
          <table:table-cell table:style-name="ce105" office:value-type="string" calcext:value-type="string">
            <text:p>Stalling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Ki +1, and gives you a brick wall for 20 seconds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Nam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For the Villagers!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Def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Nappa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Nappa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Nuova Shenron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Omega Shenro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Pan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Pikko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Pilaf Machine</text:p>
          </table:table-cell>
          <table:table-cell table:style-name="ce105" office:value-type="string" calcext:value-type="string">
            <text:p>Pilaf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Pilaf Machine (Fused)</text:p>
          </table:table-cell>
          <table:table-cell table:style-name="ce105" office:value-type="string" calcext:value-type="string">
            <text:p>Pilaf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Raditz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30s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Raditz (Giant Ape)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05" office:value-type="string" calcext:value-type="string">
            <text:p>Slee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Recoome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Special Fighting Pose 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aibaman</text:p>
          </table:table-cell>
          <table:table-cell table:style-name="ce105" office:value-type="string" calcext:value-type="string">
            <text:p>Acid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stream of acid in front of you stunning your opponent for 5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aiyaman</text:p>
          </table:table-cell>
          <table:table-cell table:style-name="ce105" office:value-type="string" calcext:value-type="string">
            <text:p>Justice Pose 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1 &amp; Ki +.8, and gain 2 bars of Ki. Stackable, and lasts until next Super</text:p>
          </table:table-cell>
          <table:table-cell table:style-name="ce105" office:value-type="string" calcext:value-type="string">
            <text:p>Justice Finishing Po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Super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aiyawoman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Justice Finishing Pose 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alza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couter Vegeta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Saiyan Sou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6 &amp; Super +.4, and a brick wall. lasts for 20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couter Vegeta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lug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lug (Giant Form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popovich</text:p>
          </table:table-cell>
          <table:table-cell table:style-name="ce105" office:value-type="string" calcext:value-type="string">
            <text:p>Minion's latent energy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3, Def +1 &amp; Ki -2. Grants a Brick Wall, and lasts for 15 seconds.</text:p>
          </table:table-cell>
          <table:table-cell table:style-name="ce105" office:value-type="string" calcext:value-type="string">
            <text:p>Mad Warrio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.4 and gives you a brick wall for 10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uper 17</text:p>
          </table:table-cell>
          <table:table-cell table:style-name="ce105" office:value-type="string" calcext:value-type="string">
            <text:p>Android Barrier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and all kinds of attacks for 3 seconds.</text:p>
          </table:table-cell>
          <table:table-cell table:style-name="ce105" office:value-type="string" calcext:value-type="string">
            <text:p>Pump Up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uper Buu</text:p>
          </table:table-cell>
          <table:table-cell table:style-name="ce105" office:value-type="string" calcext:value-type="string">
            <text:p>Vice Shout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Shout forward and stun your opponent for 5 seconds.</text:p>
          </table:table-cell>
          <table:table-cell table:style-name="ce105" office:value-type="string" calcext:value-type="string">
            <text:p>Rebirth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upreme Kai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Shockwav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upreme Kai (Fused)</text:p>
          </table:table-cell>
          <table:table-cell table:style-name="ce105" office:value-type="string" calcext:value-type="string">
            <text:p>Instant Transmis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Intantly teleport behind the enemy breaking target locks.</text:p>
          </table:table-cell>
          <table:table-cell table:style-name="ce105" office:value-type="string" calcext:value-type="string">
            <text:p>Psychokinesis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word Trunks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word Trunks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Burning Hear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Syn Shenron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ambourine</text:p>
          </table:table-cell>
          <table:table-cell table:style-name="ce105" office:value-type="string" calcext:value-type="string">
            <text:p>Mystic Breath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reath</text:p>
          </table:table-cell>
          <table:table-cell table:style-name="ce105" office:value-type="string" calcext:value-type="string">
            <text:p>shoots a gout of flame that nullifies supers and knocks opponents back. lasts 3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apion</text:p>
          </table:table-cell>
          <table:table-cell table:style-name="ce105" office:value-type="string" calcext:value-type="string">
            <text:p>Hero's Flut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een Goha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ull Power Charg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nergy Boost</text:p>
          </table:table-cell>
          <table:table-cell table:style-name="ce10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een Gohan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een Gohan (SSJ2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Unforgivabl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.6, Def &amp; Ki +.2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ien</text:p>
          </table:table-cell>
          <table:table-cell table:style-name="ce105" office:value-type="string" calcext:value-type="string">
            <text:p>Solar Flar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Project a flash of light in front of you stunning your opponent for 3 seconds, and breaking target locks.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runks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runks (SSJ1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runks (SSJ2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Inexperienced Power Up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urles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ruit of the Tree of Might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, Defense, Super &amp; Ki +.6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Turles (Giant Ape)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owl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Ultimate Goha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Uub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Vegeta SSJ4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Vegito</text:p>
          </table:table-cell>
          <table:table-cell table:style-name="ce105" office:value-type="string" calcext:value-type="string">
            <text:p>Explosive Wave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arrier</text:p>
          </table:table-cell>
          <table:table-cell table:style-name="ce106" office:value-type="string" calcext:value-type="string">
            <text:p>Repels opponent for 3 seconds.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Vegito (SSJ1)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Finish Sig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Videl</text:p>
          </table:table-cell>
          <table:table-cell table:style-name="ce105" office:value-type="string" calcext:value-type="string">
            <text:p>Afterimage Strike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, but you get Ki -2 until you charge to full power.</text:p>
          </table:table-cell>
          <table:table-cell table:style-name="ce105" office:value-type="string" calcext:value-type="string">
            <text:p>Super Unyielding Spir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Yajirobe</text:p>
          </table:table-cell>
          <table:table-cell table:style-name="ce105" office:value-type="string" calcext:value-type="string">
            <text:p>Super Unyielding Spir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Grants Attack +1 and enters Max Power Mode. However, you get Ki -1 until you charge to full power.</text:p>
          </table:table-cell>
          <table:table-cell table:style-name="ce105" office:value-type="string" calcext:value-type="string">
            <text:p>Senzu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string" calcext:value-type="string">
            <text:p>Healing</text:p>
          </table:table-cell>
          <table:table-cell table:style-name="ce105" office:value-type="string" calcext:value-type="string">
            <text:p>Regain all of your HP (disabled by default)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Yamcha</text:p>
          </table:table-cell>
          <table:table-cell table:style-name="ce105" office:value-type="string" calcext:value-type="string">
            <text:p>Afterim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6" office:value-type="string" calcext:value-type="string">
            <text:p>Each use grants a charge that evades melee, Supers, and even the MAX power mode knockback. Stackable.</text:p>
          </table:table-cell>
          <table:table-cell table:style-name="ce105" office:value-type="string" calcext:value-type="string">
            <text:p>Power up to the very limit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Zangya</text:p>
          </table:table-cell>
          <table:table-cell table:style-name="ce105" office:value-type="string" calcext:value-type="string">
            <text:p>Psycho Thread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Stun</text:p>
          </table:table-cell>
          <table:table-cell table:style-name="ce105" office:value-type="string" calcext:value-type="string">
            <text:p>Launch a cone of energy in front of you stunning your opponent for 5 seconds.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Zarbon</text:p>
          </table:table-cell>
          <table:table-cell table:style-name="ce105" office:value-type="string" calcext:value-type="string">
            <text:p>Wild Sens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vasion</text:p>
          </table:table-cell>
          <table:table-cell table:style-name="ce105" office:value-type="string" calcext:value-type="string">
            <text:p>the next melee or super is dodged and gives a free smash attack if in melee range</text:p>
          </table:table-cell>
          <table:table-cell table:style-name="ce105" office:value-type="string" calcext:value-type="string">
            <text:p>Full Power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ax Power</text:p>
          </table:table-cell>
          <table:table-cell table:style-name="ce10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4" office:value-type="string" calcext:value-type="string">
            <text:p>Zarbon (Transformed)</text:p>
          </table:table-cell>
          <table:table-cell table:style-name="ce105" office:value-type="string" calcext:value-type="string">
            <text:p>False Courage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Def +1 against supers, and gives you brick wall for 10 seconds.</text:p>
          </table:table-cell>
          <table:table-cell table:style-name="ce105" office:value-type="string" calcext:value-type="string">
            <text:p>Hi-Tension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Stat Boost</text:p>
          </table:table-cell>
          <table:table-cell table:style-name="ce10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10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2 List" table:style-name="ta11">
        <table:table-column table:style-name="co28" table:number-columns-repeated="2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2" table:default-cell-style-name="Default"/>
        <table:table-column table:style-name="co10" table:number-columns-repeated="3" table:default-cell-style-name="Default"/>
        <table:table-column table:style-name="co63" table:default-cell-style-name="Default"/>
        <table:table-column table:style-name="co10" table:number-columns-repeated="1005" table:default-cell-style-name="Default"/>
        <table:table-row table:style-name="ro2">
          <table:table-cell table:style-name="ce94" office:value-type="string" calcext:value-type="string">
            <text:p>Player Name</text:p>
          </table:table-cell>
          <table:table-cell table:style-name="ce94" office:value-type="string" calcext:value-type="string">
            <text:p>B2 #1 Name</text:p>
          </table:table-cell>
          <table:table-cell table:style-name="ce94" office:value-type="string" calcext:value-type="string">
            <text:p>B2 #1 Cost</text:p>
          </table:table-cell>
          <table:table-cell table:style-name="ce98" office:value-type="string" calcext:value-type="string">
            <text:p>B2 1 Damage</text:p>
          </table:table-cell>
          <table:table-cell table:style-name="ce98" office:value-type="string" calcext:value-type="string">
            <text:p>B2 1 Damage (Boosted)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B2 #1 Description</text:p>
          </table:table-cell>
          <table:table-cell table:style-name="ce94" office:value-type="string" calcext:value-type="string">
            <text:p>B2 #2 Name</text:p>
          </table:table-cell>
          <table:table-cell table:style-name="ce94" office:value-type="string" calcext:value-type="string">
            <text:p>B2 #2 Cost</text:p>
          </table:table-cell>
          <table:table-cell table:style-name="ce98" office:value-type="string" calcext:value-type="string">
            <text:p>B2 2 Damage</text:p>
          </table:table-cell>
          <table:table-cell table:style-name="ce98" office:value-type="string" calcext:value-type="string">
            <text:p>B2 2 Damage (boosted)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B2 #2 Description</text:p>
          </table:table-cell>
          <table:table-cell table:style-name="ce94" office:value-type="string" calcext:value-type="string">
            <text:p>Ulti Name</text:p>
          </table:table-cell>
          <table:table-cell table:style-name="ce94" office:value-type="string" calcext:value-type="string">
            <text:p>Ultimate </text:p>
            <text:p>Cost</text:p>
          </table:table-cell>
          <table:table-cell table:style-name="ce98" office:value-type="string" calcext:value-type="string">
            <text:p>Ultimate Damage</text:p>
          </table:table-cell>
          <table:table-cell table:style-name="ce98" office:value-type="string" calcext:value-type="string">
            <text:p>Ultimate Damage (boosted)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Ultimate Descriptio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13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ilent Assassin 13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10" calcext:value-type="float">
            <text:p>7,31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.S. Deadly Bomb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60" calcext:value-type="float">
            <text:p>12,76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13 (Fused)</text:p>
          </table:table-cell>
          <table:table-cell table:style-name="ce108" office:value-type="string" calcext:value-type="string">
            <text:p>S.S. Deadly Bomb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220" calcext:value-type="float">
            <text:p>8,220</text:p>
          </table:table-cell>
          <table:table-cell table:style-name="ce89" office:value-type="float" office:value="9060" calcext:value-type="float">
            <text:p>9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S.S. Deadly Hamm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Grab</text:p>
          </table:table-cell>
          <table:table-cell table:style-name="ce108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16</text:p>
          </table:table-cell>
          <table:table-cell table:style-name="ce108" office:value-type="string" calcext:value-type="string">
            <text:p>Hell's Impact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Launch your fist at your target</text:p>
          </table:table-cell>
          <table:table-cell table:style-name="ce108" office:value-type="string" calcext:value-type="string">
            <text:p>Hell's Flash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Grab</text:p>
          </table:table-cell>
          <table:table-cell table:style-name="ce108" office:value-type="string" calcext:value-type="string">
            <text:p>Grab your target and fire guns hidden in your forearms at them</text:p>
          </table:table-cell>
          <table:table-cell table:style-name="ce108" office:value-type="string" calcext:value-type="string">
            <text:p>Self-destruct Devic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17</text:p>
          </table:table-cell>
          <table:table-cell table:style-name="ce108" office:value-type="string" calcext:value-type="string">
            <text:p>Full Power Energy Ball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20" calcext:value-type="float">
            <text:p>8,02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two energy balls in quick succession at your target</text:p>
          </table:table-cell>
          <table:table-cell table:style-name="ce108" office:value-type="string" calcext:value-type="string">
            <text:p>Photon Flash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80" calcext:value-type="float">
            <text:p>5,480</text:p>
          </table:table-cell>
          <table:table-cell table:style-name="ce89" office:value-type="float" office:value="6080" calcext:value-type="float">
            <text:p>6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beam at your target</text:p>
          </table:table-cell>
          <table:table-cell table:style-name="ce108" office:value-type="string" calcext:value-type="string">
            <text:p>Sadistic Danc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18</text:p>
          </table:table-cell>
          <table:table-cell table:style-name="ce108" office:value-type="string" calcext:value-type="string">
            <text:p>Infinity Bulle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000" calcext:value-type="float">
            <text:p>6,000</text:p>
          </table:table-cell>
          <table:table-cell table:style-name="ce89" office:value-type="float" office:value="6600" calcext:value-type="float">
            <text:p>6,6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barrage of energy balls at your target</text:p>
          </table:table-cell>
          <table:table-cell table:style-name="ce108" office:value-type="string" calcext:value-type="string">
            <text:p>Destructo Disc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460" calcext:value-type="float">
            <text:p>5,460</text:p>
          </table:table-cell>
          <table:table-cell table:style-name="ce89" office:value-type="float" office:value="6020" calcext:value-type="float">
            <text:p>6,02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two Destructo Discs in quick succsession at your target</text:p>
          </table:table-cell>
          <table:table-cell table:style-name="ce108" office:value-type="string" calcext:value-type="string">
            <text:p>Sadistic 18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19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igh Power Rush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220" calcext:value-type="float">
            <text:p>6,220</text:p>
          </table:table-cell>
          <table:table-cell table:style-name="ce89" office:value-type="float" office:value="6820" calcext:value-type="float">
            <text:p>6,82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Drain Life 19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0730" calcext:value-type="float">
            <text:p>10,730</text:p>
          </table:table-cell>
          <table:table-cell table:style-name="ce89" office:value-type="float" office:value="11010" calcext:value-type="float">
            <text:p>11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grab your enemy. Then drain their life.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ndroid 8</text:p>
          </table:table-cell>
          <table:table-cell table:style-name="ce108" office:value-type="string" calcext:value-type="string">
            <text:p>Eighter Attack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Eighter's Ang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20" calcext:value-type="float">
            <text:p>7,320</text:p>
          </table:table-cell>
          <table:table-cell table:style-name="ce89" office:value-type="float" office:value="8100" calcext:value-type="float">
            <text:p>8,10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You Hurt Goku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ppule</text:p>
          </table:table-cell>
          <table:table-cell table:style-name="ce108" office:value-type="string" calcext:value-type="string">
            <text:p>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ull Power Energy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40" calcext:value-type="float">
            <text:p>11,840</text:p>
          </table:table-cell>
          <table:table-cell table:style-name="ce89" office:value-type="float" office:value="13040" calcext:value-type="float">
            <text:p>13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small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Arale</text:p>
          </table:table-cell>
          <table:table-cell table:style-name="ce108" office:value-type="string" calcext:value-type="string">
            <text:p>WOOHOO!~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Ping!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Playing Pro-Wrestling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bidi</text:p>
          </table:table-cell>
          <table:table-cell table:style-name="ce108" office:value-type="string" calcext:value-type="string">
            <text:p>Pui Pui nice shot!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call your minion, Pui Pui to do your bidding</text:p>
          </table:table-cell>
          <table:table-cell table:style-name="ce108" office:value-type="string" calcext:value-type="string">
            <text:p>Yakon is next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call your minion, Yakon to do your bidding</text:p>
          </table:table-cell>
          <table:table-cell table:style-name="ce108" office:value-type="string" calcext:value-type="string">
            <text:p>Babidi's Ultimate Power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80" calcext:value-type="float">
            <text:p>12,78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by Vegeta</text:p>
          </table:table-cell>
          <table:table-cell table:style-name="ce108" office:value-type="string" calcext:value-type="string">
            <text:p>Galick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inger Blitz Barrag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4200" calcext:value-type="float">
            <text:p>4,200</text:p>
          </table:table-cell>
          <table:table-cell table:style-name="ce89" office:value-type="float" office:value="4800" calcext:value-type="float">
            <text:p>4,8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60" calcext:value-type="float">
            <text:p>12,76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by Vegeta (Giant Ape)</text:p>
          </table:table-cell>
          <table:table-cell table:style-name="ce108" office:value-type="string" calcext:value-type="string">
            <text:p>Super Galick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220" calcext:value-type="float">
            <text:p>8,220</text:p>
          </table:table-cell>
          <table:table-cell table:style-name="ce89" office:value-type="float" office:value="9060" calcext:value-type="float">
            <text:p>9,0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Gigantic Flam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200" calcext:value-type="float">
            <text:p>8,200</text:p>
          </table:table-cell>
          <table:table-cell table:style-name="ce89" office:value-type="float" office:value="9040" calcext:value-type="float">
            <text:p>9,04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Breathe a large cone of flame in front of you</text:p>
          </table:table-cell>
          <table:table-cell table:style-name="ce108" office:value-type="string" calcext:value-type="string">
            <text:p>Revenge Death Ball Fina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5480" calcext:value-type="float">
            <text:p>15,480</text:p>
          </table:table-cell>
          <table:table-cell table:style-name="ce89" office:value-type="float" office:value="17040" calcext:value-type="float">
            <text:p>17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by Vegeta (Super 1)</text:p>
          </table:table-cell>
          <table:table-cell table:style-name="ce108" office:value-type="string" calcext:value-type="string">
            <text:p>Galick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inger Blitz Barrag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4600" calcext:value-type="float">
            <text:p>4,600</text:p>
          </table:table-cell>
          <table:table-cell table:style-name="ce89" office:value-type="float" office:value="5200" calcext:value-type="float">
            <text:p>5,2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40" calcext:value-type="float">
            <text:p>15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by Vegeta (Super 2)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000" calcext:value-type="float">
            <text:p>6,000</text:p>
          </table:table-cell>
          <table:table-cell table:style-name="ce89" office:value-type="float" office:value="6600" calcext:value-type="float">
            <text:p>6,6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Revenge Death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50" calcext:value-type="float">
            <text:p>16,05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rdock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inal Reveng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10" calcext:value-type="float">
            <text:p>7,31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inal Spirit Cann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 office:value-type="float" office:value="15050" calcext:value-type="float">
            <text:p>15,05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ardock (Giant Ape)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 out of your mouth!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640" calcext:value-type="float">
            <text:p>8,640</text:p>
          </table:table-cell>
          <table:table-cell table:style-name="ce89" office:value-type="float" office:value="9540" calcext:value-type="float">
            <text:p>9,54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Giga Meteor Storm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50" calcext:value-type="float">
            <text:p>12,75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ojack</text:p>
          </table:table-cell>
          <table:table-cell table:style-name="ce108" office:value-type="string" calcext:value-type="string">
            <text:p>Full power energy ball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Trap shoot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40" calcext:value-type="float">
            <text:p>5,040</text:p>
          </table:table-cell>
          <table:table-cell table:style-name="ce89" office:value-type="float" office:value="5700" calcext:value-type="float">
            <text:p>5,7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Grand Smash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60" calcext:value-type="float">
            <text:p>12,76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ojack (Full Power)</text:p>
          </table:table-cell>
          <table:table-cell table:style-name="ce108" office:value-type="string" calcext:value-type="string">
            <text:p>Grand Smash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Galactic Tyran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220" calcext:value-type="float">
            <text:p>8,22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Galactic Bu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120" calcext:value-type="float">
            <text:p>15,1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roly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Bloody Sm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Eraser Cann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40" calcext:value-type="float">
            <text:p>11,840</text:p>
          </table:table-cell>
          <table:table-cell table:style-name="ce89" office:value-type="float" office:value="13040" calcext:value-type="float">
            <text:p>13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roly (Legendary SSJ)</text:p>
          </table:table-cell>
          <table:table-cell table:style-name="ce108" office:value-type="string" calcext:value-type="string">
            <text:p>Eraser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Gigantic Hamm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Grab</text:p>
          </table:table-cell>
          <table:table-cell table:style-name="ce108" office:value-type="string" calcext:value-type="string">
            <text:p>Grab your target and perform a melee combo</text:p>
          </table:table-cell>
          <table:table-cell table:style-name="ce108" office:value-type="string" calcext:value-type="string">
            <text:p>Omega Bla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Cutscen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roly (SSJ)</text:p>
          </table:table-cell>
          <table:table-cell table:style-name="ce108" office:value-type="string" calcext:value-type="string">
            <text:p>Eraser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Trap shoot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4200" calcext:value-type="float">
            <text:p>4,200</text:p>
          </table:table-cell>
          <table:table-cell table:style-name="ce89" office:value-type="float" office:value="4700" calcext:value-type="float">
            <text:p>4,7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80" calcext:value-type="float">
            <text:p>12,78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Burter</text:p>
          </table:table-cell>
          <table:table-cell table:style-name="ce108" office:value-type="string" calcext:value-type="string">
            <text:p>Full Power Energy Ball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Launch an energy ball at your target</text:p>
          </table:table-cell>
          <table:table-cell table:style-name="ce108" office:value-type="string" calcext:value-type="string">
            <text:p>Space Mach Attack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Purple Comet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Jeic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aptain Ginyu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Galaxy Dynamit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Body Chang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2730" calcext:value-type="float">
            <text:p>2,730</text:p>
          </table:table-cell>
          <table:table-cell table:style-name="ce89" office:value-type="float" office:value="3010" calcext:value-type="float">
            <text:p>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change bodies with Nail, Kid Gohan, Early Goku, Scouter Vegeta, or Jeice.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ell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Special Beam Cannon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940" calcext:value-type="float">
            <text:p>7,940</text:p>
          </table:table-cell>
          <table:table-cell table:style-name="ce89" office:value-type="float" office:value="14780" calcext:value-type="float">
            <text:p>14,7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Drain Life Ce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220" calcext:value-type="float">
            <text:p>12,220</text:p>
          </table:table-cell>
          <table:table-cell table:style-name="ce89" office:value-type="float" office:value="12250" calcext:value-type="float">
            <text:p>12,25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ell (Perfect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Barrage 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00" calcext:value-type="float">
            <text:p>5,40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beams at the opponent</text:p>
          </table:table-cell>
          <table:table-cell table:style-name="ce108" office:value-type="string" calcext:value-type="string">
            <text:p>Perfect Barri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ell (Semi-Perfect)</text:p>
          </table:table-cell>
          <table:table-cell table:style-name="ce108" office:value-type="string" calcext:value-type="string">
            <text:p>Big Bang Cr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Drain Life Cell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20" calcext:value-type="float">
            <text:p>7,220</text:p>
          </table:table-cell>
          <table:table-cell table:style-name="ce89" office:value-type="float" office:value="7500" calcext:value-type="float">
            <text:p>7,5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drain the life of your enemy (does not work on androids)</text:p>
          </table:table-cell>
          <table:table-cell table:style-name="ce108" office:value-type="string" calcext:value-type="string">
            <text:p>Unforgivable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5450" calcext:value-type="float">
            <text:p>15,450</text:p>
          </table:table-cell>
          <table:table-cell table:style-name="ce89" office:value-type="float" office:value="17000" calcext:value-type="float">
            <text:p>1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ell (Super Perfect)</text:p>
          </table:table-cell>
          <table:table-cell table:style-name="ce108" office:value-type="string" calcext:value-type="string">
            <text:p>Full Power 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760" calcext:value-type="float">
            <text:p>6,760</text:p>
          </table:table-cell>
          <table:table-cell table:style-name="ce89" office:value-type="float" office:value="7440" calcext:value-type="float">
            <text:p>7,44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Perfect Combinatio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8100" calcext:value-type="float">
            <text:p>8,100</text:p>
          </table:table-cell>
          <table:table-cell table:style-name="ce89" office:value-type="float" office:value="8880" calcext:value-type="float">
            <text:p>8,88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ola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80" calcext:value-type="float">
            <text:p>14,580</text:p>
          </table:table-cell>
          <table:table-cell table:style-name="ce89" office:value-type="float" office:value="16080" calcext:value-type="float">
            <text:p>16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ell Jr.</text:p>
          </table:table-cell>
          <table:table-cell table:style-name="ce108" office:value-type="string" calcext:value-type="string">
            <text:p>Special Beam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580" calcext:value-type="float">
            <text:p>6,580</text:p>
          </table:table-cell>
          <table:table-cell table:style-name="ce89" office:value-type="float" office:value="10500" calcext:value-type="float">
            <text:p>10,50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Innocence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40" calcext:value-type="float">
            <text:p>11,840</text:p>
          </table:table-cell>
          <table:table-cell table:style-name="ce89" office:value-type="float" office:value="13040" calcext:value-type="float">
            <text:p>13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hi-Chi</text:p>
          </table:table-cell>
          <table:table-cell table:style-name="ce108" office:value-type="string" calcext:value-type="string">
            <text:p>Stay Away From Me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Launch a whirling blade of energy at your target</text:p>
          </table:table-cell>
          <table:table-cell table:style-name="ce108" office:value-type="string" calcext:value-type="string">
            <text:p>That Won't Work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beam horizontally across the field</text:p>
          </table:table-cell>
          <table:table-cell table:style-name="ce108" office:value-type="string" calcext:value-type="string">
            <text:p>Save Goku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Kid Goku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hiaotzu</text:p>
          </table:table-cell>
          <table:table-cell table:style-name="ce108" office:value-type="string" calcext:value-type="string">
            <text:p>Dodon Ra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Psychic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Farewell, Mr. Tien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ooler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Darkness Eye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beam horizontally across the field</text:p>
          </table:table-cell>
          <table:table-cell table:style-name="ce108" office:value-type="string" calcext:value-type="string">
            <text:p>Death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40" calcext:value-type="float">
            <text:p>15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ooler (Final Form)</text:p>
          </table:table-cell>
          <table:table-cell table:style-name="ce108" office:value-type="string" calcext:value-type="string">
            <text:p>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Death Chas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ui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ull Power Energy Barrage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4700" calcext:value-type="float">
            <text:p>4,700</text:p>
          </table:table-cell>
          <table:table-cell table:style-name="ce89" office:value-type="float" office:value="5200" calcext:value-type="float">
            <text:p>5,2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Ah! Lord Frieza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distract your opponent thinking that your lord Frieza is right behind them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Cyborg Tao</text:p>
          </table:table-cell>
          <table:table-cell table:style-name="ce108" office:value-type="string" calcext:value-type="string">
            <text:p>Dodon Ra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730" calcext:value-type="float">
            <text:p>5,730</text:p>
          </table:table-cell>
          <table:table-cell table:style-name="ce89" office:value-type="float" office:value="6310" calcext:value-type="float">
            <text:p>6,3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Hidden Blad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90" calcext:value-type="float">
            <text:p>7,090</text:p>
          </table:table-cell>
          <table:table-cell table:style-name="ce89" office:value-type="float" office:value="7800" calcext:value-type="float">
            <text:p>7,8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Dodon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Dabura</text:p>
          </table:table-cell>
          <table:table-cell table:style-name="ce108" office:value-type="string" calcext:value-type="string">
            <text:p>Evil Impuls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Evil Flam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40" calcext:value-type="float">
            <text:p>7,740</text:p>
          </table:table-cell>
          <table:table-cell table:style-name="ce89" office:value-type="float" office:value="8520" calcext:value-type="float">
            <text:p>8,52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Breathe a large cone of flame in front of you</text:p>
          </table:table-cell>
          <table:table-cell table:style-name="ce108" office:value-type="string" calcext:value-type="string">
            <text:p>Darkness Sword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980" calcext:value-type="float">
            <text:p>12,980</text:p>
          </table:table-cell>
          <table:table-cell table:style-name="ce89" office:value-type="float" office:value="14260" calcext:value-type="float">
            <text:p>14,26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n energy blast to the fac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Devilman</text:p>
          </table:table-cell>
          <table:table-cell table:style-name="ce108" office:value-type="string" calcext:value-type="string">
            <text:p>Fork Attack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your pitchfork at the target</text:p>
          </table:table-cell>
          <table:table-cell table:style-name="ce108" office:value-type="string" calcext:value-type="string">
            <text:p>Demon Fork Rush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8550" calcext:value-type="float">
            <text:p>8,550</text:p>
          </table:table-cell>
          <table:table-cell table:style-name="ce89" office:value-type="float" office:value="9370" calcext:value-type="float">
            <text:p>9,37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Devilmite Beam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27270" calcext:value-type="float">
            <text:p>27,270</text:p>
          </table:table-cell>
          <table:table-cell table:style-name="ce89" office:value-type="float" office:value="30000" calcext:value-type="float">
            <text:p>30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 to determine if they are evil. Characters take a percentage of damage based on their "evilness" parameter. So a character with 25 "evilness" take 25% damage of this move's max damage.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Dodoria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 out of your mouth!</text:p>
          </table:table-cell>
          <table:table-cell table:style-name="ce108" office:value-type="string" calcext:value-type="string">
            <text:p>Dodoria Head Breaker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Maximum Bu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80" calcext:value-type="float">
            <text:p>12,78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Dr. Gero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Bionic Punish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beam horizontally across the field</text:p>
          </table:table-cell>
          <table:table-cell table:style-name="ce108" office:value-type="string" calcext:value-type="string">
            <text:p>Drain Life 20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230" calcext:value-type="float">
            <text:p>11,230</text:p>
          </table:table-cell>
          <table:table-cell table:style-name="ce89" office:value-type="float" office:value="11510" calcext:value-type="float">
            <text:p>11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Dr. Wheelo</text:p>
          </table:table-cell>
          <table:table-cell table:style-name="ce108" office:value-type="string" calcext:value-type="string">
            <text:p>Photon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20" calcext:value-type="float">
            <text:p>7,02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style-name="ce108" office:value-type="string" calcext:value-type="string">
            <text:p>Gigantic Bomber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Planet Geys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800" calcext:value-type="float">
            <text:p>12,800</text:p>
          </table:table-cell>
          <table:table-cell table:style-name="ce89" office:value-type="float" office:value="14080" calcext:value-type="float">
            <text:p>14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arly Goku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Kaio-Ken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pirit Bomb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Launch a mini-spirit bomb at the target launching them into the sky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arly Piccolo</text:p>
          </table:table-cell>
          <table:table-cell table:style-name="ce108" office:value-type="string" calcext:value-type="string">
            <text:p>Explosive Demon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Bakuretsu Mahoko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pecial Beam Cann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Goku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Meteor Sm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00" calcext:value-type="float">
            <text:p>7,200</text:p>
          </table:table-cell>
          <table:table-cell table:style-name="ce89" office:value-type="float" office:value="7890" calcext:value-type="float">
            <text:p>7,89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Spirit Bomb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860" calcext:value-type="float">
            <text:p>14,860</text:p>
          </table:table-cell>
          <table:table-cell table:style-name="ce89" office:value-type="float" office:value="16320" calcext:value-type="float">
            <text:p>16,320</text:p>
          </table:table-cell>
          <table:table-cell table:style-name="ce108" office:value-type="string" calcext:value-type="string">
            <text:p>Cutscene</text:p>
          </table:table-cell>
          <table:table-cell table:style-name="ce108" office:value-type="string" calcext:value-type="string">
            <text:p>Launch a giant spirit bomb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Goku (SSJ1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440" calcext:value-type="float">
            <text:p>7,440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Instant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0920" calcext:value-type="float">
            <text:p>10,920</text:p>
          </table:table-cell>
          <table:table-cell table:style-name="ce89" office:value-type="float" office:value="12040" calcext:value-type="float">
            <text:p>12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Instantly transmit yourself behind your target and launch a Kamehameha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Goku (SSJ2)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Meteor Cr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650" calcext:value-type="float">
            <text:p>7,650</text:p>
          </table:table-cell>
          <table:table-cell table:style-name="ce89" office:value-type="float" office:value="8380" calcext:value-type="float">
            <text:p>8,38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120" calcext:value-type="float">
            <text:p>15,1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Goku (SSJ3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520" calcext:value-type="float">
            <text:p>8,520</text:p>
          </table:table-cell>
          <table:table-cell table:style-name="ce89" office:value-type="float" office:value="13080" calcext:value-type="float">
            <text:p>13,0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220" calcext:value-type="float">
            <text:p>8,220</text:p>
          </table:table-cell>
          <table:table-cell table:style-name="ce89" office:value-type="float" office:value="9060" calcext:value-type="float">
            <text:p>9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Dragon Fis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attack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Vegeta</text:p>
          </table:table-cell>
          <table:table-cell table:style-name="ce108" office:value-type="string" calcext:value-type="string">
            <text:p>Galick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Big Bang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50" calcext:value-type="float">
            <text:p>12,750</text:p>
          </table:table-cell>
          <table:table-cell table:style-name="ce89" office:value-type="float" office:value="14050" calcext:value-type="float">
            <text:p>14,05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Vegeta (SSJ1)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00" calcext:value-type="float">
            <text:p>7,200</text:p>
          </table:table-cell>
          <table:table-cell table:style-name="ce89" office:value-type="float" office:value="7920" calcext:value-type="float">
            <text:p>7,9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00" calcext:value-type="float">
            <text:p>5,40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nd Vegeta (SSJ2)</text:p>
          </table:table-cell>
          <table:table-cell table:style-name="ce108" office:value-type="string" calcext:value-type="string">
            <text:p>Big Ba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560" calcext:value-type="float">
            <text:p>7,560</text:p>
          </table:table-cell>
          <table:table-cell table:style-name="ce89" office:value-type="float" office:value="8320" calcext:value-type="float">
            <text:p>8,3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800" calcext:value-type="float">
            <text:p>5,800</text:p>
          </table:table-cell>
          <table:table-cell table:style-name="ce89" office:value-type="float" office:value="6400" calcext:value-type="float">
            <text:p>6,4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80" calcext:value-type="float">
            <text:p>16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Evil Buu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Flame Shower Breath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7500" calcext:value-type="float">
            <text:p>7,500</text:p>
          </table:table-cell>
          <table:table-cell table:style-name="ce89" office:value-type="float" office:value="8280" calcext:value-type="float">
            <text:p>8,28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Breathe a large cone of steam in front of you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asha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Energy Balle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3120" calcext:value-type="float">
            <text:p>3,120</text:p>
          </table:table-cell>
          <table:table-cell table:style-name="ce89"/>
          <table:table-cell table:style-name="ce108" office:value-type="string" calcext:value-type="string">
            <text:p>Shower</text:p>
          </table:table-cell>
          <table:table-cell table:style-name="ce108" office:value-type="string" calcext:value-type="string">
            <text:p>shoot a ball of energy above the opponent that showers a barrage of energy balls down</text:p>
          </table:table-cell>
          <table:table-cell table:style-name="ce108" office:value-type="string" calcext:value-type="string">
            <text:p>Hysteric Saiyan Lady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asha (Giant Ape)</text:p>
          </table:table-cell>
          <table:table-cell table:style-name="ce108" office:value-type="string" calcext:value-type="string">
            <text:p>Chou Makouhou Barrag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460" calcext:value-type="float">
            <text:p>5,460</text:p>
          </table:table-cell>
          <table:table-cell table:style-name="ce89" office:value-type="float" office:value="6030" calcext:value-type="float">
            <text:p>6,03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style-name="ce108" office:value-type="string" calcext:value-type="string">
            <text:p>Giant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Gigantic Saiyan Lady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as a giant ape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rieza</text:p>
          </table:table-cell>
          <table:table-cell table:style-name="ce108" office:value-type="string" calcext:value-type="string">
            <text:p>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Punishing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Death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40" calcext:value-type="float">
            <text:p>15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rieza (2nd Form)</text:p>
          </table:table-cell>
          <table:table-cell table:style-name="ce108" office:value-type="string" calcext:value-type="string">
            <text:p>Punishing Blast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7120" calcext:value-type="float">
            <text:p>7,120</text:p>
          </table:table-cell>
          <table:table-cell table:style-name="ce89" office:value-type="float" office:value="7840" calcext:value-type="float">
            <text:p>7,8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Death Stor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20" calcext:value-type="float">
            <text:p>7,020</text:p>
          </table:table-cell>
          <table:table-cell table:style-name="ce108" office:value-type="string" calcext:value-type="string">
            <text:p>Volcano</text:p>
          </table:table-cell>
          <table:table-cell table:style-name="ce108" office:value-type="string" calcext:value-type="string">
            <text:p>Release an explosion of energy undearneath the opponent erupting upwards</text:p>
          </table:table-cell>
          <table:table-cell table:style-name="ce108" office:value-type="string" calcext:value-type="string">
            <text:p>Hail Friez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130" calcext:value-type="float">
            <text:p>13,130</text:p>
          </table:table-cell>
          <table:table-cell table:style-name="ce89" office:value-type="float" office:value="14410" calcext:value-type="float">
            <text:p>14,4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impale your enemy on your horn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rieza (3rd Form)</text:p>
          </table:table-cell>
          <table:table-cell table:style-name="ce108" office:value-type="string" calcext:value-type="string">
            <text:p>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90" calcext:value-type="float">
            <text:p>7,090</text:p>
          </table:table-cell>
          <table:table-cell table:style-name="ce89" office:value-type="float" office:value="7800" calcext:value-type="float">
            <text:p>7,8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Crazy Finger Beam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89"/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many tiny finger beams at your opponen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rieza (Final Form)</text:p>
          </table:table-cell>
          <table:table-cell table:style-name="ce108" office:value-type="string" calcext:value-type="string">
            <text:p>Barrage 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00" calcext:value-type="float">
            <text:p>5,40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beams at the opponent</text:p>
          </table:table-cell>
          <table:table-cell table:style-name="ce108" office:value-type="string" calcext:value-type="string">
            <text:p>I Might Die This Tim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Distract the opponent while sneaking up behind them and performing a combo</text:p>
          </table:table-cell>
          <table:table-cell table:style-name="ce108" office:value-type="string" calcext:value-type="string">
            <text:p>Destroy the Planet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50" calcext:value-type="float">
            <text:p>16,05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rieza (Full Power)</text:p>
          </table:table-cell>
          <table:table-cell table:style-name="ce108" office:value-type="string" calcext:value-type="string">
            <text:p>Death Sauc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two Destructo Discs in quick succsession at your target</text:p>
          </table:table-cell>
          <table:table-cell table:style-name="ce108" office:value-type="string" calcext:value-type="string">
            <text:p>Nova Strik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9090" calcext:value-type="float">
            <text:p>9,090</text:p>
          </table:table-cell>
          <table:table-cell table:style-name="ce89" office:value-type="float" office:value="10000" calcext:value-type="float">
            <text:p>10,00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You Will Die By My Hand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rieza Soldier</text:p>
          </table:table-cell>
          <table:table-cell table:style-name="ce108" office:value-type="string" calcext:value-type="string">
            <text:p>Energy Wav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3640" calcext:value-type="float">
            <text:p>3,640</text:p>
          </table:table-cell>
          <table:table-cell table:style-name="ce89"/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Energy Wav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80" calcext:value-type="float">
            <text:p>5,480</text:p>
          </table:table-cell>
          <table:table-cell table:style-name="ce89"/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Life-risking Blow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/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uture Gohan</text:p>
          </table:table-cell>
          <table:table-cell table:style-name="ce108" office:value-type="string" calcext:value-type="string">
            <text:p>Masenko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 with one hand!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40" calcext:value-type="float">
            <text:p>7,740</text:p>
          </table:table-cell>
          <table:table-cell table:style-name="ce89" office:value-type="float" office:value="8520" calcext:value-type="float">
            <text:p>8,52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40" calcext:value-type="float">
            <text:p>12,740</text:p>
          </table:table-cell>
          <table:table-cell table:style-name="ce89" office:value-type="float" office:value="14070" calcext:value-type="float">
            <text:p>14,07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 one handed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Future Gohan (SSJ1)</text:p>
          </table:table-cell>
          <table:table-cell table:style-name="ce108" office:value-type="string" calcext:value-type="string">
            <text:p>Gekiretsu Mada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Special Beam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60" calcext:value-type="float">
            <text:p>7,160</text:p>
          </table:table-cell>
          <table:table-cell table:style-name="ce89" office:value-type="float" office:value="13340" calcext:value-type="float">
            <text:p>13,34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Gekiretsu Ranbu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Dash forward then perform a devastating melee combo ending in a one-handed Kamehameha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arlic Jr.</text:p>
          </table:table-cell>
          <table:table-cell table:style-name="ce108" office:value-type="string" calcext:value-type="string">
            <text:p>Darkness Eye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beam horizontally across the field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800" calcext:value-type="float">
            <text:p>6,8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ull Power Energy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50" calcext:value-type="float">
            <text:p>12,75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arlic Jr. (Super Form)</text:p>
          </table:table-cell>
          <table:table-cell table:style-name="ce108" office:value-type="string" calcext:value-type="string">
            <text:p>Death Impac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series of orbs of energy at the target</text:p>
          </table:table-cell>
          <table:table-cell table:style-name="ce108" office:value-type="string" calcext:value-type="string">
            <text:p>Darkness Illusion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Grab</text:p>
          </table:table-cell>
          <table:table-cell table:style-name="ce108" office:value-type="string" calcext:value-type="string">
            <text:p>Grab your target and perform a melee combo</text:p>
          </table:table-cell>
          <table:table-cell table:style-name="ce108" office:value-type="string" calcext:value-type="string">
            <text:p>Dead Zon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0910" calcext:value-type="float">
            <text:p>10,910</text:p>
          </table:table-cell>
          <table:table-cell table:style-name="ce89" office:value-type="float" office:value="12010" calcext:value-type="float">
            <text:p>12,0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Attempt to open a rift to the dead zone and encase your opponent in i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eneral Blue</text:p>
          </table:table-cell>
          <table:table-cell table:style-name="ce108" office:value-type="string" calcext:value-type="string">
            <text:p>I'll Shoot You!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ake out a rocket launcher and fire a rocket at the opponent</text:p>
          </table:table-cell>
          <table:table-cell table:style-name="ce108" office:value-type="string" calcext:value-type="string">
            <text:p>Skewer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Attempt to shout and stun the opponent. Then throw a sharpened log at them.</text:p>
          </table:table-cell>
          <table:table-cell table:style-name="ce108" office:value-type="string" calcext:value-type="string">
            <text:p>Rocket Engine Spark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climb into a jet and burn your opponent with the afterburner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eneral Tao</text:p>
          </table:table-cell>
          <table:table-cell table:style-name="ce108" office:value-type="string" calcext:value-type="string">
            <text:p>The Original Dodon-Pa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Crane Style Assassin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Ultimate Final Pla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genuflect to distract your opponent. then finish them off with a grenad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geta (SSJ1)</text:p>
          </table:table-cell>
          <table:table-cell table:style-name="ce108" office:value-type="string" calcext:value-type="string">
            <text:p>Big Bang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00" calcext:value-type="float">
            <text:p>7,200</text:p>
          </table:table-cell>
          <table:table-cell table:style-name="ce89" office:value-type="float" office:value="11520" calcext:value-type="float">
            <text:p>11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560" calcext:value-type="float">
            <text:p>7,560</text:p>
          </table:table-cell>
          <table:table-cell table:style-name="ce89" office:value-type="float" office:value="8340" calcext:value-type="float">
            <text:p>8,34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Stardust Break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300" calcext:value-type="float">
            <text:p>14,300</text:p>
          </table:table-cell>
          <table:table-cell table:style-name="ce89" office:value-type="float" office:value="15730" calcext:value-type="float">
            <text:p>15,73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with a sparkly ball of DOOM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geta (SSJ4)</text:p>
          </table:table-cell>
          <table:table-cell table:style-name="ce108" office:value-type="string" calcext:value-type="string">
            <text:p>Big Bang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960" calcext:value-type="float">
            <text:p>8,960</text:p>
          </table:table-cell>
          <table:table-cell table:style-name="ce89" office:value-type="float" office:value="14320" calcext:value-type="float">
            <text:p>14,3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Ultimate Impact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9800" calcext:value-type="float">
            <text:p>9,800</text:p>
          </table:table-cell>
          <table:table-cell table:style-name="ce89" office:value-type="float" office:value="10760" calcext:value-type="float">
            <text:p>10,76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100X Big Bang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6380" calcext:value-type="float">
            <text:p>16,380</text:p>
          </table:table-cell>
          <table:table-cell table:style-name="ce89" office:value-type="float" office:value="18060" calcext:value-type="float">
            <text:p>18,0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massive energy beam at your opponen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han</text:p>
          </table:table-cell>
          <table:table-cell table:style-name="ce108" office:value-type="string" calcext:value-type="string">
            <text:p>Explosive Mada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9280" calcext:value-type="float">
            <text:p>9,280</text:p>
          </table:table-cell>
          <table:table-cell table:style-name="ce89" office:value-type="float" office:value="10240" calcext:value-type="float">
            <text:p>10,24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Fire a large cone of energy in front of you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40" calcext:value-type="float">
            <text:p>5,040</text:p>
          </table:table-cell>
          <table:table-cell table:style-name="ce89" office:value-type="float" office:value="5600" calcext:value-type="float">
            <text:p>5,6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800" calcext:value-type="float">
            <text:p>12,800</text:p>
          </table:table-cell>
          <table:table-cell table:style-name="ce89" office:value-type="float" office:value="14080" calcext:value-type="float">
            <text:p>14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han (SSJ1)</text:p>
          </table:table-cell>
          <table:table-cell table:style-name="ce108" office:value-type="string" calcext:value-type="string">
            <text:p>Explosive Mada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560" calcext:value-type="float">
            <text:p>6,560</text:p>
          </table:table-cell>
          <table:table-cell table:style-name="ce89" office:value-type="float" office:value="7240" calcext:value-type="float">
            <text:p>7,24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Fire a large cone of energy in front of you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280" calcext:value-type="float">
            <text:p>5,280</text:p>
          </table:table-cell>
          <table:table-cell table:style-name="ce89" office:value-type="float" office:value="5840" calcext:value-type="float">
            <text:p>5,84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Bros.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5450" calcext:value-type="float">
            <text:p>15,450</text:p>
          </table:table-cell>
          <table:table-cell table:style-name="ce89" office:value-type="float" office:value="17000" calcext:value-type="float">
            <text:p>17,000</text:p>
          </table:table-cell>
          <table:table-cell table:style-name="ce108" office:value-type="string" calcext:value-type="string">
            <text:p>Cutscene</text:p>
          </table:table-cell>
          <table:table-cell table:style-name="ce108" office:value-type="string" calcext:value-type="string">
            <text:p>Fire an energy beam at your opponent, and get your little brother to help take them dow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han (SSJ2)</text:p>
          </table:table-cell>
          <table:table-cell table:style-name="ce108" office:value-type="string" calcext:value-type="string">
            <text:p>Super Explosive Mada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Fire a large cone of energy in front of you</text:p>
          </table:table-cell>
          <table:table-cell table:style-name="ce108" office:value-type="string" calcext:value-type="string">
            <text:p>Full Power Energy Barrage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800" calcext:value-type="float">
            <text:p>5,800</text:p>
          </table:table-cell>
          <table:table-cell table:style-name="ce89" office:value-type="float" office:value="6400" calcext:value-type="float">
            <text:p>6,4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han Buu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Chocolate Bea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90" calcext:value-type="float">
            <text:p>7,090</text:p>
          </table:table-cell>
          <table:table-cell table:style-name="ce89" office:value-type="float" office:value="7800" calcext:value-type="float">
            <text:p>7,8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Launch a beam that turns your opponent into chocolate</text:p>
          </table:table-cell>
          <table:table-cell table:style-name="ce108" office:value-type="string" calcext:value-type="string">
            <text:p>Super Ghost Buu Attack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ten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4960" calcext:value-type="float">
            <text:p>4,960</text:p>
          </table:table-cell>
          <table:table-cell table:style-name="ce89" office:value-type="float" office:value="5520" calcext:value-type="float">
            <text:p>5,52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barrage of energy balls at your target</text:p>
          </table:table-cell>
          <table:table-cell table:style-name="ce108" office:value-type="string" calcext:value-type="string">
            <text:p>Assault!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730" calcext:value-type="float">
            <text:p>5,730</text:p>
          </table:table-cell>
          <table:table-cell table:style-name="ce89" office:value-type="float" office:value="6310" calcext:value-type="float">
            <text:p>6,3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320" calcext:value-type="float">
            <text:p>12,320</text:p>
          </table:table-cell>
          <table:table-cell table:style-name="ce89" office:value-type="float" office:value="13580" calcext:value-type="float">
            <text:p>13,5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ten (SSJ1)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440" calcext:value-type="float">
            <text:p>7,440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Assault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00" calcext:value-type="float">
            <text:p>7,000</text:p>
          </table:table-cell>
          <table:table-cell table:style-name="ce89" office:value-type="float" office:value="7700" calcext:value-type="float">
            <text:p>7,7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Bros.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Cutscene</text:p>
          </table:table-cell>
          <table:table-cell table:style-name="ce108" office:value-type="string" calcext:value-type="string">
            <text:p>Fire an energy beam at your opponent, and get your big brother to help take them dow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tenks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10" calcext:value-type="float">
            <text:p>7,110</text:p>
          </table:table-cell>
          <table:table-cell table:style-name="ce89" office:value-type="float" office:value="7800" calcext:value-type="float">
            <text:p>7,8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Big Tree Cann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40" calcext:value-type="float">
            <text:p>12,740</text:p>
          </table:table-cell>
          <table:table-cell table:style-name="ce89" office:value-type="float" office:value="14070" calcext:value-type="float">
            <text:p>14,07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tenks (SSJ1)</text:p>
          </table:table-cell>
          <table:table-cell table:style-name="ce108" office:value-type="string" calcext:value-type="string">
            <text:p>Big Tree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20" calcext:value-type="float">
            <text:p>7,320</text:p>
          </table:table-cell>
          <table:table-cell table:style-name="ce89" office:value-type="float" office:value="8100" calcext:value-type="float">
            <text:p>8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style-name="ce108" office:value-type="string" calcext:value-type="string">
            <text:p>Galactica Donuts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ring of energy at your opponent that explodes</text:p>
          </table:table-cell>
          <table:table-cell table:style-name="ce108" office:value-type="string" calcext:value-type="string">
            <text:p>Super Ghost Kamikaze Attack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/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tenks (SSJ3)</text:p>
          </table:table-cell>
          <table:table-cell table:style-name="ce108" office:value-type="string" calcext:value-type="string">
            <text:p>Big Tree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40" calcext:value-type="float">
            <text:p>7,740</text:p>
          </table:table-cell>
          <table:table-cell table:style-name="ce89" office:value-type="float" office:value="8520" calcext:value-type="float">
            <text:p>8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style-name="ce108" office:value-type="string" calcext:value-type="string">
            <text:p>DIE DIE Missile Barrag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000" calcext:value-type="float">
            <text:p>6,000</text:p>
          </table:table-cell>
          <table:table-cell table:style-name="ce89" office:value-type="float" office:value="6600" calcext:value-type="float">
            <text:p>6,6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Charging Ultra Buu Volley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with the help of Piccol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otenks Buu</text:p>
          </table:table-cell>
          <table:table-cell table:style-name="ce108" office:value-type="string" calcext:value-type="string">
            <text:p>Galactic Donu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volley of rings of energy at your opponent that explodes</text:p>
          </table:table-cell>
          <table:table-cell table:style-name="ce108" office:value-type="string" calcext:value-type="string">
            <text:p>Special Beam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10" calcext:value-type="float">
            <text:p>7,710</text:p>
          </table:table-cell>
          <table:table-cell table:style-name="ce89" office:value-type="float" office:value="12320" calcext:value-type="float">
            <text:p>12,3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120" calcext:value-type="float">
            <text:p>15,1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randpa Gohan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660" calcext:value-type="float">
            <text:p>6,660</text:p>
          </table:table-cell>
          <table:table-cell table:style-name="ce89" office:value-type="float" office:value="10560" calcext:value-type="float">
            <text:p>10,56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Turtle School Four Virtues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Turtle School Tranquility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T Goku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Dragon Fis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910" calcext:value-type="float">
            <text:p>6,910</text:p>
          </table:table-cell>
          <table:table-cell table:style-name="ce89" office:value-type="float" office:value="7610" calcext:value-type="float">
            <text:p>7,6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pirit Bomb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T Goku (SSJ1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80" calcext:value-type="float">
            <text:p>7,380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280" calcext:value-type="float">
            <text:p>5,280</text:p>
          </table:table-cell>
          <table:table-cell table:style-name="ce89" office:value-type="float" office:value="5840" calcext:value-type="float">
            <text:p>5,84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T Goku (SSJ3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980" calcext:value-type="float">
            <text:p>7,980</text:p>
          </table:table-cell>
          <table:table-cell table:style-name="ce89" office:value-type="float" office:value="12720" calcext:value-type="float">
            <text:p>12,7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60" calcext:value-type="float">
            <text:p>6,56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Dragon Fis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110" calcext:value-type="float">
            <text:p>13,110</text:p>
          </table:table-cell>
          <table:table-cell table:style-name="ce89" office:value-type="float" office:value="14390" calcext:value-type="float">
            <text:p>14,39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 Kamehameha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T Goku (SSJ4)</text:p>
          </table:table-cell>
          <table:table-cell table:style-name="ce108" office:value-type="string" calcext:value-type="string">
            <text:p>10x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style-name="ce108" office:value-type="string" calcext:value-type="string">
            <text:p>Meteor Cr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100" calcext:value-type="float">
            <text:p>8,100</text:p>
          </table:table-cell>
          <table:table-cell table:style-name="ce89" office:value-type="float" office:value="8880" calcext:value-type="float">
            <text:p>8,88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Dragon Fis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Guldo</text:p>
          </table:table-cell>
          <table:table-cell table:style-name="ce108" office:value-type="string" calcext:value-type="string">
            <text:p>Full Power Energy Blast Volley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4100" calcext:value-type="float">
            <text:p>4,100</text:p>
          </table:table-cell>
          <table:table-cell table:style-name="ce89" office:value-type="float" office:value="4550" calcext:value-type="float">
            <text:p>4,55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barrage of energy balls at your target</text:p>
          </table:table-cell>
          <table:table-cell table:style-name="ce108" office:value-type="string" calcext:value-type="string">
            <text:p>Psychic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Guldo Specia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Attempt to stun the opponent. Then throw a sharpened log at them.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Hercule</text:p>
          </table:table-cell>
          <table:table-cell table:style-name="ce108" office:value-type="string" calcext:value-type="string">
            <text:p>Dynamic Mess-em Up Punc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 that has a 50% chance to do 1 point of damage</text:p>
          </table:table-cell>
          <table:table-cell table:style-name="ce108" office:value-type="string" calcext:value-type="string">
            <text:p>Present Bomb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810" calcext:value-type="float">
            <text:p>6,810</text:p>
          </table:table-cell>
          <table:table-cell table:style-name="ce89" office:value-type="float" office:value="7500" calcext:value-type="float">
            <text:p>7,500</text:p>
          </table:table-cell>
          <table:table-cell table:style-name="ce108" office:value-type="string" calcext:value-type="string">
            <text:p>Grab</text:p>
          </table:table-cell>
          <table:table-cell table:style-name="ce108" office:value-type="string" calcext:value-type="string">
            <text:p>Give your opponent a present with explosive contents. Interrupts anything.</text:p>
          </table:table-cell>
          <table:table-cell table:style-name="ce108" office:value-type="string" calcext:value-type="string">
            <text:p>Mister Buu Arrives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with the help of Majin Buu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Hirudegarn</text:p>
          </table:table-cell>
          <table:table-cell table:style-name="ce108" office:value-type="string" calcext:value-type="string">
            <text:p>Chou Makouse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7230" calcext:value-type="float">
            <text:p>7,23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n energy beam across the field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640" calcext:value-type="float">
            <text:p>8,640</text:p>
          </table:table-cell>
          <table:table-cell table:style-name="ce89" office:value-type="float" office:value="9540" calcext:value-type="float">
            <text:p>9,54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Gigantic Flam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5480" calcext:value-type="float">
            <text:p>15,480</text:p>
          </table:table-cell>
          <table:table-cell table:style-name="ce89" office:value-type="float" office:value="17040" calcext:value-type="float">
            <text:p>17,04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Breathe a large cone of flame in front of you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Janemba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Rapid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80" calcext:value-type="float">
            <text:p>8,080</text:p>
          </table:table-cell>
          <table:table-cell table:style-name="ce108" office:value-type="string" calcext:value-type="string">
            <text:p>Cage</text:p>
          </table:table-cell>
          <table:table-cell table:style-name="ce108" office:value-type="string" calcext:value-type="string">
            <text:p>Throw out many balls of energy around your character then launch them at your opponent</text:p>
          </table:table-cell>
          <table:table-cell table:style-name="ce108" office:value-type="string" calcext:value-type="string">
            <text:p>Illusion Sm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5020" calcext:value-type="float">
            <text:p>15,020</text:p>
          </table:table-cell>
          <table:table-cell table:style-name="ce89" office:value-type="float" office:value="16480" calcext:value-type="float">
            <text:p>16,48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Janemba (Super Form)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200" calcext:value-type="float">
            <text:p>8,200</text:p>
          </table:table-cell>
          <table:table-cell table:style-name="ce89" office:value-type="float" office:value="9040" calcext:value-type="float">
            <text:p>9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Lightning Shower Rai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00" calcext:value-type="float">
            <text:p>7,300</text:p>
          </table:table-cell>
          <table:table-cell table:style-name="ce89" office:value-type="float" office:value="8050" calcext:value-type="float">
            <text:p>8,0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Shower tiny beams at your opponent</text:p>
          </table:table-cell>
          <table:table-cell table:style-name="ce108" office:value-type="string" calcext:value-type="string">
            <text:p>Dimension Sword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 Chou Makouhou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Jeice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20" calcext:value-type="float">
            <text:p>5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Crusher Ball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Purple Comet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Burter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Jiren</text:p>
          </table:table-cell>
          <table:table-cell table:style-name="ce108" office:value-type="string" calcext:value-type="string">
            <text:p>Power Impac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440" calcext:value-type="float">
            <text:p>7,440</text:p>
          </table:table-cell>
          <table:table-cell table:style-name="ce89" office:value-type="float" office:value="8190" calcext:value-type="float">
            <text:p>8,19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style-name="ce108" office:value-type="string" calcext:value-type="string">
            <text:p>High Power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00" calcext:value-type="float">
            <text:p>7,000</text:p>
          </table:table-cell>
          <table:table-cell table:style-name="ce89" office:value-type="float" office:value="8240" calcext:value-type="float">
            <text:p>8,240</text:p>
          </table:table-cell>
          <table:table-cell table:style-name="ce108" office:value-type="string" calcext:value-type="string">
            <text:p>Ru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3" office:value-type="string" calcext:value-type="string">
            <text:p>Colossal S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Cutscen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d Buu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Mystic Combinati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Planet Burs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d Gohan</text:p>
          </table:table-cell>
          <table:table-cell table:style-name="ce108" office:value-type="string" calcext:value-type="string">
            <text:p>Masenko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40" calcext:value-type="float">
            <text:p>7,040</text:p>
          </table:table-cell>
          <table:table-cell table:style-name="ce89" office:value-type="float" office:value="11160" calcext:value-type="float">
            <text:p>11,16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Gekiretsu Mada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Bakuretsu Ranm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440" calcext:value-type="float">
            <text:p>13,440</text:p>
          </table:table-cell>
          <table:table-cell table:style-name="ce89" office:value-type="float" office:value="14760" calcext:value-type="float">
            <text:p>14,76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 Masenk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d Goku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Counterattack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550" calcext:value-type="float">
            <text:p>6,550</text:p>
          </table:table-cell>
          <table:table-cell table:style-name="ce89" office:value-type="float" office:value="7210" calcext:value-type="float">
            <text:p>7,2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Penetrate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d Goku (Giant Ape)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Giant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Chou Makouhou Barrag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50" calcext:value-type="float">
            <text:p>12,75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d Trunks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560" calcext:value-type="float">
            <text:p>6,560</text:p>
          </table:table-cell>
          <table:table-cell table:style-name="ce89" office:value-type="float" office:value="7240" calcext:value-type="float">
            <text:p>7,2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00" calcext:value-type="float">
            <text:p>7,5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inish Bu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300" calcext:value-type="float">
            <text:p>12,300</text:p>
          </table:table-cell>
          <table:table-cell table:style-name="ce89" office:value-type="float" office:value="13550" calcext:value-type="float">
            <text:p>13,55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d Trunks (SSJ1)</text:p>
          </table:table-cell>
          <table:table-cell table:style-name="ce108" office:value-type="string" calcext:value-type="string">
            <text:p>Full Power Energy Barrage Wav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300" calcext:value-type="float">
            <text:p>5,300</text:p>
          </table:table-cell>
          <table:table-cell table:style-name="ce89" office:value-type="float" office:value="5900" calcext:value-type="float">
            <text:p>5,9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80" calcext:value-type="float">
            <text:p>7,380</text:p>
          </table:table-cell>
          <table:table-cell table:style-name="ce89" office:value-type="float" office:value="8090" calcext:value-type="float">
            <text:p>8,09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Big Tree Cann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40" calcext:value-type="float">
            <text:p>12,740</text:p>
          </table:table-cell>
          <table:table-cell table:style-name="ce89" office:value-type="float" office:value="14070" calcext:value-type="float">
            <text:p>14,07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ng Cold</text:p>
          </table:table-cell>
          <table:table-cell table:style-name="ce108" office:value-type="string" calcext:value-type="string">
            <text:p>Full Power 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thin energy beam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320" calcext:value-type="float">
            <text:p>7,320</text:p>
          </table:table-cell>
          <table:table-cell table:style-name="ce89" office:value-type="float" office:value="8100" calcext:value-type="float">
            <text:p>8,10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Cold Family Pow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Mecha Frieza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ng Piccolo</text:p>
          </table:table-cell>
          <table:table-cell table:style-name="ce108" office:value-type="string" calcext:value-type="string">
            <text:p>Soumase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60" calcext:value-type="float">
            <text:p>5,460</text:p>
          </table:table-cell>
          <table:table-cell table:style-name="ce89" office:value-type="float" office:value="6020" calcext:value-type="float">
            <text:p>6,0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pair of thin energy beams out of your eyes!</text:p>
          </table:table-cell>
          <table:table-cell table:style-name="ce108" office:value-type="string" calcext:value-type="string">
            <text:p>Your Name is Drum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spit out an egg containing Drum who do your bidding</text:p>
          </table:table-cell>
          <table:table-cell table:style-name="ce108" office:value-type="string" calcext:value-type="string">
            <text:p>Explosive Demon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80" calcext:value-type="float">
            <text:p>12,78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ng Vegeta</text:p>
          </table:table-cell>
          <table:table-cell table:style-name="ce108" office:value-type="string" calcext:value-type="string">
            <text:p>Execution Bea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4000" calcext:value-type="float">
            <text:p>4,000</text:p>
          </table:table-cell>
          <table:table-cell table:style-name="ce89" office:value-type="float" office:value="4400" calcext:value-type="float">
            <text:p>4,4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Orga Bla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n Execution Beam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ing Vegeta (Giant Ape)</text:p>
          </table:table-cell>
          <table:table-cell table:style-name="ce108" office:value-type="string" calcext:value-type="string">
            <text:p>Super Galick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40" calcext:value-type="float">
            <text:p>7,740</text:p>
          </table:table-cell>
          <table:table-cell table:style-name="ce89" office:value-type="float" office:value="8520" calcext:value-type="float">
            <text:p>8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640" calcext:value-type="float">
            <text:p>8,640</text:p>
          </table:table-cell>
          <table:table-cell table:style-name="ce89" office:value-type="float" office:value="9540" calcext:value-type="float">
            <text:p>9,54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Chou Makouhou Barrag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50" calcext:value-type="float">
            <text:p>12,750</text:p>
          </table:table-cell>
          <table:table-cell table:style-name="ce89" office:value-type="float" office:value="14040" calcext:value-type="float">
            <text:p>14,04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Krillin</text:p>
          </table:table-cell>
          <table:table-cell table:style-name="ce108" office:value-type="string" calcext:value-type="string">
            <text:p>Expanding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3120" calcext:value-type="float">
            <text:p>3,120</text:p>
          </table:table-cell>
          <table:table-cell table:style-name="ce89"/>
          <table:table-cell table:style-name="ce108" office:value-type="string" calcext:value-type="string">
            <text:p>Shower</text:p>
          </table:table-cell>
          <table:table-cell table:style-name="ce108" office:value-type="string" calcext:value-type="string">
            <text:p>shoot a ball of energy above the opponent that showers a barrage of energy balls down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Destructo Disc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0920" calcext:value-type="float">
            <text:p>10,920</text:p>
          </table:table-cell>
          <table:table-cell table:style-name="ce89" office:value-type="float" office:value="12060" calcext:value-type="float">
            <text:p>12,06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age of five destructo discs at the opponen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Late Piccolo</text:p>
          </table:table-cell>
          <table:table-cell table:style-name="ce108" office:value-type="string" calcext:value-type="string">
            <text:p>Special Beam Cannon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940" calcext:value-type="float">
            <text:p>7,940</text:p>
          </table:table-cell>
          <table:table-cell table:style-name="ce89" office:value-type="float" office:value="14780" calcext:value-type="float">
            <text:p>14,7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Light Grenad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Hellzone Grenad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800" calcext:value-type="float">
            <text:p>12,800</text:p>
          </table:table-cell>
          <table:table-cell table:style-name="ce89"/>
          <table:table-cell table:style-name="ce108" office:value-type="string" calcext:value-type="string">
            <text:p>Cage</text:p>
          </table:table-cell>
          <table:table-cell table:style-name="ce108" office:value-type="string" calcext:value-type="string">
            <text:p>Fire a large amount of Energy Balls and form a cage around the target. Then close the cag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ajin Buu</text:p>
          </table:table-cell>
          <table:table-cell table:style-name="ce108" office:value-type="string" calcext:value-type="string">
            <text:p>Flame Shower Breath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7140" calcext:value-type="float">
            <text:p>7,140</text:p>
          </table:table-cell>
          <table:table-cell table:style-name="ce89" office:value-type="float" office:value="7860" calcext:value-type="float">
            <text:p>7,860</text:p>
          </table:table-cell>
          <table:table-cell table:style-name="ce108" office:value-type="string" calcext:value-type="string">
            <text:p>Cone</text:p>
          </table:table-cell>
          <table:table-cell table:style-name="ce108" office:value-type="string" calcext:value-type="string">
            <text:p>Breathe a large cone of steam in front of you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420" calcext:value-type="float">
            <text:p>12,4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Angry Explosi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ajin Vegeta</text:p>
          </table:table-cell>
          <table:table-cell table:style-name="ce108" office:value-type="string" calcext:value-type="string">
            <text:p>Final Impact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Big Ba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Final Explosi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6380" calcext:value-type="float">
            <text:p>16,380</text:p>
          </table:table-cell>
          <table:table-cell table:style-name="ce89" office:value-type="float" office:value="18060" calcext:value-type="float">
            <text:p>18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ajuub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000" calcext:value-type="float">
            <text:p>6,000</text:p>
          </table:table-cell>
          <table:table-cell table:style-name="ce89" office:value-type="float" office:value="6600" calcext:value-type="float">
            <text:p>6,6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barrage of energy balls at your target</text:p>
          </table:table-cell>
          <table:table-cell table:style-name="ce108" office:value-type="string" calcext:value-type="string">
            <text:p>Chocolate Bea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Launch a beam that turns your opponent into chocolate</text:p>
          </table:table-cell>
          <table:table-cell table:style-name="ce108" office:value-type="string" calcext:value-type="string">
            <text:p>Lightning Arrow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/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large amount of homing Energy Balls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aster Roshi</text:p>
          </table:table-cell>
          <table:table-cell table:style-name="ce108" office:value-type="string" calcext:value-type="string">
            <text:p>The Original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ankoku Kyoutenshou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 and try to stun them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aster Roshi (Max Power)</text:p>
          </table:table-cell>
          <table:table-cell table:style-name="ce108" office:value-type="string" calcext:value-type="string">
            <text:p>The Original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20" calcext:value-type="float">
            <text:p>7,320</text:p>
          </table:table-cell>
          <table:table-cell table:style-name="ce89" office:value-type="float" office:value="8100" calcext:value-type="float">
            <text:p>8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Turtle School Ultimate Fis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AX Pow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 office:value-type="float" office:value="15050" calcext:value-type="float">
            <text:p>15,0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echa Frieza</text:p>
          </table:table-cell>
          <table:table-cell table:style-name="ce108" office:value-type="string" calcext:value-type="string">
            <text:p>Death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issure Sl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Slash in the air and launch waves of energy at your opponent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eta-Cooler</text:p>
          </table:table-cell>
          <table:table-cell table:style-name="ce108" office:value-type="string" calcext:value-type="string">
            <text:p>Lock-on Buster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ser out of your eyes!</text:p>
          </table:table-cell>
          <table:table-cell table:style-name="ce108" office:value-type="string" calcext:value-type="string">
            <text:p>Finger Blitz Barrage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4600" calcext:value-type="float">
            <text:p>4,600</text:p>
          </table:table-cell>
          <table:table-cell table:style-name="ce89" office:value-type="float" office:value="5200" calcext:value-type="float">
            <text:p>5,2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120" calcext:value-type="float">
            <text:p>14,120</text:p>
          </table:table-cell>
          <table:table-cell table:style-name="ce89" office:value-type="float" office:value="15560" calcext:value-type="float">
            <text:p>15,56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id Goku</text:p>
          </table:table-cell>
          <table:table-cell table:style-name="ce108" office:value-type="string" calcext:value-type="string">
            <text:p>20x Kaiken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20" calcext:value-type="float">
            <text:p>7,320</text:p>
          </table:table-cell>
          <table:table-cell table:style-name="ce89" office:value-type="float" office:value="8100" calcext:value-type="float">
            <text:p>8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Meteor Combinati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pirit Bomb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Supernova</text:p>
          </table:table-cell>
          <table:table-cell table:style-name="ce10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id Goku (SSJ1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00" calcext:value-type="float">
            <text:p>7,800</text:p>
          </table:table-cell>
          <table:table-cell table:style-name="ce89" office:value-type="float" office:value="12240" calcext:value-type="float">
            <text:p>12,24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Meteor Sm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00" calcext:value-type="float">
            <text:p>7,700</text:p>
          </table:table-cell>
          <table:table-cell table:style-name="ce89" office:value-type="float" office:value="8430" calcext:value-type="float">
            <text:p>8,43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Angry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120" calcext:value-type="float">
            <text:p>15,1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id Vegeta</text:p>
          </table:table-cell>
          <table:table-cell table:style-name="ce108" office:value-type="string" calcext:value-type="string">
            <text:p><text:s/>Galick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nergy Wave Volle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id Vegeta (SSJ1)</text:p>
          </table:table-cell>
          <table:table-cell table:style-name="ce108" office:value-type="string" calcext:value-type="string">
            <text:p>Maximum Flash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20" calcext:value-type="float">
            <text:p>7,120</text:p>
          </table:table-cell>
          <table:table-cell table:style-name="ce89" office:value-type="float" office:value="7840" calcext:value-type="float">
            <text:p>7,8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Amazing Impac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590" calcext:value-type="float">
            <text:p>7,590</text:p>
          </table:table-cell>
          <table:table-cell table:style-name="ce89" office:value-type="float" office:value="8300" calcext:value-type="float">
            <text:p>8,3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Big Bang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 office:value-type="float" office:value="15050" calcext:value-type="float">
            <text:p>15,05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Mid Vegeta (SSJ2)</text:p>
          </table:table-cell>
          <table:table-cell table:style-name="ce108" office:value-type="string" calcext:value-type="string">
            <text:p>Big Ba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360" calcext:value-type="float">
            <text:p>7,360</text:p>
          </table:table-cell>
          <table:table-cell table:style-name="ce89" office:value-type="float" office:value="8120" calcext:value-type="float">
            <text:p>8,1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Spirit Breaking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860" calcext:value-type="float">
            <text:p>7,860</text:p>
          </table:table-cell>
          <table:table-cell table:style-name="ce89" office:value-type="float" office:value="8600" calcext:value-type="float">
            <text:p>8,6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80" calcext:value-type="float">
            <text:p>16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Nail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40" calcext:value-type="float">
            <text:p>7,740</text:p>
          </table:table-cell>
          <table:table-cell table:style-name="ce89" office:value-type="float" office:value="8520" calcext:value-type="float">
            <text:p>8,52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Mystic Flash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Nam</text:p>
          </table:table-cell>
          <table:table-cell table:style-name="ce108" office:value-type="string" calcext:value-type="string">
            <text:p>Shura Gekiretsuke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Cross Arm Attack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Ground Vs. Ceiling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Nappa</text:p>
          </table:table-cell>
          <table:table-cell table:style-name="ce108" office:value-type="string" calcext:value-type="string">
            <text:p>Volcano Explosi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20" calcext:value-type="float">
            <text:p>7,020</text:p>
          </table:table-cell>
          <table:table-cell table:style-name="ce108" office:value-type="string" calcext:value-type="string">
            <text:p>Volcano</text:p>
          </table:table-cell>
          <table:table-cell table:style-name="ce108" office:value-type="string" calcext:value-type="string">
            <text:p>Release an explosion of energy undearneath the opponent erupting upwards</text:p>
          </table:table-cell>
          <table:table-cell table:style-name="ce108" office:value-type="string" calcext:value-type="string">
            <text:p>Blazing Storm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wave of fire across the field</text:p>
          </table:table-cell>
          <table:table-cell table:style-name="ce108" office:value-type="string" calcext:value-type="string">
            <text:p>Kap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40" calcext:value-type="float">
            <text:p>12,740</text:p>
          </table:table-cell>
          <table:table-cell table:style-name="ce89" office:value-type="float" office:value="14070" calcext:value-type="float">
            <text:p>14,07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Nappa (Giant Ape)</text:p>
          </table:table-cell>
          <table:table-cell table:style-name="ce108" office:value-type="string" calcext:value-type="string">
            <text:p>Giant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640" calcext:value-type="float">
            <text:p>8,640</text:p>
          </table:table-cell>
          <table:table-cell table:style-name="ce89" office:value-type="float" office:value="9540" calcext:value-type="float">
            <text:p>9,54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 office:value-type="float" office:value="15050" calcext:value-type="float">
            <text:p>15,0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Nuova Shenron</text:p>
          </table:table-cell>
          <table:table-cell table:style-name="ce108" office:value-type="string" calcext:value-type="string">
            <text:p>Burst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440" calcext:value-type="float">
            <text:p>6,440</text:p>
          </table:table-cell>
          <table:table-cell table:style-name="ce89" office:value-type="float" office:value="7120" calcext:value-type="float">
            <text:p>7,1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Burning Tornado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010" calcext:value-type="float">
            <text:p>7,010</text:p>
          </table:table-cell>
          <table:table-cell table:style-name="ce89" office:value-type="float" office:value="7720" calcext:value-type="float">
            <text:p>7,72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Blaster Meteo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800" calcext:value-type="float">
            <text:p>13,800</text:p>
          </table:table-cell>
          <table:table-cell table:style-name="ce89"/>
          <table:table-cell table:style-name="ce108" office:value-type="string" calcext:value-type="string">
            <text:p>Shower</text:p>
          </table:table-cell>
          <table:table-cell table:style-name="ce108" office:value-type="string" calcext:value-type="string">
            <text:p>shoot a ball of energy above the opponent that showers a barrage of energy balls dow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Omega Shenron</text:p>
          </table:table-cell>
          <table:table-cell table:style-name="ce108" office:value-type="string" calcext:value-type="string">
            <text:p>Gigantic Blaz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220" calcext:value-type="float">
            <text:p>8,220</text:p>
          </table:table-cell>
          <table:table-cell table:style-name="ce89" office:value-type="float" office:value="9060" calcext:value-type="float">
            <text:p>9,060</text:p>
          </table:table-cell>
          <table:table-cell table:style-name="ce108" office:value-type="string" calcext:value-type="string">
            <text:p>Volcano</text:p>
          </table:table-cell>
          <table:table-cell table:style-name="ce108" office:value-type="string" calcext:value-type="string">
            <text:p>Release an explosion of energy undearneath the opponent erupting upwards</text:p>
          </table:table-cell>
          <table:table-cell table:style-name="ce108" office:value-type="string" calcext:value-type="string">
            <text:p>Dragon Thund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430" calcext:value-type="float">
            <text:p>8,430</text:p>
          </table:table-cell>
          <table:table-cell table:style-name="ce89" office:value-type="float" office:value="9250" calcext:value-type="float">
            <text:p>9,25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inus Energy Power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40" calcext:value-type="float">
            <text:p>16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Pan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Gill Missil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aiden's Rag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Pikkon</text:p>
          </table:table-cell>
          <table:table-cell table:style-name="ce108" office:value-type="string" calcext:value-type="string">
            <text:p>Hyper Tornado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010" calcext:value-type="float">
            <text:p>7,010</text:p>
          </table:table-cell>
          <table:table-cell table:style-name="ce89" office:value-type="float" office:value="7720" calcext:value-type="float">
            <text:p>7,72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Burning Shoo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80" calcext:value-type="float">
            <text:p>7,180</text:p>
          </table:table-cell>
          <table:table-cell table:style-name="ce89" office:value-type="float" office:value="7850" calcext:value-type="float">
            <text:p>7,85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Thunder F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Pilaf Machine</text:p>
          </table:table-cell>
          <table:table-cell table:style-name="ce108" office:value-type="string" calcext:value-type="string">
            <text:p>Gigant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Rolling Smash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Great Pilaf Operati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the help of your minions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Pilaf Machine (Fused)</text:p>
          </table:table-cell>
          <table:table-cell table:style-name="ce108" office:value-type="string" calcext:value-type="string">
            <text:p>Double Bust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pair of energy beams out of your chest!</text:p>
          </table:table-cell>
          <table:table-cell table:style-name="ce108" office:value-type="string" calcext:value-type="string">
            <text:p>Gatling Gun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500" calcext:value-type="float">
            <text:p>7,500</text:p>
          </table:table-cell>
          <table:table-cell table:style-name="ce89" office:value-type="float" office:value="8400" calcext:value-type="float">
            <text:p>8,4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gatling gun at your opponent</text:p>
          </table:table-cell>
          <table:table-cell table:style-name="ce108" office:value-type="string" calcext:value-type="string">
            <text:p>Launch Missiles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missile out of your crotch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Raditz</text:p>
          </table:table-cell>
          <table:table-cell table:style-name="ce108" office:value-type="string" calcext:value-type="string">
            <text:p>Here's a present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n orb of energy at the target</text:p>
          </table:table-cell>
          <table:table-cell table:style-name="ce108" office:value-type="string" calcext:value-type="string">
            <text:p>I'm a top-class warrior!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Begone!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80" calcext:value-type="float">
            <text:p>12,78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Raditz (Giant Ape)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20" calcext:value-type="float">
            <text:p>8,0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Gigant Rock Th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Throw a giant rock at the target</text:p>
          </table:table-cell>
          <table:table-cell table:style-name="ce108" office:value-type="string" calcext:value-type="string">
            <text:p>Chou Makouse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Recoome</text:p>
          </table:table-cell>
          <table:table-cell table:style-name="ce108" office:value-type="string" calcext:value-type="string">
            <text:p>Recoome Eraser Gu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Recoome Renegade Bomb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520" calcext:value-type="float">
            <text:p>5,520</text:p>
          </table:table-cell>
          <table:table-cell table:style-name="ce89" office:value-type="float" office:value="6070" calcext:value-type="float">
            <text:p>6,07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Recoome Fighting Bomb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aibaman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aibamen Bomb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aiyaman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40" calcext:value-type="float">
            <text:p>7,740</text:p>
          </table:table-cell>
          <table:table-cell table:style-name="ce89" office:value-type="float" office:value="8520" calcext:value-type="float">
            <text:p>8,52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Justice Slash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unch them in the junk. Not cool, Saiyaman. Not cool.</text:p>
          </table:table-cell>
          <table:table-cell table:style-name="ce108" office:value-type="string" calcext:value-type="string">
            <text:p>Justice Judgemen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Saiyawoma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aiyawoman</text:p>
          </table:table-cell>
          <table:table-cell table:style-name="ce108" office:value-type="string" calcext:value-type="string">
            <text:p>Justice Countdow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.</text:p>
          </table:table-cell>
          <table:table-cell table:style-name="ce108" office:value-type="string" calcext:value-type="string">
            <text:p>Justice Rush 2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elbow your opponent in the junk.</text:p>
          </table:table-cell>
          <table:table-cell table:style-name="ce108" office:value-type="string" calcext:value-type="string">
            <text:p>Justice Judgemen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170" calcext:value-type="float">
            <text:p>13,170</text:p>
          </table:table-cell>
          <table:table-cell table:style-name="ce89" office:value-type="float" office:value="14450" calcext:value-type="float">
            <text:p>14,45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Saiyama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alza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catter Finger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 out of each of your fingers</text:p>
          </table:table-cell>
          <table:table-cell table:style-name="ce108" office:value-type="string" calcext:value-type="string">
            <text:p>Salza Blade Ru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using an energy blade!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couter Vegeta</text:p>
          </table:table-cell>
          <table:table-cell table:style-name="ce108" office:value-type="string" calcext:value-type="string">
            <text:p>Galick Gun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640" calcext:value-type="float">
            <text:p>8,640</text:p>
          </table:table-cell>
          <table:table-cell table:style-name="ce89" office:value-type="float" office:value="9520" calcext:value-type="float">
            <text:p>9,5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Final Garlic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Dirty Fireworks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couter Vegeta (Giant Ape)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Chou Makouhou Barrag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10" calcext:value-type="float">
            <text:p>5,910</text:p>
          </table:table-cell>
          <table:table-cell table:style-name="ce89" office:value-type="float" office:value="6510" calcext:value-type="float">
            <text:p>6,51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style-name="ce108" office:value-type="string" calcext:value-type="string">
            <text:p>Super Galick Gu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50" calcext:value-type="float">
            <text:p>13,650</text:p>
          </table:table-cell>
          <table:table-cell table:style-name="ce89" office:value-type="float" office:value="15050" calcext:value-type="float">
            <text:p>15,0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lug</text:p>
          </table:table-cell>
          <table:table-cell table:style-name="ce108" office:value-type="string" calcext:value-type="string">
            <text:p>Finger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Darkness Eye Bea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beam horizontally across the field</text:p>
          </table:table-cell>
          <table:table-cell table:style-name="ce108" office:value-type="string" calcext:value-type="string">
            <text:p>Power of Darkness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lug (Giant Form)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9120" calcext:value-type="float">
            <text:p>9,120</text:p>
          </table:table-cell>
          <table:table-cell table:style-name="ce89" office:value-type="float" office:value="10080" calcext:value-type="float">
            <text:p>10,08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Darkness Eye Bea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beam horizontally across the field</text:p>
          </table:table-cell>
          <table:table-cell table:style-name="ce108" office:value-type="string" calcext:value-type="string">
            <text:p>Darkness Bla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30" calcext:value-type="float">
            <text:p>16,03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popovich</text:p>
          </table:table-cell>
          <table:table-cell table:style-name="ce108" office:value-type="string" calcext:value-type="string">
            <text:p>Berserker Crash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Charge</text:p>
          </table:table-cell>
          <table:table-cell table:style-name="ce108" office:value-type="string" calcext:value-type="string">
            <text:p>Charge forward and knock over things in your way</text:p>
          </table:table-cell>
          <table:table-cell table:style-name="ce108" office:value-type="string" calcext:value-type="string">
            <text:p>Mad Banque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180" calcext:value-type="float">
            <text:p>6,180</text:p>
          </table:table-cell>
          <table:table-cell table:style-name="ce89" office:value-type="float" office:value="6800" calcext:value-type="float">
            <text:p>6,8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ajin Buu Resurrectio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550" calcext:value-type="float">
            <text:p>12,55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with the help of Yamu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uper 17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480" calcext:value-type="float">
            <text:p>6,480</text:p>
          </table:table-cell>
          <table:table-cell table:style-name="ce89" office:value-type="float" office:value="7160" calcext:value-type="float">
            <text:p>7,1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Hell's Storm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5100" calcext:value-type="float">
            <text:p>5,100</text:p>
          </table:table-cell>
          <table:table-cell table:style-name="ce89" office:value-type="float" office:value="5700" calcext:value-type="float">
            <text:p>5,7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a gatling gun at your opponent</text:p>
          </table:table-cell>
          <table:table-cell table:style-name="ce108" office:value-type="string" calcext:value-type="string">
            <text:p>Shocking Death Ball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320" calcext:value-type="float">
            <text:p>11,320</text:p>
          </table:table-cell>
          <table:table-cell table:style-name="ce89" office:value-type="float" office:value="12480" calcext:value-type="float">
            <text:p>12,48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uper Buu</text:p>
          </table:table-cell>
          <table:table-cell table:style-name="ce108" office:value-type="string" calcext:value-type="string">
            <text:p>Genocide Blast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900" calcext:value-type="float">
            <text:p>6,900</text:p>
          </table:table-cell>
          <table:table-cell table:style-name="ce89"/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shoot a torrent of energy balls straight up that tracks your opponent</text:p>
          </table:table-cell>
          <table:table-cell table:style-name="ce108" office:value-type="string" calcext:value-type="string">
            <text:p>Chocolate Bea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Launch a beam that turns your opponent into chocolate</text:p>
          </table:table-cell>
          <table:table-cell table:style-name="ce108" office:value-type="string" calcext:value-type="string">
            <text:p>Revenge Death Bomb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6380" calcext:value-type="float">
            <text:p>16,380</text:p>
          </table:table-cell>
          <table:table-cell table:style-name="ce89" office:value-type="float" office:value="18060" calcext:value-type="float">
            <text:p>18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upreme Kai</text:p>
          </table:table-cell>
          <table:table-cell table:style-name="ce108" office:value-type="string" calcext:value-type="string">
            <text:p>Energy's Last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20" calcext:value-type="float">
            <text:p>7,120</text:p>
          </table:table-cell>
          <table:table-cell table:style-name="ce89" office:value-type="float" office:value="7840" calcext:value-type="float">
            <text:p>7,8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Crazy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Gekiretsu Shin'ou'hou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40" calcext:value-type="float">
            <text:p>12,740</text:p>
          </table:table-cell>
          <table:table-cell table:style-name="ce89" office:value-type="float" office:value="14070" calcext:value-type="float">
            <text:p>14,07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upreme Kai (Fused)</text:p>
          </table:table-cell>
          <table:table-cell table:style-name="ce108" office:value-type="string" calcext:value-type="string">
            <text:p>Full Power Energy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20" calcext:value-type="float">
            <text:p>7,120</text:p>
          </table:table-cell>
          <table:table-cell table:style-name="ce89" office:value-type="float" office:value="7840" calcext:value-type="float">
            <text:p>7,8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Crazy Combinati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hin Gekiretsu Shin'ou'hou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230" calcext:value-type="float">
            <text:p>13,230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word Trunks</text:p>
          </table:table-cell>
          <table:table-cell table:style-name="ce108" office:value-type="string" calcext:value-type="string">
            <text:p>Finish Bust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Burning Stor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Lightning Sword S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300" calcext:value-type="float">
            <text:p>12,300</text:p>
          </table:table-cell>
          <table:table-cell table:style-name="ce89" office:value-type="float" office:value="13550" calcext:value-type="float">
            <text:p>13,55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Slash in the air and launch waves of energy at your opponen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word Trunks (SSJ1)</text:p>
          </table:table-cell>
          <table:table-cell table:style-name="ce108" office:value-type="string" calcext:value-type="string">
            <text:p>Burni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Burning Stor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hining Sword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Syn Shenron</text:p>
          </table:table-cell>
          <table:table-cell table:style-name="ce108" office:value-type="string" calcext:value-type="string">
            <text:p>Trap Shoot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4200" calcext:value-type="float">
            <text:p>4,200</text:p>
          </table:table-cell>
          <table:table-cell table:style-name="ce89" office:value-type="float" office:value="4700" calcext:value-type="float">
            <text:p>4,7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Blazing Storm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7730" calcext:value-type="float">
            <text:p>7,730</text:p>
          </table:table-cell>
          <table:table-cell table:style-name="ce89" office:value-type="float" office:value="8510" calcext:value-type="float">
            <text:p>8,51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 wave of fire across the field</text:p>
          </table:table-cell>
          <table:table-cell table:style-name="ce108" office:value-type="string" calcext:value-type="string">
            <text:p>Gigantic Blaz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560" calcext:value-type="float">
            <text:p>13,560</text:p>
          </table:table-cell>
          <table:table-cell table:style-name="ce89" office:value-type="float" office:value="14940" calcext:value-type="float">
            <text:p>14,940</text:p>
          </table:table-cell>
          <table:table-cell table:style-name="ce108" office:value-type="string" calcext:value-type="string">
            <text:p>Volcano</text:p>
          </table:table-cell>
          <table:table-cell table:style-name="ce108" office:value-type="string" calcext:value-type="string">
            <text:p>Release an explosion of energy undearneath the opponent erupting upwards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ambourine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 out of your mouth!</text:p>
          </table:table-cell>
          <table:table-cell table:style-name="ce108" office:value-type="string" calcext:value-type="string">
            <text:p>Soumase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pair of thin energy beams out of your eyes!</text:p>
          </table:table-cell>
          <table:table-cell table:style-name="ce108" office:value-type="string" calcext:value-type="string">
            <text:p>Super Marengeki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apion</text:p>
          </table:table-cell>
          <table:table-cell table:style-name="ce108" office:value-type="string" calcext:value-type="string">
            <text:p>Brave Cannon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Brave Sl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50" calcext:value-type="float">
            <text:p>6,850</text:p>
          </table:table-cell>
          <table:table-cell table:style-name="ce89" office:value-type="float" office:value="7550" calcext:value-type="float">
            <text:p>7,55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Slash in the air and launch waves of energy at your opponent</text:p>
          </table:table-cell>
          <table:table-cell table:style-name="ce108" office:value-type="string" calcext:value-type="string">
            <text:p>Brave Sword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een Gohan</text:p>
          </table:table-cell>
          <table:table-cell table:style-name="ce108" office:value-type="string" calcext:value-type="string">
            <text:p>Super Masenko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200" calcext:value-type="float">
            <text:p>6,200</text:p>
          </table:table-cell>
          <table:table-cell table:style-name="ce89" office:value-type="float" office:value="6850" calcext:value-type="float">
            <text:p>6,8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Gekiretsu Mada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300" calcext:value-type="float">
            <text:p>5,300</text:p>
          </table:table-cell>
          <table:table-cell table:style-name="ce89" office:value-type="float" office:value="5900" calcext:value-type="float">
            <text:p>5,9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800" calcext:value-type="float">
            <text:p>12,800</text:p>
          </table:table-cell>
          <table:table-cell table:style-name="ce89" office:value-type="float" office:value="14080" calcext:value-type="float">
            <text:p>14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een Gohan (SSJ1)</text:p>
          </table:table-cell>
          <table:table-cell table:style-name="ce108" office:value-type="string" calcext:value-type="string">
            <text:p>Super Masenko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550" calcext:value-type="float">
            <text:p>6,550</text:p>
          </table:table-cell>
          <table:table-cell table:style-name="ce89" office:value-type="float" office:value="7250" calcext:value-type="float">
            <text:p>7,2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Chou Maretsugeki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80" calcext:value-type="float">
            <text:p>5,980</text:p>
          </table:table-cell>
          <table:table-cell table:style-name="ce89" office:value-type="float" office:value="6540" calcext:value-type="float">
            <text:p>6,54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120" calcext:value-type="float">
            <text:p>15,1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een Gohan (SSJ2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960" calcext:value-type="float">
            <text:p>6,960</text:p>
          </table:table-cell>
          <table:table-cell table:style-name="ce89" office:value-type="float" office:value="7680" calcext:value-type="float">
            <text:p>7,6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Gekiretsu Mada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00" calcext:value-type="float">
            <text:p>5,900</text:p>
          </table:table-cell>
          <table:table-cell table:style-name="ce89" office:value-type="float" office:value="6500" calcext:value-type="float">
            <text:p>6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Father-Son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Cutscene</text:p>
          </table:table-cell>
          <table:table-cell table:style-name="ce108" office:value-type="string" calcext:value-type="string">
            <text:p>Fire an energy beam at your opponent, and get your father to help take them down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ien</text:p>
          </table:table-cell>
          <table:table-cell table:style-name="ce108" office:value-type="string" calcext:value-type="string">
            <text:p>Dodon Ray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Ki Blast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energy square at the target. The area expands the longer it is in flight.</text:p>
          </table:table-cell>
          <table:table-cell table:style-name="ce108" office:value-type="string" calcext:value-type="string">
            <text:p>Neo Tri-Beam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2" table:style-name="ce89" office:value-type="float" office:value="5010" calcext:value-type="float">
            <text:p>5,010</text:p>
          </table:table-cell>
          <table:table-cell table:style-name="ce108" office:value-type="string" calcext:value-type="string">
            <text:p>Spammable</text:p>
          </table:table-cell>
          <table:table-cell table:style-name="ce108" office:value-type="string" calcext:value-type="string">
            <text:p>Fire a Ki Blast Cannon every time you spam it. Up to 10x. You take 1K hp every time it is spammed.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runks</text:p>
          </table:table-cell>
          <table:table-cell table:style-name="ce108" office:value-type="string" calcext:value-type="string">
            <text:p>Burni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160" calcext:value-type="float">
            <text:p>7,160</text:p>
          </table:table-cell>
          <table:table-cell table:style-name="ce89" office:value-type="float" office:value="7850" calcext:value-type="float">
            <text:p>7,85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inish Bu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50" calcext:value-type="float">
            <text:p>12,750</text:p>
          </table:table-cell>
          <table:table-cell table:style-name="ce89" office:value-type="float" office:value="14050" calcext:value-type="float">
            <text:p>14,05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runks (SSJ1)</text:p>
          </table:table-cell>
          <table:table-cell table:style-name="ce108" office:value-type="string" calcext:value-type="string">
            <text:p>Burni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Burning Break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620" calcext:value-type="float">
            <text:p>7,620</text:p>
          </table:table-cell>
          <table:table-cell table:style-name="ce89" office:value-type="float" office:value="8350" calcext:value-type="float">
            <text:p>8,35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Heat Dome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50" calcext:value-type="float">
            <text:p>14,550</text:p>
          </table:table-cell>
          <table:table-cell table:style-name="ce89" office:value-type="float" office:value="16010" calcext:value-type="float">
            <text:p>16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runks (SSJ2)</text:p>
          </table:table-cell>
          <table:table-cell table:style-name="ce108" office:value-type="string" calcext:value-type="string">
            <text:p>Finish Bust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Burni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760" calcext:value-type="float">
            <text:p>7,760</text:p>
          </table:table-cell>
          <table:table-cell table:style-name="ce89" office:value-type="float" office:value="8560" calcext:value-type="float">
            <text:p>8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80" calcext:value-type="float">
            <text:p>14,580</text:p>
          </table:table-cell>
          <table:table-cell table:style-name="ce89" office:value-type="float" office:value="16080" calcext:value-type="float">
            <text:p>16,08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urles</text:p>
          </table:table-cell>
          <table:table-cell table:style-name="ce108" office:value-type="string" calcext:value-type="string">
            <text:p>Kill Driv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halo of energy at the target. </text:p>
          </table:table-cell>
          <table:table-cell table:style-name="ce108" office:value-type="string" calcext:value-type="string">
            <text:p>Full Power Energy Barrage Wav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barrage of energy balls at the opponent</text:p>
          </table:table-cell>
          <table:table-cell table:style-name="ce108" office:value-type="string" calcext:value-type="string">
            <text:p>Meteor Burst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ending with a Full Power Energy Wave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Turles (Giant Ape)</text:p>
          </table:table-cell>
          <table:table-cell table:style-name="ce108" office:value-type="string" calcext:value-type="string">
            <text:p>Chou Makouhou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40" calcext:value-type="float">
            <text:p>8,04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from your mouth at the target</text:p>
          </table:table-cell>
          <table:table-cell table:style-name="ce108" office:value-type="string" calcext:value-type="string">
            <text:p>Chou Makouhou Barrag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460" calcext:value-type="float">
            <text:p>5,460</text:p>
          </table:table-cell>
          <table:table-cell table:style-name="ce89" office:value-type="float" office:value="6030" calcext:value-type="float">
            <text:p>6,03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Fire three large balls of energy at the target</text:p>
          </table:table-cell>
          <table:table-cell table:style-name="ce108" office:value-type="string" calcext:value-type="string">
            <text:p>Chou Makouse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Sweeping</text:p>
          </table:table-cell>
          <table:table-cell table:style-name="ce108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Ultimate Gohan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220" calcext:value-type="float">
            <text:p>8,220</text:p>
          </table:table-cell>
          <table:table-cell table:style-name="ce89" office:value-type="float" office:value="13080" calcext:value-type="float">
            <text:p>13,0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8640" calcext:value-type="float">
            <text:p>8,640</text:p>
          </table:table-cell>
          <table:table-cell table:style-name="ce89" office:value-type="float" office:value="9540" calcext:value-type="float">
            <text:p>9,54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style-name="ce108" office:value-type="string" calcext:value-type="string">
            <text:p>Burst Ru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090" calcext:value-type="float">
            <text:p>14,090</text:p>
          </table:table-cell>
          <table:table-cell table:style-name="ce89" office:value-type="float" office:value="15500" calcext:value-type="float">
            <text:p>15,5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 ending with a Super Kamehameha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Uub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560" calcext:value-type="float">
            <text:p>7,560</text:p>
          </table:table-cell>
          <table:table-cell table:style-name="ce89" office:value-type="float" office:value="12180" calcext:value-type="float">
            <text:p>12,1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Blazing Barrage Palm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680" calcext:value-type="float">
            <text:p>7,680</text:p>
          </table:table-cell>
          <table:table-cell table:style-name="ce89" office:value-type="float" office:value="8410" calcext:value-type="float">
            <text:p>8,4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uper Explosive Wave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060" calcext:value-type="float">
            <text:p>15,060</text:p>
          </table:table-cell>
          <table:table-cell table:style-name="ce108" office:value-type="string" calcext:value-type="string">
            <text:p>Explosion</text:p>
          </table:table-cell>
          <table:table-cell table:style-name="ce10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Vegeta SSJ4</text:p>
          </table:table-cell>
          <table:table-cell table:style-name="ce108" office:value-type="string" calcext:value-type="string">
            <text:p>Final Fl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80" calcext:value-type="float">
            <text:p>6,880</text:p>
          </table:table-cell>
          <table:table-cell table:style-name="ce89" office:value-type="float" office:value="7600" calcext:value-type="float">
            <text:p>7,6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Spirit Breaking Cannon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420" calcext:value-type="float">
            <text:p>7,420</text:p>
          </table:table-cell>
          <table:table-cell table:style-name="ce89" office:value-type="float" office:value="8120" calcext:value-type="float">
            <text:p>8,12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inal Shine Attack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5120" calcext:value-type="float">
            <text:p>15,12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Vegito</text:p>
          </table:table-cell>
          <table:table-cell table:style-name="ce108" office:value-type="string" calcext:value-type="string">
            <text:p>Big Bang Attack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80" calcext:value-type="float">
            <text:p>7,280</text:p>
          </table:table-cell>
          <table:table-cell table:style-name="ce89" office:value-type="float" office:value="8020" calcext:value-type="float">
            <text:p>8,0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Scatter Finger Beam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950" calcext:value-type="float">
            <text:p>5,950</text:p>
          </table:table-cell>
          <table:table-cell table:style-name="ce89" office:value-type="float" office:value="6550" calcext:value-type="float">
            <text:p>6,55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 out of each of your fingers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80" calcext:value-type="float">
            <text:p>13,680</text:p>
          </table:table-cell>
          <table:table-cell table:style-name="ce89" office:value-type="float" office:value="14800" calcext:value-type="float">
            <text:p>14,8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Vegito (SSJ1)</text:p>
          </table:table-cell>
          <table:table-cell table:style-name="ce108" office:value-type="string" calcext:value-type="string">
            <text:p>Super 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580" calcext:value-type="float">
            <text:p>8,580</text:p>
          </table:table-cell>
          <table:table-cell table:style-name="ce89" office:value-type="float" office:value="13620" calcext:value-type="float">
            <text:p>13,62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Beam Sword Sla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8180" calcext:value-type="float">
            <text:p>8,180</text:p>
          </table:table-cell>
          <table:table-cell table:style-name="ce89" office:value-type="float" office:value="9000" calcext:value-type="float">
            <text:p>9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Final Kamehameha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4560" calcext:value-type="float">
            <text:p>14,560</text:p>
          </table:table-cell>
          <table:table-cell table:style-name="ce89" office:value-type="float" office:value="16080" calcext:value-type="float">
            <text:p>16,08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Videl</text:p>
          </table:table-cell>
          <table:table-cell table:style-name="ce108" office:value-type="string" calcext:value-type="string">
            <text:p>High Speed Rush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Desperado Rush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Videl Ru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Yajirobe</text:p>
          </table:table-cell>
          <table:table-cell table:style-name="ce108" office:value-type="string" calcext:value-type="string">
            <text:p>Ka-Blam Slic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450" calcext:value-type="float">
            <text:p>5,450</text:p>
          </table:table-cell>
          <table:table-cell table:style-name="ce89" office:value-type="float" office:value="6000" calcext:value-type="float">
            <text:p>6,00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Slash in the air and launch a large wave of energy at the target</text:p>
          </table:table-cell>
          <table:table-cell table:style-name="ce108" office:value-type="string" calcext:value-type="string">
            <text:p>Flash and Kill</text:p>
          </table:table-cell>
          <table:table-cell table:style-name="ce108" office:value-type="float" office:value="4" calcext:value-type="float">
            <text:p>4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iracle Ka-Blam Sla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1820" calcext:value-type="float">
            <text:p>11,820</text:p>
          </table:table-cell>
          <table:table-cell table:style-name="ce89" office:value-type="float" office:value="13010" calcext:value-type="float">
            <text:p>13,0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Yamcha</text:p>
          </table:table-cell>
          <table:table-cell table:style-name="ce108" office:value-type="string" calcext:value-type="string">
            <text:p>Kamehameha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080" calcext:value-type="float">
            <text:p>7,080</text:p>
          </table:table-cell>
          <table:table-cell table:style-name="ce89" office:value-type="float" office:value="11280" calcext:value-type="float">
            <text:p>11,280</text:p>
          </table:table-cell>
          <table:table-cell table:style-name="ce108" office:value-type="string" calcext:value-type="string">
            <text:p>Chargeable Beam</text:p>
          </table:table-cell>
          <table:table-cell table:style-name="ce108" office:value-type="string" calcext:value-type="string">
            <text:p>Fire an energy beam that can be charged up for up to 50% more damage</text:p>
          </table:table-cell>
          <table:table-cell table:style-name="ce108" office:value-type="string" calcext:value-type="string">
            <text:p>Wolf Fang Fist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6360" calcext:value-type="float">
            <text:p>6,360</text:p>
          </table:table-cell>
          <table:table-cell table:style-name="ce89" office:value-type="float" office:value="7000" calcext:value-type="float">
            <text:p>7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Soukidan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30" calcext:value-type="float">
            <text:p>12,730</text:p>
          </table:table-cell>
          <table:table-cell table:style-name="ce89" office:value-type="float" office:value="14010" calcext:value-type="float">
            <text:p>14,01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Launch a mini spirit bomb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Zangya</text:p>
          </table:table-cell>
          <table:table-cell table:style-name="ce108" office:value-type="string" calcext:value-type="string">
            <text:p>Shoot Blast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920" calcext:value-type="float">
            <text:p>5,920</text:p>
          </table:table-cell>
          <table:table-cell table:style-name="ce89" office:value-type="float" office:value="6520" calcext:value-type="float">
            <text:p>6,520</text:p>
          </table:table-cell>
          <table:table-cell table:style-name="ce108" office:value-type="string" calcext:value-type="string">
            <text:p>Projectile</text:p>
          </table:table-cell>
          <table:table-cell table:style-name="ce108" office:value-type="string" calcext:value-type="string">
            <text:p>Fire a large orb of energy at the target</text:p>
          </table:table-cell>
          <table:table-cell table:style-name="ce108" office:value-type="string" calcext:value-type="string">
            <text:p>Trap Shooter</text:p>
          </table:table-cell>
          <table:table-cell table:style-name="ce108" office:value-type="float" office:value="2" calcext:value-type="float">
            <text:p>2</text:p>
          </table:table-cell>
          <table:table-cell table:style-name="ce89" office:value-type="float" office:value="5100" calcext:value-type="float">
            <text:p>5,100</text:p>
          </table:table-cell>
          <table:table-cell table:style-name="ce89" office:value-type="float" office:value="5700" calcext:value-type="float">
            <text:p>5,7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tiny balls at the opponent</text:p>
          </table:table-cell>
          <table:table-cell table:style-name="ce108" office:value-type="string" calcext:value-type="string">
            <text:p>Sky Zapp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250" calcext:value-type="float">
            <text:p>12,250</text:p>
          </table:table-cell>
          <table:table-cell table:style-name="ce89" office:value-type="float" office:value="13440" calcext:value-type="float">
            <text:p>13,44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Zarbon</text:p>
          </table:table-cell>
          <table:table-cell table:style-name="ce108" office:value-type="string" calcext:value-type="string">
            <text:p>Shooting Star Arrow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5000" calcext:value-type="float">
            <text:p>5,000</text:p>
          </table:table-cell>
          <table:table-cell table:style-name="ce89" office:value-type="float" office:value="5500" calcext:value-type="float">
            <text:p>5,500</text:p>
          </table:table-cell>
          <table:table-cell table:style-name="ce108" office:value-type="string" calcext:value-type="string">
            <text:p>Barrage</text:p>
          </table:table-cell>
          <table:table-cell table:style-name="ce108" office:value-type="string" calcext:value-type="string">
            <text:p>Launch a large amount of energy balls at the opponent</text:p>
          </table:table-cell>
          <table:table-cell table:style-name="ce108" office:value-type="string" calcext:value-type="string">
            <text:p>Bloody Danc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20" calcext:value-type="float">
            <text:p>6,820</text:p>
          </table:table-cell>
          <table:table-cell table:style-name="ce89" office:value-type="float" office:value="7510" calcext:value-type="float">
            <text:p>7,51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Elegant Blaster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2780" calcext:value-type="float">
            <text:p>12,780</text:p>
          </table:table-cell>
          <table:table-cell table:style-name="ce89" office:value-type="float" office:value="14100" calcext:value-type="float">
            <text:p>14,10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2">
          <table:table-cell table:style-name="ce94" office:value-type="string" calcext:value-type="string">
            <text:p>Zarbon (Transformed)</text:p>
          </table:table-cell>
          <table:table-cell table:style-name="ce108" office:value-type="string" calcext:value-type="string">
            <text:p>Elegant Blaster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6840" calcext:value-type="float">
            <text:p>6,840</text:p>
          </table:table-cell>
          <table:table-cell table:style-name="ce89" office:value-type="float" office:value="7560" calcext:value-type="float">
            <text:p>7,560</text:p>
          </table:table-cell>
          <table:table-cell table:style-name="ce108" office:value-type="string" calcext:value-type="string">
            <text:p>Beam</text:p>
          </table:table-cell>
          <table:table-cell table:style-name="ce108" office:value-type="string" calcext:value-type="string">
            <text:p>Fire an energy beam</text:p>
          </table:table-cell>
          <table:table-cell table:style-name="ce108" office:value-type="string" calcext:value-type="string">
            <text:p>Wild Pressure</text:p>
          </table:table-cell>
          <table:table-cell table:style-name="ce108" office:value-type="float" office:value="3" calcext:value-type="float">
            <text:p>3</text:p>
          </table:table-cell>
          <table:table-cell table:style-name="ce89" office:value-type="float" office:value="7270" calcext:value-type="float">
            <text:p>7,270</text:p>
          </table:table-cell>
          <table:table-cell table:style-name="ce89" office:value-type="float" office:value="8000" calcext:value-type="float">
            <text:p>8,000</text:p>
          </table:table-cell>
          <table:table-cell table:style-name="ce108" office:value-type="string" calcext:value-type="string">
            <text:p>Dash</text:p>
          </table:table-cell>
          <table:table-cell table:style-name="ce108" office:value-type="string" calcext:value-type="string">
            <text:p>Dash at the target and perform a melee combo</text:p>
          </table:table-cell>
          <table:table-cell table:style-name="ce108" office:value-type="string" calcext:value-type="string">
            <text:p>Monster Crush</text:p>
          </table:table-cell>
          <table:table-cell table:style-name="ce108" office:value-type="float" office:value="5" calcext:value-type="float">
            <text:p>5</text:p>
          </table:table-cell>
          <table:table-cell table:style-name="ce89" office:value-type="float" office:value="13640" calcext:value-type="float">
            <text:p>13,640</text:p>
          </table:table-cell>
          <table:table-cell table:style-name="ce89" office:value-type="float" office:value="15010" calcext:value-type="float">
            <text:p>15,010</text:p>
          </table:table-cell>
          <table:table-cell table:style-name="ce108" office:value-type="string" calcext:value-type="string">
            <text:p>Grab</text:p>
          </table:table-cell>
          <table:table-cell table:style-name="ce108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2" table:number-rows-repeated="2">
          <table:table-cell table:style-name="ce94"/>
          <table:table-cell table:style-name="ce108" table:number-columns-repeated="2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2"/>
          <table:table-cell table:number-columns-repeated="1005"/>
        </table:table-row>
        <table:table-row table:style-name="ro2">
          <table:table-cell table:style-name="ce108" table:number-columns-repeated="3"/>
          <table:table-cell table:style-name="ce97" table:number-columns-repeated="2"/>
          <table:table-cell table:style-name="ce108" table:number-columns-repeated="4"/>
          <table:table-cell table:style-name="ce97" table:number-columns-repeated="2"/>
          <table:table-cell table:style-name="ce108" table:number-columns-repeated="4"/>
          <table:table-cell table:style-name="ce97"/>
          <table:table-cell table:style-name="ce98"/>
          <table:table-cell table:style-name="ce108" table:number-columns-repeated="2"/>
          <table:table-cell table:number-columns-repeated="1005"/>
        </table:table-row>
        <table:table-row table:style-name="ro2" table:number-rows-repeated="162">
          <table:table-cell table:style-name="ce108" table:number-columns-repeated="3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2"/>
          <table:table-cell table:number-columns-repeated="1005"/>
        </table:table-row>
        <table:table-row table:style-name="ro2" table:number-rows-repeated="2">
          <table:table-cell table:style-name="ce108" table:number-columns-repeated="3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2"/>
          <table:table-cell table:number-columns-repeated="1005"/>
        </table:table-row>
        <table:table-row table:style-name="ro2">
          <table:table-cell table:style-name="ce108" table:number-columns-repeated="3"/>
          <table:table-cell table:style-name="ce97" table:number-columns-repeated="2"/>
          <table:table-cell table:style-name="ce108" table:number-columns-repeated="4"/>
          <table:table-cell table:style-name="ce97" table:number-columns-repeated="2"/>
          <table:table-cell table:style-name="ce108" table:number-columns-repeated="4"/>
          <table:table-cell table:style-name="ce97"/>
          <table:table-cell table:style-name="ce98"/>
          <table:table-cell table:style-name="ce108" table:number-columns-repeated="2"/>
          <table:table-cell table:number-columns-repeated="1005"/>
        </table:table-row>
        <table:table-row table:style-name="ro2" table:number-rows-repeated="162">
          <table:table-cell table:style-name="ce108" table:number-columns-repeated="3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2"/>
          <table:table-cell table:number-columns-repeated="1005"/>
        </table:table-row>
        <table:table-row table:style-name="ro2" table:number-rows-repeated="2">
          <table:table-cell table:style-name="ce108" table:number-columns-repeated="3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2"/>
          <table:table-cell table:number-columns-repeated="1005"/>
        </table:table-row>
        <table:table-row table:style-name="ro2">
          <table:table-cell table:style-name="ce108" table:number-columns-repeated="3"/>
          <table:table-cell table:style-name="ce97" table:number-columns-repeated="2"/>
          <table:table-cell table:style-name="ce108" table:number-columns-repeated="4"/>
          <table:table-cell table:style-name="ce97" table:number-columns-repeated="2"/>
          <table:table-cell table:style-name="ce108" table:number-columns-repeated="4"/>
          <table:table-cell table:style-name="ce97"/>
          <table:table-cell table:style-name="ce98"/>
          <table:table-cell table:style-name="ce108" table:number-columns-repeated="2"/>
          <table:table-cell table:number-columns-repeated="1005"/>
        </table:table-row>
        <table:table-row table:style-name="ro2" table:number-rows-repeated="162">
          <table:table-cell table:style-name="ce108" table:number-columns-repeated="3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2"/>
          <table:table-cell table:number-columns-repeated="1005"/>
        </table:table-row>
        <table:table-row table:style-name="ro2" table:number-rows-repeated="2">
          <table:table-cell table:style-name="ce108" table:number-columns-repeated="3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2"/>
          <table:table-cell table:number-columns-repeated="1005"/>
        </table:table-row>
        <table:table-row table:style-name="ro2">
          <table:table-cell table:style-name="ce108" table:number-columns-repeated="3"/>
          <table:table-cell table:style-name="ce97" table:number-columns-repeated="2"/>
          <table:table-cell table:style-name="ce108" table:number-columns-repeated="4"/>
          <table:table-cell table:style-name="ce97" table:number-columns-repeated="2"/>
          <table:table-cell table:style-name="ce108" table:number-columns-repeated="4"/>
          <table:table-cell table:style-name="ce97"/>
          <table:table-cell table:style-name="ce98"/>
          <table:table-cell table:style-name="ce108" table:number-columns-repeated="2"/>
          <table:table-cell table:number-columns-repeated="1005"/>
        </table:table-row>
        <table:table-row table:style-name="ro2" table:number-rows-repeated="162">
          <table:table-cell table:style-name="ce108" table:number-columns-repeated="3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2"/>
          <table:table-cell table:number-columns-repeated="1005"/>
        </table:table-row>
        <table:table-row table:style-name="ro2" table:number-rows-repeated="2">
          <table:table-cell table:style-name="ce108" table:number-columns-repeated="3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2"/>
          <table:table-cell table:number-columns-repeated="1005"/>
        </table:table-row>
        <table:table-row table:style-name="ro2">
          <table:table-cell table:style-name="ce108" table:number-columns-repeated="3"/>
          <table:table-cell table:style-name="ce97" table:number-columns-repeated="2"/>
          <table:table-cell table:style-name="ce108" table:number-columns-repeated="4"/>
          <table:table-cell table:style-name="ce97" table:number-columns-repeated="2"/>
          <table:table-cell table:style-name="ce108" table:number-columns-repeated="4"/>
          <table:table-cell table:style-name="ce97"/>
          <table:table-cell table:style-name="ce98"/>
          <table:table-cell table:style-name="ce108" table:number-columns-repeated="2"/>
          <table:table-cell table:number-columns-repeated="1005"/>
        </table:table-row>
        <table:table-row table:style-name="ro2" table:number-rows-repeated="162">
          <table:table-cell table:style-name="ce108" table:number-columns-repeated="3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4"/>
          <table:table-cell table:style-name="ce89" table:number-columns-repeated="2"/>
          <table:table-cell table:style-name="ce108" table:number-columns-repeated="2"/>
          <table:table-cell table:number-columns-repeated="1005"/>
        </table:table-row>
        <table:table-row table:style-name="ro2" table:number-rows-repeated="2">
          <table:table-cell table:style-name="ce108" table:number-columns-repeated="3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4"/>
          <table:table-cell table:style-name="ce98" table:number-columns-repeated="2"/>
          <table:table-cell table:style-name="ce108" table:number-columns-repeated="2"/>
          <table:table-cell table:number-columns-repeated="1005"/>
        </table:table-row>
        <table:table-row table:style-name="ro2" table:number-rows-repeated="10">
          <table:table-cell table:style-name="ce108" table:number-columns-repeated="3"/>
          <table:table-cell table:number-columns-repeated="2"/>
          <table:table-cell table:style-name="ce108" table:number-columns-repeated="4"/>
          <table:table-cell table:number-columns-repeated="2"/>
          <table:table-cell table:style-name="ce108" table:number-columns-repeated="4"/>
          <table:table-cell table:number-columns-repeated="2"/>
          <table:table-cell table:style-name="ce108" table:number-columns-repeated="2"/>
          <table:table-cell table:number-columns-repeated="1005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opdowns" table:style-name="ta12">
        <table:table-column table:style-name="co64" table:default-cell-style-name="Default"/>
        <table:table-column table:style-name="co65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10" table:number-columns-repeated="1007" table:default-cell-style-name="Default"/>
        <table:table-row table:style-name="ro2">
          <table:table-cell table:style-name="ce109" office:value-type="string" calcext:value-type="string">
            <text:p>Androids</text:p>
          </table:table-cell>
          <table:table-cell table:style-name="ce109" office:value-type="string" calcext:value-type="string">
            <text:p>Budokai</text:p>
          </table:table-cell>
          <table:table-cell table:style-name="ce109" office:value-type="string" calcext:value-type="string">
            <text:p>Buujins</text:p>
          </table:table-cell>
          <table:table-cell table:style-name="ce109" office:value-type="string" calcext:value-type="string">
            <text:p>Cinema</text:p>
          </table:table-cell>
          <table:table-cell table:style-name="ce109" office:value-type="string" calcext:value-type="string">
            <text:p>Cold</text:p>
          </table:table-cell>
          <table:table-cell table:style-name="ce109" office:value-type="string" calcext:value-type="string">
            <text:p>GT</text:p>
          </table:table-cell>
          <table:table-cell table:style-name="ce109" office:value-type="string" calcext:value-type="string">
            <text:p>Derp</text:p>
          </table:table-cell>
          <table:table-cell table:style-name="ce109" office:value-type="string" calcext:value-type="string">
            <text:p>Earth Defenders</text:p>
          </table:table-cell>
          <table:table-cell table:style-name="ce109" office:value-type="string" calcext:value-type="string">
            <text:p>Hybrids</text:p>
          </table:table-cell>
          <table:table-cell table:style-name="ce109" office:value-type="string" calcext:value-type="string">
            <text:p>Kaiju</text:p>
          </table:table-cell>
          <table:table-cell table:style-name="ce109" office:value-type="string" calcext:value-type="string">
            <text:p>Muscle</text:p>
          </table:table-cell>
          <table:table-cell table:style-name="ce109" office:value-type="string" calcext:value-type="string">
            <text:p>Namek</text:p>
          </table:table-cell>
          <table:table-cell table:style-name="ce109" office:value-type="string" calcext:value-type="string">
            <text:p>Resurrected Warriors</text:p>
          </table:table-cell>
          <table:table-cell table:style-name="ce109" office:value-type="string" calcext:value-type="string">
            <text:p>Royals</text:p>
          </table:table-cell>
          <table:table-cell table:style-name="ce109" office:value-type="string" calcext:value-type="string">
            <text:p>Rugrats</text:p>
          </table:table-cell>
          <table:table-cell table:style-name="ce109" office:value-type="string" calcext:value-type="string">
            <text:p>Sentai Squad</text:p>
          </table:table-cell>
          <table:table-cell table:style-name="ce109" office:value-type="string" calcext:value-type="string">
            <text:p>Free Agents Only</text:p>
          </table:table-cell>
          <table:table-cell table:style-name="ce109" office:value-type="string" calcext:value-type="string">
            <text:p>Banned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</text:p>
          </table:table-cell>
          <table:table-cell table:style-name="ce110" office:value-type="string" calcext:value-type="string">
            <text:p>Nam</text:p>
          </table:table-cell>
          <table:table-cell table:style-name="ce54" office:value-type="string" calcext:value-type="string">
            <text:p>Evil Buu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Raditz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Tambourine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Adult Gohan</text:p>
          </table:table-cell>
          <table:table-cell table:style-name="ce54" office:value-type="string" calcext:value-type="string">
            <text:p>Gogeta (SSJ4)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Semi-Perfect)</text:p>
          </table:table-cell>
          <table:table-cell table:style-name="ce110" office:value-type="string" calcext:value-type="string">
            <text:p>Early Goku</text:p>
          </table:table-cell>
          <table:table-cell table:style-name="ce54" office:value-type="string" calcext:value-type="string">
            <text:p>Kid Buu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Raditz (Giant Ape)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110" office:value-type="string" calcext:value-type="string">
            <text:p>Slug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Captain Ginyu</text:p>
          </table:table-cell>
          <table:table-cell table:style-name="ce54" office:value-type="string" calcext:value-type="string">
            <text:p>Adult Gohan (SSJ1)</text:p>
          </table:table-cell>
          <table:table-cell table:style-name="ce54" office:value-type="string" calcext:value-type="string">
            <text:p>Dr. Wheelo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Perfect)</text:p>
          </table:table-cell>
          <table:table-cell table:style-name="ce110" office:value-type="string" calcext:value-type="string">
            <text:p>Kid Goku</text:p>
          </table:table-cell>
          <table:table-cell table:style-name="ce54" office:value-type="string" calcext:value-type="string">
            <text:p>Majin Buu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Goku</text:p>
          </table:table-cell>
          <table:table-cell table:style-name="ce110" office:value-type="string" calcext:value-type="string">
            <text:p>Teen Gohan</text:p>
          </table:table-cell>
          <table:table-cell table:style-name="ce54" office:value-type="string" calcext:value-type="string">
            <text:p>Nappa</text:p>
          </table:table-cell>
          <table:table-cell table:style-name="ce54" office:value-type="string" calcext:value-type="string">
            <text:p>Garlic Jr</text:p>
          </table:table-cell>
          <table:table-cell table:style-name="ce110" office:value-type="string" calcext:value-type="string">
            <text:p>Slug (Giant Form)</text:p>
          </table:table-cell>
          <table:table-cell table:style-name="ce54" office:value-type="string" calcext:value-type="string">
            <text:p>Trunks (SSJ2)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Guldo</text:p>
          </table:table-cell>
          <table:table-cell table:style-name="ce54" office:value-type="string" calcext:value-type="string">
            <text:p>Adult Gohan (SSJ2)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Cell (Super Perfect)</text:p>
          </table:table-cell>
          <table:table-cell table:style-name="ce110" office:value-type="string" calcext:value-type="string">
            <text:p>Kid Goku (Giant Ape)</text:p>
          </table:table-cell>
          <table:table-cell table:style-name="ce54" office:value-type="string" calcext:value-type="string">
            <text:p>Gohan Buu</text:p>
          </table:table-cell>
          <table:table-cell table:style-name="ce54" office:value-type="string" calcext:value-type="string">
            <text:p>Zangya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Mid Goku (SSJ1)</text:p>
          </table:table-cell>
          <table:table-cell table:style-name="ce110" office:value-type="string" calcext:value-type="string">
            <text:p>Teen Gohan (SSJ1)</text:p>
          </table:table-cell>
          <table:table-cell table:style-name="ce110" office:value-type="string" calcext:value-type="string">
            <text:p>Nappa (Giant Ape)</text:p>
          </table:table-cell>
          <table:table-cell table:style-name="ce110" office:value-type="string" calcext:value-type="string">
            <text:p>Garlic Jr. (Super Form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Jeice</text:p>
          </table:table-cell>
          <table:table-cell table:style-name="ce54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Dr. Gero</text:p>
          </table:table-cell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Gotenks Buu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Supreme Kai</text:p>
          </table:table-cell>
          <table:table-cell table:style-name="ce54" office:value-type="string" calcext:value-type="string">
            <text:p>Tien</text:p>
          </table:table-cell>
          <table:table-cell table:style-name="ce110" office:value-type="string" calcext:value-type="string">
            <text:p>Teen Gohan (SSJ2)</text:p>
          </table:table-cell>
          <table:table-cell table:style-name="ce54" office:value-type="string" calcext:value-type="string">
            <text:p>Scouter Vegeta</text:p>
          </table:table-cell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Super Buu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Frieza (Final Form)</text:p>
          </table:table-cell>
          <table:table-cell table:style-name="ce110" office:value-type="string" calcext:value-type="string">
            <text:p>Syn Shenron</text:p>
          </table:table-cell>
          <table:table-cell table:style-name="ce54" office:value-type="string" calcext:value-type="string">
            <text:p>Supreme Kai (Fused)</text:p>
          </table:table-cell>
          <table:table-cell table:style-name="ce54" office:value-type="string" calcext:value-type="string">
            <text:p>Yamcha</text:p>
          </table:table-cell>
          <table:table-cell table:style-name="ce54" office:value-type="string" calcext:value-type="string">
            <text:p>Future Gohan</text:p>
          </table:table-cell>
          <table:table-cell table:style-name="ce110" office:value-type="string" calcext:value-type="string">
            <text:p>Scouter Vegeta (Giant Ape)</text:p>
          </table:table-cell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Saibama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Uub</text:p>
          </table:table-cell>
          <table:table-cell table:style-name="ce110" office:value-type="string" calcext:value-type="string">
            <text:p>Bardock (Giant Ape)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Omega Shenron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urles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Nail</text:p>
          </table:table-cell>
          <table:table-cell table:style-name="ce54" office:value-type="string" calcext:value-type="string">
            <text:p>Early Goku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Chi-Chi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Majuub</text:p>
          </table:table-cell>
          <table:table-cell table:style-name="ce54" office:value-type="string" calcext:value-type="string">
            <text:p>Bojack</text:p>
          </table:table-cell>
          <table:table-cell table:style-name="ce54" office:value-type="string" calcext:value-type="string">
            <text:p>King Cold</text:p>
          </table:table-cell>
          <table:table-cell table:style-name="ce110" office:value-type="string" calcext:value-type="string">
            <text:p>Nuova Shenron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Ultimate Gohan</text:p>
          </table:table-cell>
          <table:table-cell table:style-name="ce110" office:value-type="string" calcext:value-type="string">
            <text:p>Turles (Giant Ape)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Syn Shenron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6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54" office:value-type="string" calcext:value-type="string">
            <text:p>Babidi</text:p>
          </table:table-cell>
          <table:table-cell table:style-name="ce54" office:value-type="string" calcext:value-type="string">
            <text:p>Bojack (Full Power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Pan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Goten</text:p>
          </table:table-cell>
          <table:table-cell table:style-name="ce54" office:value-type="string" calcext:value-type="string">
            <text:p>King Vegeta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Nuova Shenron</text:p>
          </table:table-cell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Jiren</text:p>
          </table:table-cell>
          <table:table-cell table:style-name="ce54" office:value-type="string" calcext:value-type="string">
            <text:p>Hirudegar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Uub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Goten (SSJ1)</text:p>
          </table:table-cell>
          <table:table-cell table:style-name="ce110" office:value-type="string" calcext:value-type="string">
            <text:p>King Vegeta (Giant Ape)</text:p>
          </table:table-cell>
          <table:table-cell table:style-name="ce54" office:value-type="string" calcext:value-type="string">
            <text:p>Bojack</text:p>
          </table:table-cell>
          <table:table-cell/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Pan</text:p>
          </table:table-cell>
          <table:table-cell/>
          <table:table-cell table:style-name="ce110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Appule</text:p>
          </table:table-cell>
          <table:table-cell table:style-name="ce110" office:value-type="string" calcext:value-type="string">
            <text:p>Vegeta SSJ4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Kid Trunks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Bojack (Full Power)</text:p>
          </table:table-cell>
          <table:table-cell/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Spopovich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Appule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Kid Trunks (SSJ1)</text:p>
          </table:table-cell>
          <table:table-cell table:style-name="ce110" office:value-type="string" calcext:value-type="string">
            <text:p>Bardock (Giant Ape)</text:p>
          </table:table-cell>
          <table:table-cell table:style-name="ce54" office:value-type="string" calcext:value-type="string">
            <text:p>Trunks</text:p>
          </table:table-cell>
          <table:table-cell/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End Goku (SSJ3)</text:p>
          </table:table-cell>
          <table:table-cell/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Devilman</text:p>
          </table:table-cell>
          <table:table-cell table:style-name="ce54" office:value-type="string" calcext:value-type="string">
            <text:p>Teen Gohan</text:p>
          </table:table-cell>
          <table:table-cell table:style-name="ce110" office:value-type="string" calcext:value-type="string">
            <text:p>Gotenks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Trunks (SSJ1)</text:p>
          </table:table-cell>
          <table:table-cell/>
          <table:table-cell table:style-name="ce54" office:value-type="string" calcext:value-type="string">
            <text:p>End Goku (SSJ3)</text:p>
          </table:table-cell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Yajirobe</text:p>
          </table:table-cell>
          <table:table-cell/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Cell (Super Perfect)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Teen Gohan (SSJ1)</text:p>
          </table:table-cell>
          <table:table-cell table:style-name="ce110" office:value-type="string" calcext:value-type="string">
            <text:p>Gotenks (SSJ1)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Yamch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Super 17</text:p>
          </table:table-cell>
          <table:table-cell/>
          <table:table-cell table:style-name="ce54" office:value-type="string" calcext:value-type="string">
            <text:p>Teen Gohan (SSJ2)</text:p>
          </table:table-cell>
          <table:table-cell table:style-name="ce110" office:value-type="string" calcext:value-type="string">
            <text:p>Gotenks (SSJ3)</text:p>
          </table:table-cell>
          <table:table-cell table:style-name="ce110" office:value-type="string" calcext:value-type="string">
            <text:p>Slug</text:p>
          </table:table-cell>
          <table:table-cell table:style-name="ce54" office:value-type="string" calcext:value-type="string">
            <text:p>Nappa</text:p>
          </table:table-cell>
          <table:table-cell/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Tien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Ginyu</text:p>
          </table:table-cell>
          <table:table-cell table:style-name="ce110" office:value-type="string" calcext:value-type="string">
            <text:p>Baby Veget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Pan</text:p>
          </table:table-cell>
          <table:table-cell table:style-name="ce110" office:value-type="string" calcext:value-type="string">
            <text:p>Slug (Giant Form)</text:p>
          </table:table-cell>
          <table:table-cell table:style-name="ce110" office:value-type="string" calcext:value-type="string">
            <text:p>Nappa (Giant Ape)</text:p>
          </table:table-cell>
          <table:table-cell/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Super 17</text:p>
          </table:table-cell>
          <table:table-cell table:style-name="ce54" office:value-type="string" calcext:value-type="string">
            <text:p>Chiaotzu</text:p>
          </table:table-cell>
          <table:table-cell/>
          <table:table-cell table:style-name="ce54" office:value-type="string" calcext:value-type="string">
            <text:p>Garlic Jr.</text:p>
          </table:table-cell>
          <table:table-cell table:style-name="ce54" office:value-type="string" calcext:value-type="string">
            <text:p>Guldo</text:p>
          </table:table-cell>
          <table:table-cell table:style-name="ce110" office:value-type="string" calcext:value-type="string">
            <text:p>Baby Vegeta (Giant Ape)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/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Recoome</text:p>
          </table:table-cell>
          <table:table-cell/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Scouter Vegeta</text:p>
          </table:table-cell>
          <table:table-cell table:style-name="ce110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Hercule</text:p>
          </table:table-cell>
          <table:table-cell/>
          <table:table-cell table:style-name="ce110" office:value-type="string" calcext:value-type="string">
            <text:p>Garlic Jr. (Super Form)</text:p>
          </table:table-cell>
          <table:table-cell table:style-name="ce54" office:value-type="string" calcext:value-type="string">
            <text:p>Jeice</text:p>
          </table:table-cell>
          <table:table-cell table:style-name="ce110" office:value-type="string" calcext:value-type="string">
            <text:p>Baby Vegeta (Super 1)</text:p>
          </table:table-cell>
          <table:table-cell/>
          <table:table-cell table:style-name="ce54" office:value-type="string" calcext:value-type="string">
            <text:p>Sword Trunks</text:p>
          </table:table-cell>
          <table:table-cell/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Frieza (2nd Form)</text:p>
          </table:table-cell>
          <table:table-cell table:style-name="ce110" office:value-type="string" calcext:value-type="string">
            <text:p>Scouter Vegeta (Giant Ape)</text:p>
          </table:table-cell>
          <table:table-cell table:style-name="ce110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Android 18</text:p>
          </table:table-cell>
          <table:table-cell/>
          <table:table-cell table:style-name="ce110" office:value-type="string" calcext:value-type="string">
            <text:p>Gogeta (SSJ1)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Baby Vegeta (Super 2)</text:p>
          </table:table-cell>
          <table:table-cell/>
          <table:table-cell table:style-name="ce54" office:value-type="string" calcext:value-type="string">
            <text:p>Sword Trunks (SSJ1)</text:p>
          </table:table-cell>
          <table:table-cell table:number-columns-repeated="2"/>
          <table:table-cell table:style-name="ce54" office:value-type="string" calcext:value-type="string">
            <text:p>Frieza (Final Form)</text:p>
          </table:table-cell>
          <table:table-cell/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King Vegeta</text:p>
          </table:table-cell>
          <table:table-cell table:style-name="ce110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Late Piccolo</text:p>
          </table:table-cell>
          <table:table-cell/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Salza</text:p>
          </table:table-cell>
          <table:table-cell table:number-columns-repeated="2"/>
          <table:table-cell table:style-name="ce54" office:value-type="string" calcext:value-type="string">
            <text:p>Trunks</text:p>
          </table:table-cell>
          <table:table-cell table:number-columns-repeated="2"/>
          <table:table-cell table:style-name="ce54" office:value-type="string" calcext:value-type="string">
            <text:p>Frieza (Full Power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 table:style-name="ce110" office:value-type="string" calcext:value-type="string">
            <text:p>King Vegeta (Giant Ape)</text:p>
          </table:table-cell>
          <table:table-cell table:style-name="ce54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Pan</text:p>
          </table:table-cell>
          <table:table-cell/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Zarbon</text:p>
          </table:table-cell>
          <table:table-cell table:number-columns-repeated="2"/>
          <table:table-cell table:style-name="ce54" office:value-type="string" calcext:value-type="string">
            <text:p>Trunks (SSJ1)</text:p>
          </table:table-cell>
          <table:table-cell table:number-columns-repeated="2"/>
          <table:table-cell table:style-name="ce110" office:value-type="string" calcext:value-type="string">
            <text:p>Syn Shenron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aiyaman</text:p>
          </table:table-cell>
          <table:table-cell/>
          <table:table-cell table:style-name="ce54" office:value-type="string" calcext:value-type="string">
            <text:p>Saiyawoman</text:p>
          </table:table-cell>
          <table:table-cell table:number-columns-repeated="3"/>
          <table:table-cell table:style-name="ce54" office:value-type="string" calcext:value-type="string">
            <text:p>Trunks (SSJ2)</text:p>
          </table:table-cell>
          <table:table-cell table:number-columns-repeated="2"/>
          <table:table-cell table:style-name="ce54" office:value-type="string" calcext:value-type="string">
            <text:p>Omega Shenron</text:p>
          </table:table-cell>
          <table:table-cell/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Slug</text:p>
          </table:table-cell>
          <table:table-cell table:number-columns-repeated="3"/>
          <table:table-cell table:style-name="ce54" office:value-type="string" calcext:value-type="string">
            <text:p>Yajirobe</text:p>
          </table:table-cell>
          <table:table-cell table:number-columns-repeated="4"/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</text:p>
          </table:table-cell>
          <table:table-cell/>
          <table:table-cell table:style-name="ce110" office:value-type="string" calcext:value-type="string">
            <text:p>Slug (Giant Form)</text:p>
          </table:table-cell>
          <table:table-cell table:number-columns-repeated="3"/>
          <table:table-cell table:style-name="ce54" office:value-type="string" calcext:value-type="string">
            <text:p>Hercule</text:p>
          </table:table-cell>
          <table:table-cell table:number-columns-repeated="4"/>
          <table:table-cell table:style-name="ce54" office:value-type="string" calcext:value-type="string">
            <text:p>Late Piccolo</text:p>
          </table:table-cell>
          <table:table-cell table:style-name="ce110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 (Fused)</text:p>
          </table:table-cell>
          <table:table-cell/>
          <table:table-cell table:style-name="ce54" office:value-type="string" calcext:value-type="string">
            <text:p>Janemba (Super Form)</text:p>
          </table:table-cell>
          <table:table-cell table:number-columns-repeated="3"/>
          <table:table-cell table:style-name="ce54" office:value-type="string" calcext:value-type="string">
            <text:p>Android 16</text:p>
          </table:table-cell>
          <table:table-cell table:number-columns-repeated="4"/>
          <table:table-cell table:style-name="ce54" office:value-type="string" calcext:value-type="string">
            <text:p>Majin Buu</text:p>
          </table:table-cell>
          <table:table-cell table:style-name="ce110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Uub</text:p>
          </table:table-cell>
          <table:table-cell/>
          <table:table-cell table:style-name="ce54" office:value-type="string" calcext:value-type="string">
            <text:p>Janemba</text:p>
          </table:table-cell>
          <table:table-cell table:number-columns-repeated="8"/>
          <table:table-cell table:style-name="ce54" office:value-type="string" calcext:value-type="string">
            <text:p>Mid Vegeta</text:p>
          </table:table-cell>
          <table:table-cell table:style-name="ce110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Majuub</text:p>
          </table:table-cell>
          <table:table-cell/>
          <table:table-cell table:style-name="ce54" office:value-type="string" calcext:value-type="string">
            <text:p>Turles</text:p>
          </table:table-cell>
          <table:table-cell table:number-columns-repeated="8"/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Videl</text:p>
          </table:table-cell>
          <table:table-cell/>
          <table:table-cell table:style-name="ce54" office:value-type="string" calcext:value-type="string">
            <text:p>Turles (Giant Ape)</text:p>
          </table:table-cell>
          <table:table-cell table:number-columns-repeated="8"/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4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mcha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egito (SSJ1)</text:p>
          </table:table-cell>
          <table:table-cell table:number-columns-repeated="1011"/>
        </table:table-row>
        <table:table-row table:style-name="ro10" table:number-rows-repeated="18">
          <table:table-cell table:number-columns-repeated="1024"/>
        </table:table-row>
        <table:table-row table:style-name="ro2">
          <table:table-cell table:style-name="ce54" table:number-matrix-columns-spanned="1" table:number-matrix-rows-spanned="53" table:formula="of:=IF(ISERR([.F59]); [.A58]; INDEX([$Dropdowns.A2:.Q54];; MATCH([$Output.B3]; [$Dropdowns.A1:.Q1]; 0)))" office:value-type="string" office:string-value="Cell" calcext:value-type="string">
            <text:p>Cell</text:p>
          </table:table-cell>
          <table:table-cell/>
          <table:table-cell table:style-name="ce54" table:number-matrix-columns-spanned="1" table:number-matrix-rows-spanned="38" table:formula="of:=IF(ISERR([.H59]); [.C58]; INDEX(Characters;; MATCH([$'Character profile'.B3]; Teams; 0)))" office:value-type="string" office:string-value="Cell" calcext:value-type="string">
            <text:p>Cell</text:p>
          </table:table-cell>
          <table:table-cell table:number-columns-repeated="2"/>
          <table:table-cell table:style-name="ce111" table:number-matrix-columns-spanned="1" table:number-matrix-rows-spanned="53" table:formula="of:=INDEX([$Dropdowns.A2:.Q54];; MATCH([$Output.B3]; [$Dropdowns.A1:.Q1]; 0))" office:value-type="string" office:string-value="Cell" calcext:value-type="string">
            <text:p>Cell</text:p>
          </table:table-cell>
          <table:table-cell table:number-columns-repeated="1018"/>
        </table:table-row>
        <table:table-row table:style-name="ro2">
          <table:table-cell office:value-type="string" office:string-value="Cell (Semi-Perfect)" calcext:value-type="string">
            <text:p>Cell (Semi-Perfect)</text:p>
          </table:table-cell>
          <table:table-cell/>
          <table:table-cell office:value-type="string" office:string-value="Cell (Semi-Perfect)" calcext:value-type="string">
            <text:p>Cell (Semi-Perfect)</text:p>
          </table:table-cell>
          <table:table-cell table:number-columns-repeated="2"/>
          <table:table-cell office:value-type="string" office:string-value="Cell (Semi-Perfect)" calcext:value-type="string">
            <text:p>Cell (Semi-Perfect)</text:p>
          </table:table-cell>
          <table:table-cell table:number-columns-repeated="1018"/>
        </table:table-row>
        <table:table-row table:style-name="ro2">
          <table:table-cell office:value-type="string" office:string-value="Cell (Perfect)" calcext:value-type="string">
            <text:p>Cell (Perfect)</text:p>
          </table:table-cell>
          <table:table-cell/>
          <table:table-cell office:value-type="string" office:string-value="Cell (Perfect)" calcext:value-type="string">
            <text:p>Cell (Perfect)</text:p>
          </table:table-cell>
          <table:table-cell table:number-columns-repeated="2"/>
          <table:table-cell office:value-type="string" office:string-value="Cell (Perfect)" calcext:value-type="string">
            <text:p>Cell (Perfect)</text:p>
          </table:table-cell>
          <table:table-cell table:number-columns-repeated="1018"/>
        </table:table-row>
        <table:table-row table:style-name="ro2">
          <table:table-cell office:value-type="string" office:string-value="Cell (Super Perfect)" calcext:value-type="string">
            <text:p>Cell (Super Perfect)</text:p>
          </table:table-cell>
          <table:table-cell/>
          <table:table-cell office:value-type="string" office:string-value="Cell (Super Perfect)" calcext:value-type="string">
            <text:p>Cell (Super Perfect)</text:p>
          </table:table-cell>
          <table:table-cell table:number-columns-repeated="2"/>
          <table:table-cell office:value-type="string" office:string-value="Cell (Super Perfect)" calcext:value-type="string">
            <text:p>Cell (Super Perfect)</text:p>
          </table:table-cell>
          <table:table-cell table:number-columns-repeated="1018"/>
        </table:table-row>
        <table:table-row table:style-name="ro2">
          <table:table-cell office:value-type="string" office:string-value="Dr. Gero" calcext:value-type="string">
            <text:p>Dr. Gero</text:p>
          </table:table-cell>
          <table:table-cell/>
          <table:table-cell office:value-type="string" office:string-value="Dr. Gero" calcext:value-type="string">
            <text:p>Dr. Gero</text:p>
          </table:table-cell>
          <table:table-cell table:number-columns-repeated="2"/>
          <table:table-cell office:value-type="string" office:string-value="Dr. Gero" calcext:value-type="string">
            <text:p>Dr. Gero</text:p>
          </table:table-cell>
          <table:table-cell table:number-columns-repeated="1018"/>
        </table:table-row>
        <table:table-row table:style-name="ro2">
          <table:table-cell office:value-type="string" office:string-value="Android 19" calcext:value-type="string">
            <text:p>Android 19</text:p>
          </table:table-cell>
          <table:table-cell/>
          <table:table-cell office:value-type="string" office:string-value="Android 19" calcext:value-type="string">
            <text:p>Android 19</text:p>
          </table:table-cell>
          <table:table-cell table:number-columns-repeated="2"/>
          <table:table-cell office:value-type="string" office:string-value="Android 19" calcext:value-type="string">
            <text:p>Android 19</text:p>
          </table:table-cell>
          <table:table-cell table:number-columns-repeated="1018"/>
        </table:table-row>
        <table:table-row table:style-name="ro2">
          <table:table-cell office:value-type="string" office:string-value="Android 18" calcext:value-type="string">
            <text:p>Android 18</text:p>
          </table:table-cell>
          <table:table-cell/>
          <table:table-cell office:value-type="string" office:string-value="Android 18" calcext:value-type="string">
            <text:p>Android 18</text:p>
          </table:table-cell>
          <table:table-cell table:number-columns-repeated="2"/>
          <table:table-cell office:value-type="string" office:string-value="Android 18" calcext:value-type="string">
            <text:p>Android 18</text:p>
          </table:table-cell>
          <table:table-cell table:number-columns-repeated="1018"/>
        </table:table-row>
        <table:table-row table:style-name="ro2">
          <table:table-cell office:value-type="string" office:string-value="Android 17" calcext:value-type="string">
            <text:p>Android 17</text:p>
          </table:table-cell>
          <table:table-cell/>
          <table:table-cell office:value-type="string" office:string-value="Android 17" calcext:value-type="string">
            <text:p>Android 17</text:p>
          </table:table-cell>
          <table:table-cell table:number-columns-repeated="2"/>
          <table:table-cell office:value-type="string" office:string-value="Android 17" calcext:value-type="string">
            <text:p>Android 17</text:p>
          </table:table-cell>
          <table:table-cell table:number-columns-repeated="1018"/>
        </table:table-row>
        <table:table-row table:style-name="ro2">
          <table:table-cell office:value-type="string" office:string-value="Android 16" calcext:value-type="string">
            <text:p>Android 16</text:p>
          </table:table-cell>
          <table:table-cell/>
          <table:table-cell office:value-type="string" office:string-value="Android 16" calcext:value-type="string">
            <text:p>Android 16</text:p>
          </table:table-cell>
          <table:table-cell table:number-columns-repeated="2"/>
          <table:table-cell office:value-type="string" office:string-value="Android 16" calcext:value-type="string">
            <text:p>Android 16</text:p>
          </table:table-cell>
          <table:table-cell table:number-columns-repeated="1018"/>
        </table:table-row>
        <table:table-row table:style-name="ro2">
          <table:table-cell office:value-type="string" office:string-value="Android 13" calcext:value-type="string">
            <text:p>Android 13</text:p>
          </table:table-cell>
          <table:table-cell/>
          <table:table-cell office:value-type="string" office:string-value="Android 13" calcext:value-type="string">
            <text:p>Android 13</text:p>
          </table:table-cell>
          <table:table-cell table:number-columns-repeated="2"/>
          <table:table-cell office:value-type="string" office:string-value="Android 13" calcext:value-type="string">
            <text:p>Android 13</text:p>
          </table:table-cell>
          <table:table-cell table:number-columns-repeated="1018"/>
        </table:table-row>
        <table:table-row table:style-name="ro2">
          <table:table-cell office:value-type="string" office:string-value="Android 13 (Fused)" calcext:value-type="string">
            <text:p>Android 13 (Fused)</text:p>
          </table:table-cell>
          <table:table-cell/>
          <table:table-cell office:value-type="string" office:string-value="Android 13 (Fused)" calcext:value-type="string">
            <text:p>Android 13 (Fused)</text:p>
          </table:table-cell>
          <table:table-cell table:number-columns-repeated="2"/>
          <table:table-cell office:value-type="string" office:string-value="Android 13 (Fused)" calcext:value-type="string">
            <text:p>Android 13 (Fused)</text:p>
          </table:table-cell>
          <table:table-cell table:number-columns-repeated="1018"/>
        </table:table-row>
        <table:table-row table:style-name="ro2">
          <table:table-cell office:value-type="string" office:string-value="Android 8" calcext:value-type="string">
            <text:p>Android 8</text:p>
          </table:table-cell>
          <table:table-cell/>
          <table:table-cell office:value-type="string" office:string-value="Android 8" calcext:value-type="string">
            <text:p>Android 8</text:p>
          </table:table-cell>
          <table:table-cell table:number-columns-repeated="2"/>
          <table:table-cell office:value-type="string" office:string-value="Android 8" calcext:value-type="string">
            <text:p>Android 8</text:p>
          </table:table-cell>
          <table:table-cell table:number-columns-repeated="1018"/>
        </table:table-row>
        <table:table-row table:style-name="ro2">
          <table:table-cell office:value-type="string" office:string-value="Meta-Cooler" calcext:value-type="string">
            <text:p>Meta-Cooler</text:p>
          </table:table-cell>
          <table:table-cell/>
          <table:table-cell office:value-type="string" office:string-value="Meta-Cooler" calcext:value-type="string">
            <text:p>Meta-Cooler</text:p>
          </table:table-cell>
          <table:table-cell table:number-columns-repeated="2"/>
          <table:table-cell office:value-type="string" office:string-value="Meta-Cooler" calcext:value-type="string">
            <text:p>Meta-Cooler</text:p>
          </table:table-cell>
          <table:table-cell table:number-columns-repeated="1018"/>
        </table:table-row>
        <table:table-row table:style-name="ro2">
          <table:table-cell office:value-type="string" office:string-value="Cyborg Tao" calcext:value-type="string">
            <text:p>Cyborg Tao</text:p>
          </table:table-cell>
          <table:table-cell/>
          <table:table-cell office:value-type="string" office:string-value="Cyborg Tao" calcext:value-type="string">
            <text:p>Cyborg Tao</text:p>
          </table:table-cell>
          <table:table-cell table:number-columns-repeated="2"/>
          <table:table-cell office:value-type="string" office:string-value="Cyborg Tao" calcext:value-type="string">
            <text:p>Cyborg Tao</text:p>
          </table:table-cell>
          <table:table-cell table:number-columns-repeated="1018"/>
        </table:table-row>
        <table:table-row table:style-name="ro2">
          <table:table-cell office:value-type="string" office:string-value="Arale" calcext:value-type="string">
            <text:p>Arale</text:p>
          </table:table-cell>
          <table:table-cell/>
          <table:table-cell office:value-type="string" office:string-value="Arale" calcext:value-type="string">
            <text:p>Arale</text:p>
          </table:table-cell>
          <table:table-cell table:number-columns-repeated="2"/>
          <table:table-cell office:value-type="string" office:string-value="Arale" calcext:value-type="string">
            <text:p>Arale</text:p>
          </table:table-cell>
          <table:table-cell table:number-columns-repeated="1018"/>
        </table:table-row>
        <table:table-row table:style-name="ro2">
          <table:table-cell office:value-type="string" office:string-value="Cell Jr." calcext:value-type="string">
            <text:p>Cell Jr.</text:p>
          </table:table-cell>
          <table:table-cell/>
          <table:table-cell office:value-type="string" office:string-value="Cell Jr." calcext:value-type="string">
            <text:p>Cell Jr.</text:p>
          </table:table-cell>
          <table:table-cell table:number-columns-repeated="2"/>
          <table:table-cell office:value-type="string" office:string-value="Cell Jr." calcext:value-type="string">
            <text:p>Cell Jr.</text:p>
          </table:table-cell>
          <table:table-cell table:number-columns-repeated="1018"/>
        </table:table-row>
        <table:table-row table:style-name="ro2">
          <table:table-cell office:value-type="string" office:string-value="Super 17" calcext:value-type="string">
            <text:p>Super 17</text:p>
          </table:table-cell>
          <table:table-cell/>
          <table:table-cell office:value-type="string" office:string-value="Super 17" calcext:value-type="string">
            <text:p>Super 17</text:p>
          </table:table-cell>
          <table:table-cell table:number-columns-repeated="2"/>
          <table:table-cell office:value-type="string" office:string-value="Super 17" calcext:value-type="string">
            <text:p>Super 17</text:p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 table:number-rows-repeated="104846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Characters" table:base-cell-address="$Output.$A$1" table:cell-range-address="$Dropdowns.$A$2:.$R$39"/>
        <table:named-range table:name="Teams" table:base-cell-address="$Output.$A$1" table:cell-range-address="$Dropdowns.$A$1:.$R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s</number:text>
    </number:number-style>
    <number:number-style style:name="N126">
      <number:number number:decimal-places="0" loext:min-decimal-places="0" number:min-integer-digits="1"/>
      <number:text> bars</number:text>
    </number:number-style>
    <number:number-style style:name="N127">
      <number:number number:decimal-places="0" loext:min-decimal-places="0" number:min-integer-digits="1" number:grouping="true"/>
      <number:text>.</number:text>
    </number:number-style>
    <number:number-style style:name="N128P0" style:volatile="true">
      <number:text>+ </number:text>
      <number:number number:decimal-places="0" loext:min-decimal-places="0" number:min-integer-digits="1"/>
    </number:number-style>
    <number:number-style style:name="N128P1" style:volatile="true">
      <number:text>- </number:text>
      <number:number number:decimal-places="0" loext:min-decimal-places="0" number:min-integer-digits="1"/>
    </number:number-style>
    <number:number-style style:name="N128"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0" loext:min-decimal-places="0" number:min-integer-digits="1"/>
      <number:text> Bars</number:text>
    </number:number-style>
    <number:number-style style:name="N130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Build_20_Checker" style:display-name="PageStyle_Team Build Che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chup_20_Damage_20_Calculator" style:display-name="PageStyle_Matchup Damage 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Base_20_Stats" style:display-name="PageStyle_Player Base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Unique_20_Characteristics" style:display-name="PageStyle_Player Unique Character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11417" meta:object-count="0"/>
    <meta:generator>LibreOfficeDev/6.0.5.2$Linux_X86_64 LibreOffice_project/</meta:generator>
  </office:meta>
</office:document-meta>
</file>